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152.76pt"/>
    </style:style>
    <style:style style:name="co3" style:family="table-column">
      <style:table-column-properties fo:break-before="auto" style:column-width="83.54pt"/>
    </style:style>
    <style:style style:name="co4" style:family="table-column">
      <style:table-column-properties fo:break-before="auto" style:column-width="140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105.36pt"/>
    </style:style>
    <style:style style:name="co8" style:family="table-column">
      <style:table-column-properties fo:break-before="auto" style:column-width="148.9pt"/>
    </style:style>
    <style:style style:name="co9" style:family="table-column">
      <style:table-column-properties fo:break-before="auto" style:column-width="175.24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169.8pt"/>
    </style:style>
    <style:style style:name="co12" style:family="table-column">
      <style:table-column-properties fo:break-before="auto" style:column-width="15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9900ff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color="#80808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5" table:default-cell-style-name="ce5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Heiskan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Heiskanen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8569187" calcext:value-type="float">
            <text:p>0.8569187</text:p>
          </table:table-cell>
          <table:table-cell office:value-type="string" calcext:value-type="string">
            <text:p>P00785_s_at</text:p>
          </table:table-cell>
          <table:table-cell office:value-type="float" office:value="0.8717117" calcext:value-type="float">
            <text:p>0.8717117</text:p>
          </table:table-cell>
          <table:table-cell office:value-type="string" calcext:value-type="string">
            <text:p>P01481_s_at</text:p>
          </table:table-cell>
          <table:table-cell office:value-type="float" office:value="0.8522114" calcext:value-type="float">
            <text:p>0.8522114</text:p>
          </table:table-cell>
          <table:table-cell office:value-type="string" calcext:value-type="string">
            <text:p>P00097_s_at</text:p>
          </table:table-cell>
          <table:table-cell office:value-type="float" office:value="0.8475232" calcext:value-type="float">
            <text:p>0.8475232</text:p>
          </table:table-cell>
          <table:table-cell office:value-type="string" calcext:value-type="string">
            <text:p>P00785_s_at</text:p>
          </table:table-cell>
          <table:table-cell office:value-type="float" office:value="0.7910897" calcext:value-type="float">
            <text:p>0.7910897</text:p>
          </table:table-cell>
          <table:table-cell office:value-type="string" calcext:value-type="string">
            <text:p>P00785_s_at</text:p>
          </table:table-cell>
          <table:table-cell office:value-type="float" office:value="0.813829" calcext:value-type="float">
            <text:p>0.81382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8511725" calcext:value-type="float">
            <text:p>0.8511725</text:p>
          </table:table-cell>
          <table:table-cell office:value-type="string" calcext:value-type="string">
            <text:p>P00984_s_at</text:p>
          </table:table-cell>
          <table:table-cell office:value-type="float" office:value="0.9311985" calcext:value-type="float">
            <text:p>0.9311985</text:p>
          </table:table-cell>
          <table:table-cell office:value-type="string" calcext:value-type="string">
            <text:p>P01729_s_at</text:p>
          </table:table-cell>
          <table:table-cell office:value-type="float" office:value="0.8280161" calcext:value-type="float">
            <text:p>0.8280161</text:p>
          </table:table-cell>
          <table:table-cell office:value-type="string" calcext:value-type="string">
            <text:p>P00785_s_at</text:p>
          </table:table-cell>
          <table:table-cell office:value-type="float" office:value="0.8946895" calcext:value-type="float">
            <text:p>0.8946895</text:p>
          </table:table-cell>
          <table:table-cell office:value-type="string" calcext:value-type="string">
            <text:p>P01856_s_at</text:p>
          </table:table-cell>
          <table:table-cell office:value-type="float" office:value="0.7595027" calcext:value-type="float">
            <text:p>0.7595027</text:p>
          </table:table-cell>
          <table:table-cell office:value-type="string" calcext:value-type="string">
            <text:p>P02286_s_at</text:p>
          </table:table-cell>
          <table:table-cell office:value-type="float" office:value="0.8664449" calcext:value-type="float">
            <text:p>0.866444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812005" calcext:value-type="float">
            <text:p>0.812005</text:p>
          </table:table-cell>
          <table:table-cell office:value-type="string" calcext:value-type="string">
            <text:p>P01481_s_at</text:p>
          </table:table-cell>
          <table:table-cell office:value-type="float" office:value="0.8717302" calcext:value-type="float">
            <text:p>0.8717302</text:p>
          </table:table-cell>
          <table:table-cell office:value-type="string" calcext:value-type="string">
            <text:p>P01798_s_at</text:p>
          </table:table-cell>
          <table:table-cell office:value-type="float" office:value="0.7972708" calcext:value-type="float">
            <text:p>0.7972708</text:p>
          </table:table-cell>
          <table:table-cell office:value-type="string" calcext:value-type="string">
            <text:p>P01481_s_at</text:p>
          </table:table-cell>
          <table:table-cell office:value-type="float" office:value="0.9599067" calcext:value-type="float">
            <text:p>0.9599067</text:p>
          </table:table-cell>
          <table:table-cell office:value-type="string" calcext:value-type="string">
            <text:p>P01926_s_at</text:p>
          </table:table-cell>
          <table:table-cell office:value-type="float" office:value="0.7996852" calcext:value-type="float">
            <text:p>0.7996852</text:p>
          </table:table-cell>
          <table:table-cell office:value-type="string" calcext:value-type="string">
            <text:p>P03013_at</text:p>
          </table:table-cell>
          <table:table-cell office:value-type="float" office:value="0.833328" calcext:value-type="float">
            <text:p>0.833328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526005" calcext:value-type="float">
            <text:p>0.8526005</text:p>
          </table:table-cell>
          <table:table-cell office:value-type="string" calcext:value-type="string">
            <text:p>P01798_s_at</text:p>
          </table:table-cell>
          <table:table-cell office:value-type="float" office:value="0.9001736" calcext:value-type="float">
            <text:p>0.9001736</text:p>
          </table:table-cell>
          <table:table-cell office:value-type="string" calcext:value-type="string">
            <text:p>P02418_at</text:p>
          </table:table-cell>
          <table:table-cell office:value-type="float" office:value="0.9284708" calcext:value-type="float">
            <text:p>0.9284708</text:p>
          </table:table-cell>
          <table:table-cell office:value-type="string" calcext:value-type="string">
            <text:p>P01729_s_at</text:p>
          </table:table-cell>
          <table:table-cell office:value-type="float" office:value="0.9586201" calcext:value-type="float">
            <text:p>0.9586201</text:p>
          </table:table-cell>
          <table:table-cell office:value-type="string" calcext:value-type="string">
            <text:p>P02085_at</text:p>
          </table:table-cell>
          <table:table-cell office:value-type="float" office:value="0.8139774" calcext:value-type="float">
            <text:p>0.8139774</text:p>
          </table:table-cell>
          <table:table-cell office:value-type="string" calcext:value-type="string">
            <text:p>P03413_at</text:p>
          </table:table-cell>
          <table:table-cell office:value-type="float" office:value="0.8431421" calcext:value-type="float">
            <text:p>0.843142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8617616" calcext:value-type="float">
            <text:p>0.8617616</text:p>
          </table:table-cell>
          <table:table-cell office:value-type="string" calcext:value-type="string">
            <text:p>P03013_at</text:p>
          </table:table-cell>
          <table:table-cell office:value-type="float" office:value="0.9354711" calcext:value-type="float">
            <text:p>0.9354711</text:p>
          </table:table-cell>
          <table:table-cell office:value-type="string" calcext:value-type="string">
            <text:p>P03413_at</text:p>
          </table:table-cell>
          <table:table-cell office:value-type="float" office:value="0.8628683" calcext:value-type="float">
            <text:p>0.8628683</text:p>
          </table:table-cell>
          <table:table-cell office:value-type="string" calcext:value-type="string">
            <text:p>P01738_at</text:p>
          </table:table-cell>
          <table:table-cell office:value-type="float" office:value="0.9026912" calcext:value-type="float">
            <text:p>0.9026912</text:p>
          </table:table-cell>
          <table:table-cell office:value-type="string" calcext:value-type="string">
            <text:p>P02170_s_at</text:p>
          </table:table-cell>
          <table:table-cell office:value-type="float" office:value="0.8306014" calcext:value-type="float">
            <text:p>0.8306014</text:p>
          </table:table-cell>
          <table:table-cell office:value-type="string" calcext:value-type="string">
            <text:p>P04511_at</text:p>
          </table:table-cell>
          <table:table-cell office:value-type="float" office:value="0.8093914" calcext:value-type="float">
            <text:p>0.809391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880623" calcext:value-type="float">
            <text:p>0.880623</text:p>
          </table:table-cell>
          <table:table-cell office:value-type="string" calcext:value-type="string">
            <text:p>P05234_at</text:p>
          </table:table-cell>
          <table:table-cell office:value-type="float" office:value="0.9242324" calcext:value-type="float">
            <text:p>0.9242324</text:p>
          </table:table-cell>
          <table:table-cell office:value-type="string" calcext:value-type="string">
            <text:p>P04999_s_at</text:p>
          </table:table-cell>
          <table:table-cell office:value-type="float" office:value="0.8757014" calcext:value-type="float">
            <text:p>0.8757014</text:p>
          </table:table-cell>
          <table:table-cell office:value-type="string" calcext:value-type="string">
            <text:p>P02522_at</text:p>
          </table:table-cell>
          <table:table-cell office:value-type="float" office:value="0.9522817" calcext:value-type="float">
            <text:p>0.9522817</text:p>
          </table:table-cell>
          <table:table-cell office:value-type="string" calcext:value-type="string">
            <text:p>P02922_at</text:p>
          </table:table-cell>
          <table:table-cell office:value-type="float" office:value="0.8159834" calcext:value-type="float">
            <text:p>0.8159834</text:p>
          </table:table-cell>
          <table:table-cell office:value-type="string" calcext:value-type="string">
            <text:p>P05211_s_at</text:p>
          </table:table-cell>
          <table:table-cell office:value-type="float" office:value="0.8361592" calcext:value-type="float">
            <text:p>0.8361592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8528468" calcext:value-type="float">
            <text:p>0.8528468</text:p>
          </table:table-cell>
          <table:table-cell office:value-type="string" calcext:value-type="string">
            <text:p>P05560_at</text:p>
          </table:table-cell>
          <table:table-cell office:value-type="float" office:value="0.8981697" calcext:value-type="float">
            <text:p>0.8981697</text:p>
          </table:table-cell>
          <table:table-cell office:value-type="string" calcext:value-type="string">
            <text:p>P08082_x_at</text:p>
          </table:table-cell>
          <table:table-cell office:value-type="float" office:value="0.8608979" calcext:value-type="float">
            <text:p>0.8608979</text:p>
          </table:table-cell>
          <table:table-cell office:value-type="string" calcext:value-type="string">
            <text:p>P02627_s_at</text:p>
          </table:table-cell>
          <table:table-cell office:value-type="float" office:value="0.8915817" calcext:value-type="float">
            <text:p>0.8915817</text:p>
          </table:table-cell>
          <table:table-cell office:value-type="string" calcext:value-type="string">
            <text:p>P04511_at</text:p>
          </table:table-cell>
          <table:table-cell office:value-type="float" office:value="0.8221554" calcext:value-type="float">
            <text:p>0.8221554</text:p>
          </table:table-cell>
          <table:table-cell office:value-type="string" calcext:value-type="string">
            <text:p>P06385_s_at</text:p>
          </table:table-cell>
          <table:table-cell office:value-type="float" office:value="0.8334337" calcext:value-type="float">
            <text:p>0.833433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8748893" calcext:value-type="float">
            <text:p>0.8748893</text:p>
          </table:table-cell>
          <table:table-cell office:value-type="string" calcext:value-type="string">
            <text:p>P06807_s_at</text:p>
          </table:table-cell>
          <table:table-cell office:value-type="float" office:value="0.9005022" calcext:value-type="float">
            <text:p>0.9005022</text:p>
          </table:table-cell>
          <table:table-cell office:value-type="string" calcext:value-type="string">
            <text:p>P08471_at</text:p>
          </table:table-cell>
          <table:table-cell office:value-type="float" office:value="0.7971726" calcext:value-type="float">
            <text:p>0.7971726</text:p>
          </table:table-cell>
          <table:table-cell office:value-type="string" calcext:value-type="string">
            <text:p>P02784_s_at</text:p>
          </table:table-cell>
          <table:table-cell office:value-type="float" office:value="0.8954475" calcext:value-type="float">
            <text:p>0.8954475</text:p>
          </table:table-cell>
          <table:table-cell office:value-type="string" calcext:value-type="string">
            <text:p>P05364_at</text:p>
          </table:table-cell>
          <table:table-cell office:value-type="float" office:value="0.8103875" calcext:value-type="float">
            <text:p>0.8103875</text:p>
          </table:table-cell>
          <table:table-cell office:value-type="string" calcext:value-type="string">
            <text:p>P06542_s_at</text:p>
          </table:table-cell>
          <table:table-cell office:value-type="float" office:value="0.7695598" calcext:value-type="float">
            <text:p>0.7695598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8913799" calcext:value-type="float">
            <text:p>0.8913799</text:p>
          </table:table-cell>
          <table:table-cell office:value-type="string" calcext:value-type="string">
            <text:p>P06866_at</text:p>
          </table:table-cell>
          <table:table-cell office:value-type="float" office:value="0.9046197" calcext:value-type="float">
            <text:p>0.9046197</text:p>
          </table:table-cell>
          <table:table-cell office:value-type="string" calcext:value-type="string">
            <text:p>P08892_s_at</text:p>
          </table:table-cell>
          <table:table-cell office:value-type="float" office:value="0.8146944" calcext:value-type="float">
            <text:p>0.8146944</text:p>
          </table:table-cell>
          <table:table-cell office:value-type="string" calcext:value-type="string">
            <text:p>P02935_s_at</text:p>
          </table:table-cell>
          <table:table-cell office:value-type="float" office:value="0.9596631" calcext:value-type="float">
            <text:p>0.9596631</text:p>
          </table:table-cell>
          <table:table-cell office:value-type="string" calcext:value-type="string">
            <text:p>P06472_s_at</text:p>
          </table:table-cell>
          <table:table-cell office:value-type="float" office:value="0.7955348" calcext:value-type="float">
            <text:p>0.7955348</text:p>
          </table:table-cell>
          <table:table-cell office:value-type="string" calcext:value-type="string">
            <text:p>P10705_s_at</text:p>
          </table:table-cell>
          <table:table-cell office:value-type="float" office:value="0.8129747" calcext:value-type="float">
            <text:p>0.812974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836286" calcext:value-type="float">
            <text:p>0.836286</text:p>
          </table:table-cell>
          <table:table-cell office:value-type="string" calcext:value-type="string">
            <text:p>P07820_at</text:p>
          </table:table-cell>
          <table:table-cell office:value-type="float" office:value="0.8998888" calcext:value-type="float">
            <text:p>0.8998888</text:p>
          </table:table-cell>
          <table:table-cell office:value-type="string" calcext:value-type="string">
            <text:p>P09205_s_at</text:p>
          </table:table-cell>
          <table:table-cell office:value-type="float" office:value="0.8634986" calcext:value-type="float">
            <text:p>0.8634986</text:p>
          </table:table-cell>
          <table:table-cell office:value-type="string" calcext:value-type="string">
            <text:p>P03013_at</text:p>
          </table:table-cell>
          <table:table-cell office:value-type="float" office:value="0.9098105" calcext:value-type="float">
            <text:p>0.9098105</text:p>
          </table:table-cell>
          <table:table-cell office:value-type="string" calcext:value-type="string">
            <text:p>P07730_x_at</text:p>
          </table:table-cell>
          <table:table-cell office:value-type="float" office:value="0.8099729" calcext:value-type="float">
            <text:p>0.8099729</text:p>
          </table:table-cell>
          <table:table-cell office:value-type="string" calcext:value-type="string">
            <text:p>P10810_s_at</text:p>
          </table:table-cell>
          <table:table-cell office:value-type="float" office:value="0.8787762" calcext:value-type="float">
            <text:p>0.8787762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8447214" calcext:value-type="float">
            <text:p>0.8447214</text:p>
          </table:table-cell>
          <table:table-cell office:value-type="string" calcext:value-type="string">
            <text:p>P09720_s_at</text:p>
          </table:table-cell>
          <table:table-cell office:value-type="float" office:value="0.8942682" calcext:value-type="float">
            <text:p>0.8942682</text:p>
          </table:table-cell>
          <table:table-cell office:value-type="string" calcext:value-type="string">
            <text:p>P11838_x_at</text:p>
          </table:table-cell>
          <table:table-cell office:value-type="float" office:value="0.8954368" calcext:value-type="float">
            <text:p>0.8954368</text:p>
          </table:table-cell>
          <table:table-cell office:value-type="string" calcext:value-type="string">
            <text:p>P03413_at</text:p>
          </table:table-cell>
          <table:table-cell office:value-type="float" office:value="0.9263747" calcext:value-type="float">
            <text:p>0.9263747</text:p>
          </table:table-cell>
          <table:table-cell office:value-type="string" calcext:value-type="string">
            <text:p>P08664_s_at</text:p>
          </table:table-cell>
          <table:table-cell office:value-type="float" office:value="0.8327069" calcext:value-type="float">
            <text:p>0.8327069</text:p>
          </table:table-cell>
          <table:table-cell office:value-type="string" calcext:value-type="string">
            <text:p>P11838_x_at</text:p>
          </table:table-cell>
          <table:table-cell office:value-type="float" office:value="0.8627178" calcext:value-type="float">
            <text:p>0.8627178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8493524" calcext:value-type="float">
            <text:p>0.8493524</text:p>
          </table:table-cell>
          <table:table-cell office:value-type="string" calcext:value-type="string">
            <text:p>P09962_at</text:p>
          </table:table-cell>
          <table:table-cell office:value-type="float" office:value="0.8854236" calcext:value-type="float">
            <text:p>0.8854236</text:p>
          </table:table-cell>
          <table:table-cell office:value-type="string" calcext:value-type="string">
            <text:p>P12702_s_at</text:p>
          </table:table-cell>
          <table:table-cell office:value-type="float" office:value="0.8550596" calcext:value-type="float">
            <text:p>0.8550596</text:p>
          </table:table-cell>
          <table:table-cell office:value-type="string" calcext:value-type="string">
            <text:p>P05036_at</text:p>
          </table:table-cell>
          <table:table-cell office:value-type="float" office:value="0.9172952" calcext:value-type="float">
            <text:p>0.9172952</text:p>
          </table:table-cell>
          <table:table-cell office:value-type="string" calcext:value-type="string">
            <text:p>P08892_s_at</text:p>
          </table:table-cell>
          <table:table-cell office:value-type="float" office:value="0.8681563" calcext:value-type="float">
            <text:p>0.8681563</text:p>
          </table:table-cell>
          <table:table-cell office:value-type="string" calcext:value-type="string">
            <text:p>P13243_at</text:p>
          </table:table-cell>
          <table:table-cell office:value-type="float" office:value="0.8278078" calcext:value-type="float">
            <text:p>0.8278078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8615751" calcext:value-type="float">
            <text:p>0.8615751</text:p>
          </table:table-cell>
          <table:table-cell office:value-type="string" calcext:value-type="string">
            <text:p>P12702_s_at</text:p>
          </table:table-cell>
          <table:table-cell office:value-type="float" office:value="0.9026669" calcext:value-type="float">
            <text:p>0.9026669</text:p>
          </table:table-cell>
          <table:table-cell office:value-type="string" calcext:value-type="string">
            <text:p>P12958_x_at</text:p>
          </table:table-cell>
          <table:table-cell office:value-type="float" office:value="0.8748133" calcext:value-type="float">
            <text:p>0.8748133</text:p>
          </table:table-cell>
          <table:table-cell office:value-type="string" calcext:value-type="string">
            <text:p>P07078_at</text:p>
          </table:table-cell>
          <table:table-cell office:value-type="float" office:value="0.9582572" calcext:value-type="float">
            <text:p>0.9582572</text:p>
          </table:table-cell>
          <table:table-cell office:value-type="string" calcext:value-type="string">
            <text:p>P10404_x_at</text:p>
          </table:table-cell>
          <table:table-cell office:value-type="float" office:value="0.8457469" calcext:value-type="float">
            <text:p>0.8457469</text:p>
          </table:table-cell>
          <table:table-cell office:value-type="string" calcext:value-type="string">
            <text:p>P13778_x_at</text:p>
          </table:table-cell>
          <table:table-cell office:value-type="float" office:value="0.8292247" calcext:value-type="float">
            <text:p>0.8292247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8711372" calcext:value-type="float">
            <text:p>0.8711372</text:p>
          </table:table-cell>
          <table:table-cell office:value-type="string" calcext:value-type="string">
            <text:p>P13228_at</text:p>
          </table:table-cell>
          <table:table-cell office:value-type="float" office:value="0.880768" calcext:value-type="float">
            <text:p>0.880768</text:p>
          </table:table-cell>
          <table:table-cell office:value-type="string" calcext:value-type="string">
            <text:p>P13439_x_at</text:p>
          </table:table-cell>
          <table:table-cell office:value-type="float" office:value="0.7729977" calcext:value-type="float">
            <text:p>0.7729977</text:p>
          </table:table-cell>
          <table:table-cell office:value-type="string" calcext:value-type="string">
            <text:p>P09720_s_at</text:p>
          </table:table-cell>
          <table:table-cell office:value-type="float" office:value="0.9445072" calcext:value-type="float">
            <text:p>0.9445072</text:p>
          </table:table-cell>
          <table:table-cell office:value-type="string" calcext:value-type="string">
            <text:p>P11741_x_at</text:p>
          </table:table-cell>
          <table:table-cell office:value-type="float" office:value="0.786941" calcext:value-type="float">
            <text:p>0.786941</text:p>
          </table:table-cell>
          <table:table-cell office:value-type="string" calcext:value-type="string">
            <text:p>P14182_at</text:p>
          </table:table-cell>
          <table:table-cell office:value-type="float" office:value="0.8236696" calcext:value-type="float">
            <text:p>0.8236696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8646417" calcext:value-type="float">
            <text:p>0.8646417</text:p>
          </table:table-cell>
          <table:table-cell office:value-type="string" calcext:value-type="string">
            <text:p>P14121_x_at</text:p>
          </table:table-cell>
          <table:table-cell office:value-type="float" office:value="0.9051738" calcext:value-type="float">
            <text:p>0.9051738</text:p>
          </table:table-cell>
          <table:table-cell office:value-type="string" calcext:value-type="string">
            <text:p>P13778_x_at</text:p>
          </table:table-cell>
          <table:table-cell office:value-type="float" office:value="0.8623116" calcext:value-type="float">
            <text:p>0.8623116</text:p>
          </table:table-cell>
          <table:table-cell office:value-type="string" calcext:value-type="string">
            <text:p>P09962_at</text:p>
          </table:table-cell>
          <table:table-cell office:value-type="float" office:value="0.9518964" calcext:value-type="float">
            <text:p>0.9518964</text:p>
          </table:table-cell>
          <table:table-cell office:value-type="string" calcext:value-type="string">
            <text:p>P12110_at</text:p>
          </table:table-cell>
          <table:table-cell office:value-type="float" office:value="0.7602784" calcext:value-type="float">
            <text:p>0.7602784</text:p>
          </table:table-cell>
          <table:table-cell office:value-type="string" calcext:value-type="string">
            <text:p>P15407_s_at</text:p>
          </table:table-cell>
          <table:table-cell office:value-type="float" office:value="0.8661378" calcext:value-type="float">
            <text:p>0.8661378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8334395" calcext:value-type="float">
            <text:p>0.8334395</text:p>
          </table:table-cell>
          <table:table-cell office:value-type="string" calcext:value-type="string">
            <text:p>P14261_s_at</text:p>
          </table:table-cell>
          <table:table-cell office:value-type="float" office:value="0.8924938" calcext:value-type="float">
            <text:p>0.8924938</text:p>
          </table:table-cell>
          <table:table-cell office:value-type="string" calcext:value-type="string">
            <text:p>P14734_at</text:p>
          </table:table-cell>
          <table:table-cell office:value-type="float" office:value="0.8605446" calcext:value-type="float">
            <text:p>0.8605446</text:p>
          </table:table-cell>
          <table:table-cell office:value-type="string" calcext:value-type="string">
            <text:p>P13243_at</text:p>
          </table:table-cell>
          <table:table-cell office:value-type="float" office:value="0.9013939" calcext:value-type="float">
            <text:p>0.9013939</text:p>
          </table:table-cell>
          <table:table-cell office:value-type="string" calcext:value-type="string">
            <text:p>P13778_x_at</text:p>
          </table:table-cell>
          <table:table-cell office:value-type="float" office:value="0.7788344" calcext:value-type="float">
            <text:p>0.7788344</text:p>
          </table:table-cell>
          <table:table-cell office:value-type="string" calcext:value-type="string">
            <text:p>P17679_x_at</text:p>
          </table:table-cell>
          <table:table-cell office:value-type="float" office:value="0.7982825" calcext:value-type="float">
            <text:p>0.7982825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8690917" calcext:value-type="float">
            <text:p>0.8690917</text:p>
          </table:table-cell>
          <table:table-cell office:value-type="string" calcext:value-type="string">
            <text:p>P15063_x_at</text:p>
          </table:table-cell>
          <table:table-cell office:value-type="float" office:value="0.8945585" calcext:value-type="float">
            <text:p>0.8945585</text:p>
          </table:table-cell>
          <table:table-cell office:value-type="string" calcext:value-type="string">
            <text:p>P15066_at</text:p>
          </table:table-cell>
          <table:table-cell office:value-type="float" office:value="0.8721851" calcext:value-type="float">
            <text:p>0.8721851</text:p>
          </table:table-cell>
          <table:table-cell office:value-type="string" calcext:value-type="string">
            <text:p>P14261_s_at</text:p>
          </table:table-cell>
          <table:table-cell office:value-type="float" office:value="0.9127869" calcext:value-type="float">
            <text:p>0.9127869</text:p>
          </table:table-cell>
          <table:table-cell office:value-type="string" calcext:value-type="string">
            <text:p>P14261_s_at</text:p>
          </table:table-cell>
          <table:table-cell office:value-type="float" office:value="0.8055367" calcext:value-type="float">
            <text:p>0.8055367</text:p>
          </table:table-cell>
          <table:table-cell office:value-type="string" calcext:value-type="string">
            <text:p>P17715_x_at</text:p>
          </table:table-cell>
          <table:table-cell office:value-type="float" office:value="0.8554617" calcext:value-type="float">
            <text:p>0.8554617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859746" calcext:value-type="float">
            <text:p>0.859746</text:p>
          </table:table-cell>
          <table:table-cell office:value-type="string" calcext:value-type="string">
            <text:p>P15504_x_at</text:p>
          </table:table-cell>
          <table:table-cell office:value-type="float" office:value="0.932398" calcext:value-type="float">
            <text:p>0.932398</text:p>
          </table:table-cell>
          <table:table-cell office:value-type="string" calcext:value-type="string">
            <text:p>P15407_s_at</text:p>
          </table:table-cell>
          <table:table-cell office:value-type="float" office:value="0.8591104" calcext:value-type="float">
            <text:p>0.8591104</text:p>
          </table:table-cell>
          <table:table-cell office:value-type="string" calcext:value-type="string">
            <text:p>P16625_at</text:p>
          </table:table-cell>
          <table:table-cell office:value-type="float" office:value="0.9278576" calcext:value-type="float">
            <text:p>0.9278576</text:p>
          </table:table-cell>
          <table:table-cell office:value-type="string" calcext:value-type="string">
            <text:p>P14730_s_at</text:p>
          </table:table-cell>
          <table:table-cell office:value-type="float" office:value="0.8489652" calcext:value-type="float">
            <text:p>0.8489652</text:p>
          </table:table-cell>
          <table:table-cell office:value-type="string" calcext:value-type="string">
            <text:p>P17803_at</text:p>
          </table:table-cell>
          <table:table-cell office:value-type="float" office:value="0.8218103" calcext:value-type="float">
            <text:p>0.8218103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740955" calcext:value-type="float">
            <text:p>0.8740955</text:p>
          </table:table-cell>
          <table:table-cell office:value-type="string" calcext:value-type="string">
            <text:p>P17724_at</text:p>
          </table:table-cell>
          <table:table-cell office:value-type="float" office:value="0.7737684" calcext:value-type="float">
            <text:p>0.7737684</text:p>
          </table:table-cell>
          <table:table-cell office:value-type="string" calcext:value-type="string">
            <text:p>P15845_x_at</text:p>
          </table:table-cell>
          <table:table-cell office:value-type="float" office:value="0.9007863" calcext:value-type="float">
            <text:p>0.9007863</text:p>
          </table:table-cell>
          <table:table-cell office:value-type="string" calcext:value-type="string">
            <text:p>P17263_x_at</text:p>
          </table:table-cell>
          <table:table-cell office:value-type="float" office:value="0.8804758" calcext:value-type="float">
            <text:p>0.8804758</text:p>
          </table:table-cell>
          <table:table-cell office:value-type="string" calcext:value-type="string">
            <text:p>P15066_at</text:p>
          </table:table-cell>
          <table:table-cell office:value-type="float" office:value="0.8064139" calcext:value-type="float">
            <text:p>0.8064139</text:p>
          </table:table-cell>
          <table:table-cell office:value-type="string" calcext:value-type="string">
            <text:p>P17989_at</text:p>
          </table:table-cell>
          <table:table-cell office:value-type="float" office:value="0.8279683" calcext:value-type="float">
            <text:p>0.8279683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8698951" calcext:value-type="float">
            <text:p>0.8698951</text:p>
          </table:table-cell>
          <table:table-cell office:value-type="string" calcext:value-type="string">
            <text:p>P18164_at</text:p>
          </table:table-cell>
          <table:table-cell office:value-type="float" office:value="0.9257427" calcext:value-type="float">
            <text:p>0.9257427</text:p>
          </table:table-cell>
          <table:table-cell office:value-type="string" calcext:value-type="string">
            <text:p>P17724_at</text:p>
          </table:table-cell>
          <table:table-cell office:value-type="float" office:value="0.8363653" calcext:value-type="float">
            <text:p>0.8363653</text:p>
          </table:table-cell>
          <table:table-cell office:value-type="string" calcext:value-type="string">
            <text:p>P17296_at</text:p>
          </table:table-cell>
          <table:table-cell office:value-type="float" office:value="0.9068284" calcext:value-type="float">
            <text:p>0.9068284</text:p>
          </table:table-cell>
          <table:table-cell office:value-type="string" calcext:value-type="string">
            <text:p>P16735_x_at</text:p>
          </table:table-cell>
          <table:table-cell office:value-type="float" office:value="0.8334177" calcext:value-type="float">
            <text:p>0.8334177</text:p>
          </table:table-cell>
          <table:table-cell office:value-type="string" calcext:value-type="string">
            <text:p>P18164_at</text:p>
          </table:table-cell>
          <table:table-cell office:value-type="float" office:value="0.793013" calcext:value-type="float">
            <text:p>0.793013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8489719" calcext:value-type="float">
            <text:p>0.8489719</text:p>
          </table:table-cell>
          <table:table-cell office:value-type="string" calcext:value-type="string">
            <text:p>P18380_at</text:p>
          </table:table-cell>
          <table:table-cell office:value-type="float" office:value="0.8764795" calcext:value-type="float">
            <text:p>0.8764795</text:p>
          </table:table-cell>
          <table:table-cell office:value-type="string" calcext:value-type="string">
            <text:p>P17989_at</text:p>
          </table:table-cell>
          <table:table-cell office:value-type="float" office:value="0.8494163" calcext:value-type="float">
            <text:p>0.8494163</text:p>
          </table:table-cell>
          <table:table-cell office:value-type="string" calcext:value-type="string">
            <text:p>P17933_s_at</text:p>
          </table:table-cell>
          <table:table-cell office:value-type="float" office:value="0.8794121" calcext:value-type="float">
            <text:p>0.8794121</text:p>
          </table:table-cell>
          <table:table-cell office:value-type="string" calcext:value-type="string">
            <text:p>P18380_at</text:p>
          </table:table-cell>
          <table:table-cell office:value-type="float" office:value="0.8223921" calcext:value-type="float">
            <text:p>0.8223921</text:p>
          </table:table-cell>
          <table:table-cell office:value-type="string" calcext:value-type="string">
            <text:p>P18741_at</text:p>
          </table:table-cell>
          <table:table-cell office:value-type="float" office:value="0.7926653" calcext:value-type="float">
            <text:p>0.792665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522016" calcext:value-type="float">
            <text:p>0.8522016</text:p>
          </table:table-cell>
          <table:table-cell office:value-type="string" calcext:value-type="string">
            <text:p>P19410_at</text:p>
          </table:table-cell>
          <table:table-cell office:value-type="float" office:value="0.8913779" calcext:value-type="float">
            <text:p>0.8913779</text:p>
          </table:table-cell>
          <table:table-cell office:value-type="string" calcext:value-type="string">
            <text:p>P19235_s_at</text:p>
          </table:table-cell>
          <table:table-cell office:value-type="float" office:value="0.8390924" calcext:value-type="float">
            <text:p>0.8390924</text:p>
          </table:table-cell>
          <table:table-cell office:value-type="string" calcext:value-type="string">
            <text:p>P17989_at</text:p>
          </table:table-cell>
          <table:table-cell office:value-type="float" office:value="0.9461944" calcext:value-type="float">
            <text:p>0.9461944</text:p>
          </table:table-cell>
          <table:table-cell office:value-type="string" calcext:value-type="string">
            <text:p>P20389_at</text:p>
          </table:table-cell>
          <table:table-cell office:value-type="float" office:value="0.7916677" calcext:value-type="float">
            <text:p>0.7916677</text:p>
          </table:table-cell>
          <table:table-cell office:value-type="string" calcext:value-type="string">
            <text:p>P19051_x_at</text:p>
          </table:table-cell>
          <table:table-cell office:value-type="float" office:value="0.8178056" calcext:value-type="float">
            <text:p>0.8178056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8466692" calcext:value-type="float">
            <text:p>0.8466692</text:p>
          </table:table-cell>
          <table:table-cell office:value-type="string" calcext:value-type="string">
            <text:p>P20389_at</text:p>
          </table:table-cell>
          <table:table-cell office:value-type="float" office:value="0.8258736" calcext:value-type="float">
            <text:p>0.8258736</text:p>
          </table:table-cell>
          <table:table-cell office:value-type="string" calcext:value-type="string">
            <text:p>P19355_at</text:p>
          </table:table-cell>
          <table:table-cell office:value-type="float" office:value="0.844469" calcext:value-type="float">
            <text:p>0.844469</text:p>
          </table:table-cell>
          <table:table-cell office:value-type="string" calcext:value-type="string">
            <text:p>P18741_at</text:p>
          </table:table-cell>
          <table:table-cell office:value-type="float" office:value="0.8917221" calcext:value-type="float">
            <text:p>0.8917221</text:p>
          </table:table-cell>
          <table:table-cell office:value-type="string" calcext:value-type="string">
            <text:p>P21610_s_at</text:p>
          </table:table-cell>
          <table:table-cell office:value-type="float" office:value="0.8109986" calcext:value-type="float">
            <text:p>0.8109986</text:p>
          </table:table-cell>
          <table:table-cell office:value-type="string" calcext:value-type="string">
            <text:p>P19233_s_at</text:p>
          </table:table-cell>
          <table:table-cell office:value-type="float" office:value="0.8384844" calcext:value-type="float">
            <text:p>0.8384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4206_at</text:p>
          </table:table-cell>
          <table:table-cell office:value-type="float" office:value="0.9440174" calcext:value-type="float">
            <text:p>0.9440174</text:p>
          </table:table-cell>
          <table:table-cell office:value-type="string" calcext:value-type="string">
            <text:p>P21668_s_at</text:p>
          </table:table-cell>
          <table:table-cell office:value-type="float" office:value="0.8687812" calcext:value-type="float">
            <text:p>0.8687812</text:p>
          </table:table-cell>
          <table:table-cell office:value-type="string" calcext:value-type="string">
            <text:p>P20389_at</text:p>
          </table:table-cell>
          <table:table-cell office:value-type="float" office:value="0.9301446" calcext:value-type="float">
            <text:p>0.9301446</text:p>
          </table:table-cell>
          <table:table-cell office:value-type="string" calcext:value-type="string">
            <text:p>P22086_s_at</text:p>
          </table:table-cell>
          <table:table-cell office:value-type="float" office:value="0.7758066" calcext:value-type="float">
            <text:p>0.7758066</text:p>
          </table:table-cell>
          <table:table-cell office:value-type="string" calcext:value-type="string">
            <text:p>P20389_at</text:p>
          </table:table-cell>
          <table:table-cell office:value-type="float" office:value="0.8446803" calcext:value-type="float">
            <text:p>0.844680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ohno</text:p>
          </table:table-cell>
          <table:table-cell table:number-columns-repeated="2"/>
          <table:table-cell office:value-type="string" calcext:value-type="string">
            <text:p>P22168_at</text:p>
          </table:table-cell>
          <table:table-cell office:value-type="float" office:value="0.8983413" calcext:value-type="float">
            <text:p>0.8983413</text:p>
          </table:table-cell>
          <table:table-cell office:value-type="string" calcext:value-type="string">
            <text:p>P22212_s_at</text:p>
          </table:table-cell>
          <table:table-cell office:value-type="float" office:value="0.9210657" calcext:value-type="float">
            <text:p>0.9210657</text:p>
          </table:table-cell>
          <table:table-cell office:value-type="string" calcext:value-type="string">
            <text:p>P22168_at</text:p>
          </table:table-cell>
          <table:table-cell office:value-type="float" office:value="0.8298446" calcext:value-type="float">
            <text:p>0.8298446</text:p>
          </table:table-cell>
          <table:table-cell office:value-type="string" calcext:value-type="string">
            <text:p>P20575_at</text:p>
          </table:table-cell>
          <table:table-cell office:value-type="float" office:value="0.8055425" calcext:value-type="float">
            <text:p>0.8055425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5792979" calcext:value-type="float">
            <text:p>0.579297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ohn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955226" calcext:value-type="float">
            <text:p>0.3955226</text:p>
          </table:table-cell>
          <table:table-cell office:value-type="string" calcext:value-type="string">
            <text:p>P00785_s_at</text:p>
          </table:table-cell>
          <table:table-cell office:value-type="float" office:value="0.699045" calcext:value-type="float">
            <text:p>0.699045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oh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ohno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5355335" calcext:value-type="float">
            <text:p>0.5355335</text:p>
          </table:table-cell>
          <table:table-cell office:value-type="string" calcext:value-type="string">
            <text:p>P00984_s_at</text:p>
          </table:table-cell>
          <table:table-cell office:value-type="float" office:value="0.7537635" calcext:value-type="float">
            <text:p>0.7537635</text:p>
          </table:table-cell>
          <table:table-cell office:value-type="string" calcext:value-type="string">
            <text:p>P01481_s_at</text:p>
          </table:table-cell>
          <table:table-cell office:value-type="float" office:value="0.506526" calcext:value-type="float">
            <text:p>0.506526</text:p>
          </table:table-cell>
          <table:table-cell office:value-type="string" calcext:value-type="string">
            <text:p>P00097_s_at</text:p>
          </table:table-cell>
          <table:table-cell office:value-type="float" office:value="0.5364744" calcext:value-type="float">
            <text:p>0.5364744</text:p>
          </table:table-cell>
          <table:table-cell office:value-type="string" calcext:value-type="string">
            <text:p>P00785_s_at</text:p>
          </table:table-cell>
          <table:table-cell office:value-type="float" office:value="0.399324" calcext:value-type="float">
            <text:p>0.399324</text:p>
          </table:table-cell>
          <table:table-cell office:value-type="string" calcext:value-type="string">
            <text:p>P00785_s_at</text:p>
          </table:table-cell>
          <table:table-cell office:value-type="float" office:value="0.5331949" calcext:value-type="float">
            <text:p>0.5331949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4801671" calcext:value-type="float">
            <text:p>0.4801671</text:p>
          </table:table-cell>
          <table:table-cell office:value-type="string" calcext:value-type="string">
            <text:p>P01481_s_at</text:p>
          </table:table-cell>
          <table:table-cell office:value-type="float" office:value="0.6138401" calcext:value-type="float">
            <text:p>0.6138401</text:p>
          </table:table-cell>
          <table:table-cell office:value-type="string" calcext:value-type="string">
            <text:p>P01729_s_at</text:p>
          </table:table-cell>
          <table:table-cell office:value-type="float" office:value="0.4975938" calcext:value-type="float">
            <text:p>0.4975938</text:p>
          </table:table-cell>
          <table:table-cell office:value-type="string" calcext:value-type="string">
            <text:p>P00785_s_at</text:p>
          </table:table-cell>
          <table:table-cell office:value-type="float" office:value="0.5462943" calcext:value-type="float">
            <text:p>0.5462943</text:p>
          </table:table-cell>
          <table:table-cell office:value-type="string" calcext:value-type="string">
            <text:p>P01856_s_at</text:p>
          </table:table-cell>
          <table:table-cell office:value-type="float" office:value="0.4588566" calcext:value-type="float">
            <text:p>0.4588566</text:p>
          </table:table-cell>
          <table:table-cell office:value-type="string" calcext:value-type="string">
            <text:p>P02286_s_at</text:p>
          </table:table-cell>
          <table:table-cell office:value-type="float" office:value="0.4576549" calcext:value-type="float">
            <text:p>0.4576549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784042" calcext:value-type="float">
            <text:p>0.5784042</text:p>
          </table:table-cell>
          <table:table-cell office:value-type="string" calcext:value-type="string">
            <text:p>P01798_s_at</text:p>
          </table:table-cell>
          <table:table-cell office:value-type="float" office:value="0.771599" calcext:value-type="float">
            <text:p>0.771599</text:p>
          </table:table-cell>
          <table:table-cell office:value-type="string" calcext:value-type="string">
            <text:p>P01798_s_at</text:p>
          </table:table-cell>
          <table:table-cell office:value-type="float" office:value="0.4903257" calcext:value-type="float">
            <text:p>0.4903257</text:p>
          </table:table-cell>
          <table:table-cell office:value-type="string" calcext:value-type="string">
            <text:p>P01481_s_at</text:p>
          </table:table-cell>
          <table:table-cell office:value-type="float" office:value="0.5292496" calcext:value-type="float">
            <text:p>0.5292496</text:p>
          </table:table-cell>
          <table:table-cell office:value-type="string" calcext:value-type="string">
            <text:p>P01926_s_at</text:p>
          </table:table-cell>
          <table:table-cell office:value-type="float" office:value="0.4411776" calcext:value-type="float">
            <text:p>0.4411776</text:p>
          </table:table-cell>
          <table:table-cell office:value-type="string" calcext:value-type="string">
            <text:p>P03013_at</text:p>
          </table:table-cell>
          <table:table-cell office:value-type="float" office:value="0.619829" calcext:value-type="float">
            <text:p>0.61982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771707" calcext:value-type="float">
            <text:p>0.5771707</text:p>
          </table:table-cell>
          <table:table-cell office:value-type="string" calcext:value-type="string">
            <text:p>P03013_at</text:p>
          </table:table-cell>
          <table:table-cell office:value-type="float" office:value="0.7644409" calcext:value-type="float">
            <text:p>0.7644409</text:p>
          </table:table-cell>
          <table:table-cell office:value-type="string" calcext:value-type="string">
            <text:p>P02418_at</text:p>
          </table:table-cell>
          <table:table-cell office:value-type="float" office:value="0.494744" calcext:value-type="float">
            <text:p>0.494744</text:p>
          </table:table-cell>
          <table:table-cell office:value-type="string" calcext:value-type="string">
            <text:p>P01729_s_at</text:p>
          </table:table-cell>
          <table:table-cell office:value-type="float" office:value="0.4716789" calcext:value-type="float">
            <text:p>0.4716789</text:p>
          </table:table-cell>
          <table:table-cell office:value-type="string" calcext:value-type="string">
            <text:p>P02085_at</text:p>
          </table:table-cell>
          <table:table-cell office:value-type="float" office:value="0.4393252" calcext:value-type="float">
            <text:p>0.4393252</text:p>
          </table:table-cell>
          <table:table-cell office:value-type="string" calcext:value-type="string">
            <text:p>P03413_at</text:p>
          </table:table-cell>
          <table:table-cell office:value-type="float" office:value="0.5807589" calcext:value-type="float">
            <text:p>0.5807589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3969349" calcext:value-type="float">
            <text:p>0.3969349</text:p>
          </table:table-cell>
          <table:table-cell office:value-type="string" calcext:value-type="string">
            <text:p>P05234_at</text:p>
          </table:table-cell>
          <table:table-cell office:value-type="float" office:value="0.7595288" calcext:value-type="float">
            <text:p>0.7595288</text:p>
          </table:table-cell>
          <table:table-cell office:value-type="string" calcext:value-type="string">
            <text:p>P03413_at</text:p>
          </table:table-cell>
          <table:table-cell office:value-type="float" office:value="0.4637102" calcext:value-type="float">
            <text:p>0.4637102</text:p>
          </table:table-cell>
          <table:table-cell office:value-type="string" calcext:value-type="string">
            <text:p>P01738_at</text:p>
          </table:table-cell>
          <table:table-cell office:value-type="float" office:value="0.4503668" calcext:value-type="float">
            <text:p>0.4503668</text:p>
          </table:table-cell>
          <table:table-cell office:value-type="string" calcext:value-type="string">
            <text:p>P02170_s_at</text:p>
          </table:table-cell>
          <table:table-cell office:value-type="float" office:value="0.4296145" calcext:value-type="float">
            <text:p>0.4296145</text:p>
          </table:table-cell>
          <table:table-cell office:value-type="string" calcext:value-type="string">
            <text:p>P04511_at</text:p>
          </table:table-cell>
          <table:table-cell office:value-type="float" office:value="0.616913" calcext:value-type="float">
            <text:p>0.616913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196297" calcext:value-type="float">
            <text:p>0.4196297</text:p>
          </table:table-cell>
          <table:table-cell office:value-type="string" calcext:value-type="string">
            <text:p>P05560_at</text:p>
          </table:table-cell>
          <table:table-cell office:value-type="float" office:value="0.5649629" calcext:value-type="float">
            <text:p>0.5649629</text:p>
          </table:table-cell>
          <table:table-cell office:value-type="string" calcext:value-type="string">
            <text:p>P04999_s_at</text:p>
          </table:table-cell>
          <table:table-cell office:value-type="float" office:value="0.5355535" calcext:value-type="float">
            <text:p>0.5355535</text:p>
          </table:table-cell>
          <table:table-cell office:value-type="string" calcext:value-type="string">
            <text:p>P02522_at</text:p>
          </table:table-cell>
          <table:table-cell office:value-type="float" office:value="0.6618259" calcext:value-type="float">
            <text:p>0.6618259</text:p>
          </table:table-cell>
          <table:table-cell office:value-type="string" calcext:value-type="string">
            <text:p>P02922_at</text:p>
          </table:table-cell>
          <table:table-cell office:value-type="float" office:value="0.3716497" calcext:value-type="float">
            <text:p>0.3716497</text:p>
          </table:table-cell>
          <table:table-cell office:value-type="string" calcext:value-type="string">
            <text:p>P05211_s_at</text:p>
          </table:table-cell>
          <table:table-cell office:value-type="float" office:value="0.6099671" calcext:value-type="float">
            <text:p>0.609967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028931" calcext:value-type="float">
            <text:p>0.5028931</text:p>
          </table:table-cell>
          <table:table-cell office:value-type="string" calcext:value-type="string">
            <text:p>P06807_s_at</text:p>
          </table:table-cell>
          <table:table-cell office:value-type="float" office:value="0.6137262" calcext:value-type="float">
            <text:p>0.6137262</text:p>
          </table:table-cell>
          <table:table-cell office:value-type="string" calcext:value-type="string">
            <text:p>P08082_x_at</text:p>
          </table:table-cell>
          <table:table-cell office:value-type="float" office:value="0.3774456" calcext:value-type="float">
            <text:p>0.3774456</text:p>
          </table:table-cell>
          <table:table-cell office:value-type="string" calcext:value-type="string">
            <text:p>P02627_s_at</text:p>
          </table:table-cell>
          <table:table-cell office:value-type="float" office:value="0.440835" calcext:value-type="float">
            <text:p>0.440835</text:p>
          </table:table-cell>
          <table:table-cell office:value-type="string" calcext:value-type="string">
            <text:p>P04511_at</text:p>
          </table:table-cell>
          <table:table-cell office:value-type="float" office:value="0.4500572" calcext:value-type="float">
            <text:p>0.4500572</text:p>
          </table:table-cell>
          <table:table-cell office:value-type="string" calcext:value-type="string">
            <text:p>P06385_s_at</text:p>
          </table:table-cell>
          <table:table-cell office:value-type="float" office:value="0.5865244" calcext:value-type="float">
            <text:p>0.5865244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144676" calcext:value-type="float">
            <text:p>0.4144676</text:p>
          </table:table-cell>
          <table:table-cell office:value-type="string" calcext:value-type="string">
            <text:p>P06866_at</text:p>
          </table:table-cell>
          <table:table-cell office:value-type="float" office:value="0.6710512" calcext:value-type="float">
            <text:p>0.6710512</text:p>
          </table:table-cell>
          <table:table-cell office:value-type="string" calcext:value-type="string">
            <text:p>P08471_at</text:p>
          </table:table-cell>
          <table:table-cell office:value-type="float" office:value="0.4508142" calcext:value-type="float">
            <text:p>0.4508142</text:p>
          </table:table-cell>
          <table:table-cell office:value-type="string" calcext:value-type="string">
            <text:p>P02784_s_at</text:p>
          </table:table-cell>
          <table:table-cell office:value-type="float" office:value="0.5655328" calcext:value-type="float">
            <text:p>0.5655328</text:p>
          </table:table-cell>
          <table:table-cell office:value-type="string" calcext:value-type="string">
            <text:p>P05364_at</text:p>
          </table:table-cell>
          <table:table-cell office:value-type="float" office:value="0.3536296" calcext:value-type="float">
            <text:p>0.3536296</text:p>
          </table:table-cell>
          <table:table-cell office:value-type="string" calcext:value-type="string">
            <text:p>P06542_s_at</text:p>
          </table:table-cell>
          <table:table-cell office:value-type="float" office:value="0.619393" calcext:value-type="float">
            <text:p>0.61939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4991987" calcext:value-type="float">
            <text:p>0.4991987</text:p>
          </table:table-cell>
          <table:table-cell office:value-type="string" calcext:value-type="string">
            <text:p>P07820_at</text:p>
          </table:table-cell>
          <table:table-cell office:value-type="float" office:value="0.6783639" calcext:value-type="float">
            <text:p>0.6783639</text:p>
          </table:table-cell>
          <table:table-cell office:value-type="string" calcext:value-type="string">
            <text:p>P08892_s_at</text:p>
          </table:table-cell>
          <table:table-cell office:value-type="float" office:value="0.6179492" calcext:value-type="float">
            <text:p>0.6179492</text:p>
          </table:table-cell>
          <table:table-cell office:value-type="string" calcext:value-type="string">
            <text:p>P02935_s_at</text:p>
          </table:table-cell>
          <table:table-cell office:value-type="float" office:value="0.6416927" calcext:value-type="float">
            <text:p>0.6416927</text:p>
          </table:table-cell>
          <table:table-cell office:value-type="string" calcext:value-type="string">
            <text:p>P06472_s_at</text:p>
          </table:table-cell>
          <table:table-cell office:value-type="float" office:value="0.4376874" calcext:value-type="float">
            <text:p>0.4376874</text:p>
          </table:table-cell>
          <table:table-cell office:value-type="string" calcext:value-type="string">
            <text:p>P10705_s_at</text:p>
          </table:table-cell>
          <table:table-cell office:value-type="float" office:value="0.6173438" calcext:value-type="float">
            <text:p>0.6173438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4125023" calcext:value-type="float">
            <text:p>0.4125023</text:p>
          </table:table-cell>
          <table:table-cell office:value-type="string" calcext:value-type="string">
            <text:p>P09720_s_at</text:p>
          </table:table-cell>
          <table:table-cell office:value-type="float" office:value="0.7551328" calcext:value-type="float">
            <text:p>0.7551328</text:p>
          </table:table-cell>
          <table:table-cell office:value-type="string" calcext:value-type="string">
            <text:p>P09205_s_at</text:p>
          </table:table-cell>
          <table:table-cell office:value-type="float" office:value="0.4182588" calcext:value-type="float">
            <text:p>0.4182588</text:p>
          </table:table-cell>
          <table:table-cell office:value-type="string" calcext:value-type="string">
            <text:p>P03013_at</text:p>
          </table:table-cell>
          <table:table-cell office:value-type="float" office:value="0.4909827" calcext:value-type="float">
            <text:p>0.4909827</text:p>
          </table:table-cell>
          <table:table-cell office:value-type="string" calcext:value-type="string">
            <text:p>P07730_x_at</text:p>
          </table:table-cell>
          <table:table-cell office:value-type="float" office:value="0.4626648" calcext:value-type="float">
            <text:p>0.4626648</text:p>
          </table:table-cell>
          <table:table-cell office:value-type="string" calcext:value-type="string">
            <text:p>P10810_s_at</text:p>
          </table:table-cell>
          <table:table-cell office:value-type="float" office:value="0.6015251" calcext:value-type="float">
            <text:p>0.6015251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923959" calcext:value-type="float">
            <text:p>0.4923959</text:p>
          </table:table-cell>
          <table:table-cell office:value-type="string" calcext:value-type="string">
            <text:p>P09962_at</text:p>
          </table:table-cell>
          <table:table-cell office:value-type="float" office:value="0.6517915" calcext:value-type="float">
            <text:p>0.6517915</text:p>
          </table:table-cell>
          <table:table-cell office:value-type="string" calcext:value-type="string">
            <text:p>P11838_x_at</text:p>
          </table:table-cell>
          <table:table-cell office:value-type="float" office:value="0.5126088" calcext:value-type="float">
            <text:p>0.5126088</text:p>
          </table:table-cell>
          <table:table-cell office:value-type="string" calcext:value-type="string">
            <text:p>P03413_at</text:p>
          </table:table-cell>
          <table:table-cell office:value-type="float" office:value="0.6211101" calcext:value-type="float">
            <text:p>0.6211101</text:p>
          </table:table-cell>
          <table:table-cell office:value-type="string" calcext:value-type="string">
            <text:p>P08664_s_at</text:p>
          </table:table-cell>
          <table:table-cell office:value-type="float" office:value="0.3532337" calcext:value-type="float">
            <text:p>0.3532337</text:p>
          </table:table-cell>
          <table:table-cell office:value-type="string" calcext:value-type="string">
            <text:p>P11838_x_at</text:p>
          </table:table-cell>
          <table:table-cell office:value-type="float" office:value="0.6193001" calcext:value-type="float">
            <text:p>0.6193001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451201" calcext:value-type="float">
            <text:p>0.5451201</text:p>
          </table:table-cell>
          <table:table-cell office:value-type="string" calcext:value-type="string">
            <text:p>P12702_s_at</text:p>
          </table:table-cell>
          <table:table-cell office:value-type="float" office:value="0.6875383" calcext:value-type="float">
            <text:p>0.6875383</text:p>
          </table:table-cell>
          <table:table-cell office:value-type="string" calcext:value-type="string">
            <text:p>P12702_s_at</text:p>
          </table:table-cell>
          <table:table-cell office:value-type="float" office:value="0.4561317" calcext:value-type="float">
            <text:p>0.4561317</text:p>
          </table:table-cell>
          <table:table-cell office:value-type="string" calcext:value-type="string">
            <text:p>P05036_at</text:p>
          </table:table-cell>
          <table:table-cell office:value-type="float" office:value="0.5134549" calcext:value-type="float">
            <text:p>0.5134549</text:p>
          </table:table-cell>
          <table:table-cell office:value-type="string" calcext:value-type="string">
            <text:p>P08892_s_at</text:p>
          </table:table-cell>
          <table:table-cell office:value-type="float" office:value="0.3976121" calcext:value-type="float">
            <text:p>0.3976121</text:p>
          </table:table-cell>
          <table:table-cell office:value-type="string" calcext:value-type="string">
            <text:p>P13243_at</text:p>
          </table:table-cell>
          <table:table-cell office:value-type="float" office:value="0.5086545" calcext:value-type="float">
            <text:p>0.5086545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3632" calcext:value-type="float">
            <text:p>0.43632</text:p>
          </table:table-cell>
          <table:table-cell office:value-type="string" calcext:value-type="string">
            <text:p>P13228_at</text:p>
          </table:table-cell>
          <table:table-cell office:value-type="float" office:value="0.7216602" calcext:value-type="float">
            <text:p>0.7216602</text:p>
          </table:table-cell>
          <table:table-cell office:value-type="string" calcext:value-type="string">
            <text:p>P12958_x_at</text:p>
          </table:table-cell>
          <table:table-cell office:value-type="float" office:value="0.5072841" calcext:value-type="float">
            <text:p>0.5072841</text:p>
          </table:table-cell>
          <table:table-cell office:value-type="string" calcext:value-type="string">
            <text:p>P07078_at</text:p>
          </table:table-cell>
          <table:table-cell office:value-type="float" office:value="0.5809495" calcext:value-type="float">
            <text:p>0.5809495</text:p>
          </table:table-cell>
          <table:table-cell office:value-type="string" calcext:value-type="string">
            <text:p>P10404_x_at</text:p>
          </table:table-cell>
          <table:table-cell office:value-type="float" office:value="0.3169816" calcext:value-type="float">
            <text:p>0.3169816</text:p>
          </table:table-cell>
          <table:table-cell office:value-type="string" calcext:value-type="string">
            <text:p>P13778_x_at</text:p>
          </table:table-cell>
          <table:table-cell office:value-type="float" office:value="0.4772995" calcext:value-type="float">
            <text:p>0.4772995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4236902" calcext:value-type="float">
            <text:p>0.4236902</text:p>
          </table:table-cell>
          <table:table-cell office:value-type="string" calcext:value-type="string">
            <text:p>P14121_x_at</text:p>
          </table:table-cell>
          <table:table-cell office:value-type="float" office:value="0.6916394" calcext:value-type="float">
            <text:p>0.6916394</text:p>
          </table:table-cell>
          <table:table-cell office:value-type="string" calcext:value-type="string">
            <text:p>P13439_x_at</text:p>
          </table:table-cell>
          <table:table-cell office:value-type="float" office:value="0.5032649" calcext:value-type="float">
            <text:p>0.5032649</text:p>
          </table:table-cell>
          <table:table-cell office:value-type="string" calcext:value-type="string">
            <text:p>P09720_s_at</text:p>
          </table:table-cell>
          <table:table-cell office:value-type="float" office:value="0.519127" calcext:value-type="float">
            <text:p>0.519127</text:p>
          </table:table-cell>
          <table:table-cell office:value-type="string" calcext:value-type="string">
            <text:p>P11741_x_at</text:p>
          </table:table-cell>
          <table:table-cell office:value-type="float" office:value="0.418813" calcext:value-type="float">
            <text:p>0.418813</text:p>
          </table:table-cell>
          <table:table-cell office:value-type="string" calcext:value-type="string">
            <text:p>P14182_at</text:p>
          </table:table-cell>
          <table:table-cell office:value-type="float" office:value="0.5903117" calcext:value-type="float">
            <text:p>0.590311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114133" calcext:value-type="float">
            <text:p>0.5114133</text:p>
          </table:table-cell>
          <table:table-cell office:value-type="string" calcext:value-type="string">
            <text:p>P14261_s_at</text:p>
          </table:table-cell>
          <table:table-cell office:value-type="float" office:value="0.7252411" calcext:value-type="float">
            <text:p>0.7252411</text:p>
          </table:table-cell>
          <table:table-cell office:value-type="string" calcext:value-type="string">
            <text:p>P13778_x_at</text:p>
          </table:table-cell>
          <table:table-cell office:value-type="float" office:value="0.4103224" calcext:value-type="float">
            <text:p>0.4103224</text:p>
          </table:table-cell>
          <table:table-cell office:value-type="string" calcext:value-type="string">
            <text:p>P09962_at</text:p>
          </table:table-cell>
          <table:table-cell office:value-type="float" office:value="0.4451262" calcext:value-type="float">
            <text:p>0.4451262</text:p>
          </table:table-cell>
          <table:table-cell office:value-type="string" calcext:value-type="string">
            <text:p>P12110_at</text:p>
          </table:table-cell>
          <table:table-cell office:value-type="float" office:value="0.4411249" calcext:value-type="float">
            <text:p>0.4411249</text:p>
          </table:table-cell>
          <table:table-cell office:value-type="string" calcext:value-type="string">
            <text:p>P15407_s_at</text:p>
          </table:table-cell>
          <table:table-cell office:value-type="float" office:value="0.6003942" calcext:value-type="float">
            <text:p>0.6003942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399755" calcext:value-type="float">
            <text:p>0.6399755</text:p>
          </table:table-cell>
          <table:table-cell office:value-type="string" calcext:value-type="string">
            <text:p>P15063_x_at</text:p>
          </table:table-cell>
          <table:table-cell office:value-type="float" office:value="0.7586311" calcext:value-type="float">
            <text:p>0.7586311</text:p>
          </table:table-cell>
          <table:table-cell office:value-type="string" calcext:value-type="string">
            <text:p>P14734_at</text:p>
          </table:table-cell>
          <table:table-cell office:value-type="float" office:value="0.4686064" calcext:value-type="float">
            <text:p>0.4686064</text:p>
          </table:table-cell>
          <table:table-cell office:value-type="string" calcext:value-type="string">
            <text:p>P13243_at</text:p>
          </table:table-cell>
          <table:table-cell office:value-type="float" office:value="0.5493801" calcext:value-type="float">
            <text:p>0.5493801</text:p>
          </table:table-cell>
          <table:table-cell office:value-type="string" calcext:value-type="string">
            <text:p>P13778_x_at</text:p>
          </table:table-cell>
          <table:table-cell office:value-type="float" office:value="0.4762234" calcext:value-type="float">
            <text:p>0.4762234</text:p>
          </table:table-cell>
          <table:table-cell office:value-type="string" calcext:value-type="string">
            <text:p>P17679_x_at</text:p>
          </table:table-cell>
          <table:table-cell office:value-type="float" office:value="0.5703912" calcext:value-type="float">
            <text:p>0.570391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018773" calcext:value-type="float">
            <text:p>0.5018773</text:p>
          </table:table-cell>
          <table:table-cell office:value-type="string" calcext:value-type="string">
            <text:p>P15504_x_at</text:p>
          </table:table-cell>
          <table:table-cell office:value-type="float" office:value="0.8183561" calcext:value-type="float">
            <text:p>0.8183561</text:p>
          </table:table-cell>
          <table:table-cell office:value-type="string" calcext:value-type="string">
            <text:p>P15066_at</text:p>
          </table:table-cell>
          <table:table-cell office:value-type="float" office:value="0.4936003" calcext:value-type="float">
            <text:p>0.4936003</text:p>
          </table:table-cell>
          <table:table-cell office:value-type="string" calcext:value-type="string">
            <text:p>P14261_s_at</text:p>
          </table:table-cell>
          <table:table-cell office:value-type="float" office:value="0.5453861" calcext:value-type="float">
            <text:p>0.5453861</text:p>
          </table:table-cell>
          <table:table-cell office:value-type="string" calcext:value-type="string">
            <text:p>P14261_s_at</text:p>
          </table:table-cell>
          <table:table-cell office:value-type="float" office:value="0.3697396" calcext:value-type="float">
            <text:p>0.3697396</text:p>
          </table:table-cell>
          <table:table-cell office:value-type="string" calcext:value-type="string">
            <text:p>P17715_x_at</text:p>
          </table:table-cell>
          <table:table-cell office:value-type="float" office:value="0.6399178" calcext:value-type="float">
            <text:p>0.6399178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3870255" calcext:value-type="float">
            <text:p>0.3870255</text:p>
          </table:table-cell>
          <table:table-cell office:value-type="string" calcext:value-type="string">
            <text:p>P17724_at</text:p>
          </table:table-cell>
          <table:table-cell office:value-type="float" office:value="0.7467017" calcext:value-type="float">
            <text:p>0.7467017</text:p>
          </table:table-cell>
          <table:table-cell office:value-type="string" calcext:value-type="string">
            <text:p>P15407_s_at</text:p>
          </table:table-cell>
          <table:table-cell office:value-type="float" office:value="0.5288416" calcext:value-type="float">
            <text:p>0.5288416</text:p>
          </table:table-cell>
          <table:table-cell office:value-type="string" calcext:value-type="string">
            <text:p>P16625_at</text:p>
          </table:table-cell>
          <table:table-cell office:value-type="float" office:value="0.5647873" calcext:value-type="float">
            <text:p>0.5647873</text:p>
          </table:table-cell>
          <table:table-cell office:value-type="string" calcext:value-type="string">
            <text:p>P14730_s_at</text:p>
          </table:table-cell>
          <table:table-cell office:value-type="float" office:value="0.408622" calcext:value-type="float">
            <text:p>0.408622</text:p>
          </table:table-cell>
          <table:table-cell office:value-type="string" calcext:value-type="string">
            <text:p>P17803_at</text:p>
          </table:table-cell>
          <table:table-cell office:value-type="float" office:value="0.5808907" calcext:value-type="float">
            <text:p>0.5808907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223127" calcext:value-type="float">
            <text:p>0.4223127</text:p>
          </table:table-cell>
          <table:table-cell office:value-type="string" calcext:value-type="string">
            <text:p>P18164_at</text:p>
          </table:table-cell>
          <table:table-cell office:value-type="float" office:value="0.5473037" calcext:value-type="float">
            <text:p>0.5473037</text:p>
          </table:table-cell>
          <table:table-cell office:value-type="string" calcext:value-type="string">
            <text:p>P15845_x_at</text:p>
          </table:table-cell>
          <table:table-cell office:value-type="float" office:value="0.4616861" calcext:value-type="float">
            <text:p>0.4616861</text:p>
          </table:table-cell>
          <table:table-cell office:value-type="string" calcext:value-type="string">
            <text:p>P17263_x_at</text:p>
          </table:table-cell>
          <table:table-cell office:value-type="float" office:value="0.5592073" calcext:value-type="float">
            <text:p>0.5592073</text:p>
          </table:table-cell>
          <table:table-cell office:value-type="string" calcext:value-type="string">
            <text:p>P15066_at</text:p>
          </table:table-cell>
          <table:table-cell office:value-type="float" office:value="0.3987987" calcext:value-type="float">
            <text:p>0.3987987</text:p>
          </table:table-cell>
          <table:table-cell office:value-type="string" calcext:value-type="string">
            <text:p>P17989_at</text:p>
          </table:table-cell>
          <table:table-cell office:value-type="float" office:value="0.6538402" calcext:value-type="float">
            <text:p>0.653840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3773629" calcext:value-type="float">
            <text:p>0.3773629</text:p>
          </table:table-cell>
          <table:table-cell office:value-type="string" calcext:value-type="string">
            <text:p>P18380_at</text:p>
          </table:table-cell>
          <table:table-cell office:value-type="float" office:value="0.6752518" calcext:value-type="float">
            <text:p>0.6752518</text:p>
          </table:table-cell>
          <table:table-cell office:value-type="string" calcext:value-type="string">
            <text:p>P17724_at</text:p>
          </table:table-cell>
          <table:table-cell office:value-type="float" office:value="0.471337" calcext:value-type="float">
            <text:p>0.471337</text:p>
          </table:table-cell>
          <table:table-cell office:value-type="string" calcext:value-type="string">
            <text:p>P17296_at</text:p>
          </table:table-cell>
          <table:table-cell office:value-type="float" office:value="0.5297393" calcext:value-type="float">
            <text:p>0.5297393</text:p>
          </table:table-cell>
          <table:table-cell office:value-type="string" calcext:value-type="string">
            <text:p>P16735_x_at</text:p>
          </table:table-cell>
          <table:table-cell office:value-type="float" office:value="0.3265884" calcext:value-type="float">
            <text:p>0.3265884</text:p>
          </table:table-cell>
          <table:table-cell office:value-type="string" calcext:value-type="string">
            <text:p>P18164_at</text:p>
          </table:table-cell>
          <table:table-cell office:value-type="float" office:value="0.4461214" calcext:value-type="float">
            <text:p>0.446121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454482" calcext:value-type="float">
            <text:p>0.454482</text:p>
          </table:table-cell>
          <table:table-cell office:value-type="string" calcext:value-type="string">
            <text:p>P19410_at</text:p>
          </table:table-cell>
          <table:table-cell office:value-type="float" office:value="0.7403104" calcext:value-type="float">
            <text:p>0.7403104</text:p>
          </table:table-cell>
          <table:table-cell office:value-type="string" calcext:value-type="string">
            <text:p>P17989_at</text:p>
          </table:table-cell>
          <table:table-cell office:value-type="float" office:value="0.517544" calcext:value-type="float">
            <text:p>0.517544</text:p>
          </table:table-cell>
          <table:table-cell office:value-type="string" calcext:value-type="string">
            <text:p>P17933_s_at</text:p>
          </table:table-cell>
          <table:table-cell office:value-type="float" office:value="0.6368788" calcext:value-type="float">
            <text:p>0.6368788</text:p>
          </table:table-cell>
          <table:table-cell office:value-type="string" calcext:value-type="string">
            <text:p>P18380_at</text:p>
          </table:table-cell>
          <table:table-cell office:value-type="float" office:value="0.4484289" calcext:value-type="float">
            <text:p>0.4484289</text:p>
          </table:table-cell>
          <table:table-cell office:value-type="string" calcext:value-type="string">
            <text:p>P18741_at</text:p>
          </table:table-cell>
          <table:table-cell office:value-type="float" office:value="0.653232" calcext:value-type="float">
            <text:p>0.653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389_at</text:p>
          </table:table-cell>
          <table:table-cell office:value-type="float" office:value="0.7838347" calcext:value-type="float">
            <text:p>0.7838347</text:p>
          </table:table-cell>
          <table:table-cell office:value-type="string" calcext:value-type="string">
            <text:p>P19235_s_at</text:p>
          </table:table-cell>
          <table:table-cell office:value-type="float" office:value="0.5333489" calcext:value-type="float">
            <text:p>0.5333489</text:p>
          </table:table-cell>
          <table:table-cell office:value-type="string" calcext:value-type="string">
            <text:p>P17989_at</text:p>
          </table:table-cell>
          <table:table-cell office:value-type="float" office:value="0.5237036" calcext:value-type="float">
            <text:p>0.5237036</text:p>
          </table:table-cell>
          <table:table-cell office:value-type="string" calcext:value-type="string">
            <text:p>P20389_at</text:p>
          </table:table-cell>
          <table:table-cell office:value-type="float" office:value="0.3540095" calcext:value-type="float">
            <text:p>0.3540095</text:p>
          </table:table-cell>
          <table:table-cell office:value-type="string" calcext:value-type="string">
            <text:p>P19051_x_at</text:p>
          </table:table-cell>
          <table:table-cell office:value-type="float" office:value="0.4891013" calcext:value-type="float">
            <text:p>0.489101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uner</text:p>
          </table:table-cell>
          <table:table-cell office:value-type="string" calcext:value-type="string">
            <text:p>P4206_at</text:p>
          </table:table-cell>
          <table:table-cell office:value-type="float" office:value="0.6327043" calcext:value-type="float">
            <text:p>0.6327043</text:p>
          </table:table-cell>
          <table:table-cell office:value-type="string" calcext:value-type="string">
            <text:p>P19355_at</text:p>
          </table:table-cell>
          <table:table-cell office:value-type="float" office:value="0.4653151" calcext:value-type="float">
            <text:p>0.4653151</text:p>
          </table:table-cell>
          <table:table-cell office:value-type="string" calcext:value-type="string">
            <text:p>P18741_at</text:p>
          </table:table-cell>
          <table:table-cell office:value-type="float" office:value="0.5134941" calcext:value-type="float">
            <text:p>0.5134941</text:p>
          </table:table-cell>
          <table:table-cell office:value-type="string" calcext:value-type="string">
            <text:p>P21610_s_at</text:p>
          </table:table-cell>
          <table:table-cell office:value-type="float" office:value="0.2922433" calcext:value-type="float">
            <text:p>0.2922433</text:p>
          </table:table-cell>
          <table:table-cell office:value-type="string" calcext:value-type="string">
            <text:p>P19233_s_at</text:p>
          </table:table-cell>
          <table:table-cell office:value-type="float" office:value="0.541989" calcext:value-type="float">
            <text:p>0.54198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6754528" calcext:value-type="float">
            <text:p>0.6754528</text:p>
          </table:table-cell>
          <table:table-cell table:number-columns-repeated="2"/>
          <table:table-cell office:value-type="string" calcext:value-type="string">
            <text:p>P21668_s_at</text:p>
          </table:table-cell>
          <table:table-cell office:value-type="float" office:value="0.4693844" calcext:value-type="float">
            <text:p>0.4693844</text:p>
          </table:table-cell>
          <table:table-cell office:value-type="string" calcext:value-type="string">
            <text:p>P20389_at</text:p>
          </table:table-cell>
          <table:table-cell office:value-type="float" office:value="0.4880911" calcext:value-type="float">
            <text:p>0.4880911</text:p>
          </table:table-cell>
          <table:table-cell office:value-type="string" calcext:value-type="string">
            <text:p>P22086_s_at</text:p>
          </table:table-cell>
          <table:table-cell office:value-type="float" office:value="0.4081539" calcext:value-type="float">
            <text:p>0.4081539</text:p>
          </table:table-cell>
          <table:table-cell office:value-type="string" calcext:value-type="string">
            <text:p>P20389_at</text:p>
          </table:table-cell>
          <table:table-cell office:value-type="float" office:value="0.5551213" calcext:value-type="float">
            <text:p>0.5551213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897096" calcext:value-type="float">
            <text:p>0.589709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uner</text:p>
          </table:table-cell>
          <table:table-cell office:value-type="string" calcext:value-type="string">
            <text:p>P22168_at</text:p>
          </table:table-cell>
          <table:table-cell office:value-type="float" office:value="0.4852579" calcext:value-type="float">
            <text:p>0.4852579</text:p>
          </table:table-cell>
          <table:table-cell office:value-type="string" calcext:value-type="string">
            <text:p>P22212_s_at</text:p>
          </table:table-cell>
          <table:table-cell office:value-type="float" office:value="0.553863" calcext:value-type="float">
            <text:p>0.553863</text:p>
          </table:table-cell>
          <table:table-cell office:value-type="string" calcext:value-type="string">
            <text:p>P22168_at</text:p>
          </table:table-cell>
          <table:table-cell office:value-type="float" office:value="0.4057985" calcext:value-type="float">
            <text:p>0.4057985</text:p>
          </table:table-cell>
          <table:table-cell office:value-type="string" calcext:value-type="string">
            <text:p>P20575_at</text:p>
          </table:table-cell>
          <table:table-cell office:value-type="float" office:value="0.581009" calcext:value-type="float">
            <text:p>0.58100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390093" calcext:value-type="float">
            <text:p>0.2390093</text:p>
          </table:table-cell>
          <table:table-cell office:value-type="string" calcext:value-type="string">
            <text:p>P00785_s_at</text:p>
          </table:table-cell>
          <table:table-cell office:value-type="float" office:value="0.305507" calcext:value-type="float">
            <text:p>0.305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3228514" calcext:value-type="float">
            <text:p>0.3228514</text:p>
          </table:table-cell>
          <table:table-cell office:value-type="string" calcext:value-type="string">
            <text:p>P00984_s_at</text:p>
          </table:table-cell>
          <table:table-cell office:value-type="float" office:value="0.1824706" calcext:value-type="float">
            <text:p>0.182470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uner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uner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307488" calcext:value-type="float">
            <text:p>0.7307488</text:p>
          </table:table-cell>
          <table:table-cell office:value-type="string" calcext:value-type="string">
            <text:p>P01481_s_at</text:p>
          </table:table-cell>
          <table:table-cell office:value-type="float" office:value="-0.025521" calcext:value-type="float">
            <text:p>-0.025521</text:p>
          </table:table-cell>
          <table:table-cell office:value-type="string" calcext:value-type="string">
            <text:p>P01481_s_at</text:p>
          </table:table-cell>
          <table:table-cell office:value-type="float" office:value="0.3569869" calcext:value-type="float">
            <text:p>0.3569869</text:p>
          </table:table-cell>
          <table:table-cell office:value-type="string" calcext:value-type="string">
            <text:p>P00097_s_at</text:p>
          </table:table-cell>
          <table:table-cell office:value-type="float" office:value="0.05904056" calcext:value-type="float">
            <text:p>0.05904056</text:p>
          </table:table-cell>
          <table:table-cell office:value-type="string" calcext:value-type="string">
            <text:p>P00785_s_at</text:p>
          </table:table-cell>
          <table:table-cell office:value-type="float" office:value="0.2999908" calcext:value-type="float">
            <text:p>0.2999908</text:p>
          </table:table-cell>
          <table:table-cell office:value-type="string" calcext:value-type="string">
            <text:p>P00785_s_at</text:p>
          </table:table-cell>
          <table:table-cell office:value-type="float" office:value="0.300132" calcext:value-type="float">
            <text:p>0.300132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212595" calcext:value-type="float">
            <text:p>0.5212595</text:p>
          </table:table-cell>
          <table:table-cell office:value-type="string" calcext:value-type="string">
            <text:p>P01798_s_at</text:p>
          </table:table-cell>
          <table:table-cell office:value-type="float" office:value="0.1542666" calcext:value-type="float">
            <text:p>0.1542666</text:p>
          </table:table-cell>
          <table:table-cell office:value-type="string" calcext:value-type="string">
            <text:p>P01729_s_at</text:p>
          </table:table-cell>
          <table:table-cell office:value-type="float" office:value="0.2272287" calcext:value-type="float">
            <text:p>0.2272287</text:p>
          </table:table-cell>
          <table:table-cell office:value-type="string" calcext:value-type="string">
            <text:p>P00785_s_at</text:p>
          </table:table-cell>
          <table:table-cell office:value-type="float" office:value="0.01826429" calcext:value-type="float">
            <text:p>0.01826429</text:p>
          </table:table-cell>
          <table:table-cell office:value-type="string" calcext:value-type="string">
            <text:p>P01856_s_at</text:p>
          </table:table-cell>
          <table:table-cell office:value-type="float" office:value="0.06395984" calcext:value-type="float">
            <text:p>0.06395984</text:p>
          </table:table-cell>
          <table:table-cell office:value-type="string" calcext:value-type="string">
            <text:p>P02286_s_at</text:p>
          </table:table-cell>
          <table:table-cell office:value-type="float" office:value="0.3374958" calcext:value-type="float">
            <text:p>0.337495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6452825" calcext:value-type="float">
            <text:p>0.6452825</text:p>
          </table:table-cell>
          <table:table-cell office:value-type="string" calcext:value-type="string">
            <text:p>P03013_at</text:p>
          </table:table-cell>
          <table:table-cell office:value-type="float" office:value="0.0152731" calcext:value-type="float">
            <text:p>0.0152731</text:p>
          </table:table-cell>
          <table:table-cell office:value-type="string" calcext:value-type="string">
            <text:p>P01798_s_at</text:p>
          </table:table-cell>
          <table:table-cell office:value-type="float" office:value="0.2813819" calcext:value-type="float">
            <text:p>0.2813819</text:p>
          </table:table-cell>
          <table:table-cell office:value-type="string" calcext:value-type="string">
            <text:p>P01481_s_at</text:p>
          </table:table-cell>
          <table:table-cell office:value-type="float" office:value="-0.01996457" calcext:value-type="float">
            <text:p>-0.01996457</text:p>
          </table:table-cell>
          <table:table-cell office:value-type="string" calcext:value-type="string">
            <text:p>P01926_s_at</text:p>
          </table:table-cell>
          <table:table-cell office:value-type="float" office:value="0.09994022" calcext:value-type="float">
            <text:p>0.09994022</text:p>
          </table:table-cell>
          <table:table-cell office:value-type="string" calcext:value-type="string">
            <text:p>P03013_at</text:p>
          </table:table-cell>
          <table:table-cell office:value-type="float" office:value="0.3284164" calcext:value-type="float">
            <text:p>0.3284164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644631" calcext:value-type="float">
            <text:p>0.4644631</text:p>
          </table:table-cell>
          <table:table-cell office:value-type="string" calcext:value-type="string">
            <text:p>P05234_at</text:p>
          </table:table-cell>
          <table:table-cell office:value-type="float" office:value="0.239049" calcext:value-type="float">
            <text:p>0.239049</text:p>
          </table:table-cell>
          <table:table-cell office:value-type="string" calcext:value-type="string">
            <text:p>P02418_at</text:p>
          </table:table-cell>
          <table:table-cell office:value-type="float" office:value="0.5979202" calcext:value-type="float">
            <text:p>0.5979202</text:p>
          </table:table-cell>
          <table:table-cell office:value-type="string" calcext:value-type="string">
            <text:p>P01729_s_at</text:p>
          </table:table-cell>
          <table:table-cell office:value-type="float" office:value="0.1333174" calcext:value-type="float">
            <text:p>0.1333174</text:p>
          </table:table-cell>
          <table:table-cell office:value-type="string" calcext:value-type="string">
            <text:p>P02085_at</text:p>
          </table:table-cell>
          <table:table-cell office:value-type="float" office:value="0.2594687" calcext:value-type="float">
            <text:p>0.2594687</text:p>
          </table:table-cell>
          <table:table-cell office:value-type="string" calcext:value-type="string">
            <text:p>P03413_at</text:p>
          </table:table-cell>
          <table:table-cell office:value-type="float" office:value="0.4680336" calcext:value-type="float">
            <text:p>0.4680336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3010215" calcext:value-type="float">
            <text:p>0.3010215</text:p>
          </table:table-cell>
          <table:table-cell office:value-type="string" calcext:value-type="string">
            <text:p>P05560_at</text:p>
          </table:table-cell>
          <table:table-cell office:value-type="float" office:value="0.1726648" calcext:value-type="float">
            <text:p>0.1726648</text:p>
          </table:table-cell>
          <table:table-cell office:value-type="string" calcext:value-type="string">
            <text:p>P03413_at</text:p>
          </table:table-cell>
          <table:table-cell office:value-type="float" office:value="0.238515" calcext:value-type="float">
            <text:p>0.238515</text:p>
          </table:table-cell>
          <table:table-cell office:value-type="string" calcext:value-type="string">
            <text:p>P01738_at</text:p>
          </table:table-cell>
          <table:table-cell office:value-type="float" office:value="0.04064935" calcext:value-type="float">
            <text:p>0.04064935</text:p>
          </table:table-cell>
          <table:table-cell office:value-type="string" calcext:value-type="string">
            <text:p>P02170_s_at</text:p>
          </table:table-cell>
          <table:table-cell office:value-type="float" office:value="0.1992652" calcext:value-type="float">
            <text:p>0.1992652</text:p>
          </table:table-cell>
          <table:table-cell office:value-type="string" calcext:value-type="string">
            <text:p>P04511_at</text:p>
          </table:table-cell>
          <table:table-cell office:value-type="float" office:value="0.410473" calcext:value-type="float">
            <text:p>0.410473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3239617" calcext:value-type="float">
            <text:p>0.3239617</text:p>
          </table:table-cell>
          <table:table-cell office:value-type="string" calcext:value-type="string">
            <text:p>P06807_s_at</text:p>
          </table:table-cell>
          <table:table-cell office:value-type="float" office:value="0.1106858" calcext:value-type="float">
            <text:p>0.1106858</text:p>
          </table:table-cell>
          <table:table-cell office:value-type="string" calcext:value-type="string">
            <text:p>P04999_s_at</text:p>
          </table:table-cell>
          <table:table-cell office:value-type="float" office:value="0.3338618" calcext:value-type="float">
            <text:p>0.3338618</text:p>
          </table:table-cell>
          <table:table-cell office:value-type="string" calcext:value-type="string">
            <text:p>P02522_at</text:p>
          </table:table-cell>
          <table:table-cell office:value-type="float" office:value="0.09454117" calcext:value-type="float">
            <text:p>0.09454117</text:p>
          </table:table-cell>
          <table:table-cell office:value-type="string" calcext:value-type="string">
            <text:p>P02922_at</text:p>
          </table:table-cell>
          <table:table-cell office:value-type="float" office:value="0.3303683" calcext:value-type="float">
            <text:p>0.3303683</text:p>
          </table:table-cell>
          <table:table-cell office:value-type="string" calcext:value-type="string">
            <text:p>P05211_s_at</text:p>
          </table:table-cell>
          <table:table-cell office:value-type="float" office:value="0.3561988" calcext:value-type="float">
            <text:p>0.356198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3627554" calcext:value-type="float">
            <text:p>0.3627554</text:p>
          </table:table-cell>
          <table:table-cell office:value-type="string" calcext:value-type="string">
            <text:p>P06866_at</text:p>
          </table:table-cell>
          <table:table-cell office:value-type="float" office:value="0.1793843" calcext:value-type="float">
            <text:p>0.1793843</text:p>
          </table:table-cell>
          <table:table-cell office:value-type="string" calcext:value-type="string">
            <text:p>P08082_x_at</text:p>
          </table:table-cell>
          <table:table-cell office:value-type="float" office:value="0.1332741" calcext:value-type="float">
            <text:p>0.1332741</text:p>
          </table:table-cell>
          <table:table-cell office:value-type="string" calcext:value-type="string">
            <text:p>P02627_s_at</text:p>
          </table:table-cell>
          <table:table-cell office:value-type="float" office:value="0.1053399" calcext:value-type="float">
            <text:p>0.1053399</text:p>
          </table:table-cell>
          <table:table-cell office:value-type="string" calcext:value-type="string">
            <text:p>P04511_at</text:p>
          </table:table-cell>
          <table:table-cell office:value-type="float" office:value="0.1343965" calcext:value-type="float">
            <text:p>0.1343965</text:p>
          </table:table-cell>
          <table:table-cell office:value-type="string" calcext:value-type="string">
            <text:p>P06385_s_at</text:p>
          </table:table-cell>
          <table:table-cell office:value-type="float" office:value="0.2179679" calcext:value-type="float">
            <text:p>0.217967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3957764" calcext:value-type="float">
            <text:p>0.3957764</text:p>
          </table:table-cell>
          <table:table-cell office:value-type="string" calcext:value-type="string">
            <text:p>P07820_at</text:p>
          </table:table-cell>
          <table:table-cell office:value-type="float" office:value="0.1713594" calcext:value-type="float">
            <text:p>0.1713594</text:p>
          </table:table-cell>
          <table:table-cell office:value-type="string" calcext:value-type="string">
            <text:p>P08471_at</text:p>
          </table:table-cell>
          <table:table-cell office:value-type="float" office:value="0.4998066" calcext:value-type="float">
            <text:p>0.4998066</text:p>
          </table:table-cell>
          <table:table-cell office:value-type="string" calcext:value-type="string">
            <text:p>P02784_s_at</text:p>
          </table:table-cell>
          <table:table-cell office:value-type="float" office:value="0.07652567" calcext:value-type="float">
            <text:p>0.07652567</text:p>
          </table:table-cell>
          <table:table-cell office:value-type="string" calcext:value-type="string">
            <text:p>P05364_at</text:p>
          </table:table-cell>
          <table:table-cell office:value-type="float" office:value="0.01335097" calcext:value-type="float">
            <text:p>0.01335097</text:p>
          </table:table-cell>
          <table:table-cell office:value-type="string" calcext:value-type="string">
            <text:p>P06542_s_at</text:p>
          </table:table-cell>
          <table:table-cell office:value-type="float" office:value="0.3275737" calcext:value-type="float">
            <text:p>0.3275737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116965" calcext:value-type="float">
            <text:p>0.4116965</text:p>
          </table:table-cell>
          <table:table-cell office:value-type="string" calcext:value-type="string">
            <text:p>P09720_s_at</text:p>
          </table:table-cell>
          <table:table-cell office:value-type="float" office:value="0.02001583" calcext:value-type="float">
            <text:p>0.02001583</text:p>
          </table:table-cell>
          <table:table-cell office:value-type="string" calcext:value-type="string">
            <text:p>P08892_s_at</text:p>
          </table:table-cell>
          <table:table-cell office:value-type="float" office:value="0.4193679" calcext:value-type="float">
            <text:p>0.4193679</text:p>
          </table:table-cell>
          <table:table-cell office:value-type="string" calcext:value-type="string">
            <text:p>P02935_s_at</text:p>
          </table:table-cell>
          <table:table-cell office:value-type="float" office:value="0.0877681" calcext:value-type="float">
            <text:p>0.0877681</text:p>
          </table:table-cell>
          <table:table-cell office:value-type="string" calcext:value-type="string">
            <text:p>P06472_s_at</text:p>
          </table:table-cell>
          <table:table-cell office:value-type="float" office:value="-0.07610602" calcext:value-type="float">
            <text:p>-0.07610602</text:p>
          </table:table-cell>
          <table:table-cell office:value-type="string" calcext:value-type="string">
            <text:p>P10705_s_at</text:p>
          </table:table-cell>
          <table:table-cell office:value-type="float" office:value="0.4047144" calcext:value-type="float">
            <text:p>0.404714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4546937" calcext:value-type="float">
            <text:p>0.4546937</text:p>
          </table:table-cell>
          <table:table-cell office:value-type="string" calcext:value-type="string">
            <text:p>P09962_at</text:p>
          </table:table-cell>
          <table:table-cell office:value-type="float" office:value="0.2588137" calcext:value-type="float">
            <text:p>0.2588137</text:p>
          </table:table-cell>
          <table:table-cell office:value-type="string" calcext:value-type="string">
            <text:p>P09205_s_at</text:p>
          </table:table-cell>
          <table:table-cell office:value-type="float" office:value="0.2880391" calcext:value-type="float">
            <text:p>0.2880391</text:p>
          </table:table-cell>
          <table:table-cell office:value-type="string" calcext:value-type="string">
            <text:p>P03013_at</text:p>
          </table:table-cell>
          <table:table-cell office:value-type="float" office:value="0.004083944" calcext:value-type="float">
            <text:p>0.004083944</text:p>
          </table:table-cell>
          <table:table-cell office:value-type="string" calcext:value-type="string">
            <text:p>P07730_x_at</text:p>
          </table:table-cell>
          <table:table-cell office:value-type="float" office:value="-0.005112936" calcext:value-type="float">
            <text:p>-0.005112936</text:p>
          </table:table-cell>
          <table:table-cell office:value-type="string" calcext:value-type="string">
            <text:p>P10810_s_at</text:p>
          </table:table-cell>
          <table:table-cell office:value-type="float" office:value="0.1577637" calcext:value-type="float">
            <text:p>0.1577637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87056" calcext:value-type="float">
            <text:p>0.487056</text:p>
          </table:table-cell>
          <table:table-cell office:value-type="string" calcext:value-type="string">
            <text:p>P12702_s_at</text:p>
          </table:table-cell>
          <table:table-cell office:value-type="float" office:value="0.3323273" calcext:value-type="float">
            <text:p>0.3323273</text:p>
          </table:table-cell>
          <table:table-cell office:value-type="string" calcext:value-type="string">
            <text:p>P11838_x_at</text:p>
          </table:table-cell>
          <table:table-cell office:value-type="float" office:value="0.271343" calcext:value-type="float">
            <text:p>0.271343</text:p>
          </table:table-cell>
          <table:table-cell office:value-type="string" calcext:value-type="string">
            <text:p>P03413_at</text:p>
          </table:table-cell>
          <table:table-cell office:value-type="float" office:value="0.03100649" calcext:value-type="float">
            <text:p>0.03100649</text:p>
          </table:table-cell>
          <table:table-cell office:value-type="string" calcext:value-type="string">
            <text:p>P08664_s_at</text:p>
          </table:table-cell>
          <table:table-cell office:value-type="float" office:value="0.06196867" calcext:value-type="float">
            <text:p>0.06196867</text:p>
          </table:table-cell>
          <table:table-cell office:value-type="string" calcext:value-type="string">
            <text:p>P11838_x_at</text:p>
          </table:table-cell>
          <table:table-cell office:value-type="float" office:value="0.4917171" calcext:value-type="float">
            <text:p>0.4917171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394493" calcext:value-type="float">
            <text:p>0.394493</text:p>
          </table:table-cell>
          <table:table-cell office:value-type="string" calcext:value-type="string">
            <text:p>P13228_at</text:p>
          </table:table-cell>
          <table:table-cell office:value-type="float" office:value="0.2841008" calcext:value-type="float">
            <text:p>0.2841008</text:p>
          </table:table-cell>
          <table:table-cell office:value-type="string" calcext:value-type="string">
            <text:p>P12702_s_at</text:p>
          </table:table-cell>
          <table:table-cell office:value-type="float" office:value="0.2767798" calcext:value-type="float">
            <text:p>0.2767798</text:p>
          </table:table-cell>
          <table:table-cell office:value-type="string" calcext:value-type="string">
            <text:p>P05036_at</text:p>
          </table:table-cell>
          <table:table-cell office:value-type="float" office:value="0.1332749" calcext:value-type="float">
            <text:p>0.1332749</text:p>
          </table:table-cell>
          <table:table-cell office:value-type="string" calcext:value-type="string">
            <text:p>P08892_s_at</text:p>
          </table:table-cell>
          <table:table-cell office:value-type="float" office:value="0.09354617" calcext:value-type="float">
            <text:p>0.09354617</text:p>
          </table:table-cell>
          <table:table-cell office:value-type="string" calcext:value-type="string">
            <text:p>P13243_at</text:p>
          </table:table-cell>
          <table:table-cell office:value-type="float" office:value="0.4223362" calcext:value-type="float">
            <text:p>0.4223362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106965" calcext:value-type="float">
            <text:p>0.5106965</text:p>
          </table:table-cell>
          <table:table-cell office:value-type="string" calcext:value-type="string">
            <text:p>P14121_x_at</text:p>
          </table:table-cell>
          <table:table-cell office:value-type="float" office:value="0.07363908" calcext:value-type="float">
            <text:p>0.07363908</text:p>
          </table:table-cell>
          <table:table-cell office:value-type="string" calcext:value-type="string">
            <text:p>P12958_x_at</text:p>
          </table:table-cell>
          <table:table-cell office:value-type="float" office:value="0.5092465" calcext:value-type="float">
            <text:p>0.5092465</text:p>
          </table:table-cell>
          <table:table-cell office:value-type="string" calcext:value-type="string">
            <text:p>P07078_at</text:p>
          </table:table-cell>
          <table:table-cell office:value-type="float" office:value="0.1785117" calcext:value-type="float">
            <text:p>0.1785117</text:p>
          </table:table-cell>
          <table:table-cell office:value-type="string" calcext:value-type="string">
            <text:p>P10404_x_at</text:p>
          </table:table-cell>
          <table:table-cell office:value-type="float" office:value="0.09717926" calcext:value-type="float">
            <text:p>0.09717926</text:p>
          </table:table-cell>
          <table:table-cell office:value-type="string" calcext:value-type="string">
            <text:p>P13778_x_at</text:p>
          </table:table-cell>
          <table:table-cell office:value-type="float" office:value="0.2167441" calcext:value-type="float">
            <text:p>0.2167441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4347987" calcext:value-type="float">
            <text:p>0.4347987</text:p>
          </table:table-cell>
          <table:table-cell office:value-type="string" calcext:value-type="string">
            <text:p>P14261_s_at</text:p>
          </table:table-cell>
          <table:table-cell office:value-type="float" office:value="0.2179882" calcext:value-type="float">
            <text:p>0.2179882</text:p>
          </table:table-cell>
          <table:table-cell office:value-type="string" calcext:value-type="string">
            <text:p>P13439_x_at</text:p>
          </table:table-cell>
          <table:table-cell office:value-type="float" office:value="0.3333206" calcext:value-type="float">
            <text:p>0.3333206</text:p>
          </table:table-cell>
          <table:table-cell office:value-type="string" calcext:value-type="string">
            <text:p>P09720_s_at</text:p>
          </table:table-cell>
          <table:table-cell office:value-type="float" office:value="0.2073376" calcext:value-type="float">
            <text:p>0.2073376</text:p>
          </table:table-cell>
          <table:table-cell office:value-type="string" calcext:value-type="string">
            <text:p>P11741_x_at</text:p>
          </table:table-cell>
          <table:table-cell office:value-type="float" office:value="0.2076116" calcext:value-type="float">
            <text:p>0.2076116</text:p>
          </table:table-cell>
          <table:table-cell office:value-type="string" calcext:value-type="string">
            <text:p>P14182_at</text:p>
          </table:table-cell>
          <table:table-cell office:value-type="float" office:value="0.3249696" calcext:value-type="float">
            <text:p>0.3249696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3255625" calcext:value-type="float">
            <text:p>0.3255625</text:p>
          </table:table-cell>
          <table:table-cell office:value-type="string" calcext:value-type="string">
            <text:p>P15063_x_at</text:p>
          </table:table-cell>
          <table:table-cell office:value-type="float" office:value="0.2234338" calcext:value-type="float">
            <text:p>0.2234338</text:p>
          </table:table-cell>
          <table:table-cell office:value-type="string" calcext:value-type="string">
            <text:p>P13778_x_at</text:p>
          </table:table-cell>
          <table:table-cell office:value-type="float" office:value="0.1759883" calcext:value-type="float">
            <text:p>0.1759883</text:p>
          </table:table-cell>
          <table:table-cell office:value-type="string" calcext:value-type="string">
            <text:p>P09962_at</text:p>
          </table:table-cell>
          <table:table-cell office:value-type="float" office:value="0.1204757" calcext:value-type="float">
            <text:p>0.1204757</text:p>
          </table:table-cell>
          <table:table-cell office:value-type="string" calcext:value-type="string">
            <text:p>P12110_at</text:p>
          </table:table-cell>
          <table:table-cell office:value-type="float" office:value="0.09996507" calcext:value-type="float">
            <text:p>0.09996507</text:p>
          </table:table-cell>
          <table:table-cell office:value-type="string" calcext:value-type="string">
            <text:p>P15407_s_at</text:p>
          </table:table-cell>
          <table:table-cell office:value-type="float" office:value="0.3315442" calcext:value-type="float">
            <text:p>0.3315442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022114" calcext:value-type="float">
            <text:p>0.5022114</text:p>
          </table:table-cell>
          <table:table-cell office:value-type="string" calcext:value-type="string">
            <text:p>P15504_x_at</text:p>
          </table:table-cell>
          <table:table-cell office:value-type="float" office:value="0.3014911" calcext:value-type="float">
            <text:p>0.3014911</text:p>
          </table:table-cell>
          <table:table-cell office:value-type="string" calcext:value-type="string">
            <text:p>P14734_at</text:p>
          </table:table-cell>
          <table:table-cell office:value-type="float" office:value="0.5246732" calcext:value-type="float">
            <text:p>0.5246732</text:p>
          </table:table-cell>
          <table:table-cell office:value-type="string" calcext:value-type="string">
            <text:p>P13243_at</text:p>
          </table:table-cell>
          <table:table-cell office:value-type="float" office:value="0.0270428" calcext:value-type="float">
            <text:p>0.0270428</text:p>
          </table:table-cell>
          <table:table-cell office:value-type="string" calcext:value-type="string">
            <text:p>P13778_x_at</text:p>
          </table:table-cell>
          <table:table-cell office:value-type="float" office:value="0.07599247" calcext:value-type="float">
            <text:p>0.07599247</text:p>
          </table:table-cell>
          <table:table-cell office:value-type="string" calcext:value-type="string">
            <text:p>P17679_x_at</text:p>
          </table:table-cell>
          <table:table-cell office:value-type="float" office:value="0.3187567" calcext:value-type="float">
            <text:p>0.3187567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128403" calcext:value-type="float">
            <text:p>0.4128403</text:p>
          </table:table-cell>
          <table:table-cell office:value-type="string" calcext:value-type="string">
            <text:p>P17724_at</text:p>
          </table:table-cell>
          <table:table-cell office:value-type="float" office:value="0.2446946" calcext:value-type="float">
            <text:p>0.2446946</text:p>
          </table:table-cell>
          <table:table-cell office:value-type="string" calcext:value-type="string">
            <text:p>P15066_at</text:p>
          </table:table-cell>
          <table:table-cell office:value-type="float" office:value="0.3340383" calcext:value-type="float">
            <text:p>0.3340383</text:p>
          </table:table-cell>
          <table:table-cell office:value-type="string" calcext:value-type="string">
            <text:p>P14261_s_at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14261_s_at</text:p>
          </table:table-cell>
          <table:table-cell office:value-type="float" office:value="0.03015171" calcext:value-type="float">
            <text:p>0.03015171</text:p>
          </table:table-cell>
          <table:table-cell office:value-type="string" calcext:value-type="string">
            <text:p>P17715_x_at</text:p>
          </table:table-cell>
          <table:table-cell office:value-type="float" office:value="0.2584533" calcext:value-type="float">
            <text:p>0.258453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5519892" calcext:value-type="float">
            <text:p>0.5519892</text:p>
          </table:table-cell>
          <table:table-cell office:value-type="string" calcext:value-type="string">
            <text:p>P18164_at</text:p>
          </table:table-cell>
          <table:table-cell office:value-type="float" office:value="0.1156115" calcext:value-type="float">
            <text:p>0.1156115</text:p>
          </table:table-cell>
          <table:table-cell office:value-type="string" calcext:value-type="string">
            <text:p>P15407_s_at</text:p>
          </table:table-cell>
          <table:table-cell office:value-type="float" office:value="0.3713655" calcext:value-type="float">
            <text:p>0.3713655</text:p>
          </table:table-cell>
          <table:table-cell office:value-type="string" calcext:value-type="string">
            <text:p>P16625_at</text:p>
          </table:table-cell>
          <table:table-cell office:value-type="float" office:value="0.09503912" calcext:value-type="float">
            <text:p>0.09503912</text:p>
          </table:table-cell>
          <table:table-cell office:value-type="string" calcext:value-type="string">
            <text:p>P14730_s_at</text:p>
          </table:table-cell>
          <table:table-cell office:value-type="float" office:value="0.2864501" calcext:value-type="float">
            <text:p>0.2864501</text:p>
          </table:table-cell>
          <table:table-cell office:value-type="string" calcext:value-type="string">
            <text:p>P17803_at</text:p>
          </table:table-cell>
          <table:table-cell office:value-type="float" office:value="0.3611928" calcext:value-type="float">
            <text:p>0.3611928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465238" calcext:value-type="float">
            <text:p>0.465238</text:p>
          </table:table-cell>
          <table:table-cell office:value-type="string" calcext:value-type="string">
            <text:p>P18380_at</text:p>
          </table:table-cell>
          <table:table-cell office:value-type="float" office:value="0.1356634" calcext:value-type="float">
            <text:p>0.1356634</text:p>
          </table:table-cell>
          <table:table-cell office:value-type="string" calcext:value-type="string">
            <text:p>P15845_x_at</text:p>
          </table:table-cell>
          <table:table-cell office:value-type="float" office:value="0.3420059" calcext:value-type="float">
            <text:p>0.3420059</text:p>
          </table:table-cell>
          <table:table-cell office:value-type="string" calcext:value-type="string">
            <text:p>P17263_x_at</text:p>
          </table:table-cell>
          <table:table-cell office:value-type="float" office:value="0.02178753" calcext:value-type="float">
            <text:p>0.02178753</text:p>
          </table:table-cell>
          <table:table-cell office:value-type="string" calcext:value-type="string">
            <text:p>P15066_at</text:p>
          </table:table-cell>
          <table:table-cell office:value-type="float" office:value="0.1653362" calcext:value-type="float">
            <text:p>0.1653362</text:p>
          </table:table-cell>
          <table:table-cell office:value-type="string" calcext:value-type="string">
            <text:p>P17989_at</text:p>
          </table:table-cell>
          <table:table-cell office:value-type="float" office:value="0.4952614" calcext:value-type="float">
            <text:p>0.4952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9410_at</text:p>
          </table:table-cell>
          <table:table-cell office:value-type="float" office:value="0.2739733" calcext:value-type="float">
            <text:p>0.2739733</text:p>
          </table:table-cell>
          <table:table-cell office:value-type="string" calcext:value-type="string">
            <text:p>P17724_at</text:p>
          </table:table-cell>
          <table:table-cell office:value-type="float" office:value="0.2803342" calcext:value-type="float">
            <text:p>0.2803342</text:p>
          </table:table-cell>
          <table:table-cell office:value-type="string" calcext:value-type="string">
            <text:p>P17296_at</text:p>
          </table:table-cell>
          <table:table-cell office:value-type="float" office:value="0.007848266" calcext:value-type="float">
            <text:p>0.007848266</text:p>
          </table:table-cell>
          <table:table-cell office:value-type="string" calcext:value-type="string">
            <text:p>P16735_x_at</text:p>
          </table:table-cell>
          <table:table-cell office:value-type="float" office:value="0.02541966" calcext:value-type="float">
            <text:p>0.02541966</text:p>
          </table:table-cell>
          <table:table-cell office:value-type="string" calcext:value-type="string">
            <text:p>P18164_at</text:p>
          </table:table-cell>
          <table:table-cell office:value-type="float" office:value="0.2574762" calcext:value-type="float">
            <text:p>0.2574762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Kuo</text:p>
          </table:table-cell>
          <table:table-cell office:value-type="string" calcext:value-type="string">
            <text:p>P20389_at</text:p>
          </table:table-cell>
          <table:table-cell office:value-type="float" office:value="0.05065027" calcext:value-type="float">
            <text:p>0.05065027</text:p>
          </table:table-cell>
          <table:table-cell office:value-type="string" calcext:value-type="string">
            <text:p>P17989_at</text:p>
          </table:table-cell>
          <table:table-cell office:value-type="float" office:value="0.1400518" calcext:value-type="float">
            <text:p>0.1400518</text:p>
          </table:table-cell>
          <table:table-cell office:value-type="string" calcext:value-type="string">
            <text:p>P17933_s_at</text:p>
          </table:table-cell>
          <table:table-cell office:value-type="float" office:value="-0.1262909" calcext:value-type="float">
            <text:p>-0.1262909</text:p>
          </table:table-cell>
          <table:table-cell office:value-type="string" calcext:value-type="string">
            <text:p>P18380_at</text:p>
          </table:table-cell>
          <table:table-cell office:value-type="float" office:value="-0.1545356" calcext:value-type="float">
            <text:p>-0.1545356</text:p>
          </table:table-cell>
          <table:table-cell office:value-type="string" calcext:value-type="string">
            <text:p>P18741_at</text:p>
          </table:table-cell>
          <table:table-cell office:value-type="float" office:value="0.2815705" calcext:value-type="float">
            <text:p>0.2815705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525566" calcext:value-type="float">
            <text:p>0.2525566</text:p>
          </table:table-cell>
          <table:table-cell office:value-type="string" calcext:value-type="string">
            <text:p>P4206_at</text:p>
          </table:table-cell>
          <table:table-cell office:value-type="float" office:value="0.339576" calcext:value-type="float">
            <text:p>0.339576</text:p>
          </table:table-cell>
          <table:table-cell office:value-type="string" calcext:value-type="string">
            <text:p>P19235_s_at</text:p>
          </table:table-cell>
          <table:table-cell office:value-type="float" office:value="0.2381078" calcext:value-type="float">
            <text:p>0.2381078</text:p>
          </table:table-cell>
          <table:table-cell office:value-type="string" calcext:value-type="string">
            <text:p>P17989_at</text:p>
          </table:table-cell>
          <table:table-cell office:value-type="float" office:value="0.07459433" calcext:value-type="float">
            <text:p>0.07459433</text:p>
          </table:table-cell>
          <table:table-cell office:value-type="string" calcext:value-type="string">
            <text:p>P20389_at</text:p>
          </table:table-cell>
          <table:table-cell office:value-type="float" office:value="-0.0138782" calcext:value-type="float">
            <text:p>-0.0138782</text:p>
          </table:table-cell>
          <table:table-cell office:value-type="string" calcext:value-type="string">
            <text:p>P19051_x_at</text:p>
          </table:table-cell>
          <table:table-cell office:value-type="float" office:value="0.2687586" calcext:value-type="float">
            <text:p>0.2687586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091641" calcext:value-type="float">
            <text:p>0.3091641</text:p>
          </table:table-cell>
          <table:table-cell table:number-columns-repeated="2"/>
          <table:table-cell office:value-type="string" calcext:value-type="string">
            <text:p>P19355_at</text:p>
          </table:table-cell>
          <table:table-cell office:value-type="float" office:value="0.2081008" calcext:value-type="float">
            <text:p>0.2081008</text:p>
          </table:table-cell>
          <table:table-cell office:value-type="string" calcext:value-type="string">
            <text:p>P18741_at</text:p>
          </table:table-cell>
          <table:table-cell office:value-type="float" office:value="-0.03484128" calcext:value-type="float">
            <text:p>-0.03484128</text:p>
          </table:table-cell>
          <table:table-cell office:value-type="string" calcext:value-type="string">
            <text:p>P21610_s_at</text:p>
          </table:table-cell>
          <table:table-cell office:value-type="float" office:value="-0.0272578" calcext:value-type="float">
            <text:p>-0.0272578</text:p>
          </table:table-cell>
          <table:table-cell office:value-type="string" calcext:value-type="string">
            <text:p>P19233_s_at</text:p>
          </table:table-cell>
          <table:table-cell office:value-type="float" office:value="0.2388758" calcext:value-type="float">
            <text:p>0.238875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090324" calcext:value-type="float">
            <text:p>0.209032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Kuo</text:p>
          </table:table-cell>
          <table:table-cell office:value-type="string" calcext:value-type="string">
            <text:p>P21668_s_at</text:p>
          </table:table-cell>
          <table:table-cell office:value-type="float" office:value="0.4003893" calcext:value-type="float">
            <text:p>0.4003893</text:p>
          </table:table-cell>
          <table:table-cell office:value-type="string" calcext:value-type="string">
            <text:p>P20389_at</text:p>
          </table:table-cell>
          <table:table-cell office:value-type="float" office:value="0.05129962" calcext:value-type="float">
            <text:p>0.05129962</text:p>
          </table:table-cell>
          <table:table-cell office:value-type="string" calcext:value-type="string">
            <text:p>P22086_s_at</text:p>
          </table:table-cell>
          <table:table-cell office:value-type="float" office:value="0.2644192" calcext:value-type="float">
            <text:p>0.2644192</text:p>
          </table:table-cell>
          <table:table-cell office:value-type="string" calcext:value-type="string">
            <text:p>P20389_at</text:p>
          </table:table-cell>
          <table:table-cell office:value-type="float" office:value="0.4288287" calcext:value-type="float">
            <text:p>0.4288287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3613155" calcext:value-type="float">
            <text:p>0.3613155</text:p>
          </table:table-cell>
          <table:table-cell office:value-type="string" calcext:value-type="string">
            <text:p>P00785_s_at</text:p>
          </table:table-cell>
          <table:table-cell office:value-type="float" office:value="0.2306562" calcext:value-type="float">
            <text:p>0.2306562</text:p>
          </table:table-cell>
          <table:table-cell office:value-type="string" calcext:value-type="string">
            <text:p>P22168_at</text:p>
          </table:table-cell>
          <table:table-cell office:value-type="float" office:value="0.1902697" calcext:value-type="float">
            <text:p>0.1902697</text:p>
          </table:table-cell>
          <table:table-cell office:value-type="string" calcext:value-type="string">
            <text:p>P22212_s_at</text:p>
          </table:table-cell>
          <table:table-cell office:value-type="float" office:value="-0.04247945" calcext:value-type="float">
            <text:p>-0.04247945</text:p>
          </table:table-cell>
          <table:table-cell office:value-type="string" calcext:value-type="string">
            <text:p>P22168_at</text:p>
          </table:table-cell>
          <table:table-cell office:value-type="float" office:value="0.3142525" calcext:value-type="float">
            <text:p>0.3142525</text:p>
          </table:table-cell>
          <table:table-cell office:value-type="string" calcext:value-type="string">
            <text:p>P20575_at</text:p>
          </table:table-cell>
          <table:table-cell office:value-type="float" office:value="0.2382577" calcext:value-type="float">
            <text:p>0.238257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2510808" calcext:value-type="float">
            <text:p>0.2510808</text:p>
          </table:table-cell>
          <table:table-cell office:value-type="string" calcext:value-type="string">
            <text:p>P00984_s_at</text:p>
          </table:table-cell>
          <table:table-cell office:value-type="float" office:value="0.4712125" calcext:value-type="float">
            <text:p>0.4712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2655082" calcext:value-type="float">
            <text:p>0.2655082</text:p>
          </table:table-cell>
          <table:table-cell office:value-type="string" calcext:value-type="string">
            <text:p>P01481_s_at</text:p>
          </table:table-cell>
          <table:table-cell office:value-type="float" office:value="0.2076883" calcext:value-type="float">
            <text:p>0.207688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Ku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Kuo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2131139" calcext:value-type="float">
            <text:p>0.2131139</text:p>
          </table:table-cell>
          <table:table-cell office:value-type="string" calcext:value-type="string">
            <text:p>P01798_s_at</text:p>
          </table:table-cell>
          <table:table-cell office:value-type="float" office:value="0.2958576" calcext:value-type="float">
            <text:p>0.2958576</text:p>
          </table:table-cell>
          <table:table-cell office:value-type="string" calcext:value-type="string">
            <text:p>P01481_s_at</text:p>
          </table:table-cell>
          <table:table-cell office:value-type="float" office:value="0.09057901" calcext:value-type="float">
            <text:p>0.09057901</text:p>
          </table:table-cell>
          <table:table-cell office:value-type="string" calcext:value-type="string">
            <text:p>P00097_s_at</text:p>
          </table:table-cell>
          <table:table-cell office:value-type="float" office:value="-0.08372148" calcext:value-type="float">
            <text:p>-0.08372148</text:p>
          </table:table-cell>
          <table:table-cell office:value-type="string" calcext:value-type="string">
            <text:p>P00785_s_at</text:p>
          </table:table-cell>
          <table:table-cell office:value-type="float" office:value="-0.05662278" calcext:value-type="float">
            <text:p>-0.05662278</text:p>
          </table:table-cell>
          <table:table-cell office:value-type="string" calcext:value-type="string">
            <text:p>P00785_s_at</text:p>
          </table:table-cell>
          <table:table-cell office:value-type="float" office:value="-0.01274377" calcext:value-type="float">
            <text:p>-0.0127437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45579" calcext:value-type="float">
            <text:p>0.145579</text:p>
          </table:table-cell>
          <table:table-cell office:value-type="string" calcext:value-type="string">
            <text:p>P03013_at</text:p>
          </table:table-cell>
          <table:table-cell office:value-type="float" office:value="0.1431139" calcext:value-type="float">
            <text:p>0.1431139</text:p>
          </table:table-cell>
          <table:table-cell office:value-type="string" calcext:value-type="string">
            <text:p>P01729_s_at</text:p>
          </table:table-cell>
          <table:table-cell office:value-type="float" office:value="0.2205351" calcext:value-type="float">
            <text:p>0.2205351</text:p>
          </table:table-cell>
          <table:table-cell office:value-type="string" calcext:value-type="string">
            <text:p>P00785_s_at</text:p>
          </table:table-cell>
          <table:table-cell office:value-type="float" office:value="0.1060655" calcext:value-type="float">
            <text:p>0.1060655</text:p>
          </table:table-cell>
          <table:table-cell office:value-type="string" calcext:value-type="string">
            <text:p>P01856_s_at</text:p>
          </table:table-cell>
          <table:table-cell office:value-type="float" office:value="0.05733345" calcext:value-type="float">
            <text:p>0.05733345</text:p>
          </table:table-cell>
          <table:table-cell office:value-type="string" calcext:value-type="string">
            <text:p>P02286_s_at</text:p>
          </table:table-cell>
          <table:table-cell office:value-type="float" office:value="-0.3241641" calcext:value-type="float">
            <text:p>-0.324164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3217915" calcext:value-type="float">
            <text:p>0.3217915</text:p>
          </table:table-cell>
          <table:table-cell office:value-type="string" calcext:value-type="string">
            <text:p>P05234_at</text:p>
          </table:table-cell>
          <table:table-cell office:value-type="float" office:value="0.2829822" calcext:value-type="float">
            <text:p>0.2829822</text:p>
          </table:table-cell>
          <table:table-cell office:value-type="string" calcext:value-type="string">
            <text:p>P01798_s_at</text:p>
          </table:table-cell>
          <table:table-cell office:value-type="float" office:value="0.06147581" calcext:value-type="float">
            <text:p>0.06147581</text:p>
          </table:table-cell>
          <table:table-cell office:value-type="string" calcext:value-type="string">
            <text:p>P01481_s_at</text:p>
          </table:table-cell>
          <table:table-cell office:value-type="float" office:value="0.1514911" calcext:value-type="float">
            <text:p>0.1514911</text:p>
          </table:table-cell>
          <table:table-cell office:value-type="string" calcext:value-type="string">
            <text:p>P01926_s_at</text:p>
          </table:table-cell>
          <table:table-cell office:value-type="float" office:value="-0.09543204" calcext:value-type="float">
            <text:p>-0.09543204</text:p>
          </table:table-cell>
          <table:table-cell office:value-type="string" calcext:value-type="string">
            <text:p>P03013_at</text:p>
          </table:table-cell>
          <table:table-cell office:value-type="float" office:value="-0.1851534" calcext:value-type="float">
            <text:p>-0.1851534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136776" calcext:value-type="float">
            <text:p>0.4136776</text:p>
          </table:table-cell>
          <table:table-cell office:value-type="string" calcext:value-type="string">
            <text:p>P05560_at</text:p>
          </table:table-cell>
          <table:table-cell office:value-type="float" office:value="0.2395897" calcext:value-type="float">
            <text:p>0.2395897</text:p>
          </table:table-cell>
          <table:table-cell office:value-type="string" calcext:value-type="string">
            <text:p>P02418_at</text:p>
          </table:table-cell>
          <table:table-cell office:value-type="float" office:value="0.04190142" calcext:value-type="float">
            <text:p>0.04190142</text:p>
          </table:table-cell>
          <table:table-cell office:value-type="string" calcext:value-type="string">
            <text:p>P01729_s_at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P02085_at</text:p>
          </table:table-cell>
          <table:table-cell office:value-type="float" office:value="-0.2470548" calcext:value-type="float">
            <text:p>-0.2470548</text:p>
          </table:table-cell>
          <table:table-cell office:value-type="string" calcext:value-type="string">
            <text:p>P03413_at</text:p>
          </table:table-cell>
          <table:table-cell office:value-type="float" office:value="-0.04008778" calcext:value-type="float">
            <text:p>-0.0400877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3121579" calcext:value-type="float">
            <text:p>0.3121579</text:p>
          </table:table-cell>
          <table:table-cell office:value-type="string" calcext:value-type="string">
            <text:p>P06807_s_at</text:p>
          </table:table-cell>
          <table:table-cell office:value-type="float" office:value="0.3884143" calcext:value-type="float">
            <text:p>0.3884143</text:p>
          </table:table-cell>
          <table:table-cell office:value-type="string" calcext:value-type="string">
            <text:p>P03413_at</text:p>
          </table:table-cell>
          <table:table-cell office:value-type="float" office:value="0.2076883" calcext:value-type="float">
            <text:p>0.2076883</text:p>
          </table:table-cell>
          <table:table-cell office:value-type="string" calcext:value-type="string">
            <text:p>P01738_at</text:p>
          </table:table-cell>
          <table:table-cell office:value-type="float" office:value="0.08649111" calcext:value-type="float">
            <text:p>0.08649111</text:p>
          </table:table-cell>
          <table:table-cell office:value-type="string" calcext:value-type="string">
            <text:p>P02170_s_at</text:p>
          </table:table-cell>
          <table:table-cell office:value-type="float" office:value="0.006475806" calcext:value-type="float">
            <text:p>0.006475806</text:p>
          </table:table-cell>
          <table:table-cell office:value-type="string" calcext:value-type="string">
            <text:p>P04511_at</text:p>
          </table:table-cell>
          <table:table-cell office:value-type="float" office:value="-0.04098932" calcext:value-type="float">
            <text:p>-0.04098932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2713594" calcext:value-type="float">
            <text:p>0.2713594</text:p>
          </table:table-cell>
          <table:table-cell office:value-type="string" calcext:value-type="string">
            <text:p>P06866_at</text:p>
          </table:table-cell>
          <table:table-cell office:value-type="float" office:value="0.4764911" calcext:value-type="float">
            <text:p>0.4764911</text:p>
          </table:table-cell>
          <table:table-cell office:value-type="string" calcext:value-type="string">
            <text:p>P04999_s_at</text:p>
          </table:table-cell>
          <table:table-cell office:value-type="float" office:value="0.3998901" calcext:value-type="float">
            <text:p>0.3998901</text:p>
          </table:table-cell>
          <table:table-cell office:value-type="string" calcext:value-type="string">
            <text:p>P02522_at</text:p>
          </table:table-cell>
          <table:table-cell office:value-type="float" office:value="0.03063346" calcext:value-type="float">
            <text:p>0.03063346</text:p>
          </table:table-cell>
          <table:table-cell office:value-type="string" calcext:value-type="string">
            <text:p>P02922_at</text:p>
          </table:table-cell>
          <table:table-cell office:value-type="float" office:value="-0.2281139" calcext:value-type="float">
            <text:p>-0.2281139</text:p>
          </table:table-cell>
          <table:table-cell office:value-type="string" calcext:value-type="string">
            <text:p>P05211_s_at</text:p>
          </table:table-cell>
          <table:table-cell office:value-type="float" office:value="-0.003245553" calcext:value-type="float">
            <text:p>-0.003245553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1651031" calcext:value-type="float">
            <text:p>0.1651031</text:p>
          </table:table-cell>
          <table:table-cell office:value-type="string" calcext:value-type="string">
            <text:p>P07820_at</text:p>
          </table:table-cell>
          <table:table-cell office:value-type="float" office:value="0.06055728" calcext:value-type="float">
            <text:p>0.06055728</text:p>
          </table:table-cell>
          <table:table-cell office:value-type="string" calcext:value-type="string">
            <text:p>P08082_x_at</text:p>
          </table:table-cell>
          <table:table-cell office:value-type="float" office:value="0.1195897" calcext:value-type="float">
            <text:p>0.1195897</text:p>
          </table:table-cell>
          <table:table-cell office:value-type="string" calcext:value-type="string">
            <text:p>P02627_s_at</text:p>
          </table:table-cell>
          <table:table-cell office:value-type="float" office:value="0.1369167" calcext:value-type="float">
            <text:p>0.1369167</text:p>
          </table:table-cell>
          <table:table-cell office:value-type="string" calcext:value-type="string">
            <text:p>P04511_at</text:p>
          </table:table-cell>
          <table:table-cell office:value-type="float" office:value="0.05718648" calcext:value-type="float">
            <text:p>0.05718648</text:p>
          </table:table-cell>
          <table:table-cell office:value-type="string" calcext:value-type="string">
            <text:p>P06385_s_at</text:p>
          </table:table-cell>
          <table:table-cell office:value-type="float" office:value="0.05634414" calcext:value-type="float">
            <text:p>0.0563441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09309858" calcext:value-type="float">
            <text:p>0.09309858</text:p>
          </table:table-cell>
          <table:table-cell office:value-type="string" calcext:value-type="string">
            <text:p>P09720_s_at</text:p>
          </table:table-cell>
          <table:table-cell office:value-type="float" office:value="0.5121579" calcext:value-type="float">
            <text:p>0.5121579</text:p>
          </table:table-cell>
          <table:table-cell office:value-type="string" calcext:value-type="string">
            <text:p>P08471_at</text:p>
          </table:table-cell>
          <table:table-cell office:value-type="float" office:value="0.4903221" calcext:value-type="float">
            <text:p>0.4903221</text:p>
          </table:table-cell>
          <table:table-cell office:value-type="string" calcext:value-type="string">
            <text:p>P02784_s_at</text:p>
          </table:table-cell>
          <table:table-cell office:value-type="float" office:value="0.2205896" calcext:value-type="float">
            <text:p>0.2205896</text:p>
          </table:table-cell>
          <table:table-cell office:value-type="string" calcext:value-type="string">
            <text:p>P05364_at</text:p>
          </table:table-cell>
          <table:table-cell office:value-type="float" office:value="0.05305469" calcext:value-type="float">
            <text:p>0.05305469</text:p>
          </table:table-cell>
          <table:table-cell office:value-type="string" calcext:value-type="string">
            <text:p>P06542_s_at</text:p>
          </table:table-cell>
          <table:table-cell office:value-type="float" office:value="0.008098583" calcext:value-type="float">
            <text:p>0.008098583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2652851" calcext:value-type="float">
            <text:p>0.2652851</text:p>
          </table:table-cell>
          <table:table-cell office:value-type="string" calcext:value-type="string">
            <text:p>P09962_at</text:p>
          </table:table-cell>
          <table:table-cell office:value-type="float" office:value="-0.1263441" calcext:value-type="float">
            <text:p>-0.1263441</text:p>
          </table:table-cell>
          <table:table-cell office:value-type="string" calcext:value-type="string">
            <text:p>P08892_s_at</text:p>
          </table:table-cell>
          <table:table-cell office:value-type="float" office:value="0.2895897" calcext:value-type="float">
            <text:p>0.2895897</text:p>
          </table:table-cell>
          <table:table-cell office:value-type="string" calcext:value-type="string">
            <text:p>P02935_s_at</text:p>
          </table:table-cell>
          <table:table-cell office:value-type="float" office:value="0.08176975" calcext:value-type="float">
            <text:p>0.08176975</text:p>
          </table:table-cell>
          <table:table-cell office:value-type="string" calcext:value-type="string">
            <text:p>P06472_s_at</text:p>
          </table:table-cell>
          <table:table-cell office:value-type="float" office:value="-0.01324555" calcext:value-type="float">
            <text:p>-0.01324555</text:p>
          </table:table-cell>
          <table:table-cell office:value-type="string" calcext:value-type="string">
            <text:p>P10705_s_at</text:p>
          </table:table-cell>
          <table:table-cell office:value-type="float" office:value="-0.1514911" calcext:value-type="float">
            <text:p>-0.1514911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-0.03063346" calcext:value-type="float">
            <text:p>-0.03063346</text:p>
          </table:table-cell>
          <table:table-cell office:value-type="string" calcext:value-type="string">
            <text:p>P12702_s_at</text:p>
          </table:table-cell>
          <table:table-cell office:value-type="float" office:value="0.1970548" calcext:value-type="float">
            <text:p>0.1970548</text:p>
          </table:table-cell>
          <table:table-cell office:value-type="string" calcext:value-type="string">
            <text:p>P09205_s_at</text:p>
          </table:table-cell>
          <table:table-cell office:value-type="float" office:value="0.07705481" calcext:value-type="float">
            <text:p>0.07705481</text:p>
          </table:table-cell>
          <table:table-cell office:value-type="string" calcext:value-type="string">
            <text:p>P03013_at</text:p>
          </table:table-cell>
          <table:table-cell office:value-type="float" office:value="0.1398683" calcext:value-type="float">
            <text:p>0.1398683</text:p>
          </table:table-cell>
          <table:table-cell office:value-type="string" calcext:value-type="string">
            <text:p>P07730_x_at</text:p>
          </table:table-cell>
          <table:table-cell office:value-type="float" office:value="-0.1778352" calcext:value-type="float">
            <text:p>-0.1778352</text:p>
          </table:table-cell>
          <table:table-cell office:value-type="string" calcext:value-type="string">
            <text:p>P10810_s_at</text:p>
          </table:table-cell>
          <table:table-cell office:value-type="float" office:value="-0.1026121" calcext:value-type="float">
            <text:p>-0.1026121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192349" calcext:value-type="float">
            <text:p>0.1192349</text:p>
          </table:table-cell>
          <table:table-cell office:value-type="string" calcext:value-type="string">
            <text:p>P13228_at</text:p>
          </table:table-cell>
          <table:table-cell office:value-type="float" office:value="0.2944427" calcext:value-type="float">
            <text:p>0.2944427</text:p>
          </table:table-cell>
          <table:table-cell office:value-type="string" calcext:value-type="string">
            <text:p>P11838_x_at</text:p>
          </table:table-cell>
          <table:table-cell office:value-type="float" office:value="0.4303157" calcext:value-type="float">
            <text:p>0.4303157</text:p>
          </table:table-cell>
          <table:table-cell office:value-type="string" calcext:value-type="string">
            <text:p>P03413_at</text:p>
          </table:table-cell>
          <table:table-cell office:value-type="float" office:value="0.3465789" calcext:value-type="float">
            <text:p>0.3465789</text:p>
          </table:table-cell>
          <table:table-cell office:value-type="string" calcext:value-type="string">
            <text:p>P08664_s_at</text:p>
          </table:table-cell>
          <table:table-cell office:value-type="float" office:value="-0.1344427" calcext:value-type="float">
            <text:p>-0.1344427</text:p>
          </table:table-cell>
          <table:table-cell office:value-type="string" calcext:value-type="string">
            <text:p>P11838_x_at</text:p>
          </table:table-cell>
          <table:table-cell office:value-type="float" office:value="-0.08852419" calcext:value-type="float">
            <text:p>-0.08852419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3245352" calcext:value-type="float">
            <text:p>0.3245352</text:p>
          </table:table-cell>
          <table:table-cell office:value-type="string" calcext:value-type="string">
            <text:p>P14121_x_at</text:p>
          </table:table-cell>
          <table:table-cell office:value-type="float" office:value="0.3853004" calcext:value-type="float">
            <text:p>0.3853004</text:p>
          </table:table-cell>
          <table:table-cell office:value-type="string" calcext:value-type="string">
            <text:p>P12702_s_at</text:p>
          </table:table-cell>
          <table:table-cell office:value-type="float" office:value="0.1535306" calcext:value-type="float">
            <text:p>0.1535306</text:p>
          </table:table-cell>
          <table:table-cell office:value-type="string" calcext:value-type="string">
            <text:p>P05036_at</text:p>
          </table:table-cell>
          <table:table-cell office:value-type="float" office:value="0.04091853" calcext:value-type="float">
            <text:p>0.04091853</text:p>
          </table:table-cell>
          <table:table-cell office:value-type="string" calcext:value-type="string">
            <text:p>P08892_s_at</text:p>
          </table:table-cell>
          <table:table-cell office:value-type="float" office:value="-0.08324555" calcext:value-type="float">
            <text:p>-0.08324555</text:p>
          </table:table-cell>
          <table:table-cell office:value-type="string" calcext:value-type="string">
            <text:p>P13243_at</text:p>
          </table:table-cell>
          <table:table-cell office:value-type="float" office:value="-0.181388" calcext:value-type="float">
            <text:p>-0.181388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3374869" calcext:value-type="float">
            <text:p>0.3374869</text:p>
          </table:table-cell>
          <table:table-cell office:value-type="string" calcext:value-type="string">
            <text:p>P14261_s_at</text:p>
          </table:table-cell>
          <table:table-cell office:value-type="float" office:value="0.459605" calcext:value-type="float">
            <text:p>0.459605</text:p>
          </table:table-cell>
          <table:table-cell office:value-type="string" calcext:value-type="string">
            <text:p>P12958_x_at</text:p>
          </table:table-cell>
          <table:table-cell office:value-type="float" office:value="0.1219078" calcext:value-type="float">
            <text:p>0.1219078</text:p>
          </table:table-cell>
          <table:table-cell office:value-type="string" calcext:value-type="string">
            <text:p>P07078_at</text:p>
          </table:table-cell>
          <table:table-cell office:value-type="float" office:value="0.2798748" calcext:value-type="float">
            <text:p>0.2798748</text:p>
          </table:table-cell>
          <table:table-cell office:value-type="string" calcext:value-type="string">
            <text:p>P10404_x_at</text:p>
          </table:table-cell>
          <table:table-cell office:value-type="float" office:value="-0.06972136" calcext:value-type="float">
            <text:p>-0.06972136</text:p>
          </table:table-cell>
          <table:table-cell office:value-type="string" calcext:value-type="string">
            <text:p>P13778_x_at</text:p>
          </table:table-cell>
          <table:table-cell office:value-type="float" office:value="-0.0539229" calcext:value-type="float">
            <text:p>-0.0539229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3100217" calcext:value-type="float">
            <text:p>0.3100217</text:p>
          </table:table-cell>
          <table:table-cell office:value-type="string" calcext:value-type="string">
            <text:p>P15063_x_at</text:p>
          </table:table-cell>
          <table:table-cell office:value-type="float" office:value="0.309458" calcext:value-type="float">
            <text:p>0.309458</text:p>
          </table:table-cell>
          <table:table-cell office:value-type="string" calcext:value-type="string">
            <text:p>P13439_x_at</text:p>
          </table:table-cell>
          <table:table-cell office:value-type="float" office:value="0.09309858" calcext:value-type="float">
            <text:p>0.09309858</text:p>
          </table:table-cell>
          <table:table-cell office:value-type="string" calcext:value-type="string">
            <text:p>P09720_s_at</text:p>
          </table:table-cell>
          <table:table-cell office:value-type="float" office:value="0.139458" calcext:value-type="float">
            <text:p>0.139458</text:p>
          </table:table-cell>
          <table:table-cell office:value-type="string" calcext:value-type="string">
            <text:p>P11741_x_at</text:p>
          </table:table-cell>
          <table:table-cell office:value-type="float" office:value="-0.1595897" calcext:value-type="float">
            <text:p>-0.1595897</text:p>
          </table:table-cell>
          <table:table-cell office:value-type="string" calcext:value-type="string">
            <text:p>P14182_at</text:p>
          </table:table-cell>
          <table:table-cell office:value-type="float" office:value="0.04809858" calcext:value-type="float">
            <text:p>0.04809858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3570262" calcext:value-type="float">
            <text:p>0.3570262</text:p>
          </table:table-cell>
          <table:table-cell office:value-type="string" calcext:value-type="string">
            <text:p>P15504_x_at</text:p>
          </table:table-cell>
          <table:table-cell office:value-type="float" office:value="0.1464319" calcext:value-type="float">
            <text:p>0.1464319</text:p>
          </table:table-cell>
          <table:table-cell office:value-type="string" calcext:value-type="string">
            <text:p>P13778_x_at</text:p>
          </table:table-cell>
          <table:table-cell office:value-type="float" office:value="0.1560655" calcext:value-type="float">
            <text:p>0.1560655</text:p>
          </table:table-cell>
          <table:table-cell office:value-type="string" calcext:value-type="string">
            <text:p>P09962_at</text:p>
          </table:table-cell>
          <table:table-cell office:value-type="float" office:value="0.09066679" calcext:value-type="float">
            <text:p>0.09066679</text:p>
          </table:table-cell>
          <table:table-cell office:value-type="string" calcext:value-type="string">
            <text:p>P12110_at</text:p>
          </table:table-cell>
          <table:table-cell office:value-type="float" office:value="0.1279669" calcext:value-type="float">
            <text:p>0.1279669</text:p>
          </table:table-cell>
          <table:table-cell office:value-type="string" calcext:value-type="string">
            <text:p>P15407_s_at</text:p>
          </table:table-cell>
          <table:table-cell office:value-type="float" office:value="-0.1138093" calcext:value-type="float">
            <text:p>-0.113809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2085306" calcext:value-type="float">
            <text:p>0.2085306</text:p>
          </table:table-cell>
          <table:table-cell office:value-type="string" calcext:value-type="string">
            <text:p>P17724_at</text:p>
          </table:table-cell>
          <table:table-cell office:value-type="float" office:value="0.5026883" calcext:value-type="float">
            <text:p>0.5026883</text:p>
          </table:table-cell>
          <table:table-cell office:value-type="string" calcext:value-type="string">
            <text:p>P14734_at</text:p>
          </table:table-cell>
          <table:table-cell office:value-type="float" office:value="0.1566228" calcext:value-type="float">
            <text:p>0.1566228</text:p>
          </table:table-cell>
          <table:table-cell office:value-type="string" calcext:value-type="string">
            <text:p>P13243_at</text:p>
          </table:table-cell>
          <table:table-cell office:value-type="float" office:value="-0.05824555" calcext:value-type="float">
            <text:p>-0.05824555</text:p>
          </table:table-cell>
          <table:table-cell office:value-type="string" calcext:value-type="string">
            <text:p>P13778_x_at</text:p>
          </table:table-cell>
          <table:table-cell office:value-type="float" office:value="-0.165" calcext:value-type="float">
            <text:p>-0.165</text:p>
          </table:table-cell>
          <table:table-cell office:value-type="string" calcext:value-type="string">
            <text:p>P17679_x_at</text:p>
          </table:table-cell>
          <table:table-cell office:value-type="float" office:value="-0.09436654" calcext:value-type="float">
            <text:p>-0.0943665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460655" calcext:value-type="float">
            <text:p>0.1460655</text:p>
          </table:table-cell>
          <table:table-cell office:value-type="string" calcext:value-type="string">
            <text:p>P18164_at</text:p>
          </table:table-cell>
          <table:table-cell office:value-type="float" office:value="0.438831" calcext:value-type="float">
            <text:p>0.438831</text:p>
          </table:table-cell>
          <table:table-cell office:value-type="string" calcext:value-type="string">
            <text:p>P15066_at</text:p>
          </table:table-cell>
          <table:table-cell office:value-type="float" office:value="0.3558899" calcext:value-type="float">
            <text:p>0.3558899</text:p>
          </table:table-cell>
          <table:table-cell office:value-type="string" calcext:value-type="string">
            <text:p>P14261_s_at</text:p>
          </table:table-cell>
          <table:table-cell office:value-type="float" office:value="0.3408022" calcext:value-type="float">
            <text:p>0.3408022</text:p>
          </table:table-cell>
          <table:table-cell office:value-type="string" calcext:value-type="string">
            <text:p>P14261_s_at</text:p>
          </table:table-cell>
          <table:table-cell office:value-type="float" office:value="-0.04571068" calcext:value-type="float">
            <text:p>-0.04571068</text:p>
          </table:table-cell>
          <table:table-cell office:value-type="string" calcext:value-type="string">
            <text:p>P17715_x_at</text:p>
          </table:table-cell>
          <table:table-cell office:value-type="float" office:value="-0.1210655" calcext:value-type="float">
            <text:p>-0.12106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380_at</text:p>
          </table:table-cell>
          <table:table-cell office:value-type="float" office:value="0.2581139" calcext:value-type="float">
            <text:p>0.2581139</text:p>
          </table:table-cell>
          <table:table-cell office:value-type="string" calcext:value-type="string">
            <text:p>P15407_s_at</text:p>
          </table:table-cell>
          <table:table-cell office:value-type="float" office:value="-0.0007804283" calcext:value-type="float">
            <text:p>-0.0007804283</text:p>
          </table:table-cell>
          <table:table-cell office:value-type="string" calcext:value-type="string">
            <text:p>P16625_at</text:p>
          </table:table-cell>
          <table:table-cell office:value-type="float" office:value="-0.2164214" calcext:value-type="float">
            <text:p>-0.2164214</text:p>
          </table:table-cell>
          <table:table-cell office:value-type="string" calcext:value-type="string">
            <text:p>P14730_s_at</text:p>
          </table:table-cell>
          <table:table-cell office:value-type="float" office:value="-0.2811686" calcext:value-type="float">
            <text:p>-0.2811686</text:p>
          </table:table-cell>
          <table:table-cell office:value-type="string" calcext:value-type="string">
            <text:p>P17803_at</text:p>
          </table:table-cell>
          <table:table-cell office:value-type="float" office:value="-0.1220664" calcext:value-type="float">
            <text:p>-0.1220664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Mitchell</text:p>
          </table:table-cell>
          <table:table-cell office:value-type="string" calcext:value-type="string">
            <text:p>P19410_at</text:p>
          </table:table-cell>
          <table:table-cell office:value-type="float" office:value="0.3536776" calcext:value-type="float">
            <text:p>0.3536776</text:p>
          </table:table-cell>
          <table:table-cell office:value-type="string" calcext:value-type="string">
            <text:p>P15845_x_at</text:p>
          </table:table-cell>
          <table:table-cell office:value-type="float" office:value="0.1929669" calcext:value-type="float">
            <text:p>0.1929669</text:p>
          </table:table-cell>
          <table:table-cell office:value-type="string" calcext:value-type="string">
            <text:p>P17263_x_at</text:p>
          </table:table-cell>
          <table:table-cell office:value-type="float" office:value="0.3215748" calcext:value-type="float">
            <text:p>0.3215748</text:p>
          </table:table-cell>
          <table:table-cell office:value-type="string" calcext:value-type="string">
            <text:p>P15066_at</text:p>
          </table:table-cell>
          <table:table-cell office:value-type="float" office:value="-0.02324555" calcext:value-type="float">
            <text:p>-0.02324555</text:p>
          </table:table-cell>
          <table:table-cell office:value-type="string" calcext:value-type="string">
            <text:p>P17989_at</text:p>
          </table:table-cell>
          <table:table-cell office:value-type="float" office:value="-0.1241641" calcext:value-type="float">
            <text:p>-0.1241641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7804632" calcext:value-type="float">
            <text:p>0.7804632</text:p>
          </table:table-cell>
          <table:table-cell office:value-type="string" calcext:value-type="string">
            <text:p>P20389_at</text:p>
          </table:table-cell>
          <table:table-cell office:value-type="float" office:value="0.4589562" calcext:value-type="float">
            <text:p>0.4589562</text:p>
          </table:table-cell>
          <table:table-cell office:value-type="string" calcext:value-type="string">
            <text:p>P17724_at</text:p>
          </table:table-cell>
          <table:table-cell office:value-type="float" office:value="0.3558641" calcext:value-type="float">
            <text:p>0.3558641</text:p>
          </table:table-cell>
          <table:table-cell office:value-type="string" calcext:value-type="string">
            <text:p>P17296_at</text:p>
          </table:table-cell>
          <table:table-cell office:value-type="float" office:value="0.2005854" calcext:value-type="float">
            <text:p>0.2005854</text:p>
          </table:table-cell>
          <table:table-cell office:value-type="string" calcext:value-type="string">
            <text:p>P16735_x_at</text:p>
          </table:table-cell>
          <table:table-cell office:value-type="float" office:value="-0.006622777" calcext:value-type="float">
            <text:p>-0.006622777</text:p>
          </table:table-cell>
          <table:table-cell office:value-type="string" calcext:value-type="string">
            <text:p>P18164_at</text:p>
          </table:table-cell>
          <table:table-cell office:value-type="float" office:value="0.1021865" calcext:value-type="float">
            <text:p>0.1021865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7947907" calcext:value-type="float">
            <text:p>0.7947907</text:p>
          </table:table-cell>
          <table:table-cell office:value-type="string" calcext:value-type="string">
            <text:p>P4206_at</text:p>
          </table:table-cell>
          <table:table-cell office:value-type="float" office:value="0.07071068" calcext:value-type="float">
            <text:p>0.07071068</text:p>
          </table:table-cell>
          <table:table-cell office:value-type="string" calcext:value-type="string">
            <text:p>P17989_at</text:p>
          </table:table-cell>
          <table:table-cell office:value-type="float" office:value="0.2052306" calcext:value-type="float">
            <text:p>0.2052306</text:p>
          </table:table-cell>
          <table:table-cell office:value-type="string" calcext:value-type="string">
            <text:p>P17933_s_at</text:p>
          </table:table-cell>
          <table:table-cell office:value-type="float" office:value="0.08479858" calcext:value-type="float">
            <text:p>0.08479858</text:p>
          </table:table-cell>
          <table:table-cell office:value-type="string" calcext:value-type="string">
            <text:p>P18380_at</text:p>
          </table:table-cell>
          <table:table-cell office:value-type="float" office:value="-0.198399" calcext:value-type="float">
            <text:p>-0.198399</text:p>
          </table:table-cell>
          <table:table-cell office:value-type="string" calcext:value-type="string">
            <text:p>P18741_at</text:p>
          </table:table-cell>
          <table:table-cell office:value-type="float" office:value="-0.006622777" calcext:value-type="float">
            <text:p>-0.006622777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8103118" calcext:value-type="float">
            <text:p>0.8103118</text:p>
          </table:table-cell>
          <table:table-cell table:number-columns-repeated="2"/>
          <table:table-cell office:value-type="string" calcext:value-type="string">
            <text:p>P19235_s_at</text:p>
          </table:table-cell>
          <table:table-cell office:value-type="float" office:value="0.2116561" calcext:value-type="float">
            <text:p>0.2116561</text:p>
          </table:table-cell>
          <table:table-cell office:value-type="string" calcext:value-type="string">
            <text:p>P17989_at</text:p>
          </table:table-cell>
          <table:table-cell office:value-type="float" office:value="0.1522018" calcext:value-type="float">
            <text:p>0.1522018</text:p>
          </table:table-cell>
          <table:table-cell office:value-type="string" calcext:value-type="string">
            <text:p>P20389_at</text:p>
          </table:table-cell>
          <table:table-cell office:value-type="float" office:value="-0.03162278" calcext:value-type="float">
            <text:p>-0.03162278</text:p>
          </table:table-cell>
          <table:table-cell office:value-type="string" calcext:value-type="string">
            <text:p>P19051_x_at</text:p>
          </table:table-cell>
          <table:table-cell office:value-type="float" office:value="-0.2113002" calcext:value-type="float">
            <text:p>-0.2113002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012964" calcext:value-type="float">
            <text:p>0.801296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Mitchell</text:p>
          </table:table-cell>
          <table:table-cell office:value-type="string" calcext:value-type="string">
            <text:p>P19355_at</text:p>
          </table:table-cell>
          <table:table-cell office:value-type="float" office:value="0.2982673" calcext:value-type="float">
            <text:p>0.2982673</text:p>
          </table:table-cell>
          <table:table-cell office:value-type="string" calcext:value-type="string">
            <text:p>P18741_at</text:p>
          </table:table-cell>
          <table:table-cell office:value-type="float" office:value="0.2397214" calcext:value-type="float">
            <text:p>0.2397214</text:p>
          </table:table-cell>
          <table:table-cell office:value-type="string" calcext:value-type="string">
            <text:p>P21610_s_at</text:p>
          </table:table-cell>
          <table:table-cell office:value-type="float" office:value="0.03162278" calcext:value-type="float">
            <text:p>0.03162278</text:p>
          </table:table-cell>
          <table:table-cell office:value-type="string" calcext:value-type="string">
            <text:p>P19233_s_at</text:p>
          </table:table-cell>
          <table:table-cell office:value-type="float" office:value="-0.1732017" calcext:value-type="float">
            <text:p>-0.173201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8028387" calcext:value-type="float">
            <text:p>0.8028387</text:p>
          </table:table-cell>
          <table:table-cell office:value-type="string" calcext:value-type="string">
            <text:p>P00785_s_at</text:p>
          </table:table-cell>
          <table:table-cell office:value-type="float" office:value="0.7602194" calcext:value-type="float">
            <text:p>0.7602194</text:p>
          </table:table-cell>
          <table:table-cell office:value-type="string" calcext:value-type="string">
            <text:p>P21668_s_at</text:p>
          </table:table-cell>
          <table:table-cell office:value-type="float" office:value="0.1345199" calcext:value-type="float">
            <text:p>0.1345199</text:p>
          </table:table-cell>
          <table:table-cell office:value-type="string" calcext:value-type="string">
            <text:p>P20389_at</text:p>
          </table:table-cell>
          <table:table-cell office:value-type="float" office:value="0.1435745" calcext:value-type="float">
            <text:p>0.1435745</text:p>
          </table:table-cell>
          <table:table-cell office:value-type="string" calcext:value-type="string">
            <text:p>P22086_s_at</text:p>
          </table:table-cell>
          <table:table-cell office:value-type="float" office:value="-0.1395897" calcext:value-type="float">
            <text:p>-0.1395897</text:p>
          </table:table-cell>
          <table:table-cell office:value-type="string" calcext:value-type="string">
            <text:p>P20389_at</text:p>
          </table:table-cell>
          <table:table-cell office:value-type="float" office:value="0.0140879" calcext:value-type="float">
            <text:p>0.014087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602325" calcext:value-type="float">
            <text:p>0.7602325</text:p>
          </table:table-cell>
          <table:table-cell office:value-type="string" calcext:value-type="string">
            <text:p>P00984_s_at</text:p>
          </table:table-cell>
          <table:table-cell office:value-type="float" office:value="0.7678779" calcext:value-type="float">
            <text:p>0.7678779</text:p>
          </table:table-cell>
          <table:table-cell office:value-type="string" calcext:value-type="string">
            <text:p>P22168_at</text:p>
          </table:table-cell>
          <table:table-cell office:value-type="float" office:value="0.2086776" calcext:value-type="float">
            <text:p>0.2086776</text:p>
          </table:table-cell>
          <table:table-cell office:value-type="string" calcext:value-type="string">
            <text:p>P22212_s_at</text:p>
          </table:table-cell>
          <table:table-cell office:value-type="float" office:value="0.2785459" calcext:value-type="float">
            <text:p>0.2785459</text:p>
          </table:table-cell>
          <table:table-cell office:value-type="string" calcext:value-type="string">
            <text:p>P22168_at</text:p>
          </table:table-cell>
          <table:table-cell office:value-type="float" office:value="-0.09091853" calcext:value-type="float">
            <text:p>-0.09091853</text:p>
          </table:table-cell>
          <table:table-cell office:value-type="string" calcext:value-type="string">
            <text:p>P20575_at</text:p>
          </table:table-cell>
          <table:table-cell office:value-type="float" office:value="0.1448683" calcext:value-type="float">
            <text:p>0.1448683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810883" calcext:value-type="float">
            <text:p>0.810883</text:p>
          </table:table-cell>
          <table:table-cell office:value-type="string" calcext:value-type="string">
            <text:p>P01481_s_at</text:p>
          </table:table-cell>
          <table:table-cell office:value-type="float" office:value="0.8137248" calcext:value-type="float">
            <text:p>0.8137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7667715" calcext:value-type="float">
            <text:p>0.7667715</text:p>
          </table:table-cell>
          <table:table-cell office:value-type="string" calcext:value-type="string">
            <text:p>P01798_s_at</text:p>
          </table:table-cell>
          <table:table-cell office:value-type="float" office:value="0.7404447" calcext:value-type="float">
            <text:p>0.740444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Mitchel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Mitchell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7897766" calcext:value-type="float">
            <text:p>0.7897766</text:p>
          </table:table-cell>
          <table:table-cell office:value-type="string" calcext:value-type="string">
            <text:p>P03013_at</text:p>
          </table:table-cell>
          <table:table-cell office:value-type="float" office:value="0.800191" calcext:value-type="float">
            <text:p>0.800191</text:p>
          </table:table-cell>
          <table:table-cell office:value-type="string" calcext:value-type="string">
            <text:p>P01481_s_at</text:p>
          </table:table-cell>
          <table:table-cell office:value-type="float" office:value="0.9309804" calcext:value-type="float">
            <text:p>0.9309804</text:p>
          </table:table-cell>
          <table:table-cell office:value-type="string" calcext:value-type="string">
            <text:p>P00097_s_at</text:p>
          </table:table-cell>
          <table:table-cell office:value-type="float" office:value="0.6681674" calcext:value-type="float">
            <text:p>0.6681674</text:p>
          </table:table-cell>
          <table:table-cell office:value-type="string" calcext:value-type="string">
            <text:p>P00785_s_at</text:p>
          </table:table-cell>
          <table:table-cell office:value-type="float" office:value="0.7355912" calcext:value-type="float">
            <text:p>0.7355912</text:p>
          </table:table-cell>
          <table:table-cell office:value-type="string" calcext:value-type="string">
            <text:p>P00785_s_at</text:p>
          </table:table-cell>
          <table:table-cell office:value-type="float" office:value="0.6895426" calcext:value-type="float">
            <text:p>0.6895426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8074017" calcext:value-type="float">
            <text:p>0.8074017</text:p>
          </table:table-cell>
          <table:table-cell office:value-type="string" calcext:value-type="string">
            <text:p>P05234_at</text:p>
          </table:table-cell>
          <table:table-cell office:value-type="float" office:value="0.8231231" calcext:value-type="float">
            <text:p>0.8231231</text:p>
          </table:table-cell>
          <table:table-cell office:value-type="string" calcext:value-type="string">
            <text:p>P01729_s_at</text:p>
          </table:table-cell>
          <table:table-cell office:value-type="float" office:value="0.9235731" calcext:value-type="float">
            <text:p>0.9235731</text:p>
          </table:table-cell>
          <table:table-cell office:value-type="string" calcext:value-type="string">
            <text:p>P00785_s_at</text:p>
          </table:table-cell>
          <table:table-cell office:value-type="float" office:value="0.682465" calcext:value-type="float">
            <text:p>0.682465</text:p>
          </table:table-cell>
          <table:table-cell office:value-type="string" calcext:value-type="string">
            <text:p>P01856_s_at</text:p>
          </table:table-cell>
          <table:table-cell office:value-type="float" office:value="0.7991436" calcext:value-type="float">
            <text:p>0.7991436</text:p>
          </table:table-cell>
          <table:table-cell office:value-type="string" calcext:value-type="string">
            <text:p>P02286_s_at</text:p>
          </table:table-cell>
          <table:table-cell office:value-type="float" office:value="0.7502318" calcext:value-type="float">
            <text:p>0.7502318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7146731" calcext:value-type="float">
            <text:p>0.7146731</text:p>
          </table:table-cell>
          <table:table-cell office:value-type="string" calcext:value-type="string">
            <text:p>P05560_at</text:p>
          </table:table-cell>
          <table:table-cell office:value-type="float" office:value="0.7548507" calcext:value-type="float">
            <text:p>0.7548507</text:p>
          </table:table-cell>
          <table:table-cell office:value-type="string" calcext:value-type="string">
            <text:p>P01798_s_at</text:p>
          </table:table-cell>
          <table:table-cell office:value-type="float" office:value="0.918547" calcext:value-type="float">
            <text:p>0.918547</text:p>
          </table:table-cell>
          <table:table-cell office:value-type="string" calcext:value-type="string">
            <text:p>P01481_s_at</text:p>
          </table:table-cell>
          <table:table-cell office:value-type="float" office:value="0.6576835" calcext:value-type="float">
            <text:p>0.6576835</text:p>
          </table:table-cell>
          <table:table-cell office:value-type="string" calcext:value-type="string">
            <text:p>P01926_s_at</text:p>
          </table:table-cell>
          <table:table-cell office:value-type="float" office:value="0.8101792" calcext:value-type="float">
            <text:p>0.8101792</text:p>
          </table:table-cell>
          <table:table-cell office:value-type="string" calcext:value-type="string">
            <text:p>P03013_at</text:p>
          </table:table-cell>
          <table:table-cell office:value-type="float" office:value="0.6908577" calcext:value-type="float">
            <text:p>0.6908577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7822324" calcext:value-type="float">
            <text:p>0.7822324</text:p>
          </table:table-cell>
          <table:table-cell office:value-type="string" calcext:value-type="string">
            <text:p>P06807_s_at</text:p>
          </table:table-cell>
          <table:table-cell office:value-type="float" office:value="0.7602926" calcext:value-type="float">
            <text:p>0.7602926</text:p>
          </table:table-cell>
          <table:table-cell office:value-type="string" calcext:value-type="string">
            <text:p>P02418_at</text:p>
          </table:table-cell>
          <table:table-cell office:value-type="float" office:value="0.9301366" calcext:value-type="float">
            <text:p>0.9301366</text:p>
          </table:table-cell>
          <table:table-cell office:value-type="string" calcext:value-type="string">
            <text:p>P01729_s_at</text:p>
          </table:table-cell>
          <table:table-cell office:value-type="float" office:value="0.6045123" calcext:value-type="float">
            <text:p>0.6045123</text:p>
          </table:table-cell>
          <table:table-cell office:value-type="string" calcext:value-type="string">
            <text:p>P02085_at</text:p>
          </table:table-cell>
          <table:table-cell office:value-type="float" office:value="0.7017481" calcext:value-type="float">
            <text:p>0.7017481</text:p>
          </table:table-cell>
          <table:table-cell office:value-type="string" calcext:value-type="string">
            <text:p>P03413_at</text:p>
          </table:table-cell>
          <table:table-cell office:value-type="float" office:value="0.6364814" calcext:value-type="float">
            <text:p>0.6364814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302846" calcext:value-type="float">
            <text:p>0.7302846</text:p>
          </table:table-cell>
          <table:table-cell office:value-type="string" calcext:value-type="string">
            <text:p>P06866_at</text:p>
          </table:table-cell>
          <table:table-cell office:value-type="float" office:value="0.8443929" calcext:value-type="float">
            <text:p>0.8443929</text:p>
          </table:table-cell>
          <table:table-cell office:value-type="string" calcext:value-type="string">
            <text:p>P03413_at</text:p>
          </table:table-cell>
          <table:table-cell office:value-type="float" office:value="0.9124209" calcext:value-type="float">
            <text:p>0.9124209</text:p>
          </table:table-cell>
          <table:table-cell office:value-type="string" calcext:value-type="string">
            <text:p>P01738_at</text:p>
          </table:table-cell>
          <table:table-cell office:value-type="float" office:value="0.6370567" calcext:value-type="float">
            <text:p>0.6370567</text:p>
          </table:table-cell>
          <table:table-cell office:value-type="string" calcext:value-type="string">
            <text:p>P02170_s_at</text:p>
          </table:table-cell>
          <table:table-cell office:value-type="float" office:value="0.7855151" calcext:value-type="float">
            <text:p>0.7855151</text:p>
          </table:table-cell>
          <table:table-cell office:value-type="string" calcext:value-type="string">
            <text:p>P04511_at</text:p>
          </table:table-cell>
          <table:table-cell office:value-type="float" office:value="0.7607095" calcext:value-type="float">
            <text:p>0.7607095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681851" calcext:value-type="float">
            <text:p>0.7681851</text:p>
          </table:table-cell>
          <table:table-cell office:value-type="string" calcext:value-type="string">
            <text:p>P07820_at</text:p>
          </table:table-cell>
          <table:table-cell office:value-type="float" office:value="0.7729334" calcext:value-type="float">
            <text:p>0.7729334</text:p>
          </table:table-cell>
          <table:table-cell office:value-type="string" calcext:value-type="string">
            <text:p>P04999_s_at</text:p>
          </table:table-cell>
          <table:table-cell office:value-type="float" office:value="0.844077" calcext:value-type="float">
            <text:p>0.844077</text:p>
          </table:table-cell>
          <table:table-cell office:value-type="string" calcext:value-type="string">
            <text:p>P02522_at</text:p>
          </table:table-cell>
          <table:table-cell office:value-type="float" office:value="0.6861395" calcext:value-type="float">
            <text:p>0.6861395</text:p>
          </table:table-cell>
          <table:table-cell office:value-type="string" calcext:value-type="string">
            <text:p>P02922_at</text:p>
          </table:table-cell>
          <table:table-cell office:value-type="float" office:value="0.7711071" calcext:value-type="float">
            <text:p>0.7711071</text:p>
          </table:table-cell>
          <table:table-cell office:value-type="string" calcext:value-type="string">
            <text:p>P05211_s_at</text:p>
          </table:table-cell>
          <table:table-cell office:value-type="float" office:value="0.6685662" calcext:value-type="float">
            <text:p>0.6685662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758746" calcext:value-type="float">
            <text:p>0.758746</text:p>
          </table:table-cell>
          <table:table-cell office:value-type="string" calcext:value-type="string">
            <text:p>P09720_s_at</text:p>
          </table:table-cell>
          <table:table-cell office:value-type="float" office:value="0.8320194" calcext:value-type="float">
            <text:p>0.8320194</text:p>
          </table:table-cell>
          <table:table-cell office:value-type="string" calcext:value-type="string">
            <text:p>P08082_x_at</text:p>
          </table:table-cell>
          <table:table-cell office:value-type="float" office:value="0.8585591" calcext:value-type="float">
            <text:p>0.8585591</text:p>
          </table:table-cell>
          <table:table-cell office:value-type="string" calcext:value-type="string">
            <text:p>P02627_s_at</text:p>
          </table:table-cell>
          <table:table-cell office:value-type="float" office:value="0.6964492" calcext:value-type="float">
            <text:p>0.6964492</text:p>
          </table:table-cell>
          <table:table-cell office:value-type="string" calcext:value-type="string">
            <text:p>P04511_at</text:p>
          </table:table-cell>
          <table:table-cell office:value-type="float" office:value="0.7821559" calcext:value-type="float">
            <text:p>0.7821559</text:p>
          </table:table-cell>
          <table:table-cell office:value-type="string" calcext:value-type="string">
            <text:p>P06385_s_at</text:p>
          </table:table-cell>
          <table:table-cell office:value-type="float" office:value="0.6810026" calcext:value-type="float">
            <text:p>0.681002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6724876" calcext:value-type="float">
            <text:p>0.6724876</text:p>
          </table:table-cell>
          <table:table-cell office:value-type="string" calcext:value-type="string">
            <text:p>P09962_at</text:p>
          </table:table-cell>
          <table:table-cell office:value-type="float" office:value="0.8261351" calcext:value-type="float">
            <text:p>0.8261351</text:p>
          </table:table-cell>
          <table:table-cell office:value-type="string" calcext:value-type="string">
            <text:p>P08471_at</text:p>
          </table:table-cell>
          <table:table-cell office:value-type="float" office:value="0.9596201" calcext:value-type="float">
            <text:p>0.9596201</text:p>
          </table:table-cell>
          <table:table-cell office:value-type="string" calcext:value-type="string">
            <text:p>P02784_s_at</text:p>
          </table:table-cell>
          <table:table-cell office:value-type="float" office:value="0.6882778" calcext:value-type="float">
            <text:p>0.6882778</text:p>
          </table:table-cell>
          <table:table-cell office:value-type="string" calcext:value-type="string">
            <text:p>P05364_at</text:p>
          </table:table-cell>
          <table:table-cell office:value-type="float" office:value="0.7774348" calcext:value-type="float">
            <text:p>0.7774348</text:p>
          </table:table-cell>
          <table:table-cell office:value-type="string" calcext:value-type="string">
            <text:p>P06542_s_at</text:p>
          </table:table-cell>
          <table:table-cell office:value-type="float" office:value="0.7818537" calcext:value-type="float">
            <text:p>0.781853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7226457" calcext:value-type="float">
            <text:p>0.7226457</text:p>
          </table:table-cell>
          <table:table-cell office:value-type="string" calcext:value-type="string">
            <text:p>P12702_s_at</text:p>
          </table:table-cell>
          <table:table-cell office:value-type="float" office:value="0.7699315" calcext:value-type="float">
            <text:p>0.7699315</text:p>
          </table:table-cell>
          <table:table-cell office:value-type="string" calcext:value-type="string">
            <text:p>P08892_s_at</text:p>
          </table:table-cell>
          <table:table-cell office:value-type="float" office:value="0.8963012" calcext:value-type="float">
            <text:p>0.8963012</text:p>
          </table:table-cell>
          <table:table-cell office:value-type="string" calcext:value-type="string">
            <text:p>P02935_s_at</text:p>
          </table:table-cell>
          <table:table-cell office:value-type="float" office:value="0.7232855" calcext:value-type="float">
            <text:p>0.7232855</text:p>
          </table:table-cell>
          <table:table-cell office:value-type="string" calcext:value-type="string">
            <text:p>P06472_s_at</text:p>
          </table:table-cell>
          <table:table-cell office:value-type="float" office:value="0.8247429" calcext:value-type="float">
            <text:p>0.8247429</text:p>
          </table:table-cell>
          <table:table-cell office:value-type="string" calcext:value-type="string">
            <text:p>P10705_s_at</text:p>
          </table:table-cell>
          <table:table-cell office:value-type="float" office:value="0.7617102" calcext:value-type="float">
            <text:p>0.7617102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7910141" calcext:value-type="float">
            <text:p>0.7910141</text:p>
          </table:table-cell>
          <table:table-cell office:value-type="string" calcext:value-type="string">
            <text:p>P13228_at</text:p>
          </table:table-cell>
          <table:table-cell office:value-type="float" office:value="0.8256867" calcext:value-type="float">
            <text:p>0.8256867</text:p>
          </table:table-cell>
          <table:table-cell office:value-type="string" calcext:value-type="string">
            <text:p>P09205_s_at</text:p>
          </table:table-cell>
          <table:table-cell office:value-type="float" office:value="0.8793783" calcext:value-type="float">
            <text:p>0.8793783</text:p>
          </table:table-cell>
          <table:table-cell office:value-type="string" calcext:value-type="string">
            <text:p>P03013_at</text:p>
          </table:table-cell>
          <table:table-cell office:value-type="float" office:value="0.6552273" calcext:value-type="float">
            <text:p>0.6552273</text:p>
          </table:table-cell>
          <table:table-cell office:value-type="string" calcext:value-type="string">
            <text:p>P07730_x_at</text:p>
          </table:table-cell>
          <table:table-cell office:value-type="float" office:value="0.7514353" calcext:value-type="float">
            <text:p>0.7514353</text:p>
          </table:table-cell>
          <table:table-cell office:value-type="string" calcext:value-type="string">
            <text:p>P10810_s_at</text:p>
          </table:table-cell>
          <table:table-cell office:value-type="float" office:value="0.7013227" calcext:value-type="float">
            <text:p>0.7013227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214869" calcext:value-type="float">
            <text:p>0.8214869</text:p>
          </table:table-cell>
          <table:table-cell office:value-type="string" calcext:value-type="string">
            <text:p>P14121_x_at</text:p>
          </table:table-cell>
          <table:table-cell office:value-type="float" office:value="0.8072726" calcext:value-type="float">
            <text:p>0.8072726</text:p>
          </table:table-cell>
          <table:table-cell office:value-type="string" calcext:value-type="string">
            <text:p>P11838_x_at</text:p>
          </table:table-cell>
          <table:table-cell office:value-type="float" office:value="0.904924" calcext:value-type="float">
            <text:p>0.904924</text:p>
          </table:table-cell>
          <table:table-cell office:value-type="string" calcext:value-type="string">
            <text:p>P03413_at</text:p>
          </table:table-cell>
          <table:table-cell office:value-type="float" office:value="0.6692288" calcext:value-type="float">
            <text:p>0.6692288</text:p>
          </table:table-cell>
          <table:table-cell office:value-type="string" calcext:value-type="string">
            <text:p>P08664_s_at</text:p>
          </table:table-cell>
          <table:table-cell office:value-type="float" office:value="0.7998892" calcext:value-type="float">
            <text:p>0.7998892</text:p>
          </table:table-cell>
          <table:table-cell office:value-type="string" calcext:value-type="string">
            <text:p>P11838_x_at</text:p>
          </table:table-cell>
          <table:table-cell office:value-type="float" office:value="0.7400775" calcext:value-type="float">
            <text:p>0.7400775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433863" calcext:value-type="float">
            <text:p>0.7433863</text:p>
          </table:table-cell>
          <table:table-cell office:value-type="string" calcext:value-type="string">
            <text:p>P14261_s_at</text:p>
          </table:table-cell>
          <table:table-cell office:value-type="float" office:value="0.8331255" calcext:value-type="float">
            <text:p>0.8331255</text:p>
          </table:table-cell>
          <table:table-cell office:value-type="string" calcext:value-type="string">
            <text:p>P12702_s_at</text:p>
          </table:table-cell>
          <table:table-cell office:value-type="float" office:value="0.9254355" calcext:value-type="float">
            <text:p>0.9254355</text:p>
          </table:table-cell>
          <table:table-cell office:value-type="string" calcext:value-type="string">
            <text:p>P05036_at</text:p>
          </table:table-cell>
          <table:table-cell office:value-type="float" office:value="0.6600543" calcext:value-type="float">
            <text:p>0.6600543</text:p>
          </table:table-cell>
          <table:table-cell office:value-type="string" calcext:value-type="string">
            <text:p>P08892_s_at</text:p>
          </table:table-cell>
          <table:table-cell office:value-type="float" office:value="0.7457678" calcext:value-type="float">
            <text:p>0.7457678</text:p>
          </table:table-cell>
          <table:table-cell office:value-type="string" calcext:value-type="string">
            <text:p>P13243_at</text:p>
          </table:table-cell>
          <table:table-cell office:value-type="float" office:value="0.7378266" calcext:value-type="float">
            <text:p>0.737826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8387984" calcext:value-type="float">
            <text:p>0.8387984</text:p>
          </table:table-cell>
          <table:table-cell office:value-type="string" calcext:value-type="string">
            <text:p>P15063_x_at</text:p>
          </table:table-cell>
          <table:table-cell office:value-type="float" office:value="0.8450141" calcext:value-type="float">
            <text:p>0.8450141</text:p>
          </table:table-cell>
          <table:table-cell office:value-type="string" calcext:value-type="string">
            <text:p>P12958_x_at</text:p>
          </table:table-cell>
          <table:table-cell office:value-type="float" office:value="0.9120851" calcext:value-type="float">
            <text:p>0.9120851</text:p>
          </table:table-cell>
          <table:table-cell office:value-type="string" calcext:value-type="string">
            <text:p>P07078_at</text:p>
          </table:table-cell>
          <table:table-cell office:value-type="float" office:value="0.6148015" calcext:value-type="float">
            <text:p>0.6148015</text:p>
          </table:table-cell>
          <table:table-cell office:value-type="string" calcext:value-type="string">
            <text:p>P10404_x_at</text:p>
          </table:table-cell>
          <table:table-cell office:value-type="float" office:value="0.8432616" calcext:value-type="float">
            <text:p>0.8432616</text:p>
          </table:table-cell>
          <table:table-cell office:value-type="string" calcext:value-type="string">
            <text:p>P13778_x_at</text:p>
          </table:table-cell>
          <table:table-cell office:value-type="float" office:value="0.7735764" calcext:value-type="float">
            <text:p>0.773576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650769" calcext:value-type="float">
            <text:p>0.8650769</text:p>
          </table:table-cell>
          <table:table-cell office:value-type="string" calcext:value-type="string">
            <text:p>P15504_x_at</text:p>
          </table:table-cell>
          <table:table-cell office:value-type="float" office:value="0.8030552" calcext:value-type="float">
            <text:p>0.8030552</text:p>
          </table:table-cell>
          <table:table-cell office:value-type="string" calcext:value-type="string">
            <text:p>P13439_x_at</text:p>
          </table:table-cell>
          <table:table-cell office:value-type="float" office:value="0.910879" calcext:value-type="float">
            <text:p>0.910879</text:p>
          </table:table-cell>
          <table:table-cell office:value-type="string" calcext:value-type="string">
            <text:p>P09720_s_at</text:p>
          </table:table-cell>
          <table:table-cell office:value-type="float" office:value="0.6530398" calcext:value-type="float">
            <text:p>0.6530398</text:p>
          </table:table-cell>
          <table:table-cell office:value-type="string" calcext:value-type="string">
            <text:p>P11741_x_at</text:p>
          </table:table-cell>
          <table:table-cell office:value-type="float" office:value="0.7351167" calcext:value-type="float">
            <text:p>0.7351167</text:p>
          </table:table-cell>
          <table:table-cell office:value-type="string" calcext:value-type="string">
            <text:p>P14182_at</text:p>
          </table:table-cell>
          <table:table-cell office:value-type="float" office:value="0.6104312" calcext:value-type="float">
            <text:p>0.610431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7683001" calcext:value-type="float">
            <text:p>0.7683001</text:p>
          </table:table-cell>
          <table:table-cell office:value-type="string" calcext:value-type="string">
            <text:p>P17724_at</text:p>
          </table:table-cell>
          <table:table-cell office:value-type="float" office:value="0.7778627" calcext:value-type="float">
            <text:p>0.7778627</text:p>
          </table:table-cell>
          <table:table-cell office:value-type="string" calcext:value-type="string">
            <text:p>P13778_x_at</text:p>
          </table:table-cell>
          <table:table-cell office:value-type="float" office:value="0.8561624" calcext:value-type="float">
            <text:p>0.8561624</text:p>
          </table:table-cell>
          <table:table-cell office:value-type="string" calcext:value-type="string">
            <text:p>P09962_at</text:p>
          </table:table-cell>
          <table:table-cell office:value-type="float" office:value="0.6669495" calcext:value-type="float">
            <text:p>0.6669495</text:p>
          </table:table-cell>
          <table:table-cell office:value-type="string" calcext:value-type="string">
            <text:p>P12110_at</text:p>
          </table:table-cell>
          <table:table-cell office:value-type="float" office:value="0.8218659" calcext:value-type="float">
            <text:p>0.8218659</text:p>
          </table:table-cell>
          <table:table-cell office:value-type="string" calcext:value-type="string">
            <text:p>P15407_s_at</text:p>
          </table:table-cell>
          <table:table-cell office:value-type="float" office:value="0.7835165" calcext:value-type="float">
            <text:p>0.7835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164_at</text:p>
          </table:table-cell>
          <table:table-cell office:value-type="float" office:value="0.7948473" calcext:value-type="float">
            <text:p>0.7948473</text:p>
          </table:table-cell>
          <table:table-cell office:value-type="string" calcext:value-type="string">
            <text:p>P14734_at</text:p>
          </table:table-cell>
          <table:table-cell office:value-type="float" office:value="0.8051389" calcext:value-type="float">
            <text:p>0.8051389</text:p>
          </table:table-cell>
          <table:table-cell office:value-type="string" calcext:value-type="string">
            <text:p>P13243_at</text:p>
          </table:table-cell>
          <table:table-cell office:value-type="float" office:value="0.6654789" calcext:value-type="float">
            <text:p>0.6654789</text:p>
          </table:table-cell>
          <table:table-cell office:value-type="string" calcext:value-type="string">
            <text:p>P13778_x_at</text:p>
          </table:table-cell>
          <table:table-cell office:value-type="float" office:value="0.7788945" calcext:value-type="float">
            <text:p>0.7788945</text:p>
          </table:table-cell>
          <table:table-cell office:value-type="string" calcext:value-type="string">
            <text:p>P17679_x_at</text:p>
          </table:table-cell>
          <table:table-cell office:value-type="float" office:value="0.7149873" calcext:value-type="float">
            <text:p>0.714987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Philipsen</text:p>
          </table:table-cell>
          <table:table-cell office:value-type="string" calcext:value-type="string">
            <text:p>P18380_at</text:p>
          </table:table-cell>
          <table:table-cell office:value-type="float" office:value="0.6960117" calcext:value-type="float">
            <text:p>0.6960117</text:p>
          </table:table-cell>
          <table:table-cell office:value-type="string" calcext:value-type="string">
            <text:p>P15066_at</text:p>
          </table:table-cell>
          <table:table-cell office:value-type="float" office:value="0.8371754" calcext:value-type="float">
            <text:p>0.8371754</text:p>
          </table:table-cell>
          <table:table-cell office:value-type="string" calcext:value-type="string">
            <text:p>P14261_s_at</text:p>
          </table:table-cell>
          <table:table-cell office:value-type="float" office:value="0.6617723" calcext:value-type="float">
            <text:p>0.6617723</text:p>
          </table:table-cell>
          <table:table-cell office:value-type="string" calcext:value-type="string">
            <text:p>P14261_s_at</text:p>
          </table:table-cell>
          <table:table-cell office:value-type="float" office:value="0.8002596" calcext:value-type="float">
            <text:p>0.8002596</text:p>
          </table:table-cell>
          <table:table-cell office:value-type="string" calcext:value-type="string">
            <text:p>P17715_x_at</text:p>
          </table:table-cell>
          <table:table-cell office:value-type="float" office:value="0.7512732" calcext:value-type="float">
            <text:p>0.7512732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5975968" calcext:value-type="float">
            <text:p>0.5975968</text:p>
          </table:table-cell>
          <table:table-cell office:value-type="string" calcext:value-type="string">
            <text:p>P19410_at</text:p>
          </table:table-cell>
          <table:table-cell office:value-type="float" office:value="0.7346759" calcext:value-type="float">
            <text:p>0.7346759</text:p>
          </table:table-cell>
          <table:table-cell office:value-type="string" calcext:value-type="string">
            <text:p>P15407_s_at</text:p>
          </table:table-cell>
          <table:table-cell office:value-type="float" office:value="0.9239723" calcext:value-type="float">
            <text:p>0.9239723</text:p>
          </table:table-cell>
          <table:table-cell office:value-type="string" calcext:value-type="string">
            <text:p>P16625_at</text:p>
          </table:table-cell>
          <table:table-cell office:value-type="float" office:value="0.6446445" calcext:value-type="float">
            <text:p>0.6446445</text:p>
          </table:table-cell>
          <table:table-cell office:value-type="string" calcext:value-type="string">
            <text:p>P14730_s_at</text:p>
          </table:table-cell>
          <table:table-cell office:value-type="float" office:value="0.8032733" calcext:value-type="float">
            <text:p>0.8032733</text:p>
          </table:table-cell>
          <table:table-cell office:value-type="string" calcext:value-type="string">
            <text:p>P17803_at</text:p>
          </table:table-cell>
          <table:table-cell office:value-type="float" office:value="0.8070948" calcext:value-type="float">
            <text:p>0.8070948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685248" calcext:value-type="float">
            <text:p>0.5685248</text:p>
          </table:table-cell>
          <table:table-cell office:value-type="string" calcext:value-type="string">
            <text:p>P20389_at</text:p>
          </table:table-cell>
          <table:table-cell office:value-type="float" office:value="0.7146368" calcext:value-type="float">
            <text:p>0.7146368</text:p>
          </table:table-cell>
          <table:table-cell office:value-type="string" calcext:value-type="string">
            <text:p>P15845_x_at</text:p>
          </table:table-cell>
          <table:table-cell office:value-type="float" office:value="0.9234158" calcext:value-type="float">
            <text:p>0.9234158</text:p>
          </table:table-cell>
          <table:table-cell office:value-type="string" calcext:value-type="string">
            <text:p>P17263_x_at</text:p>
          </table:table-cell>
          <table:table-cell office:value-type="float" office:value="0.679517" calcext:value-type="float">
            <text:p>0.679517</text:p>
          </table:table-cell>
          <table:table-cell office:value-type="string" calcext:value-type="string">
            <text:p>P15066_at</text:p>
          </table:table-cell>
          <table:table-cell office:value-type="float" office:value="0.8009122" calcext:value-type="float">
            <text:p>0.8009122</text:p>
          </table:table-cell>
          <table:table-cell office:value-type="string" calcext:value-type="string">
            <text:p>P17989_at</text:p>
          </table:table-cell>
          <table:table-cell office:value-type="float" office:value="0.72314" calcext:value-type="float">
            <text:p>0.72314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5406353" calcext:value-type="float">
            <text:p>0.5406353</text:p>
          </table:table-cell>
          <table:table-cell office:value-type="string" calcext:value-type="string">
            <text:p>P4206_at</text:p>
          </table:table-cell>
          <table:table-cell office:value-type="float" office:value="0.7402318" calcext:value-type="float">
            <text:p>0.7402318</text:p>
          </table:table-cell>
          <table:table-cell office:value-type="string" calcext:value-type="string">
            <text:p>P17724_at</text:p>
          </table:table-cell>
          <table:table-cell office:value-type="float" office:value="0.9078561" calcext:value-type="float">
            <text:p>0.9078561</text:p>
          </table:table-cell>
          <table:table-cell office:value-type="string" calcext:value-type="string">
            <text:p>P17296_at</text:p>
          </table:table-cell>
          <table:table-cell office:value-type="float" office:value="0.5849934" calcext:value-type="float">
            <text:p>0.5849934</text:p>
          </table:table-cell>
          <table:table-cell office:value-type="string" calcext:value-type="string">
            <text:p>P16735_x_at</text:p>
          </table:table-cell>
          <table:table-cell office:value-type="float" office:value="0.7953334" calcext:value-type="float">
            <text:p>0.7953334</text:p>
          </table:table-cell>
          <table:table-cell office:value-type="string" calcext:value-type="string">
            <text:p>P18164_at</text:p>
          </table:table-cell>
          <table:table-cell office:value-type="float" office:value="0.7501374" calcext:value-type="float">
            <text:p>0.7501374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5444094" calcext:value-type="float">
            <text:p>0.5444094</text:p>
          </table:table-cell>
          <table:table-cell table:number-columns-repeated="2"/>
          <table:table-cell office:value-type="string" calcext:value-type="string">
            <text:p>P17989_at</text:p>
          </table:table-cell>
          <table:table-cell office:value-type="float" office:value="0.9063399" calcext:value-type="float">
            <text:p>0.9063399</text:p>
          </table:table-cell>
          <table:table-cell office:value-type="string" calcext:value-type="string">
            <text:p>P17933_s_at</text:p>
          </table:table-cell>
          <table:table-cell office:value-type="float" office:value="0.6108741" calcext:value-type="float">
            <text:p>0.6108741</text:p>
          </table:table-cell>
          <table:table-cell office:value-type="string" calcext:value-type="string">
            <text:p>P18380_at</text:p>
          </table:table-cell>
          <table:table-cell office:value-type="float" office:value="0.7419735" calcext:value-type="float">
            <text:p>0.7419735</text:p>
          </table:table-cell>
          <table:table-cell office:value-type="string" calcext:value-type="string">
            <text:p>P18741_at</text:p>
          </table:table-cell>
          <table:table-cell office:value-type="float" office:value="0.6781351" calcext:value-type="float">
            <text:p>0.678135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417643" calcext:value-type="float">
            <text:p>0.541764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Philipsen</text:p>
          </table:table-cell>
          <table:table-cell office:value-type="string" calcext:value-type="string">
            <text:p>P19235_s_at</text:p>
          </table:table-cell>
          <table:table-cell office:value-type="float" office:value="0.9134382" calcext:value-type="float">
            <text:p>0.9134382</text:p>
          </table:table-cell>
          <table:table-cell office:value-type="string" calcext:value-type="string">
            <text:p>P17989_at</text:p>
          </table:table-cell>
          <table:table-cell office:value-type="float" office:value="0.7271041" calcext:value-type="float">
            <text:p>0.7271041</text:p>
          </table:table-cell>
          <table:table-cell office:value-type="string" calcext:value-type="string">
            <text:p>P20389_at</text:p>
          </table:table-cell>
          <table:table-cell office:value-type="float" office:value="0.8222944" calcext:value-type="float">
            <text:p>0.8222944</text:p>
          </table:table-cell>
          <table:table-cell office:value-type="string" calcext:value-type="string">
            <text:p>P19051_x_at</text:p>
          </table:table-cell>
          <table:table-cell office:value-type="float" office:value="0.726847" calcext:value-type="float">
            <text:p>0.726847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6231193" calcext:value-type="float">
            <text:p>0.6231193</text:p>
          </table:table-cell>
          <table:table-cell office:value-type="string" calcext:value-type="string">
            <text:p>P00785_s_at</text:p>
          </table:table-cell>
          <table:table-cell office:value-type="float" office:value="0.6253943" calcext:value-type="float">
            <text:p>0.6253943</text:p>
          </table:table-cell>
          <table:table-cell office:value-type="string" calcext:value-type="string">
            <text:p>P19355_at</text:p>
          </table:table-cell>
          <table:table-cell office:value-type="float" office:value="0.7542264" calcext:value-type="float">
            <text:p>0.7542264</text:p>
          </table:table-cell>
          <table:table-cell office:value-type="string" calcext:value-type="string">
            <text:p>P18741_at</text:p>
          </table:table-cell>
          <table:table-cell office:value-type="float" office:value="0.6392022" calcext:value-type="float">
            <text:p>0.6392022</text:p>
          </table:table-cell>
          <table:table-cell office:value-type="string" calcext:value-type="string">
            <text:p>P21610_s_at</text:p>
          </table:table-cell>
          <table:table-cell office:value-type="float" office:value="0.7957854" calcext:value-type="float">
            <text:p>0.7957854</text:p>
          </table:table-cell>
          <table:table-cell office:value-type="string" calcext:value-type="string">
            <text:p>P19233_s_at</text:p>
          </table:table-cell>
          <table:table-cell office:value-type="float" office:value="0.6409597" calcext:value-type="float">
            <text:p>0.640959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5592934" calcext:value-type="float">
            <text:p>0.5592934</text:p>
          </table:table-cell>
          <table:table-cell office:value-type="string" calcext:value-type="string">
            <text:p>P00984_s_at</text:p>
          </table:table-cell>
          <table:table-cell office:value-type="float" office:value="0.6303752" calcext:value-type="float">
            <text:p>0.6303752</text:p>
          </table:table-cell>
          <table:table-cell office:value-type="string" calcext:value-type="string">
            <text:p>P21668_s_at</text:p>
          </table:table-cell>
          <table:table-cell office:value-type="float" office:value="0.9014554" calcext:value-type="float">
            <text:p>0.9014554</text:p>
          </table:table-cell>
          <table:table-cell office:value-type="string" calcext:value-type="string">
            <text:p>P20389_at</text:p>
          </table:table-cell>
          <table:table-cell office:value-type="float" office:value="0.6222862" calcext:value-type="float">
            <text:p>0.6222862</text:p>
          </table:table-cell>
          <table:table-cell office:value-type="string" calcext:value-type="string">
            <text:p>P22086_s_at</text:p>
          </table:table-cell>
          <table:table-cell office:value-type="float" office:value="0.7271557" calcext:value-type="float">
            <text:p>0.7271557</text:p>
          </table:table-cell>
          <table:table-cell office:value-type="string" calcext:value-type="string">
            <text:p>P20389_at</text:p>
          </table:table-cell>
          <table:table-cell office:value-type="float" office:value="0.6698132" calcext:value-type="float">
            <text:p>0.6698132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611027" calcext:value-type="float">
            <text:p>0.611027</text:p>
          </table:table-cell>
          <table:table-cell office:value-type="string" calcext:value-type="string">
            <text:p>P01481_s_at</text:p>
          </table:table-cell>
          <table:table-cell office:value-type="float" office:value="0.6671909" calcext:value-type="float">
            <text:p>0.6671909</text:p>
          </table:table-cell>
          <table:table-cell office:value-type="string" calcext:value-type="string">
            <text:p>P22168_at</text:p>
          </table:table-cell>
          <table:table-cell office:value-type="float" office:value="0.9301027" calcext:value-type="float">
            <text:p>0.9301027</text:p>
          </table:table-cell>
          <table:table-cell office:value-type="string" calcext:value-type="string">
            <text:p>P22212_s_at</text:p>
          </table:table-cell>
          <table:table-cell office:value-type="float" office:value="0.6625245" calcext:value-type="float">
            <text:p>0.6625245</text:p>
          </table:table-cell>
          <table:table-cell office:value-type="string" calcext:value-type="string">
            <text:p>P22168_at</text:p>
          </table:table-cell>
          <table:table-cell office:value-type="float" office:value="0.8002251" calcext:value-type="float">
            <text:p>0.8002251</text:p>
          </table:table-cell>
          <table:table-cell office:value-type="string" calcext:value-type="string">
            <text:p>P20575_at</text:p>
          </table:table-cell>
          <table:table-cell office:value-type="float" office:value="0.8276413" calcext:value-type="float">
            <text:p>0.827641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66102" calcext:value-type="float">
            <text:p>0.566102</text:p>
          </table:table-cell>
          <table:table-cell office:value-type="string" calcext:value-type="string">
            <text:p>P01798_s_at</text:p>
          </table:table-cell>
          <table:table-cell office:value-type="float" office:value="0.6480512" calcext:value-type="float">
            <text:p>0.64805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5676925" calcext:value-type="float">
            <text:p>0.5676925</text:p>
          </table:table-cell>
          <table:table-cell office:value-type="string" calcext:value-type="string">
            <text:p>P03013_at</text:p>
          </table:table-cell>
          <table:table-cell office:value-type="float" office:value="0.6835396" calcext:value-type="float">
            <text:p>0.6835396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Philipsen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Philipsen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5672864" calcext:value-type="float">
            <text:p>0.5672864</text:p>
          </table:table-cell>
          <table:table-cell office:value-type="string" calcext:value-type="string">
            <text:p>P05234_at</text:p>
          </table:table-cell>
          <table:table-cell office:value-type="float" office:value="0.6681396" calcext:value-type="float">
            <text:p>0.6681396</text:p>
          </table:table-cell>
          <table:table-cell office:value-type="string" calcext:value-type="string">
            <text:p>P01481_s_at</text:p>
          </table:table-cell>
          <table:table-cell office:value-type="float" office:value="0.6088379" calcext:value-type="float">
            <text:p>0.6088379</text:p>
          </table:table-cell>
          <table:table-cell office:value-type="string" calcext:value-type="string">
            <text:p>P00097_s_at</text:p>
          </table:table-cell>
          <table:table-cell office:value-type="float" office:value="0.4914614" calcext:value-type="float">
            <text:p>0.4914614</text:p>
          </table:table-cell>
          <table:table-cell office:value-type="string" calcext:value-type="string">
            <text:p>P00785_s_at</text:p>
          </table:table-cell>
          <table:table-cell office:value-type="float" office:value="0.5585761" calcext:value-type="float">
            <text:p>0.5585761</text:p>
          </table:table-cell>
          <table:table-cell office:value-type="string" calcext:value-type="string">
            <text:p>P00785_s_at</text:p>
          </table:table-cell>
          <table:table-cell office:value-type="float" office:value="0.6250671" calcext:value-type="float">
            <text:p>0.6250671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6325025" calcext:value-type="float">
            <text:p>0.6325025</text:p>
          </table:table-cell>
          <table:table-cell office:value-type="string" calcext:value-type="string">
            <text:p>P05560_at</text:p>
          </table:table-cell>
          <table:table-cell office:value-type="float" office:value="0.6963202" calcext:value-type="float">
            <text:p>0.6963202</text:p>
          </table:table-cell>
          <table:table-cell office:value-type="string" calcext:value-type="string">
            <text:p>P01729_s_at</text:p>
          </table:table-cell>
          <table:table-cell office:value-type="float" office:value="0.6436062" calcext:value-type="float">
            <text:p>0.6436062</text:p>
          </table:table-cell>
          <table:table-cell office:value-type="string" calcext:value-type="string">
            <text:p>P00785_s_at</text:p>
          </table:table-cell>
          <table:table-cell office:value-type="float" office:value="0.5273254" calcext:value-type="float">
            <text:p>0.5273254</text:p>
          </table:table-cell>
          <table:table-cell office:value-type="string" calcext:value-type="string">
            <text:p>P01856_s_at</text:p>
          </table:table-cell>
          <table:table-cell office:value-type="float" office:value="0.6029544" calcext:value-type="float">
            <text:p>0.6029544</text:p>
          </table:table-cell>
          <table:table-cell office:value-type="string" calcext:value-type="string">
            <text:p>P02286_s_at</text:p>
          </table:table-cell>
          <table:table-cell office:value-type="float" office:value="0.5332216" calcext:value-type="float">
            <text:p>0.5332216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5382144" calcext:value-type="float">
            <text:p>0.5382144</text:p>
          </table:table-cell>
          <table:table-cell office:value-type="string" calcext:value-type="string">
            <text:p>P06807_s_at</text:p>
          </table:table-cell>
          <table:table-cell office:value-type="float" office:value="0.6680878" calcext:value-type="float">
            <text:p>0.6680878</text:p>
          </table:table-cell>
          <table:table-cell office:value-type="string" calcext:value-type="string">
            <text:p>P01798_s_at</text:p>
          </table:table-cell>
          <table:table-cell office:value-type="float" office:value="0.6148901" calcext:value-type="float">
            <text:p>0.6148901</text:p>
          </table:table-cell>
          <table:table-cell office:value-type="string" calcext:value-type="string">
            <text:p>P01481_s_at</text:p>
          </table:table-cell>
          <table:table-cell office:value-type="float" office:value="0.558914" calcext:value-type="float">
            <text:p>0.558914</text:p>
          </table:table-cell>
          <table:table-cell office:value-type="string" calcext:value-type="string">
            <text:p>P01926_s_at</text:p>
          </table:table-cell>
          <table:table-cell office:value-type="float" office:value="0.6674169" calcext:value-type="float">
            <text:p>0.6674169</text:p>
          </table:table-cell>
          <table:table-cell office:value-type="string" calcext:value-type="string">
            <text:p>P03013_at</text:p>
          </table:table-cell>
          <table:table-cell office:value-type="float" office:value="0.6525934" calcext:value-type="float">
            <text:p>0.6525934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705276" calcext:value-type="float">
            <text:p>0.5705276</text:p>
          </table:table-cell>
          <table:table-cell office:value-type="string" calcext:value-type="string">
            <text:p>P06866_at</text:p>
          </table:table-cell>
          <table:table-cell office:value-type="float" office:value="0.6697828" calcext:value-type="float">
            <text:p>0.6697828</text:p>
          </table:table-cell>
          <table:table-cell office:value-type="string" calcext:value-type="string">
            <text:p>P02418_at</text:p>
          </table:table-cell>
          <table:table-cell office:value-type="float" office:value="0.6581539" calcext:value-type="float">
            <text:p>0.6581539</text:p>
          </table:table-cell>
          <table:table-cell office:value-type="string" calcext:value-type="string">
            <text:p>P01729_s_at</text:p>
          </table:table-cell>
          <table:table-cell office:value-type="float" office:value="0.5271417" calcext:value-type="float">
            <text:p>0.5271417</text:p>
          </table:table-cell>
          <table:table-cell office:value-type="string" calcext:value-type="string">
            <text:p>P02085_at</text:p>
          </table:table-cell>
          <table:table-cell office:value-type="float" office:value="0.6306299" calcext:value-type="float">
            <text:p>0.6306299</text:p>
          </table:table-cell>
          <table:table-cell office:value-type="string" calcext:value-type="string">
            <text:p>P03413_at</text:p>
          </table:table-cell>
          <table:table-cell office:value-type="float" office:value="0.6736343" calcext:value-type="float">
            <text:p>0.6736343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5572431" calcext:value-type="float">
            <text:p>0.5572431</text:p>
          </table:table-cell>
          <table:table-cell office:value-type="string" calcext:value-type="string">
            <text:p>P07820_at</text:p>
          </table:table-cell>
          <table:table-cell office:value-type="float" office:value="0.6658037" calcext:value-type="float">
            <text:p>0.6658037</text:p>
          </table:table-cell>
          <table:table-cell office:value-type="string" calcext:value-type="string">
            <text:p>P03413_at</text:p>
          </table:table-cell>
          <table:table-cell office:value-type="float" office:value="0.710949" calcext:value-type="float">
            <text:p>0.710949</text:p>
          </table:table-cell>
          <table:table-cell office:value-type="string" calcext:value-type="string">
            <text:p>P01738_at</text:p>
          </table:table-cell>
          <table:table-cell office:value-type="float" office:value="0.5442628" calcext:value-type="float">
            <text:p>0.5442628</text:p>
          </table:table-cell>
          <table:table-cell office:value-type="string" calcext:value-type="string">
            <text:p>P02170_s_at</text:p>
          </table:table-cell>
          <table:table-cell office:value-type="float" office:value="0.5838174" calcext:value-type="float">
            <text:p>0.5838174</text:p>
          </table:table-cell>
          <table:table-cell office:value-type="string" calcext:value-type="string">
            <text:p>P04511_at</text:p>
          </table:table-cell>
          <table:table-cell office:value-type="float" office:value="0.658546" calcext:value-type="float">
            <text:p>0.65854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5309983" calcext:value-type="float">
            <text:p>0.5309983</text:p>
          </table:table-cell>
          <table:table-cell office:value-type="string" calcext:value-type="string">
            <text:p>P09720_s_at</text:p>
          </table:table-cell>
          <table:table-cell office:value-type="float" office:value="0.6219346" calcext:value-type="float">
            <text:p>0.6219346</text:p>
          </table:table-cell>
          <table:table-cell office:value-type="string" calcext:value-type="string">
            <text:p>P04999_s_at</text:p>
          </table:table-cell>
          <table:table-cell office:value-type="float" office:value="0.6275064" calcext:value-type="float">
            <text:p>0.6275064</text:p>
          </table:table-cell>
          <table:table-cell office:value-type="string" calcext:value-type="string">
            <text:p>P02522_at</text:p>
          </table:table-cell>
          <table:table-cell office:value-type="float" office:value="0.5689868" calcext:value-type="float">
            <text:p>0.5689868</text:p>
          </table:table-cell>
          <table:table-cell office:value-type="string" calcext:value-type="string">
            <text:p>P02922_at</text:p>
          </table:table-cell>
          <table:table-cell office:value-type="float" office:value="0.5837625" calcext:value-type="float">
            <text:p>0.5837625</text:p>
          </table:table-cell>
          <table:table-cell office:value-type="string" calcext:value-type="string">
            <text:p>P05211_s_at</text:p>
          </table:table-cell>
          <table:table-cell office:value-type="float" office:value="0.6119707" calcext:value-type="float">
            <text:p>0.611970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035359" calcext:value-type="float">
            <text:p>0.5035359</text:p>
          </table:table-cell>
          <table:table-cell office:value-type="string" calcext:value-type="string">
            <text:p>P09962_at</text:p>
          </table:table-cell>
          <table:table-cell office:value-type="float" office:value="0.6418463" calcext:value-type="float">
            <text:p>0.6418463</text:p>
          </table:table-cell>
          <table:table-cell office:value-type="string" calcext:value-type="string">
            <text:p>P08082_x_at</text:p>
          </table:table-cell>
          <table:table-cell office:value-type="float" office:value="0.6749137" calcext:value-type="float">
            <text:p>0.6749137</text:p>
          </table:table-cell>
          <table:table-cell office:value-type="string" calcext:value-type="string">
            <text:p>P02627_s_at</text:p>
          </table:table-cell>
          <table:table-cell office:value-type="float" office:value="0.5436644" calcext:value-type="float">
            <text:p>0.5436644</text:p>
          </table:table-cell>
          <table:table-cell office:value-type="string" calcext:value-type="string">
            <text:p>P04511_at</text:p>
          </table:table-cell>
          <table:table-cell office:value-type="float" office:value="0.6221562" calcext:value-type="float">
            <text:p>0.6221562</text:p>
          </table:table-cell>
          <table:table-cell office:value-type="string" calcext:value-type="string">
            <text:p>P06385_s_at</text:p>
          </table:table-cell>
          <table:table-cell office:value-type="float" office:value="0.67229" calcext:value-type="float">
            <text:p>0.67229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051007" calcext:value-type="float">
            <text:p>0.6051007</text:p>
          </table:table-cell>
          <table:table-cell office:value-type="string" calcext:value-type="string">
            <text:p>P12702_s_at</text:p>
          </table:table-cell>
          <table:table-cell office:value-type="float" office:value="0.6765761" calcext:value-type="float">
            <text:p>0.6765761</text:p>
          </table:table-cell>
          <table:table-cell office:value-type="string" calcext:value-type="string">
            <text:p>P08471_at</text:p>
          </table:table-cell>
          <table:table-cell office:value-type="float" office:value="0.6009828" calcext:value-type="float">
            <text:p>0.6009828</text:p>
          </table:table-cell>
          <table:table-cell office:value-type="string" calcext:value-type="string">
            <text:p>P02784_s_at</text:p>
          </table:table-cell>
          <table:table-cell office:value-type="float" office:value="0.5311267" calcext:value-type="float">
            <text:p>0.5311267</text:p>
          </table:table-cell>
          <table:table-cell office:value-type="string" calcext:value-type="string">
            <text:p>P05364_at</text:p>
          </table:table-cell>
          <table:table-cell office:value-type="float" office:value="0.6313319" calcext:value-type="float">
            <text:p>0.6313319</text:p>
          </table:table-cell>
          <table:table-cell office:value-type="string" calcext:value-type="string">
            <text:p>P06542_s_at</text:p>
          </table:table-cell>
          <table:table-cell office:value-type="float" office:value="0.6448507" calcext:value-type="float">
            <text:p>0.6448507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411857" calcext:value-type="float">
            <text:p>0.5411857</text:p>
          </table:table-cell>
          <table:table-cell office:value-type="string" calcext:value-type="string">
            <text:p>P13228_at</text:p>
          </table:table-cell>
          <table:table-cell office:value-type="float" office:value="0.7281273" calcext:value-type="float">
            <text:p>0.7281273</text:p>
          </table:table-cell>
          <table:table-cell office:value-type="string" calcext:value-type="string">
            <text:p>P08892_s_at</text:p>
          </table:table-cell>
          <table:table-cell office:value-type="float" office:value="0.6165684" calcext:value-type="float">
            <text:p>0.6165684</text:p>
          </table:table-cell>
          <table:table-cell office:value-type="string" calcext:value-type="string">
            <text:p>P02935_s_at</text:p>
          </table:table-cell>
          <table:table-cell office:value-type="float" office:value="0.5513209" calcext:value-type="float">
            <text:p>0.5513209</text:p>
          </table:table-cell>
          <table:table-cell office:value-type="string" calcext:value-type="string">
            <text:p>P06472_s_at</text:p>
          </table:table-cell>
          <table:table-cell office:value-type="float" office:value="0.5998498" calcext:value-type="float">
            <text:p>0.5998498</text:p>
          </table:table-cell>
          <table:table-cell office:value-type="string" calcext:value-type="string">
            <text:p>P10705_s_at</text:p>
          </table:table-cell>
          <table:table-cell office:value-type="float" office:value="0.6930804" calcext:value-type="float">
            <text:p>0.6930804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574035" calcext:value-type="float">
            <text:p>0.5574035</text:p>
          </table:table-cell>
          <table:table-cell office:value-type="string" calcext:value-type="string">
            <text:p>P14121_x_at</text:p>
          </table:table-cell>
          <table:table-cell office:value-type="float" office:value="0.6734454" calcext:value-type="float">
            <text:p>0.6734454</text:p>
          </table:table-cell>
          <table:table-cell office:value-type="string" calcext:value-type="string">
            <text:p>P09205_s_at</text:p>
          </table:table-cell>
          <table:table-cell office:value-type="float" office:value="0.6535439" calcext:value-type="float">
            <text:p>0.6535439</text:p>
          </table:table-cell>
          <table:table-cell office:value-type="string" calcext:value-type="string">
            <text:p>P03013_at</text:p>
          </table:table-cell>
          <table:table-cell office:value-type="float" office:value="0.5984478" calcext:value-type="float">
            <text:p>0.5984478</text:p>
          </table:table-cell>
          <table:table-cell office:value-type="string" calcext:value-type="string">
            <text:p>P07730_x_at</text:p>
          </table:table-cell>
          <table:table-cell office:value-type="float" office:value="0.6098694" calcext:value-type="float">
            <text:p>0.6098694</text:p>
          </table:table-cell>
          <table:table-cell office:value-type="string" calcext:value-type="string">
            <text:p>P10810_s_at</text:p>
          </table:table-cell>
          <table:table-cell office:value-type="float" office:value="0.6534736" calcext:value-type="float">
            <text:p>0.653473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5910853" calcext:value-type="float">
            <text:p>0.5910853</text:p>
          </table:table-cell>
          <table:table-cell office:value-type="string" calcext:value-type="string">
            <text:p>P14261_s_at</text:p>
          </table:table-cell>
          <table:table-cell office:value-type="float" office:value="0.6349575" calcext:value-type="float">
            <text:p>0.6349575</text:p>
          </table:table-cell>
          <table:table-cell office:value-type="string" calcext:value-type="string">
            <text:p>P11838_x_at</text:p>
          </table:table-cell>
          <table:table-cell office:value-type="float" office:value="0.6557306" calcext:value-type="float">
            <text:p>0.6557306</text:p>
          </table:table-cell>
          <table:table-cell office:value-type="string" calcext:value-type="string">
            <text:p>P03413_at</text:p>
          </table:table-cell>
          <table:table-cell office:value-type="float" office:value="0.5714773" calcext:value-type="float">
            <text:p>0.5714773</text:p>
          </table:table-cell>
          <table:table-cell office:value-type="string" calcext:value-type="string">
            <text:p>P08664_s_at</text:p>
          </table:table-cell>
          <table:table-cell office:value-type="float" office:value="0.6287337" calcext:value-type="float">
            <text:p>0.6287337</text:p>
          </table:table-cell>
          <table:table-cell office:value-type="string" calcext:value-type="string">
            <text:p>P11838_x_at</text:p>
          </table:table-cell>
          <table:table-cell office:value-type="float" office:value="0.6526483" calcext:value-type="float">
            <text:p>0.6526483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5337006" calcext:value-type="float">
            <text:p>0.5337006</text:p>
          </table:table-cell>
          <table:table-cell office:value-type="string" calcext:value-type="string">
            <text:p>P15063_x_at</text:p>
          </table:table-cell>
          <table:table-cell office:value-type="float" office:value="0.6586805" calcext:value-type="float">
            <text:p>0.6586805</text:p>
          </table:table-cell>
          <table:table-cell office:value-type="string" calcext:value-type="string">
            <text:p>P12702_s_at</text:p>
          </table:table-cell>
          <table:table-cell office:value-type="float" office:value="0.6918315" calcext:value-type="float">
            <text:p>0.6918315</text:p>
          </table:table-cell>
          <table:table-cell office:value-type="string" calcext:value-type="string">
            <text:p>P05036_at</text:p>
          </table:table-cell>
          <table:table-cell office:value-type="float" office:value="0.5413836" calcext:value-type="float">
            <text:p>0.5413836</text:p>
          </table:table-cell>
          <table:table-cell office:value-type="string" calcext:value-type="string">
            <text:p>P08892_s_at</text:p>
          </table:table-cell>
          <table:table-cell office:value-type="float" office:value="0.6760143" calcext:value-type="float">
            <text:p>0.6760143</text:p>
          </table:table-cell>
          <table:table-cell office:value-type="string" calcext:value-type="string">
            <text:p>P13243_at</text:p>
          </table:table-cell>
          <table:table-cell office:value-type="float" office:value="0.7312604" calcext:value-type="float">
            <text:p>0.7312604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5418947" calcext:value-type="float">
            <text:p>0.5418947</text:p>
          </table:table-cell>
          <table:table-cell office:value-type="string" calcext:value-type="string">
            <text:p>P15504_x_at</text:p>
          </table:table-cell>
          <table:table-cell office:value-type="float" office:value="0.6559213" calcext:value-type="float">
            <text:p>0.6559213</text:p>
          </table:table-cell>
          <table:table-cell office:value-type="string" calcext:value-type="string">
            <text:p>P12958_x_at</text:p>
          </table:table-cell>
          <table:table-cell office:value-type="float" office:value="0.690241" calcext:value-type="float">
            <text:p>0.690241</text:p>
          </table:table-cell>
          <table:table-cell office:value-type="string" calcext:value-type="string">
            <text:p>P07078_at</text:p>
          </table:table-cell>
          <table:table-cell office:value-type="float" office:value="0.5741911" calcext:value-type="float">
            <text:p>0.5741911</text:p>
          </table:table-cell>
          <table:table-cell office:value-type="string" calcext:value-type="string">
            <text:p>P10404_x_at</text:p>
          </table:table-cell>
          <table:table-cell office:value-type="float" office:value="0.6492357" calcext:value-type="float">
            <text:p>0.6492357</text:p>
          </table:table-cell>
          <table:table-cell office:value-type="string" calcext:value-type="string">
            <text:p>P13778_x_at</text:p>
          </table:table-cell>
          <table:table-cell office:value-type="float" office:value="0.7156477" calcext:value-type="float">
            <text:p>0.7156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6553175" calcext:value-type="float">
            <text:p>0.6553175</text:p>
          </table:table-cell>
          <table:table-cell office:value-type="string" calcext:value-type="string">
            <text:p>P13439_x_at</text:p>
          </table:table-cell>
          <table:table-cell office:value-type="float" office:value="0.7254372" calcext:value-type="float">
            <text:p>0.7254372</text:p>
          </table:table-cell>
          <table:table-cell office:value-type="string" calcext:value-type="string">
            <text:p>P09720_s_at</text:p>
          </table:table-cell>
          <table:table-cell office:value-type="float" office:value="0.5767455" calcext:value-type="float">
            <text:p>0.5767455</text:p>
          </table:table-cell>
          <table:table-cell office:value-type="string" calcext:value-type="string">
            <text:p>P11741_x_at</text:p>
          </table:table-cell>
          <table:table-cell office:value-type="float" office:value="0.6212949" calcext:value-type="float">
            <text:p>0.6212949</text:p>
          </table:table-cell>
          <table:table-cell office:value-type="string" calcext:value-type="string">
            <text:p>P14182_at</text:p>
          </table:table-cell>
          <table:table-cell office:value-type="float" office:value="0.5975781" calcext:value-type="float">
            <text:p>0.597578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Rotunno</text:p>
          </table:table-cell>
          <table:table-cell office:value-type="string" calcext:value-type="string">
            <text:p>P18164_at</text:p>
          </table:table-cell>
          <table:table-cell office:value-type="float" office:value="0.6552718" calcext:value-type="float">
            <text:p>0.6552718</text:p>
          </table:table-cell>
          <table:table-cell office:value-type="string" calcext:value-type="string">
            <text:p>P13778_x_at</text:p>
          </table:table-cell>
          <table:table-cell office:value-type="float" office:value="0.6741233" calcext:value-type="float">
            <text:p>0.6741233</text:p>
          </table:table-cell>
          <table:table-cell office:value-type="string" calcext:value-type="string">
            <text:p>P09962_at</text:p>
          </table:table-cell>
          <table:table-cell office:value-type="float" office:value="0.5645077" calcext:value-type="float">
            <text:p>0.5645077</text:p>
          </table:table-cell>
          <table:table-cell office:value-type="string" calcext:value-type="string">
            <text:p>P12110_at</text:p>
          </table:table-cell>
          <table:table-cell office:value-type="float" office:value="0.7039495" calcext:value-type="float">
            <text:p>0.7039495</text:p>
          </table:table-cell>
          <table:table-cell office:value-type="string" calcext:value-type="string">
            <text:p>P15407_s_at</text:p>
          </table:table-cell>
          <table:table-cell office:value-type="float" office:value="0.6738826" calcext:value-type="float">
            <text:p>0.6738826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095802" calcext:value-type="float">
            <text:p>0.2095802</text:p>
          </table:table-cell>
          <table:table-cell office:value-type="string" calcext:value-type="string">
            <text:p>P18380_at</text:p>
          </table:table-cell>
          <table:table-cell office:value-type="float" office:value="0.6750098" calcext:value-type="float">
            <text:p>0.6750098</text:p>
          </table:table-cell>
          <table:table-cell office:value-type="string" calcext:value-type="string">
            <text:p>P14734_at</text:p>
          </table:table-cell>
          <table:table-cell office:value-type="float" office:value="0.6668267" calcext:value-type="float">
            <text:p>0.6668267</text:p>
          </table:table-cell>
          <table:table-cell office:value-type="string" calcext:value-type="string">
            <text:p>P13243_at</text:p>
          </table:table-cell>
          <table:table-cell office:value-type="float" office:value="0.580783" calcext:value-type="float">
            <text:p>0.580783</text:p>
          </table:table-cell>
          <table:table-cell office:value-type="string" calcext:value-type="string">
            <text:p>P13778_x_at</text:p>
          </table:table-cell>
          <table:table-cell office:value-type="float" office:value="0.5848739" calcext:value-type="float">
            <text:p>0.5848739</text:p>
          </table:table-cell>
          <table:table-cell office:value-type="string" calcext:value-type="string">
            <text:p>P17679_x_at</text:p>
          </table:table-cell>
          <table:table-cell office:value-type="float" office:value="0.6148056" calcext:value-type="float">
            <text:p>0.6148056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1963487" calcext:value-type="float">
            <text:p>0.1963487</text:p>
          </table:table-cell>
          <table:table-cell office:value-type="string" calcext:value-type="string">
            <text:p>P19410_at</text:p>
          </table:table-cell>
          <table:table-cell office:value-type="float" office:value="0.6547326" calcext:value-type="float">
            <text:p>0.6547326</text:p>
          </table:table-cell>
          <table:table-cell office:value-type="string" calcext:value-type="string">
            <text:p>P15066_at</text:p>
          </table:table-cell>
          <table:table-cell office:value-type="float" office:value="0.6746886" calcext:value-type="float">
            <text:p>0.6746886</text:p>
          </table:table-cell>
          <table:table-cell office:value-type="string" calcext:value-type="string">
            <text:p>P14261_s_at</text:p>
          </table:table-cell>
          <table:table-cell office:value-type="float" office:value="0.4835404" calcext:value-type="float">
            <text:p>0.4835404</text:p>
          </table:table-cell>
          <table:table-cell office:value-type="string" calcext:value-type="string">
            <text:p>P14261_s_at</text:p>
          </table:table-cell>
          <table:table-cell office:value-type="float" office:value="0.5923356" calcext:value-type="float">
            <text:p>0.5923356</text:p>
          </table:table-cell>
          <table:table-cell office:value-type="string" calcext:value-type="string">
            <text:p>P17715_x_at</text:p>
          </table:table-cell>
          <table:table-cell office:value-type="float" office:value="0.6469409" calcext:value-type="float">
            <text:p>0.6469409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188007" calcext:value-type="float">
            <text:p>0.188007</text:p>
          </table:table-cell>
          <table:table-cell office:value-type="string" calcext:value-type="string">
            <text:p>P20389_at</text:p>
          </table:table-cell>
          <table:table-cell office:value-type="float" office:value="0.6169054" calcext:value-type="float">
            <text:p>0.6169054</text:p>
          </table:table-cell>
          <table:table-cell office:value-type="string" calcext:value-type="string">
            <text:p>P15407_s_at</text:p>
          </table:table-cell>
          <table:table-cell office:value-type="float" office:value="0.6860829" calcext:value-type="float">
            <text:p>0.6860829</text:p>
          </table:table-cell>
          <table:table-cell office:value-type="string" calcext:value-type="string">
            <text:p>P16625_at</text:p>
          </table:table-cell>
          <table:table-cell office:value-type="float" office:value="0.5618358" calcext:value-type="float">
            <text:p>0.5618358</text:p>
          </table:table-cell>
          <table:table-cell office:value-type="string" calcext:value-type="string">
            <text:p>P14730_s_at</text:p>
          </table:table-cell>
          <table:table-cell office:value-type="float" office:value="0.6419536" calcext:value-type="float">
            <text:p>0.6419536</text:p>
          </table:table-cell>
          <table:table-cell office:value-type="string" calcext:value-type="string">
            <text:p>P17803_at</text:p>
          </table:table-cell>
          <table:table-cell office:value-type="float" office:value="0.6858001" calcext:value-type="float">
            <text:p>0.685800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1971336" calcext:value-type="float">
            <text:p>0.1971336</text:p>
          </table:table-cell>
          <table:table-cell office:value-type="string" calcext:value-type="string">
            <text:p>P4206_at</text:p>
          </table:table-cell>
          <table:table-cell office:value-type="float" office:value="0.6263182" calcext:value-type="float">
            <text:p>0.6263182</text:p>
          </table:table-cell>
          <table:table-cell office:value-type="string" calcext:value-type="string">
            <text:p>P15845_x_at</text:p>
          </table:table-cell>
          <table:table-cell office:value-type="float" office:value="0.6617834" calcext:value-type="float">
            <text:p>0.6617834</text:p>
          </table:table-cell>
          <table:table-cell office:value-type="string" calcext:value-type="string">
            <text:p>P17263_x_at</text:p>
          </table:table-cell>
          <table:table-cell office:value-type="float" office:value="0.5470729" calcext:value-type="float">
            <text:p>0.5470729</text:p>
          </table:table-cell>
          <table:table-cell office:value-type="string" calcext:value-type="string">
            <text:p>P15066_at</text:p>
          </table:table-cell>
          <table:table-cell office:value-type="float" office:value="0.5674552" calcext:value-type="float">
            <text:p>0.5674552</text:p>
          </table:table-cell>
          <table:table-cell office:value-type="string" calcext:value-type="string">
            <text:p>P17989_at</text:p>
          </table:table-cell>
          <table:table-cell office:value-type="float" office:value="0.6733666" calcext:value-type="float">
            <text:p>0.6733666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1300498" calcext:value-type="float">
            <text:p>0.1300498</text:p>
          </table:table-cell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6909116" calcext:value-type="float">
            <text:p>0.6909116</text:p>
          </table:table-cell>
          <table:table-cell office:value-type="string" calcext:value-type="string">
            <text:p>P17296_at</text:p>
          </table:table-cell>
          <table:table-cell office:value-type="float" office:value="0.5813332" calcext:value-type="float">
            <text:p>0.5813332</text:p>
          </table:table-cell>
          <table:table-cell office:value-type="string" calcext:value-type="string">
            <text:p>P16735_x_at</text:p>
          </table:table-cell>
          <table:table-cell office:value-type="float" office:value="0.6446806" calcext:value-type="float">
            <text:p>0.6446806</text:p>
          </table:table-cell>
          <table:table-cell office:value-type="string" calcext:value-type="string">
            <text:p>P18164_at</text:p>
          </table:table-cell>
          <table:table-cell office:value-type="float" office:value="0.7194716" calcext:value-type="float">
            <text:p>0.7194716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1378609" calcext:value-type="float">
            <text:p>0.137860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Rotunno</text:p>
          </table:table-cell>
          <table:table-cell office:value-type="string" calcext:value-type="string">
            <text:p>P17989_at</text:p>
          </table:table-cell>
          <table:table-cell office:value-type="float" office:value="0.6592823" calcext:value-type="float">
            <text:p>0.6592823</text:p>
          </table:table-cell>
          <table:table-cell office:value-type="string" calcext:value-type="string">
            <text:p>P17933_s_at</text:p>
          </table:table-cell>
          <table:table-cell office:value-type="float" office:value="0.5521178" calcext:value-type="float">
            <text:p>0.5521178</text:p>
          </table:table-cell>
          <table:table-cell office:value-type="string" calcext:value-type="string">
            <text:p>P18380_at</text:p>
          </table:table-cell>
          <table:table-cell office:value-type="float" office:value="0.6429033" calcext:value-type="float">
            <text:p>0.6429033</text:p>
          </table:table-cell>
          <table:table-cell office:value-type="string" calcext:value-type="string">
            <text:p>P18741_at</text:p>
          </table:table-cell>
          <table:table-cell office:value-type="float" office:value="0.7021177" calcext:value-type="float">
            <text:p>0.702117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102498" calcext:value-type="float">
            <text:p>0.102498</text:p>
          </table:table-cell>
          <table:table-cell office:value-type="string" calcext:value-type="string">
            <text:p>P00785_s_at</text:p>
          </table:table-cell>
          <table:table-cell office:value-type="float" office:value="0.3132337" calcext:value-type="float">
            <text:p>0.3132337</text:p>
          </table:table-cell>
          <table:table-cell office:value-type="string" calcext:value-type="string">
            <text:p>P19235_s_at</text:p>
          </table:table-cell>
          <table:table-cell office:value-type="float" office:value="0.6041758" calcext:value-type="float">
            <text:p>0.6041758</text:p>
          </table:table-cell>
          <table:table-cell office:value-type="string" calcext:value-type="string">
            <text:p>P17989_at</text:p>
          </table:table-cell>
          <table:table-cell office:value-type="float" office:value="0.5547493" calcext:value-type="float">
            <text:p>0.5547493</text:p>
          </table:table-cell>
          <table:table-cell office:value-type="string" calcext:value-type="string">
            <text:p>P20389_at</text:p>
          </table:table-cell>
          <table:table-cell office:value-type="float" office:value="0.6390215" calcext:value-type="float">
            <text:p>0.6390215</text:p>
          </table:table-cell>
          <table:table-cell office:value-type="string" calcext:value-type="string">
            <text:p>P19051_x_at</text:p>
          </table:table-cell>
          <table:table-cell office:value-type="float" office:value="0.6354913" calcext:value-type="float">
            <text:p>0.6354913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2046914" calcext:value-type="float">
            <text:p>0.2046914</text:p>
          </table:table-cell>
          <table:table-cell office:value-type="string" calcext:value-type="string">
            <text:p>P00984_s_at</text:p>
          </table:table-cell>
          <table:table-cell office:value-type="float" office:value="0.254781" calcext:value-type="float">
            <text:p>0.254781</text:p>
          </table:table-cell>
          <table:table-cell office:value-type="string" calcext:value-type="string">
            <text:p>P19355_at</text:p>
          </table:table-cell>
          <table:table-cell office:value-type="float" office:value="0.6280934" calcext:value-type="float">
            <text:p>0.6280934</text:p>
          </table:table-cell>
          <table:table-cell office:value-type="string" calcext:value-type="string">
            <text:p>P18741_at</text:p>
          </table:table-cell>
          <table:table-cell office:value-type="float" office:value="0.5564176" calcext:value-type="float">
            <text:p>0.5564176</text:p>
          </table:table-cell>
          <table:table-cell office:value-type="string" calcext:value-type="string">
            <text:p>P21610_s_at</text:p>
          </table:table-cell>
          <table:table-cell office:value-type="float" office:value="0.523697" calcext:value-type="float">
            <text:p>0.523697</text:p>
          </table:table-cell>
          <table:table-cell office:value-type="string" calcext:value-type="string">
            <text:p>P19233_s_at</text:p>
          </table:table-cell>
          <table:table-cell office:value-type="float" office:value="0.6110453" calcext:value-type="float">
            <text:p>0.611045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1234705" calcext:value-type="float">
            <text:p>0.1234705</text:p>
          </table:table-cell>
          <table:table-cell office:value-type="string" calcext:value-type="string">
            <text:p>P01481_s_at</text:p>
          </table:table-cell>
          <table:table-cell office:value-type="float" office:value="0.2963803" calcext:value-type="float">
            <text:p>0.2963803</text:p>
          </table:table-cell>
          <table:table-cell office:value-type="string" calcext:value-type="string">
            <text:p>P21668_s_at</text:p>
          </table:table-cell>
          <table:table-cell office:value-type="float" office:value="0.6693069" calcext:value-type="float">
            <text:p>0.6693069</text:p>
          </table:table-cell>
          <table:table-cell office:value-type="string" calcext:value-type="string">
            <text:p>P20389_at</text:p>
          </table:table-cell>
          <table:table-cell office:value-type="float" office:value="0.5352104" calcext:value-type="float">
            <text:p>0.5352104</text:p>
          </table:table-cell>
          <table:table-cell office:value-type="string" calcext:value-type="string">
            <text:p>P22086_s_at</text:p>
          </table:table-cell>
          <table:table-cell office:value-type="float" office:value="0.6142956" calcext:value-type="float">
            <text:p>0.6142956</text:p>
          </table:table-cell>
          <table:table-cell office:value-type="string" calcext:value-type="string">
            <text:p>P20389_at</text:p>
          </table:table-cell>
          <table:table-cell office:value-type="float" office:value="0.6097897" calcext:value-type="float">
            <text:p>0.609789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08529573" calcext:value-type="float">
            <text:p>0.08529573</text:p>
          </table:table-cell>
          <table:table-cell office:value-type="string" calcext:value-type="string">
            <text:p>P01798_s_at</text:p>
          </table:table-cell>
          <table:table-cell office:value-type="float" office:value="0.2360154" calcext:value-type="float">
            <text:p>0.2360154</text:p>
          </table:table-cell>
          <table:table-cell office:value-type="string" calcext:value-type="string">
            <text:p>P22168_at</text:p>
          </table:table-cell>
          <table:table-cell office:value-type="float" office:value="0.6951768" calcext:value-type="float">
            <text:p>0.6951768</text:p>
          </table:table-cell>
          <table:table-cell office:value-type="string" calcext:value-type="string">
            <text:p>P22212_s_at</text:p>
          </table:table-cell>
          <table:table-cell office:value-type="float" office:value="0.5585029" calcext:value-type="float">
            <text:p>0.5585029</text:p>
          </table:table-cell>
          <table:table-cell office:value-type="string" calcext:value-type="string">
            <text:p>P22168_at</text:p>
          </table:table-cell>
          <table:table-cell office:value-type="float" office:value="0.5993474" calcext:value-type="float">
            <text:p>0.5993474</text:p>
          </table:table-cell>
          <table:table-cell office:value-type="string" calcext:value-type="string">
            <text:p>P20575_at</text:p>
          </table:table-cell>
          <table:table-cell office:value-type="float" office:value="0.6517464" calcext:value-type="float">
            <text:p>0.6517464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1896087" calcext:value-type="float">
            <text:p>0.1896087</text:p>
          </table:table-cell>
          <table:table-cell office:value-type="string" calcext:value-type="string">
            <text:p>P03013_at</text:p>
          </table:table-cell>
          <table:table-cell office:value-type="float" office:value="0.2986026" calcext:value-type="float">
            <text:p>0.2986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839669" calcext:value-type="float">
            <text:p>0.1839669</text:p>
          </table:table-cell>
          <table:table-cell office:value-type="string" calcext:value-type="string">
            <text:p>P05234_at</text:p>
          </table:table-cell>
          <table:table-cell office:value-type="float" office:value="0.3189963" calcext:value-type="float">
            <text:p>0.318996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Rotunno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Rotunno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09659887" calcext:value-type="float">
            <text:p>0.09659887</text:p>
          </table:table-cell>
          <table:table-cell office:value-type="string" calcext:value-type="string">
            <text:p>P05560_at</text:p>
          </table:table-cell>
          <table:table-cell office:value-type="float" office:value="0.3247976" calcext:value-type="float">
            <text:p>0.3247976</text:p>
          </table:table-cell>
          <table:table-cell office:value-type="string" calcext:value-type="string">
            <text:p>P01481_s_at</text:p>
          </table:table-cell>
          <table:table-cell office:value-type="float" office:value="0.159221" calcext:value-type="float">
            <text:p>0.159221</text:p>
          </table:table-cell>
          <table:table-cell office:value-type="string" calcext:value-type="string">
            <text:p>P00097_s_at</text:p>
          </table:table-cell>
          <table:table-cell office:value-type="float" office:value="0.2261341" calcext:value-type="float">
            <text:p>0.2261341</text:p>
          </table:table-cell>
          <table:table-cell office:value-type="string" calcext:value-type="string">
            <text:p>P00785_s_at</text:p>
          </table:table-cell>
          <table:table-cell office:value-type="float" office:value="0.236329" calcext:value-type="float">
            <text:p>0.236329</text:p>
          </table:table-cell>
          <table:table-cell office:value-type="string" calcext:value-type="string">
            <text:p>P00785_s_at</text:p>
          </table:table-cell>
          <table:table-cell office:value-type="float" office:value="0.2742143" calcext:value-type="float">
            <text:p>0.2742143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1716454" calcext:value-type="float">
            <text:p>0.1716454</text:p>
          </table:table-cell>
          <table:table-cell office:value-type="string" calcext:value-type="string">
            <text:p>P06807_s_at</text:p>
          </table:table-cell>
          <table:table-cell office:value-type="float" office:value="0.2369901" calcext:value-type="float">
            <text:p>0.2369901</text:p>
          </table:table-cell>
          <table:table-cell office:value-type="string" calcext:value-type="string">
            <text:p>P01729_s_at</text:p>
          </table:table-cell>
          <table:table-cell office:value-type="float" office:value="0.1752196" calcext:value-type="float">
            <text:p>0.1752196</text:p>
          </table:table-cell>
          <table:table-cell office:value-type="string" calcext:value-type="string">
            <text:p>P00785_s_at</text:p>
          </table:table-cell>
          <table:table-cell office:value-type="float" office:value="0.1948575" calcext:value-type="float">
            <text:p>0.1948575</text:p>
          </table:table-cell>
          <table:table-cell office:value-type="string" calcext:value-type="string">
            <text:p>P01856_s_at</text:p>
          </table:table-cell>
          <table:table-cell office:value-type="float" office:value="0.176699" calcext:value-type="float">
            <text:p>0.176699</text:p>
          </table:table-cell>
          <table:table-cell office:value-type="string" calcext:value-type="string">
            <text:p>P02286_s_at</text:p>
          </table:table-cell>
          <table:table-cell office:value-type="float" office:value="0.184928" calcext:value-type="float">
            <text:p>0.184928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650429" calcext:value-type="float">
            <text:p>0.1650429</text:p>
          </table:table-cell>
          <table:table-cell office:value-type="string" calcext:value-type="string">
            <text:p>P06866_at</text:p>
          </table:table-cell>
          <table:table-cell office:value-type="float" office:value="0.214503" calcext:value-type="float">
            <text:p>0.214503</text:p>
          </table:table-cell>
          <table:table-cell office:value-type="string" calcext:value-type="string">
            <text:p>P01798_s_at</text:p>
          </table:table-cell>
          <table:table-cell office:value-type="float" office:value="0.2067159" calcext:value-type="float">
            <text:p>0.2067159</text:p>
          </table:table-cell>
          <table:table-cell office:value-type="string" calcext:value-type="string">
            <text:p>P01481_s_at</text:p>
          </table:table-cell>
          <table:table-cell office:value-type="float" office:value="0.2587138" calcext:value-type="float">
            <text:p>0.2587138</text:p>
          </table:table-cell>
          <table:table-cell office:value-type="string" calcext:value-type="string">
            <text:p>P01926_s_at</text:p>
          </table:table-cell>
          <table:table-cell office:value-type="float" office:value="0.2436094" calcext:value-type="float">
            <text:p>0.2436094</text:p>
          </table:table-cell>
          <table:table-cell office:value-type="string" calcext:value-type="string">
            <text:p>P03013_at</text:p>
          </table:table-cell>
          <table:table-cell office:value-type="float" office:value="0.1950006" calcext:value-type="float">
            <text:p>0.195000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1555759" calcext:value-type="float">
            <text:p>0.1555759</text:p>
          </table:table-cell>
          <table:table-cell office:value-type="string" calcext:value-type="string">
            <text:p>P07820_at</text:p>
          </table:table-cell>
          <table:table-cell office:value-type="float" office:value="0.3394867" calcext:value-type="float">
            <text:p>0.3394867</text:p>
          </table:table-cell>
          <table:table-cell office:value-type="string" calcext:value-type="string">
            <text:p>P02418_at</text:p>
          </table:table-cell>
          <table:table-cell office:value-type="float" office:value="0.1461821" calcext:value-type="float">
            <text:p>0.1461821</text:p>
          </table:table-cell>
          <table:table-cell office:value-type="string" calcext:value-type="string">
            <text:p>P01729_s_at</text:p>
          </table:table-cell>
          <table:table-cell office:value-type="float" office:value="0.2503316" calcext:value-type="float">
            <text:p>0.2503316</text:p>
          </table:table-cell>
          <table:table-cell office:value-type="string" calcext:value-type="string">
            <text:p>P02085_at</text:p>
          </table:table-cell>
          <table:table-cell office:value-type="float" office:value="0.180148" calcext:value-type="float">
            <text:p>0.180148</text:p>
          </table:table-cell>
          <table:table-cell office:value-type="string" calcext:value-type="string">
            <text:p>P03413_at</text:p>
          </table:table-cell>
          <table:table-cell office:value-type="float" office:value="0.1407926" calcext:value-type="float">
            <text:p>0.1407926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345227" calcext:value-type="float">
            <text:p>0.1345227</text:p>
          </table:table-cell>
          <table:table-cell office:value-type="string" calcext:value-type="string">
            <text:p>P09720_s_at</text:p>
          </table:table-cell>
          <table:table-cell office:value-type="float" office:value="0.2784583" calcext:value-type="float">
            <text:p>0.2784583</text:p>
          </table:table-cell>
          <table:table-cell office:value-type="string" calcext:value-type="string">
            <text:p>P03413_at</text:p>
          </table:table-cell>
          <table:table-cell office:value-type="float" office:value="0.2019241" calcext:value-type="float">
            <text:p>0.2019241</text:p>
          </table:table-cell>
          <table:table-cell office:value-type="string" calcext:value-type="string">
            <text:p>P01738_at</text:p>
          </table:table-cell>
          <table:table-cell office:value-type="float" office:value="0.133117" calcext:value-type="float">
            <text:p>0.133117</text:p>
          </table:table-cell>
          <table:table-cell office:value-type="string" calcext:value-type="string">
            <text:p>P02170_s_at</text:p>
          </table:table-cell>
          <table:table-cell office:value-type="float" office:value="0.1908925" calcext:value-type="float">
            <text:p>0.1908925</text:p>
          </table:table-cell>
          <table:table-cell office:value-type="string" calcext:value-type="string">
            <text:p>P04511_at</text:p>
          </table:table-cell>
          <table:table-cell office:value-type="float" office:value="0.1734025" calcext:value-type="float">
            <text:p>0.1734025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1558712" calcext:value-type="float">
            <text:p>0.1558712</text:p>
          </table:table-cell>
          <table:table-cell office:value-type="string" calcext:value-type="string">
            <text:p>P09962_at</text:p>
          </table:table-cell>
          <table:table-cell office:value-type="float" office:value="0.2556127" calcext:value-type="float">
            <text:p>0.2556127</text:p>
          </table:table-cell>
          <table:table-cell office:value-type="string" calcext:value-type="string">
            <text:p>P04999_s_at</text:p>
          </table:table-cell>
          <table:table-cell office:value-type="float" office:value="0.2152529" calcext:value-type="float">
            <text:p>0.2152529</text:p>
          </table:table-cell>
          <table:table-cell office:value-type="string" calcext:value-type="string">
            <text:p>P02522_at</text:p>
          </table:table-cell>
          <table:table-cell office:value-type="float" office:value="0.2156602" calcext:value-type="float">
            <text:p>0.2156602</text:p>
          </table:table-cell>
          <table:table-cell office:value-type="string" calcext:value-type="string">
            <text:p>P02922_at</text:p>
          </table:table-cell>
          <table:table-cell office:value-type="float" office:value="0.1744433" calcext:value-type="float">
            <text:p>0.1744433</text:p>
          </table:table-cell>
          <table:table-cell office:value-type="string" calcext:value-type="string">
            <text:p>P05211_s_at</text:p>
          </table:table-cell>
          <table:table-cell office:value-type="float" office:value="0.2319701" calcext:value-type="float">
            <text:p>0.2319701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520523" calcext:value-type="float">
            <text:p>0.1520523</text:p>
          </table:table-cell>
          <table:table-cell office:value-type="string" calcext:value-type="string">
            <text:p>P12702_s_at</text:p>
          </table:table-cell>
          <table:table-cell office:value-type="float" office:value="0.279992" calcext:value-type="float">
            <text:p>0.279992</text:p>
          </table:table-cell>
          <table:table-cell office:value-type="string" calcext:value-type="string">
            <text:p>P08082_x_at</text:p>
          </table:table-cell>
          <table:table-cell office:value-type="float" office:value="0.1519939" calcext:value-type="float">
            <text:p>0.1519939</text:p>
          </table:table-cell>
          <table:table-cell office:value-type="string" calcext:value-type="string">
            <text:p>P02627_s_at</text:p>
          </table:table-cell>
          <table:table-cell office:value-type="float" office:value="0.2710987" calcext:value-type="float">
            <text:p>0.2710987</text:p>
          </table:table-cell>
          <table:table-cell office:value-type="string" calcext:value-type="string">
            <text:p>P04511_at</text:p>
          </table:table-cell>
          <table:table-cell office:value-type="float" office:value="0.2582462" calcext:value-type="float">
            <text:p>0.2582462</text:p>
          </table:table-cell>
          <table:table-cell office:value-type="string" calcext:value-type="string">
            <text:p>P06385_s_at</text:p>
          </table:table-cell>
          <table:table-cell office:value-type="float" office:value="0.1360073" calcext:value-type="float">
            <text:p>0.1360073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093388" calcext:value-type="float">
            <text:p>0.093388</text:p>
          </table:table-cell>
          <table:table-cell office:value-type="string" calcext:value-type="string">
            <text:p>P13228_at</text:p>
          </table:table-cell>
          <table:table-cell office:value-type="float" office:value="0.2345217" calcext:value-type="float">
            <text:p>0.2345217</text:p>
          </table:table-cell>
          <table:table-cell office:value-type="string" calcext:value-type="string">
            <text:p>P08471_at</text:p>
          </table:table-cell>
          <table:table-cell office:value-type="float" office:value="0.1787752" calcext:value-type="float">
            <text:p>0.1787752</text:p>
          </table:table-cell>
          <table:table-cell office:value-type="string" calcext:value-type="string">
            <text:p>P02784_s_at</text:p>
          </table:table-cell>
          <table:table-cell office:value-type="float" office:value="0.2463936" calcext:value-type="float">
            <text:p>0.2463936</text:p>
          </table:table-cell>
          <table:table-cell office:value-type="string" calcext:value-type="string">
            <text:p>P05364_at</text:p>
          </table:table-cell>
          <table:table-cell office:value-type="float" office:value="0.1823688" calcext:value-type="float">
            <text:p>0.1823688</text:p>
          </table:table-cell>
          <table:table-cell office:value-type="string" calcext:value-type="string">
            <text:p>P06542_s_at</text:p>
          </table:table-cell>
          <table:table-cell office:value-type="float" office:value="0.15843" calcext:value-type="float">
            <text:p>0.15843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1059181" calcext:value-type="float">
            <text:p>0.1059181</text:p>
          </table:table-cell>
          <table:table-cell office:value-type="string" calcext:value-type="string">
            <text:p>P14121_x_at</text:p>
          </table:table-cell>
          <table:table-cell office:value-type="float" office:value="0.225526" calcext:value-type="float">
            <text:p>0.225526</text:p>
          </table:table-cell>
          <table:table-cell office:value-type="string" calcext:value-type="string">
            <text:p>P08892_s_at</text:p>
          </table:table-cell>
          <table:table-cell office:value-type="float" office:value="0.180237" calcext:value-type="float">
            <text:p>0.180237</text:p>
          </table:table-cell>
          <table:table-cell office:value-type="string" calcext:value-type="string">
            <text:p>P02935_s_at</text:p>
          </table:table-cell>
          <table:table-cell office:value-type="float" office:value="0.2155357" calcext:value-type="float">
            <text:p>0.2155357</text:p>
          </table:table-cell>
          <table:table-cell office:value-type="string" calcext:value-type="string">
            <text:p>P06472_s_at</text:p>
          </table:table-cell>
          <table:table-cell office:value-type="float" office:value="0.2214014" calcext:value-type="float">
            <text:p>0.2214014</text:p>
          </table:table-cell>
          <table:table-cell office:value-type="string" calcext:value-type="string">
            <text:p>P10705_s_at</text:p>
          </table:table-cell>
          <table:table-cell office:value-type="float" office:value="0.1272492" calcext:value-type="float">
            <text:p>0.127249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07842408" calcext:value-type="float">
            <text:p>0.07842408</text:p>
          </table:table-cell>
          <table:table-cell office:value-type="string" calcext:value-type="string">
            <text:p>P14261_s_at</text:p>
          </table:table-cell>
          <table:table-cell office:value-type="float" office:value="0.2689035" calcext:value-type="float">
            <text:p>0.2689035</text:p>
          </table:table-cell>
          <table:table-cell office:value-type="string" calcext:value-type="string">
            <text:p>P09205_s_at</text:p>
          </table:table-cell>
          <table:table-cell office:value-type="float" office:value="0.1394621" calcext:value-type="float">
            <text:p>0.1394621</text:p>
          </table:table-cell>
          <table:table-cell office:value-type="string" calcext:value-type="string">
            <text:p>P03013_at</text:p>
          </table:table-cell>
          <table:table-cell office:value-type="float" office:value="0.2441768" calcext:value-type="float">
            <text:p>0.2441768</text:p>
          </table:table-cell>
          <table:table-cell office:value-type="string" calcext:value-type="string">
            <text:p>P07730_x_at</text:p>
          </table:table-cell>
          <table:table-cell office:value-type="float" office:value="0.203677" calcext:value-type="float">
            <text:p>0.203677</text:p>
          </table:table-cell>
          <table:table-cell office:value-type="string" calcext:value-type="string">
            <text:p>P10810_s_at</text:p>
          </table:table-cell>
          <table:table-cell office:value-type="float" office:value="0.173419" calcext:value-type="float">
            <text:p>0.173419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01586" calcext:value-type="float">
            <text:p>0.101586</text:p>
          </table:table-cell>
          <table:table-cell office:value-type="string" calcext:value-type="string">
            <text:p>P15063_x_at</text:p>
          </table:table-cell>
          <table:table-cell office:value-type="float" office:value="0.2626411" calcext:value-type="float">
            <text:p>0.2626411</text:p>
          </table:table-cell>
          <table:table-cell office:value-type="string" calcext:value-type="string">
            <text:p>P11838_x_at</text:p>
          </table:table-cell>
          <table:table-cell office:value-type="float" office:value="0.05097196" calcext:value-type="float">
            <text:p>0.05097196</text:p>
          </table:table-cell>
          <table:table-cell office:value-type="string" calcext:value-type="string">
            <text:p>P03413_at</text:p>
          </table:table-cell>
          <table:table-cell office:value-type="float" office:value="0.184106" calcext:value-type="float">
            <text:p>0.184106</text:p>
          </table:table-cell>
          <table:table-cell office:value-type="string" calcext:value-type="string">
            <text:p>P08664_s_at</text:p>
          </table:table-cell>
          <table:table-cell office:value-type="float" office:value="0.2075442" calcext:value-type="float">
            <text:p>0.2075442</text:p>
          </table:table-cell>
          <table:table-cell office:value-type="string" calcext:value-type="string">
            <text:p>P11838_x_at</text:p>
          </table:table-cell>
          <table:table-cell office:value-type="float" office:value="0.2183036" calcext:value-type="float">
            <text:p>0.2183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504_x_at</text:p>
          </table:table-cell>
          <table:table-cell office:value-type="float" office:value="0.2992843" calcext:value-type="float">
            <text:p>0.2992843</text:p>
          </table:table-cell>
          <table:table-cell office:value-type="string" calcext:value-type="string">
            <text:p>P12702_s_at</text:p>
          </table:table-cell>
          <table:table-cell office:value-type="float" office:value="0.1202602" calcext:value-type="float">
            <text:p>0.1202602</text:p>
          </table:table-cell>
          <table:table-cell office:value-type="string" calcext:value-type="string">
            <text:p>P05036_at</text:p>
          </table:table-cell>
          <table:table-cell office:value-type="float" office:value="0.1851206" calcext:value-type="float">
            <text:p>0.1851206</text:p>
          </table:table-cell>
          <table:table-cell office:value-type="string" calcext:value-type="string">
            <text:p>P08892_s_at</text:p>
          </table:table-cell>
          <table:table-cell office:value-type="float" office:value="0.2717787" calcext:value-type="float">
            <text:p>0.2717787</text:p>
          </table:table-cell>
          <table:table-cell office:value-type="string" calcext:value-type="string">
            <text:p>P13243_at</text:p>
          </table:table-cell>
          <table:table-cell office:value-type="float" office:value="0.1885873" calcext:value-type="float">
            <text:p>0.188587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Rousseaux</text:p>
          </table:table-cell>
          <table:table-cell office:value-type="string" calcext:value-type="string">
            <text:p>P17724_at</text:p>
          </table:table-cell>
          <table:table-cell office:value-type="float" office:value="0.278735" calcext:value-type="float">
            <text:p>0.278735</text:p>
          </table:table-cell>
          <table:table-cell office:value-type="string" calcext:value-type="string">
            <text:p>P12958_x_at</text:p>
          </table:table-cell>
          <table:table-cell office:value-type="float" office:value="0.172858" calcext:value-type="float">
            <text:p>0.172858</text:p>
          </table:table-cell>
          <table:table-cell office:value-type="string" calcext:value-type="string">
            <text:p>P07078_at</text:p>
          </table:table-cell>
          <table:table-cell office:value-type="float" office:value="0.2702148" calcext:value-type="float">
            <text:p>0.2702148</text:p>
          </table:table-cell>
          <table:table-cell office:value-type="string" calcext:value-type="string">
            <text:p>P10404_x_at</text:p>
          </table:table-cell>
          <table:table-cell office:value-type="float" office:value="0.1954318" calcext:value-type="float">
            <text:p>0.1954318</text:p>
          </table:table-cell>
          <table:table-cell office:value-type="string" calcext:value-type="string">
            <text:p>P13778_x_at</text:p>
          </table:table-cell>
          <table:table-cell office:value-type="float" office:value="0.2008026" calcext:value-type="float">
            <text:p>0.2008026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6600275" calcext:value-type="float">
            <text:p>0.6600275</text:p>
          </table:table-cell>
          <table:table-cell office:value-type="string" calcext:value-type="string">
            <text:p>P18164_at</text:p>
          </table:table-cell>
          <table:table-cell office:value-type="float" office:value="0.3673822" calcext:value-type="float">
            <text:p>0.3673822</text:p>
          </table:table-cell>
          <table:table-cell office:value-type="string" calcext:value-type="string">
            <text:p>P13439_x_at</text:p>
          </table:table-cell>
          <table:table-cell office:value-type="float" office:value="0.2500161" calcext:value-type="float">
            <text:p>0.2500161</text:p>
          </table:table-cell>
          <table:table-cell office:value-type="string" calcext:value-type="string">
            <text:p>P09720_s_at</text:p>
          </table:table-cell>
          <table:table-cell office:value-type="float" office:value="0.3551953" calcext:value-type="float">
            <text:p>0.3551953</text:p>
          </table:table-cell>
          <table:table-cell office:value-type="string" calcext:value-type="string">
            <text:p>P11741_x_at</text:p>
          </table:table-cell>
          <table:table-cell office:value-type="float" office:value="0.2282155" calcext:value-type="float">
            <text:p>0.2282155</text:p>
          </table:table-cell>
          <table:table-cell office:value-type="string" calcext:value-type="string">
            <text:p>P14182_at</text:p>
          </table:table-cell>
          <table:table-cell office:value-type="float" office:value="0.2585929" calcext:value-type="float">
            <text:p>0.258592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6959001" calcext:value-type="float">
            <text:p>0.6959001</text:p>
          </table:table-cell>
          <table:table-cell office:value-type="string" calcext:value-type="string">
            <text:p>P18380_at</text:p>
          </table:table-cell>
          <table:table-cell office:value-type="float" office:value="0.2956409" calcext:value-type="float">
            <text:p>0.2956409</text:p>
          </table:table-cell>
          <table:table-cell office:value-type="string" calcext:value-type="string">
            <text:p>P13778_x_at</text:p>
          </table:table-cell>
          <table:table-cell office:value-type="float" office:value="0.1508108" calcext:value-type="float">
            <text:p>0.1508108</text:p>
          </table:table-cell>
          <table:table-cell office:value-type="string" calcext:value-type="string">
            <text:p>P09962_at</text:p>
          </table:table-cell>
          <table:table-cell office:value-type="float" office:value="0.2195129" calcext:value-type="float">
            <text:p>0.2195129</text:p>
          </table:table-cell>
          <table:table-cell office:value-type="string" calcext:value-type="string">
            <text:p>P12110_at</text:p>
          </table:table-cell>
          <table:table-cell office:value-type="float" office:value="0.1897249" calcext:value-type="float">
            <text:p>0.1897249</text:p>
          </table:table-cell>
          <table:table-cell office:value-type="string" calcext:value-type="string">
            <text:p>P15407_s_at</text:p>
          </table:table-cell>
          <table:table-cell office:value-type="float" office:value="0.1992517" calcext:value-type="float">
            <text:p>0.1992517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7433089" calcext:value-type="float">
            <text:p>0.7433089</text:p>
          </table:table-cell>
          <table:table-cell office:value-type="string" calcext:value-type="string">
            <text:p>P19410_at</text:p>
          </table:table-cell>
          <table:table-cell office:value-type="float" office:value="0.2532653" calcext:value-type="float">
            <text:p>0.2532653</text:p>
          </table:table-cell>
          <table:table-cell office:value-type="string" calcext:value-type="string">
            <text:p>P14734_at</text:p>
          </table:table-cell>
          <table:table-cell office:value-type="float" office:value="-0.008810831" calcext:value-type="float">
            <text:p>-0.008810831</text:p>
          </table:table-cell>
          <table:table-cell office:value-type="string" calcext:value-type="string">
            <text:p>P13243_at</text:p>
          </table:table-cell>
          <table:table-cell office:value-type="float" office:value="0.2535047" calcext:value-type="float">
            <text:p>0.2535047</text:p>
          </table:table-cell>
          <table:table-cell office:value-type="string" calcext:value-type="string">
            <text:p>P13778_x_at</text:p>
          </table:table-cell>
          <table:table-cell office:value-type="float" office:value="0.1324968" calcext:value-type="float">
            <text:p>0.1324968</text:p>
          </table:table-cell>
          <table:table-cell office:value-type="string" calcext:value-type="string">
            <text:p>P17679_x_at</text:p>
          </table:table-cell>
          <table:table-cell office:value-type="float" office:value="0.1791023" calcext:value-type="float">
            <text:p>0.1791023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635723" calcext:value-type="float">
            <text:p>0.635723</text:p>
          </table:table-cell>
          <table:table-cell office:value-type="string" calcext:value-type="string">
            <text:p>P20389_at</text:p>
          </table:table-cell>
          <table:table-cell office:value-type="float" office:value="0.3228805" calcext:value-type="float">
            <text:p>0.3228805</text:p>
          </table:table-cell>
          <table:table-cell office:value-type="string" calcext:value-type="string">
            <text:p>P15066_at</text:p>
          </table:table-cell>
          <table:table-cell office:value-type="float" office:value="0.2388362" calcext:value-type="float">
            <text:p>0.2388362</text:p>
          </table:table-cell>
          <table:table-cell office:value-type="string" calcext:value-type="string">
            <text:p>P14261_s_at</text:p>
          </table:table-cell>
          <table:table-cell office:value-type="float" office:value="0.2832234" calcext:value-type="float">
            <text:p>0.2832234</text:p>
          </table:table-cell>
          <table:table-cell office:value-type="string" calcext:value-type="string">
            <text:p>P14261_s_at</text:p>
          </table:table-cell>
          <table:table-cell office:value-type="float" office:value="0.2577362" calcext:value-type="float">
            <text:p>0.2577362</text:p>
          </table:table-cell>
          <table:table-cell office:value-type="string" calcext:value-type="string">
            <text:p>P17715_x_at</text:p>
          </table:table-cell>
          <table:table-cell office:value-type="float" office:value="0.1912549" calcext:value-type="float">
            <text:p>0.1912549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759788" calcext:value-type="float">
            <text:p>0.7759788</text:p>
          </table:table-cell>
          <table:table-cell office:value-type="string" calcext:value-type="string">
            <text:p>P4206_at</text:p>
          </table:table-cell>
          <table:table-cell office:value-type="float" office:value="0.2817449" calcext:value-type="float">
            <text:p>0.2817449</text:p>
          </table:table-cell>
          <table:table-cell office:value-type="string" calcext:value-type="string">
            <text:p>P15407_s_at</text:p>
          </table:table-cell>
          <table:table-cell office:value-type="float" office:value="0.283146" calcext:value-type="float">
            <text:p>0.283146</text:p>
          </table:table-cell>
          <table:table-cell office:value-type="string" calcext:value-type="string">
            <text:p>P16625_at</text:p>
          </table:table-cell>
          <table:table-cell office:value-type="float" office:value="0.2597311" calcext:value-type="float">
            <text:p>0.2597311</text:p>
          </table:table-cell>
          <table:table-cell office:value-type="string" calcext:value-type="string">
            <text:p>P14730_s_at</text:p>
          </table:table-cell>
          <table:table-cell office:value-type="float" office:value="0.3127881" calcext:value-type="float">
            <text:p>0.3127881</text:p>
          </table:table-cell>
          <table:table-cell office:value-type="string" calcext:value-type="string">
            <text:p>P17803_at</text:p>
          </table:table-cell>
          <table:table-cell office:value-type="float" office:value="0.2533314" calcext:value-type="float">
            <text:p>0.253331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13756" calcext:value-type="float">
            <text:p>0.713756</text:p>
          </table:table-cell>
          <table:table-cell table:number-columns-repeated="2"/>
          <table:table-cell office:value-type="string" calcext:value-type="string">
            <text:p>P15845_x_at</text:p>
          </table:table-cell>
          <table:table-cell office:value-type="float" office:value="0.2103304" calcext:value-type="float">
            <text:p>0.2103304</text:p>
          </table:table-cell>
          <table:table-cell office:value-type="string" calcext:value-type="string">
            <text:p>P17263_x_at</text:p>
          </table:table-cell>
          <table:table-cell office:value-type="float" office:value="0.1696685" calcext:value-type="float">
            <text:p>0.1696685</text:p>
          </table:table-cell>
          <table:table-cell office:value-type="string" calcext:value-type="string">
            <text:p>P15066_at</text:p>
          </table:table-cell>
          <table:table-cell office:value-type="float" office:value="0.2237649" calcext:value-type="float">
            <text:p>0.2237649</text:p>
          </table:table-cell>
          <table:table-cell office:value-type="string" calcext:value-type="string">
            <text:p>P17989_at</text:p>
          </table:table-cell>
          <table:table-cell office:value-type="float" office:value="0.1103484" calcext:value-type="float">
            <text:p>0.1103484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7276429" calcext:value-type="float">
            <text:p>0.727642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Rousseaux</text:p>
          </table:table-cell>
          <table:table-cell office:value-type="string" calcext:value-type="string">
            <text:p>P17724_at</text:p>
          </table:table-cell>
          <table:table-cell office:value-type="float" office:value="0.193008" calcext:value-type="float">
            <text:p>0.193008</text:p>
          </table:table-cell>
          <table:table-cell office:value-type="string" calcext:value-type="string">
            <text:p>P17296_at</text:p>
          </table:table-cell>
          <table:table-cell office:value-type="float" office:value="0.2636203" calcext:value-type="float">
            <text:p>0.2636203</text:p>
          </table:table-cell>
          <table:table-cell office:value-type="string" calcext:value-type="string">
            <text:p>P16735_x_at</text:p>
          </table:table-cell>
          <table:table-cell office:value-type="float" office:value="0.2102708" calcext:value-type="float">
            <text:p>0.2102708</text:p>
          </table:table-cell>
          <table:table-cell office:value-type="string" calcext:value-type="string">
            <text:p>P18164_at</text:p>
          </table:table-cell>
          <table:table-cell office:value-type="float" office:value="0.2024337" calcext:value-type="float">
            <text:p>0.202433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7511467" calcext:value-type="float">
            <text:p>0.7511467</text:p>
          </table:table-cell>
          <table:table-cell office:value-type="string" calcext:value-type="string">
            <text:p>P00785_s_at</text:p>
          </table:table-cell>
          <table:table-cell office:value-type="float" office:value="0.6426794" calcext:value-type="float">
            <text:p>0.6426794</text:p>
          </table:table-cell>
          <table:table-cell office:value-type="string" calcext:value-type="string">
            <text:p>P17989_at</text:p>
          </table:table-cell>
          <table:table-cell office:value-type="float" office:value="0.2433936" calcext:value-type="float">
            <text:p>0.2433936</text:p>
          </table:table-cell>
          <table:table-cell office:value-type="string" calcext:value-type="string">
            <text:p>P17933_s_at</text:p>
          </table:table-cell>
          <table:table-cell office:value-type="float" office:value="0.286226" calcext:value-type="float">
            <text:p>0.286226</text:p>
          </table:table-cell>
          <table:table-cell office:value-type="string" calcext:value-type="string">
            <text:p>P18380_at</text:p>
          </table:table-cell>
          <table:table-cell office:value-type="float" office:value="0.2191421" calcext:value-type="float">
            <text:p>0.2191421</text:p>
          </table:table-cell>
          <table:table-cell office:value-type="string" calcext:value-type="string">
            <text:p>P18741_at</text:p>
          </table:table-cell>
          <table:table-cell office:value-type="float" office:value="0.2306408" calcext:value-type="float">
            <text:p>0.2306408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8114928" calcext:value-type="float">
            <text:p>0.8114928</text:p>
          </table:table-cell>
          <table:table-cell office:value-type="string" calcext:value-type="string">
            <text:p>P00984_s_at</text:p>
          </table:table-cell>
          <table:table-cell office:value-type="float" office:value="0.6404613" calcext:value-type="float">
            <text:p>0.6404613</text:p>
          </table:table-cell>
          <table:table-cell office:value-type="string" calcext:value-type="string">
            <text:p>P19235_s_at</text:p>
          </table:table-cell>
          <table:table-cell office:value-type="float" office:value="0.1571887" calcext:value-type="float">
            <text:p>0.1571887</text:p>
          </table:table-cell>
          <table:table-cell office:value-type="string" calcext:value-type="string">
            <text:p>P17989_at</text:p>
          </table:table-cell>
          <table:table-cell office:value-type="float" office:value="0.34817" calcext:value-type="float">
            <text:p>0.34817</text:p>
          </table:table-cell>
          <table:table-cell office:value-type="string" calcext:value-type="string">
            <text:p>P20389_at</text:p>
          </table:table-cell>
          <table:table-cell office:value-type="float" office:value="0.2076769" calcext:value-type="float">
            <text:p>0.2076769</text:p>
          </table:table-cell>
          <table:table-cell office:value-type="string" calcext:value-type="string">
            <text:p>P19051_x_at</text:p>
          </table:table-cell>
          <table:table-cell office:value-type="float" office:value="0.165785" calcext:value-type="float">
            <text:p>0.16578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6342876" calcext:value-type="float">
            <text:p>0.6342876</text:p>
          </table:table-cell>
          <table:table-cell office:value-type="string" calcext:value-type="string">
            <text:p>P01481_s_at</text:p>
          </table:table-cell>
          <table:table-cell office:value-type="float" office:value="0.6017048" calcext:value-type="float">
            <text:p>0.6017048</text:p>
          </table:table-cell>
          <table:table-cell office:value-type="string" calcext:value-type="string">
            <text:p>P19355_at</text:p>
          </table:table-cell>
          <table:table-cell office:value-type="float" office:value="0.205827" calcext:value-type="float">
            <text:p>0.205827</text:p>
          </table:table-cell>
          <table:table-cell office:value-type="string" calcext:value-type="string">
            <text:p>P18741_at</text:p>
          </table:table-cell>
          <table:table-cell office:value-type="float" office:value="0.1516401" calcext:value-type="float">
            <text:p>0.1516401</text:p>
          </table:table-cell>
          <table:table-cell office:value-type="string" calcext:value-type="string">
            <text:p>P21610_s_at</text:p>
          </table:table-cell>
          <table:table-cell office:value-type="float" office:value="0.2266265" calcext:value-type="float">
            <text:p>0.2266265</text:p>
          </table:table-cell>
          <table:table-cell office:value-type="string" calcext:value-type="string">
            <text:p>P19233_s_at</text:p>
          </table:table-cell>
          <table:table-cell office:value-type="float" office:value="0.1802449" calcext:value-type="float">
            <text:p>0.1802449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731338" calcext:value-type="float">
            <text:p>0.731338</text:p>
          </table:table-cell>
          <table:table-cell office:value-type="string" calcext:value-type="string">
            <text:p>P01798_s_at</text:p>
          </table:table-cell>
          <table:table-cell office:value-type="float" office:value="0.6661611" calcext:value-type="float">
            <text:p>0.6661611</text:p>
          </table:table-cell>
          <table:table-cell office:value-type="string" calcext:value-type="string">
            <text:p>P21668_s_at</text:p>
          </table:table-cell>
          <table:table-cell office:value-type="float" office:value="0.1194429" calcext:value-type="float">
            <text:p>0.1194429</text:p>
          </table:table-cell>
          <table:table-cell office:value-type="string" calcext:value-type="string">
            <text:p>P20389_at</text:p>
          </table:table-cell>
          <table:table-cell office:value-type="float" office:value="0.2992785" calcext:value-type="float">
            <text:p>0.2992785</text:p>
          </table:table-cell>
          <table:table-cell office:value-type="string" calcext:value-type="string">
            <text:p>P22086_s_at</text:p>
          </table:table-cell>
          <table:table-cell office:value-type="float" office:value="0.230433" calcext:value-type="float">
            <text:p>0.230433</text:p>
          </table:table-cell>
          <table:table-cell office:value-type="string" calcext:value-type="string">
            <text:p>P20389_at</text:p>
          </table:table-cell>
          <table:table-cell office:value-type="float" office:value="0.1632389" calcext:value-type="float">
            <text:p>0.163238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5803703" calcext:value-type="float">
            <text:p>0.5803703</text:p>
          </table:table-cell>
          <table:table-cell office:value-type="string" calcext:value-type="string">
            <text:p>P03013_at</text:p>
          </table:table-cell>
          <table:table-cell office:value-type="float" office:value="0.6760245" calcext:value-type="float">
            <text:p>0.6760245</text:p>
          </table:table-cell>
          <table:table-cell office:value-type="string" calcext:value-type="string">
            <text:p>P22168_at</text:p>
          </table:table-cell>
          <table:table-cell office:value-type="float" office:value="0.219623" calcext:value-type="float">
            <text:p>0.219623</text:p>
          </table:table-cell>
          <table:table-cell office:value-type="string" calcext:value-type="string">
            <text:p>P22212_s_at</text:p>
          </table:table-cell>
          <table:table-cell office:value-type="float" office:value="0.2585129" calcext:value-type="float">
            <text:p>0.2585129</text:p>
          </table:table-cell>
          <table:table-cell office:value-type="string" calcext:value-type="string">
            <text:p>P22168_at</text:p>
          </table:table-cell>
          <table:table-cell office:value-type="float" office:value="0.233951" calcext:value-type="float">
            <text:p>0.233951</text:p>
          </table:table-cell>
          <table:table-cell office:value-type="string" calcext:value-type="string">
            <text:p>P20575_at</text:p>
          </table:table-cell>
          <table:table-cell office:value-type="float" office:value="0.2166961" calcext:value-type="float">
            <text:p>0.2166961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017552" calcext:value-type="float">
            <text:p>0.7017552</text:p>
          </table:table-cell>
          <table:table-cell office:value-type="string" calcext:value-type="string">
            <text:p>P05234_at</text:p>
          </table:table-cell>
          <table:table-cell office:value-type="float" office:value="0.6615089" calcext:value-type="float">
            <text:p>0.66150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89352" calcext:value-type="float">
            <text:p>0.789352</text:p>
          </table:table-cell>
          <table:table-cell office:value-type="string" calcext:value-type="string">
            <text:p>P05560_at</text:p>
          </table:table-cell>
          <table:table-cell office:value-type="float" office:value="0.7200261" calcext:value-type="float">
            <text:p>0.7200261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Rousseaux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Rousseaux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169265" calcext:value-type="float">
            <text:p>0.6169265</text:p>
          </table:table-cell>
          <table:table-cell office:value-type="string" calcext:value-type="string">
            <text:p>P06807_s_at</text:p>
          </table:table-cell>
          <table:table-cell office:value-type="float" office:value="0.7087394" calcext:value-type="float">
            <text:p>0.7087394</text:p>
          </table:table-cell>
          <table:table-cell office:value-type="string" calcext:value-type="string">
            <text:p>P01481_s_at</text:p>
          </table:table-cell>
          <table:table-cell office:value-type="float" office:value="0.7674218" calcext:value-type="float">
            <text:p>0.7674218</text:p>
          </table:table-cell>
          <table:table-cell office:value-type="string" calcext:value-type="string">
            <text:p>P00097_s_at</text:p>
          </table:table-cell>
          <table:table-cell office:value-type="float" office:value="0.7913648" calcext:value-type="float">
            <text:p>0.7913648</text:p>
          </table:table-cell>
          <table:table-cell office:value-type="string" calcext:value-type="string">
            <text:p>P00785_s_at</text:p>
          </table:table-cell>
          <table:table-cell office:value-type="float" office:value="0.8701805" calcext:value-type="float">
            <text:p>0.8701805</text:p>
          </table:table-cell>
          <table:table-cell office:value-type="string" calcext:value-type="string">
            <text:p>P00785_s_at</text:p>
          </table:table-cell>
          <table:table-cell office:value-type="float" office:value="0.8161387" calcext:value-type="float">
            <text:p>0.8161387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6942865" calcext:value-type="float">
            <text:p>0.6942865</text:p>
          </table:table-cell>
          <table:table-cell office:value-type="string" calcext:value-type="string">
            <text:p>P06866_at</text:p>
          </table:table-cell>
          <table:table-cell office:value-type="float" office:value="0.6786708" calcext:value-type="float">
            <text:p>0.6786708</text:p>
          </table:table-cell>
          <table:table-cell office:value-type="string" calcext:value-type="string">
            <text:p>P01729_s_at</text:p>
          </table:table-cell>
          <table:table-cell office:value-type="float" office:value="0.7947212" calcext:value-type="float">
            <text:p>0.7947212</text:p>
          </table:table-cell>
          <table:table-cell office:value-type="string" calcext:value-type="string">
            <text:p>P00785_s_at</text:p>
          </table:table-cell>
          <table:table-cell office:value-type="float" office:value="0.8255413" calcext:value-type="float">
            <text:p>0.8255413</text:p>
          </table:table-cell>
          <table:table-cell office:value-type="string" calcext:value-type="string">
            <text:p>P01856_s_at</text:p>
          </table:table-cell>
          <table:table-cell office:value-type="float" office:value="0.8504839" calcext:value-type="float">
            <text:p>0.8504839</text:p>
          </table:table-cell>
          <table:table-cell office:value-type="string" calcext:value-type="string">
            <text:p>P02286_s_at</text:p>
          </table:table-cell>
          <table:table-cell office:value-type="float" office:value="0.7808777" calcext:value-type="float">
            <text:p>0.7808777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5054298" calcext:value-type="float">
            <text:p>0.5054298</text:p>
          </table:table-cell>
          <table:table-cell office:value-type="string" calcext:value-type="string">
            <text:p>P07820_at</text:p>
          </table:table-cell>
          <table:table-cell office:value-type="float" office:value="0.6557416" calcext:value-type="float">
            <text:p>0.6557416</text:p>
          </table:table-cell>
          <table:table-cell office:value-type="string" calcext:value-type="string">
            <text:p>P01798_s_at</text:p>
          </table:table-cell>
          <table:table-cell office:value-type="float" office:value="0.8280675" calcext:value-type="float">
            <text:p>0.8280675</text:p>
          </table:table-cell>
          <table:table-cell office:value-type="string" calcext:value-type="string">
            <text:p>P01481_s_at</text:p>
          </table:table-cell>
          <table:table-cell office:value-type="float" office:value="0.6893438" calcext:value-type="float">
            <text:p>0.6893438</text:p>
          </table:table-cell>
          <table:table-cell office:value-type="string" calcext:value-type="string">
            <text:p>P01926_s_at</text:p>
          </table:table-cell>
          <table:table-cell office:value-type="float" office:value="0.7607115" calcext:value-type="float">
            <text:p>0.7607115</text:p>
          </table:table-cell>
          <table:table-cell office:value-type="string" calcext:value-type="string">
            <text:p>P03013_at</text:p>
          </table:table-cell>
          <table:table-cell office:value-type="float" office:value="0.6980921" calcext:value-type="float">
            <text:p>0.6980921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033384" calcext:value-type="float">
            <text:p>0.6033384</text:p>
          </table:table-cell>
          <table:table-cell office:value-type="string" calcext:value-type="string">
            <text:p>P09720_s_at</text:p>
          </table:table-cell>
          <table:table-cell office:value-type="float" office:value="0.643809" calcext:value-type="float">
            <text:p>0.643809</text:p>
          </table:table-cell>
          <table:table-cell office:value-type="string" calcext:value-type="string">
            <text:p>P02418_at</text:p>
          </table:table-cell>
          <table:table-cell office:value-type="float" office:value="0.7588466" calcext:value-type="float">
            <text:p>0.7588466</text:p>
          </table:table-cell>
          <table:table-cell office:value-type="string" calcext:value-type="string">
            <text:p>P01729_s_at</text:p>
          </table:table-cell>
          <table:table-cell office:value-type="float" office:value="0.8165007" calcext:value-type="float">
            <text:p>0.8165007</text:p>
          </table:table-cell>
          <table:table-cell office:value-type="string" calcext:value-type="string">
            <text:p>P02085_at</text:p>
          </table:table-cell>
          <table:table-cell office:value-type="float" office:value="0.7961692" calcext:value-type="float">
            <text:p>0.7961692</text:p>
          </table:table-cell>
          <table:table-cell office:value-type="string" calcext:value-type="string">
            <text:p>P03413_at</text:p>
          </table:table-cell>
          <table:table-cell office:value-type="float" office:value="0.8287482" calcext:value-type="float">
            <text:p>0.828748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7545197" calcext:value-type="float">
            <text:p>0.7545197</text:p>
          </table:table-cell>
          <table:table-cell office:value-type="string" calcext:value-type="string">
            <text:p>P09962_at</text:p>
          </table:table-cell>
          <table:table-cell office:value-type="float" office:value="0.60426" calcext:value-type="float">
            <text:p>0.60426</text:p>
          </table:table-cell>
          <table:table-cell office:value-type="string" calcext:value-type="string">
            <text:p>P03413_at</text:p>
          </table:table-cell>
          <table:table-cell office:value-type="float" office:value="0.7108891" calcext:value-type="float">
            <text:p>0.7108891</text:p>
          </table:table-cell>
          <table:table-cell office:value-type="string" calcext:value-type="string">
            <text:p>P01738_at</text:p>
          </table:table-cell>
          <table:table-cell office:value-type="float" office:value="0.7924893" calcext:value-type="float">
            <text:p>0.7924893</text:p>
          </table:table-cell>
          <table:table-cell office:value-type="string" calcext:value-type="string">
            <text:p>P02170_s_at</text:p>
          </table:table-cell>
          <table:table-cell office:value-type="float" office:value="0.7886782" calcext:value-type="float">
            <text:p>0.7886782</text:p>
          </table:table-cell>
          <table:table-cell office:value-type="string" calcext:value-type="string">
            <text:p>P04511_at</text:p>
          </table:table-cell>
          <table:table-cell office:value-type="float" office:value="0.6914441" calcext:value-type="float">
            <text:p>0.6914441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855355" calcext:value-type="float">
            <text:p>0.7855355</text:p>
          </table:table-cell>
          <table:table-cell office:value-type="string" calcext:value-type="string">
            <text:p>P12702_s_at</text:p>
          </table:table-cell>
          <table:table-cell office:value-type="float" office:value="0.6583812" calcext:value-type="float">
            <text:p>0.6583812</text:p>
          </table:table-cell>
          <table:table-cell office:value-type="string" calcext:value-type="string">
            <text:p>P04999_s_at</text:p>
          </table:table-cell>
          <table:table-cell office:value-type="float" office:value="0.737074" calcext:value-type="float">
            <text:p>0.737074</text:p>
          </table:table-cell>
          <table:table-cell office:value-type="string" calcext:value-type="string">
            <text:p>P02522_at</text:p>
          </table:table-cell>
          <table:table-cell office:value-type="float" office:value="0.8064549" calcext:value-type="float">
            <text:p>0.8064549</text:p>
          </table:table-cell>
          <table:table-cell office:value-type="string" calcext:value-type="string">
            <text:p>P02922_at</text:p>
          </table:table-cell>
          <table:table-cell office:value-type="float" office:value="0.8012116" calcext:value-type="float">
            <text:p>0.8012116</text:p>
          </table:table-cell>
          <table:table-cell office:value-type="string" calcext:value-type="string">
            <text:p>P05211_s_at</text:p>
          </table:table-cell>
          <table:table-cell office:value-type="float" office:value="0.7950556" calcext:value-type="float">
            <text:p>0.795055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6811634" calcext:value-type="float">
            <text:p>0.6811634</text:p>
          </table:table-cell>
          <table:table-cell office:value-type="string" calcext:value-type="string">
            <text:p>P13228_at</text:p>
          </table:table-cell>
          <table:table-cell office:value-type="float" office:value="0.7459146" calcext:value-type="float">
            <text:p>0.7459146</text:p>
          </table:table-cell>
          <table:table-cell office:value-type="string" calcext:value-type="string">
            <text:p>P08082_x_at</text:p>
          </table:table-cell>
          <table:table-cell office:value-type="float" office:value="0.7740359" calcext:value-type="float">
            <text:p>0.7740359</text:p>
          </table:table-cell>
          <table:table-cell office:value-type="string" calcext:value-type="string">
            <text:p>P02627_s_at</text:p>
          </table:table-cell>
          <table:table-cell office:value-type="float" office:value="0.751722" calcext:value-type="float">
            <text:p>0.751722</text:p>
          </table:table-cell>
          <table:table-cell office:value-type="string" calcext:value-type="string">
            <text:p>P04511_at</text:p>
          </table:table-cell>
          <table:table-cell office:value-type="float" office:value="0.85096" calcext:value-type="float">
            <text:p>0.85096</text:p>
          </table:table-cell>
          <table:table-cell office:value-type="string" calcext:value-type="string">
            <text:p>P06385_s_at</text:p>
          </table:table-cell>
          <table:table-cell office:value-type="float" office:value="0.7353122" calcext:value-type="float">
            <text:p>0.7353122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7537589" calcext:value-type="float">
            <text:p>0.7537589</text:p>
          </table:table-cell>
          <table:table-cell office:value-type="string" calcext:value-type="string">
            <text:p>P14121_x_at</text:p>
          </table:table-cell>
          <table:table-cell office:value-type="float" office:value="0.6104039" calcext:value-type="float">
            <text:p>0.6104039</text:p>
          </table:table-cell>
          <table:table-cell office:value-type="string" calcext:value-type="string">
            <text:p>P08471_at</text:p>
          </table:table-cell>
          <table:table-cell office:value-type="float" office:value="0.8069236" calcext:value-type="float">
            <text:p>0.8069236</text:p>
          </table:table-cell>
          <table:table-cell office:value-type="string" calcext:value-type="string">
            <text:p>P02784_s_at</text:p>
          </table:table-cell>
          <table:table-cell office:value-type="float" office:value="0.7769938" calcext:value-type="float">
            <text:p>0.7769938</text:p>
          </table:table-cell>
          <table:table-cell office:value-type="string" calcext:value-type="string">
            <text:p>P05364_at</text:p>
          </table:table-cell>
          <table:table-cell office:value-type="float" office:value="0.8001867" calcext:value-type="float">
            <text:p>0.8001867</text:p>
          </table:table-cell>
          <table:table-cell office:value-type="string" calcext:value-type="string">
            <text:p>P06542_s_at</text:p>
          </table:table-cell>
          <table:table-cell office:value-type="float" office:value="0.8433126" calcext:value-type="float">
            <text:p>0.8433126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758439" calcext:value-type="float">
            <text:p>0.758439</text:p>
          </table:table-cell>
          <table:table-cell office:value-type="string" calcext:value-type="string">
            <text:p>P14261_s_at</text:p>
          </table:table-cell>
          <table:table-cell office:value-type="float" office:value="0.633051" calcext:value-type="float">
            <text:p>0.633051</text:p>
          </table:table-cell>
          <table:table-cell office:value-type="string" calcext:value-type="string">
            <text:p>P08892_s_at</text:p>
          </table:table-cell>
          <table:table-cell office:value-type="float" office:value="0.7990462" calcext:value-type="float">
            <text:p>0.7990462</text:p>
          </table:table-cell>
          <table:table-cell office:value-type="string" calcext:value-type="string">
            <text:p>P02935_s_at</text:p>
          </table:table-cell>
          <table:table-cell office:value-type="float" office:value="0.7846653" calcext:value-type="float">
            <text:p>0.7846653</text:p>
          </table:table-cell>
          <table:table-cell office:value-type="string" calcext:value-type="string">
            <text:p>P06472_s_at</text:p>
          </table:table-cell>
          <table:table-cell office:value-type="float" office:value="0.8084066" calcext:value-type="float">
            <text:p>0.8084066</text:p>
          </table:table-cell>
          <table:table-cell office:value-type="string" calcext:value-type="string">
            <text:p>P10705_s_at</text:p>
          </table:table-cell>
          <table:table-cell office:value-type="float" office:value="0.8063739" calcext:value-type="float">
            <text:p>0.8063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063_x_at</text:p>
          </table:table-cell>
          <table:table-cell office:value-type="float" office:value="0.6443876" calcext:value-type="float">
            <text:p>0.6443876</text:p>
          </table:table-cell>
          <table:table-cell office:value-type="string" calcext:value-type="string">
            <text:p>P09205_s_at</text:p>
          </table:table-cell>
          <table:table-cell office:value-type="float" office:value="0.7548516" calcext:value-type="float">
            <text:p>0.7548516</text:p>
          </table:table-cell>
          <table:table-cell office:value-type="string" calcext:value-type="string">
            <text:p>P03013_at</text:p>
          </table:table-cell>
          <table:table-cell office:value-type="float" office:value="0.7938581" calcext:value-type="float">
            <text:p>0.7938581</text:p>
          </table:table-cell>
          <table:table-cell office:value-type="string" calcext:value-type="string">
            <text:p>P07730_x_at</text:p>
          </table:table-cell>
          <table:table-cell office:value-type="float" office:value="0.8587423" calcext:value-type="float">
            <text:p>0.8587423</text:p>
          </table:table-cell>
          <table:table-cell office:value-type="string" calcext:value-type="string">
            <text:p>P10810_s_at</text:p>
          </table:table-cell>
          <table:table-cell office:value-type="float" office:value="0.747555" calcext:value-type="float">
            <text:p>0.747555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Spira</text:p>
          </table:table-cell>
          <table:table-cell office:value-type="string" calcext:value-type="string">
            <text:p>P15504_x_at</text:p>
          </table:table-cell>
          <table:table-cell office:value-type="float" office:value="0.6792146" calcext:value-type="float">
            <text:p>0.6792146</text:p>
          </table:table-cell>
          <table:table-cell office:value-type="string" calcext:value-type="string">
            <text:p>P11838_x_at</text:p>
          </table:table-cell>
          <table:table-cell office:value-type="float" office:value="0.8425599" calcext:value-type="float">
            <text:p>0.8425599</text:p>
          </table:table-cell>
          <table:table-cell office:value-type="string" calcext:value-type="string">
            <text:p>P03413_at</text:p>
          </table:table-cell>
          <table:table-cell office:value-type="float" office:value="0.8406253" calcext:value-type="float">
            <text:p>0.8406253</text:p>
          </table:table-cell>
          <table:table-cell office:value-type="string" calcext:value-type="string">
            <text:p>P08664_s_at</text:p>
          </table:table-cell>
          <table:table-cell office:value-type="float" office:value="0.7862808" calcext:value-type="float">
            <text:p>0.7862808</text:p>
          </table:table-cell>
          <table:table-cell office:value-type="string" calcext:value-type="string">
            <text:p>P11838_x_at</text:p>
          </table:table-cell>
          <table:table-cell office:value-type="float" office:value="0.8046809" calcext:value-type="float">
            <text:p>0.804680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7735641" calcext:value-type="float">
            <text:p>0.7735641</text:p>
          </table:table-cell>
          <table:table-cell office:value-type="string" calcext:value-type="string">
            <text:p>P17724_at</text:p>
          </table:table-cell>
          <table:table-cell office:value-type="float" office:value="0.6934813" calcext:value-type="float">
            <text:p>0.6934813</text:p>
          </table:table-cell>
          <table:table-cell office:value-type="string" calcext:value-type="string">
            <text:p>P12702_s_at</text:p>
          </table:table-cell>
          <table:table-cell office:value-type="float" office:value="0.6420625" calcext:value-type="float">
            <text:p>0.6420625</text:p>
          </table:table-cell>
          <table:table-cell office:value-type="string" calcext:value-type="string">
            <text:p>P05036_at</text:p>
          </table:table-cell>
          <table:table-cell office:value-type="float" office:value="0.7740232" calcext:value-type="float">
            <text:p>0.7740232</text:p>
          </table:table-cell>
          <table:table-cell office:value-type="string" calcext:value-type="string">
            <text:p>P08892_s_at</text:p>
          </table:table-cell>
          <table:table-cell office:value-type="float" office:value="0.7567548" calcext:value-type="float">
            <text:p>0.7567548</text:p>
          </table:table-cell>
          <table:table-cell office:value-type="string" calcext:value-type="string">
            <text:p>P13243_at</text:p>
          </table:table-cell>
          <table:table-cell office:value-type="float" office:value="0.6902244" calcext:value-type="float">
            <text:p>0.6902244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7890517" calcext:value-type="float">
            <text:p>0.7890517</text:p>
          </table:table-cell>
          <table:table-cell office:value-type="string" calcext:value-type="string">
            <text:p>P18164_at</text:p>
          </table:table-cell>
          <table:table-cell office:value-type="float" office:value="0.6283856" calcext:value-type="float">
            <text:p>0.6283856</text:p>
          </table:table-cell>
          <table:table-cell office:value-type="string" calcext:value-type="string">
            <text:p>P12958_x_at</text:p>
          </table:table-cell>
          <table:table-cell office:value-type="float" office:value="0.7938712" calcext:value-type="float">
            <text:p>0.7938712</text:p>
          </table:table-cell>
          <table:table-cell office:value-type="string" calcext:value-type="string">
            <text:p>P07078_at</text:p>
          </table:table-cell>
          <table:table-cell office:value-type="float" office:value="0.8224194" calcext:value-type="float">
            <text:p>0.8224194</text:p>
          </table:table-cell>
          <table:table-cell office:value-type="string" calcext:value-type="string">
            <text:p>P10404_x_at</text:p>
          </table:table-cell>
          <table:table-cell office:value-type="float" office:value="0.8187982" calcext:value-type="float">
            <text:p>0.8187982</text:p>
          </table:table-cell>
          <table:table-cell office:value-type="string" calcext:value-type="string">
            <text:p>P13778_x_at</text:p>
          </table:table-cell>
          <table:table-cell office:value-type="float" office:value="0.755948" calcext:value-type="float">
            <text:p>0.75594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7823369" calcext:value-type="float">
            <text:p>0.7823369</text:p>
          </table:table-cell>
          <table:table-cell office:value-type="string" calcext:value-type="string">
            <text:p>P18380_at</text:p>
          </table:table-cell>
          <table:table-cell office:value-type="float" office:value="0.7043113" calcext:value-type="float">
            <text:p>0.7043113</text:p>
          </table:table-cell>
          <table:table-cell office:value-type="string" calcext:value-type="string">
            <text:p>P13439_x_at</text:p>
          </table:table-cell>
          <table:table-cell office:value-type="float" office:value="0.8027846" calcext:value-type="float">
            <text:p>0.8027846</text:p>
          </table:table-cell>
          <table:table-cell office:value-type="string" calcext:value-type="string">
            <text:p>P09720_s_at</text:p>
          </table:table-cell>
          <table:table-cell office:value-type="float" office:value="0.7568718" calcext:value-type="float">
            <text:p>0.7568718</text:p>
          </table:table-cell>
          <table:table-cell office:value-type="string" calcext:value-type="string">
            <text:p>P11741_x_at</text:p>
          </table:table-cell>
          <table:table-cell office:value-type="float" office:value="0.7994818" calcext:value-type="float">
            <text:p>0.7994818</text:p>
          </table:table-cell>
          <table:table-cell office:value-type="string" calcext:value-type="string">
            <text:p>P14182_at</text:p>
          </table:table-cell>
          <table:table-cell office:value-type="float" office:value="0.7365321" calcext:value-type="float">
            <text:p>0.736532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7411473" calcext:value-type="float">
            <text:p>0.7411473</text:p>
          </table:table-cell>
          <table:table-cell office:value-type="string" calcext:value-type="string">
            <text:p>P19410_at</text:p>
          </table:table-cell>
          <table:table-cell office:value-type="float" office:value="0.6607046" calcext:value-type="float">
            <text:p>0.6607046</text:p>
          </table:table-cell>
          <table:table-cell office:value-type="string" calcext:value-type="string">
            <text:p>P13778_x_at</text:p>
          </table:table-cell>
          <table:table-cell office:value-type="float" office:value="0.6981795" calcext:value-type="float">
            <text:p>0.6981795</text:p>
          </table:table-cell>
          <table:table-cell office:value-type="string" calcext:value-type="string">
            <text:p>P09962_at</text:p>
          </table:table-cell>
          <table:table-cell office:value-type="float" office:value="0.8462645" calcext:value-type="float">
            <text:p>0.8462645</text:p>
          </table:table-cell>
          <table:table-cell office:value-type="string" calcext:value-type="string">
            <text:p>P12110_at</text:p>
          </table:table-cell>
          <table:table-cell office:value-type="float" office:value="0.7788475" calcext:value-type="float">
            <text:p>0.7788475</text:p>
          </table:table-cell>
          <table:table-cell office:value-type="string" calcext:value-type="string">
            <text:p>P15407_s_at</text:p>
          </table:table-cell>
          <table:table-cell office:value-type="float" office:value="0.77117" calcext:value-type="float">
            <text:p>0.7711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6413026" calcext:value-type="float">
            <text:p>0.6413026</text:p>
          </table:table-cell>
          <table:table-cell office:value-type="string" calcext:value-type="string">
            <text:p>P20389_at</text:p>
          </table:table-cell>
          <table:table-cell office:value-type="float" office:value="0.5591736" calcext:value-type="float">
            <text:p>0.5591736</text:p>
          </table:table-cell>
          <table:table-cell office:value-type="string" calcext:value-type="string">
            <text:p>P14734_at</text:p>
          </table:table-cell>
          <table:table-cell office:value-type="float" office:value="0.8745573" calcext:value-type="float">
            <text:p>0.8745573</text:p>
          </table:table-cell>
          <table:table-cell office:value-type="string" calcext:value-type="string">
            <text:p>P13243_at</text:p>
          </table:table-cell>
          <table:table-cell office:value-type="float" office:value="0.8155439" calcext:value-type="float">
            <text:p>0.8155439</text:p>
          </table:table-cell>
          <table:table-cell office:value-type="string" calcext:value-type="string">
            <text:p>P13778_x_at</text:p>
          </table:table-cell>
          <table:table-cell office:value-type="float" office:value="0.8339412" calcext:value-type="float">
            <text:p>0.8339412</text:p>
          </table:table-cell>
          <table:table-cell office:value-type="string" calcext:value-type="string">
            <text:p>P17679_x_at</text:p>
          </table:table-cell>
          <table:table-cell office:value-type="float" office:value="0.7160356" calcext:value-type="float">
            <text:p>0.7160356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7569735" calcext:value-type="float">
            <text:p>0.7569735</text:p>
          </table:table-cell>
          <table:table-cell office:value-type="string" calcext:value-type="string">
            <text:p>P4206_at</text:p>
          </table:table-cell>
          <table:table-cell office:value-type="float" office:value="0.6896773" calcext:value-type="float">
            <text:p>0.6896773</text:p>
          </table:table-cell>
          <table:table-cell office:value-type="string" calcext:value-type="string">
            <text:p>P15066_at</text:p>
          </table:table-cell>
          <table:table-cell office:value-type="float" office:value="0.7282082" calcext:value-type="float">
            <text:p>0.7282082</text:p>
          </table:table-cell>
          <table:table-cell office:value-type="string" calcext:value-type="string">
            <text:p>P14261_s_at</text:p>
          </table:table-cell>
          <table:table-cell office:value-type="float" office:value="0.8958635" calcext:value-type="float">
            <text:p>0.8958635</text:p>
          </table:table-cell>
          <table:table-cell office:value-type="string" calcext:value-type="string">
            <text:p>P14261_s_at</text:p>
          </table:table-cell>
          <table:table-cell office:value-type="float" office:value="0.759521" calcext:value-type="float">
            <text:p>0.759521</text:p>
          </table:table-cell>
          <table:table-cell office:value-type="string" calcext:value-type="string">
            <text:p>P17715_x_at</text:p>
          </table:table-cell>
          <table:table-cell office:value-type="float" office:value="0.7828047" calcext:value-type="float">
            <text:p>0.7828047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7686247" calcext:value-type="float">
            <text:p>0.7686247</text:p>
          </table:table-cell>
          <table:table-cell table:number-columns-repeated="2"/>
          <table:table-cell office:value-type="string" calcext:value-type="string">
            <text:p>P15407_s_at</text:p>
          </table:table-cell>
          <table:table-cell office:value-type="float" office:value="0.7144413" calcext:value-type="float">
            <text:p>0.7144413</text:p>
          </table:table-cell>
          <table:table-cell office:value-type="string" calcext:value-type="string">
            <text:p>P16625_at</text:p>
          </table:table-cell>
          <table:table-cell office:value-type="float" office:value="0.7174275" calcext:value-type="float">
            <text:p>0.7174275</text:p>
          </table:table-cell>
          <table:table-cell office:value-type="string" calcext:value-type="string">
            <text:p>P14730_s_at</text:p>
          </table:table-cell>
          <table:table-cell office:value-type="float" office:value="0.8049628" calcext:value-type="float">
            <text:p>0.8049628</text:p>
          </table:table-cell>
          <table:table-cell office:value-type="string" calcext:value-type="string">
            <text:p>P17803_at</text:p>
          </table:table-cell>
          <table:table-cell office:value-type="float" office:value="0.7601407" calcext:value-type="float">
            <text:p>0.7601407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6921927" calcext:value-type="float">
            <text:p>0.692192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Spira</text:p>
          </table:table-cell>
          <table:table-cell office:value-type="string" calcext:value-type="string">
            <text:p>P15845_x_at</text:p>
          </table:table-cell>
          <table:table-cell office:value-type="float" office:value="0.7865191" calcext:value-type="float">
            <text:p>0.7865191</text:p>
          </table:table-cell>
          <table:table-cell office:value-type="string" calcext:value-type="string">
            <text:p>P17263_x_at</text:p>
          </table:table-cell>
          <table:table-cell office:value-type="float" office:value="0.8145715" calcext:value-type="float">
            <text:p>0.8145715</text:p>
          </table:table-cell>
          <table:table-cell office:value-type="string" calcext:value-type="string">
            <text:p>P15066_at</text:p>
          </table:table-cell>
          <table:table-cell office:value-type="float" office:value="0.8409518" calcext:value-type="float">
            <text:p>0.8409518</text:p>
          </table:table-cell>
          <table:table-cell office:value-type="string" calcext:value-type="string">
            <text:p>P17989_at</text:p>
          </table:table-cell>
          <table:table-cell office:value-type="float" office:value="0.7355977" calcext:value-type="float">
            <text:p>0.7355977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744072" calcext:value-type="float">
            <text:p>0.744072</text:p>
          </table:table-cell>
          <table:table-cell office:value-type="string" calcext:value-type="string">
            <text:p>P00785_s_at</text:p>
          </table:table-cell>
          <table:table-cell office:value-type="float" office:value="0.6722361" calcext:value-type="float">
            <text:p>0.6722361</text:p>
          </table:table-cell>
          <table:table-cell office:value-type="string" calcext:value-type="string">
            <text:p>P17724_at</text:p>
          </table:table-cell>
          <table:table-cell office:value-type="float" office:value="0.7379325" calcext:value-type="float">
            <text:p>0.7379325</text:p>
          </table:table-cell>
          <table:table-cell office:value-type="string" calcext:value-type="string">
            <text:p>P17296_at</text:p>
          </table:table-cell>
          <table:table-cell office:value-type="float" office:value="0.8480361" calcext:value-type="float">
            <text:p>0.8480361</text:p>
          </table:table-cell>
          <table:table-cell office:value-type="string" calcext:value-type="string">
            <text:p>P16735_x_at</text:p>
          </table:table-cell>
          <table:table-cell office:value-type="float" office:value="0.8474962" calcext:value-type="float">
            <text:p>0.8474962</text:p>
          </table:table-cell>
          <table:table-cell office:value-type="string" calcext:value-type="string">
            <text:p>P18164_at</text:p>
          </table:table-cell>
          <table:table-cell office:value-type="float" office:value="0.8110605" calcext:value-type="float">
            <text:p>0.811060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6634427" calcext:value-type="float">
            <text:p>0.6634427</text:p>
          </table:table-cell>
          <table:table-cell office:value-type="string" calcext:value-type="string">
            <text:p>P00984_s_at</text:p>
          </table:table-cell>
          <table:table-cell office:value-type="float" office:value="0.6552795" calcext:value-type="float">
            <text:p>0.6552795</text:p>
          </table:table-cell>
          <table:table-cell office:value-type="string" calcext:value-type="string">
            <text:p>P17989_at</text:p>
          </table:table-cell>
          <table:table-cell office:value-type="float" office:value="0.6778395" calcext:value-type="float">
            <text:p>0.6778395</text:p>
          </table:table-cell>
          <table:table-cell office:value-type="string" calcext:value-type="string">
            <text:p>P17933_s_at</text:p>
          </table:table-cell>
          <table:table-cell office:value-type="float" office:value="0.6988279" calcext:value-type="float">
            <text:p>0.6988279</text:p>
          </table:table-cell>
          <table:table-cell office:value-type="string" calcext:value-type="string">
            <text:p>P18380_at</text:p>
          </table:table-cell>
          <table:table-cell office:value-type="float" office:value="0.7933164" calcext:value-type="float">
            <text:p>0.7933164</text:p>
          </table:table-cell>
          <table:table-cell office:value-type="string" calcext:value-type="string">
            <text:p>P18741_at</text:p>
          </table:table-cell>
          <table:table-cell office:value-type="float" office:value="0.7655892" calcext:value-type="float">
            <text:p>0.7655892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923522" calcext:value-type="float">
            <text:p>0.6923522</text:p>
          </table:table-cell>
          <table:table-cell office:value-type="string" calcext:value-type="string">
            <text:p>P01481_s_at</text:p>
          </table:table-cell>
          <table:table-cell office:value-type="float" office:value="0.6857694" calcext:value-type="float">
            <text:p>0.6857694</text:p>
          </table:table-cell>
          <table:table-cell office:value-type="string" calcext:value-type="string">
            <text:p>P19235_s_at</text:p>
          </table:table-cell>
          <table:table-cell office:value-type="float" office:value="0.8135342" calcext:value-type="float">
            <text:p>0.8135342</text:p>
          </table:table-cell>
          <table:table-cell office:value-type="string" calcext:value-type="string">
            <text:p>P17989_at</text:p>
          </table:table-cell>
          <table:table-cell office:value-type="float" office:value="0.7064561" calcext:value-type="float">
            <text:p>0.7064561</text:p>
          </table:table-cell>
          <table:table-cell office:value-type="string" calcext:value-type="string">
            <text:p>P20389_at</text:p>
          </table:table-cell>
          <table:table-cell office:value-type="float" office:value="0.8055125" calcext:value-type="float">
            <text:p>0.8055125</text:p>
          </table:table-cell>
          <table:table-cell office:value-type="string" calcext:value-type="string">
            <text:p>P19051_x_at</text:p>
          </table:table-cell>
          <table:table-cell office:value-type="float" office:value="0.7572212" calcext:value-type="float">
            <text:p>0.7572212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725439" calcext:value-type="float">
            <text:p>0.725439</text:p>
          </table:table-cell>
          <table:table-cell office:value-type="string" calcext:value-type="string">
            <text:p>P01798_s_at</text:p>
          </table:table-cell>
          <table:table-cell office:value-type="float" office:value="0.6510572" calcext:value-type="float">
            <text:p>0.6510572</text:p>
          </table:table-cell>
          <table:table-cell office:value-type="string" calcext:value-type="string">
            <text:p>P19355_at</text:p>
          </table:table-cell>
          <table:table-cell office:value-type="float" office:value="0.6584273" calcext:value-type="float">
            <text:p>0.6584273</text:p>
          </table:table-cell>
          <table:table-cell office:value-type="string" calcext:value-type="string">
            <text:p>P18741_at</text:p>
          </table:table-cell>
          <table:table-cell office:value-type="float" office:value="0.7604663" calcext:value-type="float">
            <text:p>0.7604663</text:p>
          </table:table-cell>
          <table:table-cell office:value-type="string" calcext:value-type="string">
            <text:p>P21610_s_at</text:p>
          </table:table-cell>
          <table:table-cell office:value-type="float" office:value="0.8058438" calcext:value-type="float">
            <text:p>0.8058438</text:p>
          </table:table-cell>
          <table:table-cell office:value-type="string" calcext:value-type="string">
            <text:p>P19233_s_at</text:p>
          </table:table-cell>
          <table:table-cell office:value-type="float" office:value="0.7489229" calcext:value-type="float">
            <text:p>0.7489229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7134144" calcext:value-type="float">
            <text:p>0.7134144</text:p>
          </table:table-cell>
          <table:table-cell office:value-type="string" calcext:value-type="string">
            <text:p>P03013_at</text:p>
          </table:table-cell>
          <table:table-cell office:value-type="float" office:value="0.6826793" calcext:value-type="float">
            <text:p>0.6826793</text:p>
          </table:table-cell>
          <table:table-cell office:value-type="string" calcext:value-type="string">
            <text:p>P21668_s_at</text:p>
          </table:table-cell>
          <table:table-cell office:value-type="float" office:value="0.5383289" calcext:value-type="float">
            <text:p>0.5383289</text:p>
          </table:table-cell>
          <table:table-cell office:value-type="string" calcext:value-type="string">
            <text:p>P20389_at</text:p>
          </table:table-cell>
          <table:table-cell office:value-type="float" office:value="0.5555767" calcext:value-type="float">
            <text:p>0.5555767</text:p>
          </table:table-cell>
          <table:table-cell office:value-type="string" calcext:value-type="string">
            <text:p>P22086_s_at</text:p>
          </table:table-cell>
          <table:table-cell office:value-type="float" office:value="0.8292516" calcext:value-type="float">
            <text:p>0.8292516</text:p>
          </table:table-cell>
          <table:table-cell office:value-type="string" calcext:value-type="string">
            <text:p>P20389_at</text:p>
          </table:table-cell>
          <table:table-cell office:value-type="float" office:value="0.5091877" calcext:value-type="float">
            <text:p>0.5091877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7604686" calcext:value-type="float">
            <text:p>0.7604686</text:p>
          </table:table-cell>
          <table:table-cell office:value-type="string" calcext:value-type="string">
            <text:p>P05234_at</text:p>
          </table:table-cell>
          <table:table-cell office:value-type="float" office:value="0.6086604" calcext:value-type="float">
            <text:p>0.6086604</text:p>
          </table:table-cell>
          <table:table-cell office:value-type="string" calcext:value-type="string">
            <text:p>P22168_at</text:p>
          </table:table-cell>
          <table:table-cell office:value-type="float" office:value="0.7621858" calcext:value-type="float">
            <text:p>0.7621858</text:p>
          </table:table-cell>
          <table:table-cell office:value-type="string" calcext:value-type="string">
            <text:p>P22212_s_at</text:p>
          </table:table-cell>
          <table:table-cell office:value-type="float" office:value="0.7551937" calcext:value-type="float">
            <text:p>0.7551937</text:p>
          </table:table-cell>
          <table:table-cell office:value-type="string" calcext:value-type="string">
            <text:p>P22168_at</text:p>
          </table:table-cell>
          <table:table-cell office:value-type="float" office:value="0.8102844" calcext:value-type="float">
            <text:p>0.8102844</text:p>
          </table:table-cell>
          <table:table-cell office:value-type="string" calcext:value-type="string">
            <text:p>P20575_at</text:p>
          </table:table-cell>
          <table:table-cell office:value-type="float" office:value="0.7072209" calcext:value-type="float">
            <text:p>0.7072209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979879" calcext:value-type="float">
            <text:p>0.6979879</text:p>
          </table:table-cell>
          <table:table-cell office:value-type="string" calcext:value-type="string">
            <text:p>P05560_at</text:p>
          </table:table-cell>
          <table:table-cell office:value-type="float" office:value="0.6614819" calcext:value-type="float">
            <text:p>0.66148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7050467" calcext:value-type="float">
            <text:p>0.7050467</text:p>
          </table:table-cell>
          <table:table-cell office:value-type="string" calcext:value-type="string">
            <text:p>P06807_s_at</text:p>
          </table:table-cell>
          <table:table-cell office:value-type="float" office:value="0.6425214" calcext:value-type="float">
            <text:p>0.6425214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Spira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Spira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7553056" calcext:value-type="float">
            <text:p>0.7553056</text:p>
          </table:table-cell>
          <table:table-cell office:value-type="string" calcext:value-type="string">
            <text:p>P06866_at</text:p>
          </table:table-cell>
          <table:table-cell office:value-type="float" office:value="0.6153387" calcext:value-type="float">
            <text:p>0.6153387</text:p>
          </table:table-cell>
          <table:table-cell office:value-type="string" calcext:value-type="string">
            <text:p>P01481_s_at</text:p>
          </table:table-cell>
          <table:table-cell office:value-type="float" office:value="0.6785794" calcext:value-type="float">
            <text:p>0.6785794</text:p>
          </table:table-cell>
          <table:table-cell office:value-type="string" calcext:value-type="string">
            <text:p>P00097_s_at</text:p>
          </table:table-cell>
          <table:table-cell office:value-type="float" office:value="0.6434189" calcext:value-type="float">
            <text:p>0.6434189</text:p>
          </table:table-cell>
          <table:table-cell office:value-type="string" calcext:value-type="string">
            <text:p>P00785_s_at</text:p>
          </table:table-cell>
          <table:table-cell office:value-type="float" office:value="0.7234664" calcext:value-type="float">
            <text:p>0.7234664</text:p>
          </table:table-cell>
          <table:table-cell office:value-type="string" calcext:value-type="string">
            <text:p>P00785_s_at</text:p>
          </table:table-cell>
          <table:table-cell office:value-type="float" office:value="0.579584" calcext:value-type="float">
            <text:p>0.579584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6820277" calcext:value-type="float">
            <text:p>0.6820277</text:p>
          </table:table-cell>
          <table:table-cell office:value-type="string" calcext:value-type="string">
            <text:p>P07820_at</text:p>
          </table:table-cell>
          <table:table-cell office:value-type="float" office:value="0.6373041" calcext:value-type="float">
            <text:p>0.6373041</text:p>
          </table:table-cell>
          <table:table-cell office:value-type="string" calcext:value-type="string">
            <text:p>P01729_s_at</text:p>
          </table:table-cell>
          <table:table-cell office:value-type="float" office:value="0.6789665" calcext:value-type="float">
            <text:p>0.6789665</text:p>
          </table:table-cell>
          <table:table-cell office:value-type="string" calcext:value-type="string">
            <text:p>P00785_s_at</text:p>
          </table:table-cell>
          <table:table-cell office:value-type="float" office:value="0.6130507" calcext:value-type="float">
            <text:p>0.6130507</text:p>
          </table:table-cell>
          <table:table-cell office:value-type="string" calcext:value-type="string">
            <text:p>P01856_s_at</text:p>
          </table:table-cell>
          <table:table-cell office:value-type="float" office:value="0.7560444" calcext:value-type="float">
            <text:p>0.7560444</text:p>
          </table:table-cell>
          <table:table-cell office:value-type="string" calcext:value-type="string">
            <text:p>P02286_s_at</text:p>
          </table:table-cell>
          <table:table-cell office:value-type="float" office:value="0.6809722" calcext:value-type="float">
            <text:p>0.680972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6039862" calcext:value-type="float">
            <text:p>0.6039862</text:p>
          </table:table-cell>
          <table:table-cell office:value-type="string" calcext:value-type="string">
            <text:p>P09720_s_at</text:p>
          </table:table-cell>
          <table:table-cell office:value-type="float" office:value="0.6298556" calcext:value-type="float">
            <text:p>0.6298556</text:p>
          </table:table-cell>
          <table:table-cell office:value-type="string" calcext:value-type="string">
            <text:p>P01798_s_at</text:p>
          </table:table-cell>
          <table:table-cell office:value-type="float" office:value="0.7232767" calcext:value-type="float">
            <text:p>0.7232767</text:p>
          </table:table-cell>
          <table:table-cell office:value-type="string" calcext:value-type="string">
            <text:p>P01481_s_at</text:p>
          </table:table-cell>
          <table:table-cell office:value-type="float" office:value="0.5687343" calcext:value-type="float">
            <text:p>0.5687343</text:p>
          </table:table-cell>
          <table:table-cell office:value-type="string" calcext:value-type="string">
            <text:p>P01926_s_at</text:p>
          </table:table-cell>
          <table:table-cell office:value-type="float" office:value="0.7912744" calcext:value-type="float">
            <text:p>0.7912744</text:p>
          </table:table-cell>
          <table:table-cell office:value-type="string" calcext:value-type="string">
            <text:p>P03013_at</text:p>
          </table:table-cell>
          <table:table-cell office:value-type="float" office:value="0.6144527" calcext:value-type="float">
            <text:p>0.6144527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743451" calcext:value-type="float">
            <text:p>0.743451</text:p>
          </table:table-cell>
          <table:table-cell office:value-type="string" calcext:value-type="string">
            <text:p>P09962_at</text:p>
          </table:table-cell>
          <table:table-cell office:value-type="float" office:value="0.6728735" calcext:value-type="float">
            <text:p>0.6728735</text:p>
          </table:table-cell>
          <table:table-cell office:value-type="string" calcext:value-type="string">
            <text:p>P02418_at</text:p>
          </table:table-cell>
          <table:table-cell office:value-type="float" office:value="0.681358" calcext:value-type="float">
            <text:p>0.681358</text:p>
          </table:table-cell>
          <table:table-cell office:value-type="string" calcext:value-type="string">
            <text:p>P01729_s_at</text:p>
          </table:table-cell>
          <table:table-cell office:value-type="float" office:value="0.6434802" calcext:value-type="float">
            <text:p>0.6434802</text:p>
          </table:table-cell>
          <table:table-cell office:value-type="string" calcext:value-type="string">
            <text:p>P02085_at</text:p>
          </table:table-cell>
          <table:table-cell office:value-type="float" office:value="0.7745179" calcext:value-type="float">
            <text:p>0.7745179</text:p>
          </table:table-cell>
          <table:table-cell office:value-type="string" calcext:value-type="string">
            <text:p>P03413_at</text:p>
          </table:table-cell>
          <table:table-cell office:value-type="float" office:value="0.6329545" calcext:value-type="float">
            <text:p>0.6329545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6919906" calcext:value-type="float">
            <text:p>0.6919906</text:p>
          </table:table-cell>
          <table:table-cell office:value-type="string" calcext:value-type="string">
            <text:p>P12702_s_at</text:p>
          </table:table-cell>
          <table:table-cell office:value-type="float" office:value="0.6143141" calcext:value-type="float">
            <text:p>0.6143141</text:p>
          </table:table-cell>
          <table:table-cell office:value-type="string" calcext:value-type="string">
            <text:p>P03413_at</text:p>
          </table:table-cell>
          <table:table-cell office:value-type="float" office:value="0.5985184" calcext:value-type="float">
            <text:p>0.5985184</text:p>
          </table:table-cell>
          <table:table-cell office:value-type="string" calcext:value-type="string">
            <text:p>P01738_at</text:p>
          </table:table-cell>
          <table:table-cell office:value-type="float" office:value="0.6207147" calcext:value-type="float">
            <text:p>0.6207147</text:p>
          </table:table-cell>
          <table:table-cell office:value-type="string" calcext:value-type="string">
            <text:p>P02170_s_at</text:p>
          </table:table-cell>
          <table:table-cell office:value-type="float" office:value="0.7350202" calcext:value-type="float">
            <text:p>0.7350202</text:p>
          </table:table-cell>
          <table:table-cell office:value-type="string" calcext:value-type="string">
            <text:p>P04511_at</text:p>
          </table:table-cell>
          <table:table-cell office:value-type="float" office:value="0.549979" calcext:value-type="float">
            <text:p>0.549979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6751036" calcext:value-type="float">
            <text:p>0.6751036</text:p>
          </table:table-cell>
          <table:table-cell office:value-type="string" calcext:value-type="string">
            <text:p>P13228_at</text:p>
          </table:table-cell>
          <table:table-cell office:value-type="float" office:value="0.633164" calcext:value-type="float">
            <text:p>0.633164</text:p>
          </table:table-cell>
          <table:table-cell office:value-type="string" calcext:value-type="string">
            <text:p>P04999_s_at</text:p>
          </table:table-cell>
          <table:table-cell office:value-type="float" office:value="0.7173757" calcext:value-type="float">
            <text:p>0.7173757</text:p>
          </table:table-cell>
          <table:table-cell office:value-type="string" calcext:value-type="string">
            <text:p>P02522_at</text:p>
          </table:table-cell>
          <table:table-cell office:value-type="float" office:value="0.6601389" calcext:value-type="float">
            <text:p>0.6601389</text:p>
          </table:table-cell>
          <table:table-cell office:value-type="string" calcext:value-type="string">
            <text:p>P02922_at</text:p>
          </table:table-cell>
          <table:table-cell office:value-type="float" office:value="0.7036083" calcext:value-type="float">
            <text:p>0.7036083</text:p>
          </table:table-cell>
          <table:table-cell office:value-type="string" calcext:value-type="string">
            <text:p>P05211_s_at</text:p>
          </table:table-cell>
          <table:table-cell office:value-type="float" office:value="0.589391" calcext:value-type="float">
            <text:p>0.589391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6551391" calcext:value-type="float">
            <text:p>0.6551391</text:p>
          </table:table-cell>
          <table:table-cell office:value-type="string" calcext:value-type="string">
            <text:p>P14121_x_at</text:p>
          </table:table-cell>
          <table:table-cell office:value-type="float" office:value="0.6669748" calcext:value-type="float">
            <text:p>0.6669748</text:p>
          </table:table-cell>
          <table:table-cell office:value-type="string" calcext:value-type="string">
            <text:p>P08082_x_at</text:p>
          </table:table-cell>
          <table:table-cell office:value-type="float" office:value="0.6264651" calcext:value-type="float">
            <text:p>0.6264651</text:p>
          </table:table-cell>
          <table:table-cell office:value-type="string" calcext:value-type="string">
            <text:p>P02627_s_at</text:p>
          </table:table-cell>
          <table:table-cell office:value-type="float" office:value="0.6078023" calcext:value-type="float">
            <text:p>0.6078023</text:p>
          </table:table-cell>
          <table:table-cell office:value-type="string" calcext:value-type="string">
            <text:p>P04511_at</text:p>
          </table:table-cell>
          <table:table-cell office:value-type="float" office:value="0.7875385" calcext:value-type="float">
            <text:p>0.7875385</text:p>
          </table:table-cell>
          <table:table-cell office:value-type="string" calcext:value-type="string">
            <text:p>P06385_s_at</text:p>
          </table:table-cell>
          <table:table-cell office:value-type="float" office:value="0.6185798" calcext:value-type="float">
            <text:p>0.61857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261_s_at</text:p>
          </table:table-cell>
          <table:table-cell office:value-type="float" office:value="0.6541474" calcext:value-type="float">
            <text:p>0.6541474</text:p>
          </table:table-cell>
          <table:table-cell office:value-type="string" calcext:value-type="string">
            <text:p>P08471_at</text:p>
          </table:table-cell>
          <table:table-cell office:value-type="float" office:value="0.6618522" calcext:value-type="float">
            <text:p>0.6618522</text:p>
          </table:table-cell>
          <table:table-cell office:value-type="string" calcext:value-type="string">
            <text:p>P02784_s_at</text:p>
          </table:table-cell>
          <table:table-cell office:value-type="float" office:value="0.6741969" calcext:value-type="float">
            <text:p>0.6741969</text:p>
          </table:table-cell>
          <table:table-cell office:value-type="string" calcext:value-type="string">
            <text:p>P05364_at</text:p>
          </table:table-cell>
          <table:table-cell office:value-type="float" office:value="0.6737996" calcext:value-type="float">
            <text:p>0.6737996</text:p>
          </table:table-cell>
          <table:table-cell office:value-type="string" calcext:value-type="string">
            <text:p>P06542_s_at</text:p>
          </table:table-cell>
          <table:table-cell office:value-type="float" office:value="0.6041336" calcext:value-type="float">
            <text:p>0.6041336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Tsay</text:p>
          </table:table-cell>
          <table:table-cell office:value-type="string" calcext:value-type="string">
            <text:p>P15063_x_at</text:p>
          </table:table-cell>
          <table:table-cell office:value-type="float" office:value="0.7309199" calcext:value-type="float">
            <text:p>0.7309199</text:p>
          </table:table-cell>
          <table:table-cell office:value-type="string" calcext:value-type="string">
            <text:p>P08892_s_at</text:p>
          </table:table-cell>
          <table:table-cell office:value-type="float" office:value="0.6577157" calcext:value-type="float">
            <text:p>0.6577157</text:p>
          </table:table-cell>
          <table:table-cell office:value-type="string" calcext:value-type="string">
            <text:p>P02935_s_at</text:p>
          </table:table-cell>
          <table:table-cell office:value-type="float" office:value="0.5866086" calcext:value-type="float">
            <text:p>0.5866086</text:p>
          </table:table-cell>
          <table:table-cell office:value-type="string" calcext:value-type="string">
            <text:p>P06472_s_at</text:p>
          </table:table-cell>
          <table:table-cell office:value-type="float" office:value="0.7689087" calcext:value-type="float">
            <text:p>0.7689087</text:p>
          </table:table-cell>
          <table:table-cell office:value-type="string" calcext:value-type="string">
            <text:p>P10705_s_at</text:p>
          </table:table-cell>
          <table:table-cell office:value-type="float" office:value="0.5693409" calcext:value-type="float">
            <text:p>0.569340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2594869" calcext:value-type="float">
            <text:p>0.2594869</text:p>
          </table:table-cell>
          <table:table-cell office:value-type="string" calcext:value-type="string">
            <text:p>P15504_x_at</text:p>
          </table:table-cell>
          <table:table-cell office:value-type="float" office:value="0.6429638" calcext:value-type="float">
            <text:p>0.6429638</text:p>
          </table:table-cell>
          <table:table-cell office:value-type="string" calcext:value-type="string">
            <text:p>P09205_s_at</text:p>
          </table:table-cell>
          <table:table-cell office:value-type="float" office:value="0.6650305" calcext:value-type="float">
            <text:p>0.6650305</text:p>
          </table:table-cell>
          <table:table-cell office:value-type="string" calcext:value-type="string">
            <text:p>P03013_at</text:p>
          </table:table-cell>
          <table:table-cell office:value-type="float" office:value="0.6137829" calcext:value-type="float">
            <text:p>0.6137829</text:p>
          </table:table-cell>
          <table:table-cell office:value-type="string" calcext:value-type="string">
            <text:p>P07730_x_at</text:p>
          </table:table-cell>
          <table:table-cell office:value-type="float" office:value="0.7098018" calcext:value-type="float">
            <text:p>0.7098018</text:p>
          </table:table-cell>
          <table:table-cell office:value-type="string" calcext:value-type="string">
            <text:p>P10810_s_at</text:p>
          </table:table-cell>
          <table:table-cell office:value-type="float" office:value="0.5628057" calcext:value-type="float">
            <text:p>0.5628057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1407376" calcext:value-type="float">
            <text:p>0.1407376</text:p>
          </table:table-cell>
          <table:table-cell office:value-type="string" calcext:value-type="string">
            <text:p>P17724_at</text:p>
          </table:table-cell>
          <table:table-cell office:value-type="float" office:value="0.632309" calcext:value-type="float">
            <text:p>0.632309</text:p>
          </table:table-cell>
          <table:table-cell office:value-type="string" calcext:value-type="string">
            <text:p>P11838_x_at</text:p>
          </table:table-cell>
          <table:table-cell office:value-type="float" office:value="0.6443206" calcext:value-type="float">
            <text:p>0.6443206</text:p>
          </table:table-cell>
          <table:table-cell office:value-type="string" calcext:value-type="string">
            <text:p>P03413_at</text:p>
          </table:table-cell>
          <table:table-cell office:value-type="float" office:value="0.6608001" calcext:value-type="float">
            <text:p>0.6608001</text:p>
          </table:table-cell>
          <table:table-cell office:value-type="string" calcext:value-type="string">
            <text:p>P08664_s_at</text:p>
          </table:table-cell>
          <table:table-cell office:value-type="float" office:value="0.8025362" calcext:value-type="float">
            <text:p>0.8025362</text:p>
          </table:table-cell>
          <table:table-cell office:value-type="string" calcext:value-type="string">
            <text:p>P11838_x_at</text:p>
          </table:table-cell>
          <table:table-cell office:value-type="float" office:value="0.5764121" calcext:value-type="float">
            <text:p>0.5764121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423917" calcext:value-type="float">
            <text:p>0.423917</text:p>
          </table:table-cell>
          <table:table-cell office:value-type="string" calcext:value-type="string">
            <text:p>P18164_at</text:p>
          </table:table-cell>
          <table:table-cell office:value-type="float" office:value="0.6872439" calcext:value-type="float">
            <text:p>0.6872439</text:p>
          </table:table-cell>
          <table:table-cell office:value-type="string" calcext:value-type="string">
            <text:p>P12702_s_at</text:p>
          </table:table-cell>
          <table:table-cell office:value-type="float" office:value="0.6604228" calcext:value-type="float">
            <text:p>0.6604228</text:p>
          </table:table-cell>
          <table:table-cell office:value-type="string" calcext:value-type="string">
            <text:p>P05036_at</text:p>
          </table:table-cell>
          <table:table-cell office:value-type="float" office:value="0.6468271" calcext:value-type="float">
            <text:p>0.6468271</text:p>
          </table:table-cell>
          <table:table-cell office:value-type="string" calcext:value-type="string">
            <text:p>P08892_s_at</text:p>
          </table:table-cell>
          <table:table-cell office:value-type="float" office:value="0.8149317" calcext:value-type="float">
            <text:p>0.8149317</text:p>
          </table:table-cell>
          <table:table-cell office:value-type="string" calcext:value-type="string">
            <text:p>P13243_at</text:p>
          </table:table-cell>
          <table:table-cell office:value-type="float" office:value="0.5914966" calcext:value-type="float">
            <text:p>0.5914966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866125" calcext:value-type="float">
            <text:p>0.2866125</text:p>
          </table:table-cell>
          <table:table-cell office:value-type="string" calcext:value-type="string">
            <text:p>P18380_at</text:p>
          </table:table-cell>
          <table:table-cell office:value-type="float" office:value="0.6453358" calcext:value-type="float">
            <text:p>0.6453358</text:p>
          </table:table-cell>
          <table:table-cell office:value-type="string" calcext:value-type="string">
            <text:p>P12958_x_at</text:p>
          </table:table-cell>
          <table:table-cell office:value-type="float" office:value="0.6778503" calcext:value-type="float">
            <text:p>0.6778503</text:p>
          </table:table-cell>
          <table:table-cell office:value-type="string" calcext:value-type="string">
            <text:p>P07078_at</text:p>
          </table:table-cell>
          <table:table-cell office:value-type="float" office:value="0.6695396" calcext:value-type="float">
            <text:p>0.6695396</text:p>
          </table:table-cell>
          <table:table-cell office:value-type="string" calcext:value-type="string">
            <text:p>P10404_x_at</text:p>
          </table:table-cell>
          <table:table-cell office:value-type="float" office:value="0.7528912" calcext:value-type="float">
            <text:p>0.7528912</text:p>
          </table:table-cell>
          <table:table-cell office:value-type="string" calcext:value-type="string">
            <text:p>P13778_x_at</text:p>
          </table:table-cell>
          <table:table-cell office:value-type="float" office:value="0.5869827" calcext:value-type="float">
            <text:p>0.5869827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2372123" calcext:value-type="float">
            <text:p>0.2372123</text:p>
          </table:table-cell>
          <table:table-cell office:value-type="string" calcext:value-type="string">
            <text:p>P19410_at</text:p>
          </table:table-cell>
          <table:table-cell office:value-type="float" office:value="0.6659697" calcext:value-type="float">
            <text:p>0.6659697</text:p>
          </table:table-cell>
          <table:table-cell office:value-type="string" calcext:value-type="string">
            <text:p>P13439_x_at</text:p>
          </table:table-cell>
          <table:table-cell office:value-type="float" office:value="0.6405232" calcext:value-type="float">
            <text:p>0.6405232</text:p>
          </table:table-cell>
          <table:table-cell office:value-type="string" calcext:value-type="string">
            <text:p>P09720_s_at</text:p>
          </table:table-cell>
          <table:table-cell office:value-type="float" office:value="0.6621198" calcext:value-type="float">
            <text:p>0.6621198</text:p>
          </table:table-cell>
          <table:table-cell office:value-type="string" calcext:value-type="string">
            <text:p>P11741_x_at</text:p>
          </table:table-cell>
          <table:table-cell office:value-type="float" office:value="0.7704601" calcext:value-type="float">
            <text:p>0.7704601</text:p>
          </table:table-cell>
          <table:table-cell office:value-type="string" calcext:value-type="string">
            <text:p>P14182_at</text:p>
          </table:table-cell>
          <table:table-cell office:value-type="float" office:value="0.6156044" calcext:value-type="float">
            <text:p>0.6156044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1779552" calcext:value-type="float">
            <text:p>0.1779552</text:p>
          </table:table-cell>
          <table:table-cell office:value-type="string" calcext:value-type="string">
            <text:p>P20389_at</text:p>
          </table:table-cell>
          <table:table-cell office:value-type="float" office:value="0.6404746" calcext:value-type="float">
            <text:p>0.6404746</text:p>
          </table:table-cell>
          <table:table-cell office:value-type="string" calcext:value-type="string">
            <text:p>P13778_x_at</text:p>
          </table:table-cell>
          <table:table-cell office:value-type="float" office:value="0.6914452" calcext:value-type="float">
            <text:p>0.6914452</text:p>
          </table:table-cell>
          <table:table-cell office:value-type="string" calcext:value-type="string">
            <text:p>P09962_at</text:p>
          </table:table-cell>
          <table:table-cell office:value-type="float" office:value="0.6130405" calcext:value-type="float">
            <text:p>0.6130405</text:p>
          </table:table-cell>
          <table:table-cell office:value-type="string" calcext:value-type="string">
            <text:p>P12110_at</text:p>
          </table:table-cell>
          <table:table-cell office:value-type="float" office:value="0.6714437" calcext:value-type="float">
            <text:p>0.6714437</text:p>
          </table:table-cell>
          <table:table-cell office:value-type="string" calcext:value-type="string">
            <text:p>P15407_s_at</text:p>
          </table:table-cell>
          <table:table-cell office:value-type="float" office:value="0.6165948" calcext:value-type="float">
            <text:p>0.616594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2862713" calcext:value-type="float">
            <text:p>0.2862713</text:p>
          </table:table-cell>
          <table:table-cell office:value-type="string" calcext:value-type="string">
            <text:p>P4206_at</text:p>
          </table:table-cell>
          <table:table-cell office:value-type="float" office:value="0.6322203" calcext:value-type="float">
            <text:p>0.6322203</text:p>
          </table:table-cell>
          <table:table-cell office:value-type="string" calcext:value-type="string">
            <text:p>P14734_at</text:p>
          </table:table-cell>
          <table:table-cell office:value-type="float" office:value="0.7262492" calcext:value-type="float">
            <text:p>0.7262492</text:p>
          </table:table-cell>
          <table:table-cell office:value-type="string" calcext:value-type="string">
            <text:p>P13243_at</text:p>
          </table:table-cell>
          <table:table-cell office:value-type="float" office:value="0.6139685" calcext:value-type="float">
            <text:p>0.6139685</text:p>
          </table:table-cell>
          <table:table-cell office:value-type="string" calcext:value-type="string">
            <text:p>P13778_x_at</text:p>
          </table:table-cell>
          <table:table-cell office:value-type="float" office:value="0.7495949" calcext:value-type="float">
            <text:p>0.7495949</text:p>
          </table:table-cell>
          <table:table-cell office:value-type="string" calcext:value-type="string">
            <text:p>P17679_x_at</text:p>
          </table:table-cell>
          <table:table-cell office:value-type="float" office:value="0.6547711" calcext:value-type="float">
            <text:p>0.6547711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614971" calcext:value-type="float">
            <text:p>0.1614971</text:p>
          </table:table-cell>
          <table:table-cell table:number-columns-repeated="2"/>
          <table:table-cell office:value-type="string" calcext:value-type="string">
            <text:p>P15066_at</text:p>
          </table:table-cell>
          <table:table-cell office:value-type="float" office:value="0.6986316" calcext:value-type="float">
            <text:p>0.6986316</text:p>
          </table:table-cell>
          <table:table-cell office:value-type="string" calcext:value-type="string">
            <text:p>P14261_s_at</text:p>
          </table:table-cell>
          <table:table-cell office:value-type="float" office:value="0.6284793" calcext:value-type="float">
            <text:p>0.6284793</text:p>
          </table:table-cell>
          <table:table-cell office:value-type="string" calcext:value-type="string">
            <text:p>P14261_s_at</text:p>
          </table:table-cell>
          <table:table-cell office:value-type="float" office:value="0.7450535" calcext:value-type="float">
            <text:p>0.7450535</text:p>
          </table:table-cell>
          <table:table-cell office:value-type="string" calcext:value-type="string">
            <text:p>P17715_x_at</text:p>
          </table:table-cell>
          <table:table-cell office:value-type="float" office:value="0.6276104" calcext:value-type="float">
            <text:p>0.6276104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5153673" calcext:value-type="float">
            <text:p>0.5153673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Tsay</text:p>
          </table:table-cell>
          <table:table-cell office:value-type="string" calcext:value-type="string">
            <text:p>P15407_s_at</text:p>
          </table:table-cell>
          <table:table-cell office:value-type="float" office:value="0.6076734" calcext:value-type="float">
            <text:p>0.6076734</text:p>
          </table:table-cell>
          <table:table-cell office:value-type="string" calcext:value-type="string">
            <text:p>P16625_at</text:p>
          </table:table-cell>
          <table:table-cell office:value-type="float" office:value="0.608861" calcext:value-type="float">
            <text:p>0.608861</text:p>
          </table:table-cell>
          <table:table-cell office:value-type="string" calcext:value-type="string">
            <text:p>P14730_s_at</text:p>
          </table:table-cell>
          <table:table-cell office:value-type="float" office:value="0.7479407" calcext:value-type="float">
            <text:p>0.7479407</text:p>
          </table:table-cell>
          <table:table-cell office:value-type="string" calcext:value-type="string">
            <text:p>P17803_at</text:p>
          </table:table-cell>
          <table:table-cell office:value-type="float" office:value="0.6192675" calcext:value-type="float">
            <text:p>0.619267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2084814" calcext:value-type="float">
            <text:p>0.2084814</text:p>
          </table:table-cell>
          <table:table-cell office:value-type="string" calcext:value-type="string">
            <text:p>P00785_s_at</text:p>
          </table:table-cell>
          <table:table-cell office:value-type="float" office:value="0.5799122" calcext:value-type="float">
            <text:p>0.5799122</text:p>
          </table:table-cell>
          <table:table-cell office:value-type="string" calcext:value-type="string">
            <text:p>P15845_x_at</text:p>
          </table:table-cell>
          <table:table-cell office:value-type="float" office:value="0.658491" calcext:value-type="float">
            <text:p>0.658491</text:p>
          </table:table-cell>
          <table:table-cell office:value-type="string" calcext:value-type="string">
            <text:p>P17263_x_at</text:p>
          </table:table-cell>
          <table:table-cell office:value-type="float" office:value="0.5777594" calcext:value-type="float">
            <text:p>0.5777594</text:p>
          </table:table-cell>
          <table:table-cell office:value-type="string" calcext:value-type="string">
            <text:p>P15066_at</text:p>
          </table:table-cell>
          <table:table-cell office:value-type="float" office:value="0.7369073" calcext:value-type="float">
            <text:p>0.7369073</text:p>
          </table:table-cell>
          <table:table-cell office:value-type="string" calcext:value-type="string">
            <text:p>P17989_at</text:p>
          </table:table-cell>
          <table:table-cell office:value-type="float" office:value="0.5807956" calcext:value-type="float">
            <text:p>0.5807956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2834762" calcext:value-type="float">
            <text:p>0.2834762</text:p>
          </table:table-cell>
          <table:table-cell office:value-type="string" calcext:value-type="string">
            <text:p>P00984_s_at</text:p>
          </table:table-cell>
          <table:table-cell office:value-type="float" office:value="0.09323286" calcext:value-type="float">
            <text:p>0.09323286</text:p>
          </table:table-cell>
          <table:table-cell office:value-type="string" calcext:value-type="string">
            <text:p>P17724_at</text:p>
          </table:table-cell>
          <table:table-cell office:value-type="float" office:value="0.6604912" calcext:value-type="float">
            <text:p>0.6604912</text:p>
          </table:table-cell>
          <table:table-cell office:value-type="string" calcext:value-type="string">
            <text:p>P17296_at</text:p>
          </table:table-cell>
          <table:table-cell office:value-type="float" office:value="0.5558993" calcext:value-type="float">
            <text:p>0.5558993</text:p>
          </table:table-cell>
          <table:table-cell office:value-type="string" calcext:value-type="string">
            <text:p>P16735_x_at</text:p>
          </table:table-cell>
          <table:table-cell office:value-type="float" office:value="0.7630577" calcext:value-type="float">
            <text:p>0.7630577</text:p>
          </table:table-cell>
          <table:table-cell office:value-type="string" calcext:value-type="string">
            <text:p>P18164_at</text:p>
          </table:table-cell>
          <table:table-cell office:value-type="float" office:value="0.6345576" calcext:value-type="float">
            <text:p>0.6345576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462522" calcext:value-type="float">
            <text:p>0.1462522</text:p>
          </table:table-cell>
          <table:table-cell office:value-type="string" calcext:value-type="string">
            <text:p>P01481_s_at</text:p>
          </table:table-cell>
          <table:table-cell office:value-type="float" office:value="0.4311111" calcext:value-type="float">
            <text:p>0.4311111</text:p>
          </table:table-cell>
          <table:table-cell office:value-type="string" calcext:value-type="string">
            <text:p>P17989_at</text:p>
          </table:table-cell>
          <table:table-cell office:value-type="float" office:value="0.6452141" calcext:value-type="float">
            <text:p>0.6452141</text:p>
          </table:table-cell>
          <table:table-cell office:value-type="string" calcext:value-type="string">
            <text:p>P17933_s_at</text:p>
          </table:table-cell>
          <table:table-cell office:value-type="float" office:value="0.65698" calcext:value-type="float">
            <text:p>0.65698</text:p>
          </table:table-cell>
          <table:table-cell office:value-type="string" calcext:value-type="string">
            <text:p>P18380_at</text:p>
          </table:table-cell>
          <table:table-cell office:value-type="float" office:value="0.7414954" calcext:value-type="float">
            <text:p>0.7414954</text:p>
          </table:table-cell>
          <table:table-cell office:value-type="string" calcext:value-type="string">
            <text:p>P18741_at</text:p>
          </table:table-cell>
          <table:table-cell office:value-type="float" office:value="0.6416392" calcext:value-type="float">
            <text:p>0.6416392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76444" calcext:value-type="float">
            <text:p>0.2676444</text:p>
          </table:table-cell>
          <table:table-cell office:value-type="string" calcext:value-type="string">
            <text:p>P01798_s_at</text:p>
          </table:table-cell>
          <table:table-cell office:value-type="float" office:value="0.4192521" calcext:value-type="float">
            <text:p>0.4192521</text:p>
          </table:table-cell>
          <table:table-cell office:value-type="string" calcext:value-type="string">
            <text:p>P19235_s_at</text:p>
          </table:table-cell>
          <table:table-cell office:value-type="float" office:value="0.6868736" calcext:value-type="float">
            <text:p>0.6868736</text:p>
          </table:table-cell>
          <table:table-cell office:value-type="string" calcext:value-type="string">
            <text:p>P17989_at</text:p>
          </table:table-cell>
          <table:table-cell office:value-type="float" office:value="0.5971287" calcext:value-type="float">
            <text:p>0.5971287</text:p>
          </table:table-cell>
          <table:table-cell office:value-type="string" calcext:value-type="string">
            <text:p>P20389_at</text:p>
          </table:table-cell>
          <table:table-cell office:value-type="float" office:value="0.692988" calcext:value-type="float">
            <text:p>0.692988</text:p>
          </table:table-cell>
          <table:table-cell office:value-type="string" calcext:value-type="string">
            <text:p>P19051_x_at</text:p>
          </table:table-cell>
          <table:table-cell office:value-type="float" office:value="0.5946972" calcext:value-type="float">
            <text:p>0.5946972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2175164" calcext:value-type="float">
            <text:p>0.2175164</text:p>
          </table:table-cell>
          <table:table-cell office:value-type="string" calcext:value-type="string">
            <text:p>P03013_at</text:p>
          </table:table-cell>
          <table:table-cell office:value-type="float" office:value="0.4938104" calcext:value-type="float">
            <text:p>0.4938104</text:p>
          </table:table-cell>
          <table:table-cell office:value-type="string" calcext:value-type="string">
            <text:p>P19355_at</text:p>
          </table:table-cell>
          <table:table-cell office:value-type="float" office:value="0.7200914" calcext:value-type="float">
            <text:p>0.7200914</text:p>
          </table:table-cell>
          <table:table-cell office:value-type="string" calcext:value-type="string">
            <text:p>P18741_at</text:p>
          </table:table-cell>
          <table:table-cell office:value-type="float" office:value="0.6254784" calcext:value-type="float">
            <text:p>0.6254784</text:p>
          </table:table-cell>
          <table:table-cell office:value-type="string" calcext:value-type="string">
            <text:p>P21610_s_at</text:p>
          </table:table-cell>
          <table:table-cell office:value-type="float" office:value="0.7200988" calcext:value-type="float">
            <text:p>0.7200988</text:p>
          </table:table-cell>
          <table:table-cell office:value-type="string" calcext:value-type="string">
            <text:p>P19233_s_at</text:p>
          </table:table-cell>
          <table:table-cell office:value-type="float" office:value="0.59759" calcext:value-type="float">
            <text:p>0.59759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185136" calcext:value-type="float">
            <text:p>0.1185136</text:p>
          </table:table-cell>
          <table:table-cell office:value-type="string" calcext:value-type="string">
            <text:p>P05234_at</text:p>
          </table:table-cell>
          <table:table-cell office:value-type="float" office:value="0.4105019" calcext:value-type="float">
            <text:p>0.4105019</text:p>
          </table:table-cell>
          <table:table-cell office:value-type="string" calcext:value-type="string">
            <text:p>P21668_s_at</text:p>
          </table:table-cell>
          <table:table-cell office:value-type="float" office:value="0.6763684" calcext:value-type="float">
            <text:p>0.6763684</text:p>
          </table:table-cell>
          <table:table-cell office:value-type="string" calcext:value-type="string">
            <text:p>P20389_at</text:p>
          </table:table-cell>
          <table:table-cell office:value-type="float" office:value="0.5682307" calcext:value-type="float">
            <text:p>0.5682307</text:p>
          </table:table-cell>
          <table:table-cell office:value-type="string" calcext:value-type="string">
            <text:p>P22086_s_at</text:p>
          </table:table-cell>
          <table:table-cell office:value-type="float" office:value="0.7193632" calcext:value-type="float">
            <text:p>0.7193632</text:p>
          </table:table-cell>
          <table:table-cell office:value-type="string" calcext:value-type="string">
            <text:p>P20389_at</text:p>
          </table:table-cell>
          <table:table-cell office:value-type="float" office:value="0.6012437" calcext:value-type="float">
            <text:p>0.6012437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2774265" calcext:value-type="float">
            <text:p>0.2774265</text:p>
          </table:table-cell>
          <table:table-cell office:value-type="string" calcext:value-type="string">
            <text:p>P05560_at</text:p>
          </table:table-cell>
          <table:table-cell office:value-type="float" office:value="0.571006" calcext:value-type="float">
            <text:p>0.571006</text:p>
          </table:table-cell>
          <table:table-cell office:value-type="string" calcext:value-type="string">
            <text:p>P22168_at</text:p>
          </table:table-cell>
          <table:table-cell office:value-type="float" office:value="0.6903672" calcext:value-type="float">
            <text:p>0.6903672</text:p>
          </table:table-cell>
          <table:table-cell office:value-type="string" calcext:value-type="string">
            <text:p>P22212_s_at</text:p>
          </table:table-cell>
          <table:table-cell office:value-type="float" office:value="0.6574669" calcext:value-type="float">
            <text:p>0.6574669</text:p>
          </table:table-cell>
          <table:table-cell office:value-type="string" calcext:value-type="string">
            <text:p>P22168_at</text:p>
          </table:table-cell>
          <table:table-cell office:value-type="float" office:value="0.71143" calcext:value-type="float">
            <text:p>0.71143</text:p>
          </table:table-cell>
          <table:table-cell office:value-type="string" calcext:value-type="string">
            <text:p>P20575_at</text:p>
          </table:table-cell>
          <table:table-cell office:value-type="float" office:value="0.6332601" calcext:value-type="float">
            <text:p>0.6332601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1683463" calcext:value-type="float">
            <text:p>0.1683463</text:p>
          </table:table-cell>
          <table:table-cell office:value-type="string" calcext:value-type="string">
            <text:p>P06807_s_at</text:p>
          </table:table-cell>
          <table:table-cell office:value-type="float" office:value="0.5068682" calcext:value-type="float">
            <text:p>0.5068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2628139" calcext:value-type="float">
            <text:p>0.2628139</text:p>
          </table:table-cell>
          <table:table-cell office:value-type="string" calcext:value-type="string">
            <text:p>P06866_at</text:p>
          </table:table-cell>
          <table:table-cell office:value-type="float" office:value="0.5082032" calcext:value-type="float">
            <text:p>0.5082032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Tsay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Tsay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193473" calcext:value-type="float">
            <text:p>0.1193473</text:p>
          </table:table-cell>
          <table:table-cell office:value-type="string" calcext:value-type="string">
            <text:p>P07820_at</text:p>
          </table:table-cell>
          <table:table-cell office:value-type="float" office:value="0.397624" calcext:value-type="float">
            <text:p>0.397624</text:p>
          </table:table-cell>
          <table:table-cell office:value-type="string" calcext:value-type="string">
            <text:p>P01481_s_at</text:p>
          </table:table-cell>
          <table:table-cell office:value-type="float" office:value="0.07081139" calcext:value-type="float">
            <text:p>0.07081139</text:p>
          </table:table-cell>
          <table:table-cell office:value-type="string" calcext:value-type="string">
            <text:p>P00097_s_at</text:p>
          </table:table-cell>
          <table:table-cell office:value-type="float" office:value="0.2834679" calcext:value-type="float">
            <text:p>0.2834679</text:p>
          </table:table-cell>
          <table:table-cell office:value-type="string" calcext:value-type="string">
            <text:p>P00785_s_at</text:p>
          </table:table-cell>
          <table:table-cell office:value-type="float" office:value="0.4701008" calcext:value-type="float">
            <text:p>0.4701008</text:p>
          </table:table-cell>
          <table:table-cell office:value-type="string" calcext:value-type="string">
            <text:p>P00785_s_at</text:p>
          </table:table-cell>
          <table:table-cell office:value-type="float" office:value="0.3095967" calcext:value-type="float">
            <text:p>0.3095967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1229943" calcext:value-type="float">
            <text:p>0.1229943</text:p>
          </table:table-cell>
          <table:table-cell office:value-type="string" calcext:value-type="string">
            <text:p>P09720_s_at</text:p>
          </table:table-cell>
          <table:table-cell office:value-type="float" office:value="0.5346274" calcext:value-type="float">
            <text:p>0.5346274</text:p>
          </table:table-cell>
          <table:table-cell office:value-type="string" calcext:value-type="string">
            <text:p>P01729_s_at</text:p>
          </table:table-cell>
          <table:table-cell office:value-type="float" office:value="0.09177483" calcext:value-type="float">
            <text:p>0.09177483</text:p>
          </table:table-cell>
          <table:table-cell office:value-type="string" calcext:value-type="string">
            <text:p>P00785_s_at</text:p>
          </table:table-cell>
          <table:table-cell office:value-type="float" office:value="0.1741886" calcext:value-type="float">
            <text:p>0.1741886</text:p>
          </table:table-cell>
          <table:table-cell office:value-type="string" calcext:value-type="string">
            <text:p>P01856_s_at</text:p>
          </table:table-cell>
          <table:table-cell office:value-type="float" office:value="0.5178954" calcext:value-type="float">
            <text:p>0.5178954</text:p>
          </table:table-cell>
          <table:table-cell office:value-type="string" calcext:value-type="string">
            <text:p>P02286_s_at</text:p>
          </table:table-cell>
          <table:table-cell office:value-type="float" office:value="0.1432456" calcext:value-type="float">
            <text:p>0.1432456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296979" calcext:value-type="float">
            <text:p>0.296979</text:p>
          </table:table-cell>
          <table:table-cell office:value-type="string" calcext:value-type="string">
            <text:p>P09962_at</text:p>
          </table:table-cell>
          <table:table-cell office:value-type="float" office:value="0.4255331" calcext:value-type="float">
            <text:p>0.4255331</text:p>
          </table:table-cell>
          <table:table-cell office:value-type="string" calcext:value-type="string">
            <text:p>P01798_s_at</text:p>
          </table:table-cell>
          <table:table-cell office:value-type="float" office:value="0.08398505" calcext:value-type="float">
            <text:p>0.08398505</text:p>
          </table:table-cell>
          <table:table-cell office:value-type="string" calcext:value-type="string">
            <text:p>P01481_s_at</text:p>
          </table:table-cell>
          <table:table-cell office:value-type="float" office:value="0.01040806" calcext:value-type="float">
            <text:p>0.01040806</text:p>
          </table:table-cell>
          <table:table-cell office:value-type="string" calcext:value-type="string">
            <text:p>P01926_s_at</text:p>
          </table:table-cell>
          <table:table-cell office:value-type="float" office:value="0.5737564" calcext:value-type="float">
            <text:p>0.5737564</text:p>
          </table:table-cell>
          <table:table-cell office:value-type="string" calcext:value-type="string">
            <text:p>P03013_at</text:p>
          </table:table-cell>
          <table:table-cell office:value-type="float" office:value="0.1174934" calcext:value-type="float">
            <text:p>0.117493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659865" calcext:value-type="float">
            <text:p>0.1659865</text:p>
          </table:table-cell>
          <table:table-cell office:value-type="string" calcext:value-type="string">
            <text:p>P12702_s_at</text:p>
          </table:table-cell>
          <table:table-cell office:value-type="float" office:value="0.5784198" calcext:value-type="float">
            <text:p>0.5784198</text:p>
          </table:table-cell>
          <table:table-cell office:value-type="string" calcext:value-type="string">
            <text:p>P02418_at</text:p>
          </table:table-cell>
          <table:table-cell office:value-type="float" office:value="0.1987726" calcext:value-type="float">
            <text:p>0.1987726</text:p>
          </table:table-cell>
          <table:table-cell office:value-type="string" calcext:value-type="string">
            <text:p>P01729_s_at</text:p>
          </table:table-cell>
          <table:table-cell office:value-type="float" office:value="0.3737666" calcext:value-type="float">
            <text:p>0.3737666</text:p>
          </table:table-cell>
          <table:table-cell office:value-type="string" calcext:value-type="string">
            <text:p>P02085_at</text:p>
          </table:table-cell>
          <table:table-cell office:value-type="float" office:value="0.7190099" calcext:value-type="float">
            <text:p>0.7190099</text:p>
          </table:table-cell>
          <table:table-cell office:value-type="string" calcext:value-type="string">
            <text:p>P03413_at</text:p>
          </table:table-cell>
          <table:table-cell office:value-type="float" office:value="0.2628422" calcext:value-type="float">
            <text:p>0.262842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392217" calcext:value-type="float">
            <text:p>0.1392217</text:p>
          </table:table-cell>
          <table:table-cell office:value-type="string" calcext:value-type="string">
            <text:p>P13228_at</text:p>
          </table:table-cell>
          <table:table-cell office:value-type="float" office:value="0.6133286" calcext:value-type="float">
            <text:p>0.6133286</text:p>
          </table:table-cell>
          <table:table-cell office:value-type="string" calcext:value-type="string">
            <text:p>P03413_at</text:p>
          </table:table-cell>
          <table:table-cell office:value-type="float" office:value="0.2508693" calcext:value-type="float">
            <text:p>0.2508693</text:p>
          </table:table-cell>
          <table:table-cell office:value-type="string" calcext:value-type="string">
            <text:p>P01738_at</text:p>
          </table:table-cell>
          <table:table-cell office:value-type="float" office:value="-0.08963308" calcext:value-type="float">
            <text:p>-0.08963308</text:p>
          </table:table-cell>
          <table:table-cell office:value-type="string" calcext:value-type="string">
            <text:p>P02170_s_at</text:p>
          </table:table-cell>
          <table:table-cell office:value-type="float" office:value="0.5317735" calcext:value-type="float">
            <text:p>0.5317735</text:p>
          </table:table-cell>
          <table:table-cell office:value-type="string" calcext:value-type="string">
            <text:p>P04511_at</text:p>
          </table:table-cell>
          <table:table-cell office:value-type="float" office:value="0.01478978" calcext:value-type="float">
            <text:p>0.01478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121_x_at</text:p>
          </table:table-cell>
          <table:table-cell office:value-type="float" office:value="0.5710116" calcext:value-type="float">
            <text:p>0.5710116</text:p>
          </table:table-cell>
          <table:table-cell office:value-type="string" calcext:value-type="string">
            <text:p>P04999_s_at</text:p>
          </table:table-cell>
          <table:table-cell office:value-type="float" office:value="0.1810356" calcext:value-type="float">
            <text:p>0.1810356</text:p>
          </table:table-cell>
          <table:table-cell office:value-type="string" calcext:value-type="string">
            <text:p>P02522_at</text:p>
          </table:table-cell>
          <table:table-cell office:value-type="float" office:value="0.2760957" calcext:value-type="float">
            <text:p>0.2760957</text:p>
          </table:table-cell>
          <table:table-cell office:value-type="string" calcext:value-type="string">
            <text:p>P02922_at</text:p>
          </table:table-cell>
          <table:table-cell office:value-type="float" office:value="0.5290818" calcext:value-type="float">
            <text:p>0.5290818</text:p>
          </table:table-cell>
          <table:table-cell office:value-type="string" calcext:value-type="string">
            <text:p>P05211_s_at</text:p>
          </table:table-cell>
          <table:table-cell office:value-type="float" office:value="0.1457643" calcext:value-type="float">
            <text:p>0.1457643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Wachi</text:p>
          </table:table-cell>
          <table:table-cell office:value-type="string" calcext:value-type="string">
            <text:p>P14261_s_at</text:p>
          </table:table-cell>
          <table:table-cell office:value-type="float" office:value="0.2887446" calcext:value-type="float">
            <text:p>0.2887446</text:p>
          </table:table-cell>
          <table:table-cell office:value-type="string" calcext:value-type="string">
            <text:p>P08082_x_at</text:p>
          </table:table-cell>
          <table:table-cell office:value-type="float" office:value="0.2899627" calcext:value-type="float">
            <text:p>0.2899627</text:p>
          </table:table-cell>
          <table:table-cell office:value-type="string" calcext:value-type="string">
            <text:p>P02627_s_at</text:p>
          </table:table-cell>
          <table:table-cell office:value-type="float" office:value="0.1881326" calcext:value-type="float">
            <text:p>0.1881326</text:p>
          </table:table-cell>
          <table:table-cell office:value-type="string" calcext:value-type="string">
            <text:p>P04511_at</text:p>
          </table:table-cell>
          <table:table-cell office:value-type="float" office:value="0.4959561" calcext:value-type="float">
            <text:p>0.4959561</text:p>
          </table:table-cell>
          <table:table-cell office:value-type="string" calcext:value-type="string">
            <text:p>P06385_s_at</text:p>
          </table:table-cell>
          <table:table-cell office:value-type="float" office:value="0.208382" calcext:value-type="float">
            <text:p>0.208382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063_x_at</text:p>
          </table:table-cell>
          <table:table-cell office:value-type="float" office:value="0.3706942" calcext:value-type="float">
            <text:p>0.3706942</text:p>
          </table:table-cell>
          <table:table-cell office:value-type="string" calcext:value-type="string">
            <text:p>P08471_at</text:p>
          </table:table-cell>
          <table:table-cell office:value-type="float" office:value="0.1856905" calcext:value-type="float">
            <text:p>0.1856905</text:p>
          </table:table-cell>
          <table:table-cell office:value-type="string" calcext:value-type="string">
            <text:p>P02784_s_at</text:p>
          </table:table-cell>
          <table:table-cell office:value-type="float" office:value="0.2583693" calcext:value-type="float">
            <text:p>0.2583693</text:p>
          </table:table-cell>
          <table:table-cell office:value-type="string" calcext:value-type="string">
            <text:p>P05364_at</text:p>
          </table:table-cell>
          <table:table-cell office:value-type="float" office:value="0.6246498" calcext:value-type="float">
            <text:p>0.6246498</text:p>
          </table:table-cell>
          <table:table-cell office:value-type="string" calcext:value-type="string">
            <text:p>P06542_s_at</text:p>
          </table:table-cell>
          <table:table-cell office:value-type="float" office:value="0.1538818" calcext:value-type="float">
            <text:p>0.1538818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504_x_at</text:p>
          </table:table-cell>
          <table:table-cell office:value-type="float" office:value="0.3985116" calcext:value-type="float">
            <text:p>0.3985116</text:p>
          </table:table-cell>
          <table:table-cell office:value-type="string" calcext:value-type="string">
            <text:p>P08892_s_at</text:p>
          </table:table-cell>
          <table:table-cell office:value-type="float" office:value="0.1982786" calcext:value-type="float">
            <text:p>0.1982786</text:p>
          </table:table-cell>
          <table:table-cell office:value-type="string" calcext:value-type="string">
            <text:p>P02935_s_at</text:p>
          </table:table-cell>
          <table:table-cell office:value-type="float" office:value="0.4376923" calcext:value-type="float">
            <text:p>0.4376923</text:p>
          </table:table-cell>
          <table:table-cell office:value-type="string" calcext:value-type="string">
            <text:p>P06472_s_at</text:p>
          </table:table-cell>
          <table:table-cell office:value-type="float" office:value="0.5218618" calcext:value-type="float">
            <text:p>0.5218618</text:p>
          </table:table-cell>
          <table:table-cell office:value-type="string" calcext:value-type="string">
            <text:p>P10705_s_at</text:p>
          </table:table-cell>
          <table:table-cell office:value-type="float" office:value="0.1187558" calcext:value-type="float">
            <text:p>0.1187558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724_at</text:p>
          </table:table-cell>
          <table:table-cell office:value-type="float" office:value="0.3853626" calcext:value-type="float">
            <text:p>0.3853626</text:p>
          </table:table-cell>
          <table:table-cell office:value-type="string" calcext:value-type="string">
            <text:p>P09205_s_at</text:p>
          </table:table-cell>
          <table:table-cell office:value-type="float" office:value="0.2382661" calcext:value-type="float">
            <text:p>0.2382661</text:p>
          </table:table-cell>
          <table:table-cell office:value-type="string" calcext:value-type="string">
            <text:p>P03013_at</text:p>
          </table:table-cell>
          <table:table-cell office:value-type="float" office:value="0.2488221" calcext:value-type="float">
            <text:p>0.2488221</text:p>
          </table:table-cell>
          <table:table-cell office:value-type="string" calcext:value-type="string">
            <text:p>P07730_x_at</text:p>
          </table:table-cell>
          <table:table-cell office:value-type="float" office:value="0.6906638" calcext:value-type="float">
            <text:p>0.6906638</text:p>
          </table:table-cell>
          <table:table-cell office:value-type="string" calcext:value-type="string">
            <text:p>P10810_s_at</text:p>
          </table:table-cell>
          <table:table-cell office:value-type="float" office:value="0.1069141" calcext:value-type="float">
            <text:p>0.1069141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164_at</text:p>
          </table:table-cell>
          <table:table-cell office:value-type="float" office:value="0.6173146" calcext:value-type="float">
            <text:p>0.6173146</text:p>
          </table:table-cell>
          <table:table-cell office:value-type="string" calcext:value-type="string">
            <text:p>P11838_x_at</text:p>
          </table:table-cell>
          <table:table-cell office:value-type="float" office:value="0.1576447" calcext:value-type="float">
            <text:p>0.1576447</text:p>
          </table:table-cell>
          <table:table-cell office:value-type="string" calcext:value-type="string">
            <text:p>P03413_at</text:p>
          </table:table-cell>
          <table:table-cell office:value-type="float" office:value="0.1780644" calcext:value-type="float">
            <text:p>0.1780644</text:p>
          </table:table-cell>
          <table:table-cell office:value-type="string" calcext:value-type="string">
            <text:p>P08664_s_at</text:p>
          </table:table-cell>
          <table:table-cell office:value-type="float" office:value="0.5412726" calcext:value-type="float">
            <text:p>0.5412726</text:p>
          </table:table-cell>
          <table:table-cell office:value-type="string" calcext:value-type="string">
            <text:p>P11838_x_at</text:p>
          </table:table-cell>
          <table:table-cell office:value-type="float" office:value="0.2942344" calcext:value-type="float">
            <text:p>0.2942344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380_at</text:p>
          </table:table-cell>
          <table:table-cell office:value-type="float" office:value="0.4559561" calcext:value-type="float">
            <text:p>0.4559561</text:p>
          </table:table-cell>
          <table:table-cell office:value-type="string" calcext:value-type="string">
            <text:p>P12702_s_at</text:p>
          </table:table-cell>
          <table:table-cell office:value-type="float" office:value="0.170626" calcext:value-type="float">
            <text:p>0.170626</text:p>
          </table:table-cell>
          <table:table-cell office:value-type="string" calcext:value-type="string">
            <text:p>P05036_at</text:p>
          </table:table-cell>
          <table:table-cell office:value-type="float" office:value="0.2855475" calcext:value-type="float">
            <text:p>0.2855475</text:p>
          </table:table-cell>
          <table:table-cell office:value-type="string" calcext:value-type="string">
            <text:p>P08892_s_at</text:p>
          </table:table-cell>
          <table:table-cell office:value-type="float" office:value="0.4235116" calcext:value-type="float">
            <text:p>0.4235116</text:p>
          </table:table-cell>
          <table:table-cell office:value-type="string" calcext:value-type="string">
            <text:p>P13243_at</text:p>
          </table:table-cell>
          <table:table-cell office:value-type="float" office:value="0.3100519" calcext:value-type="float">
            <text:p>0.310051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19410_at</text:p>
          </table:table-cell>
          <table:table-cell office:value-type="float" office:value="0.6709127" calcext:value-type="float">
            <text:p>0.6709127</text:p>
          </table:table-cell>
          <table:table-cell office:value-type="string" calcext:value-type="string">
            <text:p>P12958_x_at</text:p>
          </table:table-cell>
          <table:table-cell office:value-type="float" office:value="0.2856905" calcext:value-type="float">
            <text:p>0.2856905</text:p>
          </table:table-cell>
          <table:table-cell office:value-type="string" calcext:value-type="string">
            <text:p>P07078_at</text:p>
          </table:table-cell>
          <table:table-cell office:value-type="float" office:value="0.4653954" calcext:value-type="float">
            <text:p>0.4653954</text:p>
          </table:table-cell>
          <table:table-cell office:value-type="string" calcext:value-type="string">
            <text:p>P10404_x_at</text:p>
          </table:table-cell>
          <table:table-cell office:value-type="float" office:value="0.5424823" calcext:value-type="float">
            <text:p>0.5424823</text:p>
          </table:table-cell>
          <table:table-cell office:value-type="string" calcext:value-type="string">
            <text:p>P13778_x_at</text:p>
          </table:table-cell>
          <table:table-cell office:value-type="float" office:value="0.2990962" calcext:value-type="float">
            <text:p>0.2990962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459605" calcext:value-type="float">
            <text:p>0.459605</text:p>
          </table:table-cell>
          <table:table-cell office:value-type="string" calcext:value-type="string">
            <text:p>P13439_x_at</text:p>
          </table:table-cell>
          <table:table-cell office:value-type="float" office:value="0.1099272" calcext:value-type="float">
            <text:p>0.1099272</text:p>
          </table:table-cell>
          <table:table-cell office:value-type="string" calcext:value-type="string">
            <text:p>P09720_s_at</text:p>
          </table:table-cell>
          <table:table-cell office:value-type="float" office:value="0.2687222" calcext:value-type="float">
            <text:p>0.2687222</text:p>
          </table:table-cell>
          <table:table-cell office:value-type="string" calcext:value-type="string">
            <text:p>P11741_x_at</text:p>
          </table:table-cell>
          <table:table-cell office:value-type="float" office:value="0.5529208" calcext:value-type="float">
            <text:p>0.5529208</text:p>
          </table:table-cell>
          <table:table-cell office:value-type="string" calcext:value-type="string">
            <text:p>P14182_at</text:p>
          </table:table-cell>
          <table:table-cell office:value-type="float" office:value="0.1614458" calcext:value-type="float">
            <text:p>0.1614458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206_at</text:p>
          </table:table-cell>
          <table:table-cell office:value-type="float" office:value="0.5728655" calcext:value-type="float">
            <text:p>0.5728655</text:p>
          </table:table-cell>
          <table:table-cell office:value-type="string" calcext:value-type="string">
            <text:p>P13778_x_at</text:p>
          </table:table-cell>
          <table:table-cell office:value-type="float" office:value="0.3295436" calcext:value-type="float">
            <text:p>0.3295436</text:p>
          </table:table-cell>
          <table:table-cell office:value-type="string" calcext:value-type="string">
            <text:p>P09962_at</text:p>
          </table:table-cell>
          <table:table-cell office:value-type="float" office:value="0.332916" calcext:value-type="float">
            <text:p>0.332916</text:p>
          </table:table-cell>
          <table:table-cell office:value-type="string" calcext:value-type="string">
            <text:p>P12110_at</text:p>
          </table:table-cell>
          <table:table-cell office:value-type="float" office:value="0.470515" calcext:value-type="float">
            <text:p>0.470515</text:p>
          </table:table-cell>
          <table:table-cell office:value-type="string" calcext:value-type="string">
            <text:p>P15407_s_at</text:p>
          </table:table-cell>
          <table:table-cell office:value-type="float" office:value="0.2152951" calcext:value-type="float">
            <text:p>0.2152951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14734_at</text:p>
          </table:table-cell>
          <table:table-cell office:value-type="float" office:value="0.1846813" calcext:value-type="float">
            <text:p>0.1846813</text:p>
          </table:table-cell>
          <table:table-cell office:value-type="string" calcext:value-type="string">
            <text:p>P13243_at</text:p>
          </table:table-cell>
          <table:table-cell office:value-type="float" office:value="0.4532128" calcext:value-type="float">
            <text:p>0.4532128</text:p>
          </table:table-cell>
          <table:table-cell office:value-type="string" calcext:value-type="string">
            <text:p>P13778_x_at</text:p>
          </table:table-cell>
          <table:table-cell office:value-type="float" office:value="0.595344" calcext:value-type="float">
            <text:p>0.595344</text:p>
          </table:table-cell>
          <table:table-cell office:value-type="string" calcext:value-type="string">
            <text:p>P17679_x_at</text:p>
          </table:table-cell>
          <table:table-cell office:value-type="float" office:value="0.1038467" calcext:value-type="float">
            <text:p>0.1038467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Wachi</text:p>
          </table:table-cell>
          <table:table-cell office:value-type="string" calcext:value-type="string">
            <text:p>P15066_at</text:p>
          </table:table-cell>
          <table:table-cell office:value-type="float" office:value="0.1973347" calcext:value-type="float">
            <text:p>0.1973347</text:p>
          </table:table-cell>
          <table:table-cell office:value-type="string" calcext:value-type="string">
            <text:p>P14261_s_at</text:p>
          </table:table-cell>
          <table:table-cell office:value-type="float" office:value="0.2637787" calcext:value-type="float">
            <text:p>0.2637787</text:p>
          </table:table-cell>
          <table:table-cell office:value-type="string" calcext:value-type="string">
            <text:p>P14261_s_at</text:p>
          </table:table-cell>
          <table:table-cell office:value-type="float" office:value="0.8539253" calcext:value-type="float">
            <text:p>0.8539253</text:p>
          </table:table-cell>
          <table:table-cell office:value-type="string" calcext:value-type="string">
            <text:p>P17715_x_at</text:p>
          </table:table-cell>
          <table:table-cell office:value-type="float" office:value="0.2760103" calcext:value-type="float">
            <text:p>0.276010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5407_s_at</text:p>
          </table:table-cell>
          <table:table-cell office:value-type="float" office:value="0.1803893" calcext:value-type="float">
            <text:p>0.1803893</text:p>
          </table:table-cell>
          <table:table-cell office:value-type="string" calcext:value-type="string">
            <text:p>P16625_at</text:p>
          </table:table-cell>
          <table:table-cell office:value-type="float" office:value="0.4208552" calcext:value-type="float">
            <text:p>0.4208552</text:p>
          </table:table-cell>
          <table:table-cell office:value-type="string" calcext:value-type="string">
            <text:p>P14730_s_at</text:p>
          </table:table-cell>
          <table:table-cell office:value-type="float" office:value="0.7531139" calcext:value-type="float">
            <text:p>0.7531139</text:p>
          </table:table-cell>
          <table:table-cell office:value-type="string" calcext:value-type="string">
            <text:p>P17803_at</text:p>
          </table:table-cell>
          <table:table-cell office:value-type="float" office:value="0.2525989" calcext:value-type="float">
            <text:p>0.252598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984_s_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15845_x_at</text:p>
          </table:table-cell>
          <table:table-cell office:value-type="float" office:value="0.1886536" calcext:value-type="float">
            <text:p>0.1886536</text:p>
          </table:table-cell>
          <table:table-cell office:value-type="string" calcext:value-type="string">
            <text:p>P17263_x_at</text:p>
          </table:table-cell>
          <table:table-cell office:value-type="float" office:value="0.4393968" calcext:value-type="float">
            <text:p>0.4393968</text:p>
          </table:table-cell>
          <table:table-cell office:value-type="string" calcext:value-type="string">
            <text:p>P15066_at</text:p>
          </table:table-cell>
          <table:table-cell office:value-type="float" office:value="0.4656694" calcext:value-type="float">
            <text:p>0.4656694</text:p>
          </table:table-cell>
          <table:table-cell office:value-type="string" calcext:value-type="string">
            <text:p>P17989_at</text:p>
          </table:table-cell>
          <table:table-cell office:value-type="float" office:value="0.2139093" calcext:value-type="float">
            <text:p>0.2139093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48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17724_at</text:p>
          </table:table-cell>
          <table:table-cell office:value-type="float" office:value="0.2782249" calcext:value-type="float">
            <text:p>0.2782249</text:p>
          </table:table-cell>
          <table:table-cell office:value-type="string" calcext:value-type="string">
            <text:p>P17296_at</text:p>
          </table:table-cell>
          <table:table-cell office:value-type="float" office:value="0.3717639" calcext:value-type="float">
            <text:p>0.3717639</text:p>
          </table:table-cell>
          <table:table-cell office:value-type="string" calcext:value-type="string">
            <text:p>P16735_x_at</text:p>
          </table:table-cell>
          <table:table-cell office:value-type="float" office:value="0.5997367" calcext:value-type="float">
            <text:p>0.5997367</text:p>
          </table:table-cell>
          <table:table-cell office:value-type="string" calcext:value-type="string">
            <text:p>P18164_at</text:p>
          </table:table-cell>
          <table:table-cell office:value-type="float" office:value="0.2915273" calcext:value-type="float">
            <text:p>0.2915273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798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7989_at</text:p>
          </table:table-cell>
          <table:table-cell office:value-type="float" office:value="0.07302706" calcext:value-type="float">
            <text:p>0.07302706</text:p>
          </table:table-cell>
          <table:table-cell office:value-type="string" calcext:value-type="string">
            <text:p>P17933_s_at</text:p>
          </table:table-cell>
          <table:table-cell office:value-type="float" office:value="0.5324728" calcext:value-type="float">
            <text:p>0.5324728</text:p>
          </table:table-cell>
          <table:table-cell office:value-type="string" calcext:value-type="string">
            <text:p>P18380_at</text:p>
          </table:table-cell>
          <table:table-cell office:value-type="float" office:value="0.2629819" calcext:value-type="float">
            <text:p>0.2629819</text:p>
          </table:table-cell>
          <table:table-cell office:value-type="string" calcext:value-type="string">
            <text:p>P18741_at</text:p>
          </table:table-cell>
          <table:table-cell office:value-type="float" office:value="0.2891727" calcext:value-type="float">
            <text:p>0.2891727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3013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9235_s_at</text:p>
          </table:table-cell>
          <table:table-cell office:value-type="float" office:value="0.101042" calcext:value-type="float">
            <text:p>0.101042</text:p>
          </table:table-cell>
          <table:table-cell office:value-type="string" calcext:value-type="string">
            <text:p>P17989_at</text:p>
          </table:table-cell>
          <table:table-cell office:value-type="float" office:value="0.5047805" calcext:value-type="float">
            <text:p>0.5047805</text:p>
          </table:table-cell>
          <table:table-cell office:value-type="string" calcext:value-type="string">
            <text:p>P20389_at</text:p>
          </table:table-cell>
          <table:table-cell office:value-type="float" office:value="0.4164014" calcext:value-type="float">
            <text:p>0.4164014</text:p>
          </table:table-cell>
          <table:table-cell office:value-type="string" calcext:value-type="string">
            <text:p>P19051_x_at</text:p>
          </table:table-cell>
          <table:table-cell office:value-type="float" office:value="0.1294566" calcext:value-type="float">
            <text:p>0.1294566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234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9355_at</text:p>
          </table:table-cell>
          <table:table-cell office:value-type="float" office:value="0.2013842" calcext:value-type="float">
            <text:p>0.2013842</text:p>
          </table:table-cell>
          <table:table-cell office:value-type="string" calcext:value-type="string">
            <text:p>P18741_at</text:p>
          </table:table-cell>
          <table:table-cell office:value-type="float" office:value="0.2957643" calcext:value-type="float">
            <text:p>0.2957643</text:p>
          </table:table-cell>
          <table:table-cell office:value-type="string" calcext:value-type="string">
            <text:p>P21610_s_at</text:p>
          </table:table-cell>
          <table:table-cell office:value-type="float" office:value="0.6489501" calcext:value-type="float">
            <text:p>0.6489501</text:p>
          </table:table-cell>
          <table:table-cell office:value-type="string" calcext:value-type="string">
            <text:p>P19233_s_at</text:p>
          </table:table-cell>
          <table:table-cell office:value-type="float" office:value="0.3028213" calcext:value-type="float">
            <text:p>0.3028213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560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21668_s_at</text:p>
          </table:table-cell>
          <table:table-cell office:value-type="float" office:value="0.2073152" calcext:value-type="float">
            <text:p>0.2073152</text:p>
          </table:table-cell>
          <table:table-cell office:value-type="string" calcext:value-type="string">
            <text:p>P20389_at</text:p>
          </table:table-cell>
          <table:table-cell office:value-type="float" office:value="0.4506845" calcext:value-type="float">
            <text:p>0.4506845</text:p>
          </table:table-cell>
          <table:table-cell office:value-type="string" calcext:value-type="string">
            <text:p>P22086_s_at</text:p>
          </table:table-cell>
          <table:table-cell office:value-type="float" office:value="0.5343124" calcext:value-type="float">
            <text:p>0.5343124</text:p>
          </table:table-cell>
          <table:table-cell office:value-type="string" calcext:value-type="string">
            <text:p>P20389_at</text:p>
          </table:table-cell>
          <table:table-cell office:value-type="float" office:value="0.3177907" calcext:value-type="float">
            <text:p>0.3177907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807_s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22168_at</text:p>
          </table:table-cell>
          <table:table-cell office:value-type="float" office:value="0.1552988" calcext:value-type="float">
            <text:p>0.1552988</text:p>
          </table:table-cell>
          <table:table-cell office:value-type="string" calcext:value-type="string">
            <text:p>P22212_s_at</text:p>
          </table:table-cell>
          <table:table-cell office:value-type="float" office:value="0.3931657" calcext:value-type="float">
            <text:p>0.3931657</text:p>
          </table:table-cell>
          <table:table-cell office:value-type="string" calcext:value-type="string">
            <text:p>P22168_at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P20575_at</text:p>
          </table:table-cell>
          <table:table-cell office:value-type="float" office:value="0.1630022" calcext:value-type="float">
            <text:p>0.1630022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6866_at</text:p>
          </table:table-cell>
          <table:table-cell office:value-type="float" office:value="0.7" calcext:value-type="float">
            <text:p>0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820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Wachi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Wachi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720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48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7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078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962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172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785_s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0185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286_s_at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702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1798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48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01926_s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3013_a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3228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241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29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208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3_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Want</text:p>
          </table:table-cell>
          <table:table-cell office:value-type="string" calcext:value-type="string">
            <text:p>P14121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3413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1738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217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4511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1336551" calcext:value-type="float">
            <text:p>0.1336551</text:p>
          </table:table-cell>
          <table:table-cell office:value-type="string" calcext:value-type="string">
            <text:p>P14261_s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0499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522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2922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211_s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2174669" calcext:value-type="float">
            <text:p>0.2174669</text:p>
          </table:table-cell>
          <table:table-cell office:value-type="string" calcext:value-type="string">
            <text:p>P15063_x_a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08082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627_s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0451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385_s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1613768" calcext:value-type="float">
            <text:p>0.1613768</text:p>
          </table:table-cell>
          <table:table-cell office:value-type="string" calcext:value-type="string">
            <text:p>P15504_x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8471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784_s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536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6542_s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431195" calcext:value-type="float">
            <text:p>0.2431195</text:p>
          </table:table-cell>
          <table:table-cell office:value-type="string" calcext:value-type="string">
            <text:p>P17724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8892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2935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647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705_s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1662653" calcext:value-type="float">
            <text:p>0.1662653</text:p>
          </table:table-cell>
          <table:table-cell office:value-type="string" calcext:value-type="string">
            <text:p>P18164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920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013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07730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810_s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2096924" calcext:value-type="float">
            <text:p>0.2096924</text:p>
          </table:table-cell>
          <table:table-cell office:value-type="string" calcext:value-type="string">
            <text:p>P18380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183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3413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8664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838_x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1724781" calcext:value-type="float">
            <text:p>0.1724781</text:p>
          </table:table-cell>
          <table:table-cell office:value-type="string" calcext:value-type="string">
            <text:p>P19410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1270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036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08892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243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1389058" calcext:value-type="float">
            <text:p>0.1389058</text:p>
          </table:table-cell>
          <table:table-cell office:value-type="string" calcext:value-type="string">
            <text:p>P20389_at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1295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078_a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10404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778_x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-0.001054419" calcext:value-type="float">
            <text:p>-0.001054419</text:p>
          </table:table-cell>
          <table:table-cell office:value-type="string" calcext:value-type="string">
            <text:p>P4206_a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13439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720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1741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182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226326" calcext:value-type="float">
            <text:p>0.226326</text:p>
          </table:table-cell>
          <table:table-cell table:number-columns-repeated="2"/>
          <table:table-cell office:value-type="string" calcext:value-type="string">
            <text:p>P1377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962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12110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407_s_at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09257099" calcext:value-type="float">
            <text:p>0.0925709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Want</text:p>
          </table:table-cell>
          <table:table-cell office:value-type="string" calcext:value-type="string">
            <text:p>P1473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243_a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13778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679_x_a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597003" calcext:value-type="float">
            <text:p>0.1597003</text:p>
          </table:table-cell>
          <table:table-cell office:value-type="string" calcext:value-type="string">
            <text:p>P00785_s_at</text:p>
          </table:table-cell>
          <table:table-cell office:value-type="float" office:value="0.2902595" calcext:value-type="float">
            <text:p>0.2902595</text:p>
          </table:table-cell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261_s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1426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715_x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89061" calcext:value-type="float">
            <text:p>0.2689061</text:p>
          </table:table-cell>
          <table:table-cell office:value-type="string" calcext:value-type="string">
            <text:p>P00984_s_at</text:p>
          </table:table-cell>
          <table:table-cell office:value-type="float" office:value="0.2194658" calcext:value-type="float">
            <text:p>0.2194658</text:p>
          </table:table-cell>
          <table:table-cell office:value-type="string" calcext:value-type="string">
            <text:p>P15407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625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473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803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190974" calcext:value-type="float">
            <text:p>0.190974</text:p>
          </table:table-cell>
          <table:table-cell office:value-type="string" calcext:value-type="string">
            <text:p>P01481_s_at</text:p>
          </table:table-cell>
          <table:table-cell office:value-type="float" office:value="0.1378046" calcext:value-type="float">
            <text:p>0.1378046</text:p>
          </table:table-cell>
          <table:table-cell office:value-type="string" calcext:value-type="string">
            <text:p>P1584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63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89_at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1832995" calcext:value-type="float">
            <text:p>0.1832995</text:p>
          </table:table-cell>
          <table:table-cell office:value-type="string" calcext:value-type="string">
            <text:p>P01798_s_at</text:p>
          </table:table-cell>
          <table:table-cell office:value-type="float" office:value="0.3050303" calcext:value-type="float">
            <text:p>0.3050303</text:p>
          </table:table-cell>
          <table:table-cell office:value-type="string" calcext:value-type="string">
            <text:p>P1772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96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673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164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096816" calcext:value-type="float">
            <text:p>0.096816</text:p>
          </table:table-cell>
          <table:table-cell office:value-type="string" calcext:value-type="string">
            <text:p>P03013_at</text:p>
          </table:table-cell>
          <table:table-cell office:value-type="float" office:value="0.1213382" calcext:value-type="float">
            <text:p>0.1213382</text:p>
          </table:table-cell>
          <table:table-cell office:value-type="string" calcext:value-type="string">
            <text:p>P17989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33_s_at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18380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741_at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2174992" calcext:value-type="float">
            <text:p>0.2174992</text:p>
          </table:table-cell>
          <table:table-cell office:value-type="string" calcext:value-type="string">
            <text:p>P05234_at</text:p>
          </table:table-cell>
          <table:table-cell office:value-type="float" office:value="0.1507357" calcext:value-type="float">
            <text:p>0.1507357</text:p>
          </table:table-cell>
          <table:table-cell office:value-type="string" calcext:value-type="string">
            <text:p>P19235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989_at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20389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051_x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2213778" calcext:value-type="float">
            <text:p>0.2213778</text:p>
          </table:table-cell>
          <table:table-cell office:value-type="string" calcext:value-type="string">
            <text:p>P05560_at</text:p>
          </table:table-cell>
          <table:table-cell office:value-type="float" office:value="0.2751684" calcext:value-type="float">
            <text:p>0.2751684</text:p>
          </table:table-cell>
          <table:table-cell office:value-type="string" calcext:value-type="string">
            <text:p>P1935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741_a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21610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233_s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1624102" calcext:value-type="float">
            <text:p>0.1624102</text:p>
          </table:table-cell>
          <table:table-cell office:value-type="string" calcext:value-type="string">
            <text:p>P06807_s_at</text:p>
          </table:table-cell>
          <table:table-cell office:value-type="float" office:value="0.2092853" calcext:value-type="float">
            <text:p>0.2092853</text:p>
          </table:table-cell>
          <table:table-cell office:value-type="string" calcext:value-type="string">
            <text:p>P21668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22086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389_at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2463048" calcext:value-type="float">
            <text:p>0.2463048</text:p>
          </table:table-cell>
          <table:table-cell office:value-type="string" calcext:value-type="string">
            <text:p>P06866_at</text:p>
          </table:table-cell>
          <table:table-cell office:value-type="float" office:value="0.180418" calcext:value-type="float">
            <text:p>0.180418</text:p>
          </table:table-cell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212_s_at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22168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575_at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214408" calcext:value-type="float">
            <text:p>0.214408</text:p>
          </table:table-cell>
          <table:table-cell office:value-type="string" calcext:value-type="string">
            <text:p>P07820_at</text:p>
          </table:table-cell>
          <table:table-cell office:value-type="float" office:value="0.139556" calcext:value-type="float">
            <text:p>0.139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987763" calcext:value-type="float">
            <text:p>0.1987763</text:p>
          </table:table-cell>
          <table:table-cell office:value-type="string" calcext:value-type="string">
            <text:p>P09720_s_at</text:p>
          </table:table-cell>
          <table:table-cell office:value-type="float" office:value="0.2913475" calcext:value-type="float">
            <text:p>0.2913475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Want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Want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2810981" calcext:value-type="float">
            <text:p>0.2810981</text:p>
          </table:table-cell>
          <table:table-cell office:value-type="string" calcext:value-type="string">
            <text:p>P09962_at</text:p>
          </table:table-cell>
          <table:table-cell office:value-type="float" office:value="0.03920334" calcext:value-type="float">
            <text:p>0.03920334</text:p>
          </table:table-cell>
          <table:table-cell office:value-type="string" calcext:value-type="string">
            <text:p>P01481_s_at</text:p>
          </table:table-cell>
          <table:table-cell office:value-type="float" office:value="0.06224469" calcext:value-type="float">
            <text:p>0.06224469</text:p>
          </table:table-cell>
          <table:table-cell office:value-type="string" calcext:value-type="string">
            <text:p>P00097_s_at</text:p>
          </table:table-cell>
          <table:table-cell office:value-type="float" office:value="0.470569" calcext:value-type="float">
            <text:p>0.470569</text:p>
          </table:table-cell>
          <table:table-cell office:value-type="string" calcext:value-type="string">
            <text:p>P00785_s_at</text:p>
          </table:table-cell>
          <table:table-cell office:value-type="float" office:value="-0.02644683" calcext:value-type="float">
            <text:p>-0.02644683</text:p>
          </table:table-cell>
          <table:table-cell office:value-type="string" calcext:value-type="string">
            <text:p>P00785_s_at</text:p>
          </table:table-cell>
          <table:table-cell office:value-type="float" office:value="0.3267173" calcext:value-type="float">
            <text:p>0.3267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2702_s_at</text:p>
          </table:table-cell>
          <table:table-cell office:value-type="float" office:value="0.126867" calcext:value-type="float">
            <text:p>0.126867</text:p>
          </table:table-cell>
          <table:table-cell office:value-type="string" calcext:value-type="string">
            <text:p>P01729_s_at</text:p>
          </table:table-cell>
          <table:table-cell office:value-type="float" office:value="0.1562878" calcext:value-type="float">
            <text:p>0.1562878</text:p>
          </table:table-cell>
          <table:table-cell office:value-type="string" calcext:value-type="string">
            <text:p>P00785_s_at</text:p>
          </table:table-cell>
          <table:table-cell office:value-type="float" office:value="0.5575061" calcext:value-type="float">
            <text:p>0.5575061</text:p>
          </table:table-cell>
          <table:table-cell office:value-type="string" calcext:value-type="string">
            <text:p>P01856_s_at</text:p>
          </table:table-cell>
          <table:table-cell office:value-type="float" office:value="0.08531992" calcext:value-type="float">
            <text:p>0.08531992</text:p>
          </table:table-cell>
          <table:table-cell office:value-type="string" calcext:value-type="string">
            <text:p>P02286_s_at</text:p>
          </table:table-cell>
          <table:table-cell office:value-type="float" office:value="0.3965371" calcext:value-type="float">
            <text:p>0.3965371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Xu</text:p>
          </table:table-cell>
          <table:table-cell office:value-type="string" calcext:value-type="string">
            <text:p>P13228_at</text:p>
          </table:table-cell>
          <table:table-cell office:value-type="float" office:value="0.1595201" calcext:value-type="float">
            <text:p>0.1595201</text:p>
          </table:table-cell>
          <table:table-cell office:value-type="string" calcext:value-type="string">
            <text:p>P01798_s_at</text:p>
          </table:table-cell>
          <table:table-cell office:value-type="float" office:value="0.1709163" calcext:value-type="float">
            <text:p>0.1709163</text:p>
          </table:table-cell>
          <table:table-cell office:value-type="string" calcext:value-type="string">
            <text:p>P01481_s_at</text:p>
          </table:table-cell>
          <table:table-cell office:value-type="float" office:value="0.4638879" calcext:value-type="float">
            <text:p>0.4638879</text:p>
          </table:table-cell>
          <table:table-cell office:value-type="string" calcext:value-type="string">
            <text:p>P01926_s_at</text:p>
          </table:table-cell>
          <table:table-cell office:value-type="float" office:value="0.03257966" calcext:value-type="float">
            <text:p>0.03257966</text:p>
          </table:table-cell>
          <table:table-cell office:value-type="string" calcext:value-type="string">
            <text:p>P03013_at</text:p>
          </table:table-cell>
          <table:table-cell office:value-type="float" office:value="0.3560847" calcext:value-type="float">
            <text:p>0.3560847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4821367" calcext:value-type="float">
            <text:p>0.4821367</text:p>
          </table:table-cell>
          <table:table-cell office:value-type="string" calcext:value-type="string">
            <text:p>P14121_x_at</text:p>
          </table:table-cell>
          <table:table-cell office:value-type="float" office:value="0.2697105" calcext:value-type="float">
            <text:p>0.2697105</text:p>
          </table:table-cell>
          <table:table-cell office:value-type="string" calcext:value-type="string">
            <text:p>P02418_at</text:p>
          </table:table-cell>
          <table:table-cell office:value-type="float" office:value="-0.1347071" calcext:value-type="float">
            <text:p>-0.1347071</text:p>
          </table:table-cell>
          <table:table-cell office:value-type="string" calcext:value-type="string">
            <text:p>P01729_s_at</text:p>
          </table:table-cell>
          <table:table-cell office:value-type="float" office:value="0.3678651" calcext:value-type="float">
            <text:p>0.3678651</text:p>
          </table:table-cell>
          <table:table-cell office:value-type="string" calcext:value-type="string">
            <text:p>P02085_at</text:p>
          </table:table-cell>
          <table:table-cell office:value-type="float" office:value="0.139407" calcext:value-type="float">
            <text:p>0.139407</text:p>
          </table:table-cell>
          <table:table-cell office:value-type="string" calcext:value-type="string">
            <text:p>P03413_at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3732051" calcext:value-type="float">
            <text:p>0.3732051</text:p>
          </table:table-cell>
          <table:table-cell office:value-type="string" calcext:value-type="string">
            <text:p>P14261_s_at</text:p>
          </table:table-cell>
          <table:table-cell office:value-type="float" office:value="-0.04505068" calcext:value-type="float">
            <text:p>-0.04505068</text:p>
          </table:table-cell>
          <table:table-cell office:value-type="string" calcext:value-type="string">
            <text:p>P03413_at</text:p>
          </table:table-cell>
          <table:table-cell office:value-type="float" office:value="0.07512188" calcext:value-type="float">
            <text:p>0.07512188</text:p>
          </table:table-cell>
          <table:table-cell office:value-type="string" calcext:value-type="string">
            <text:p>P01738_at</text:p>
          </table:table-cell>
          <table:table-cell office:value-type="float" office:value="0.5577295" calcext:value-type="float">
            <text:p>0.5577295</text:p>
          </table:table-cell>
          <table:table-cell office:value-type="string" calcext:value-type="string">
            <text:p>P02170_s_at</text:p>
          </table:table-cell>
          <table:table-cell office:value-type="float" office:value="-0.06307356" calcext:value-type="float">
            <text:p>-0.06307356</text:p>
          </table:table-cell>
          <table:table-cell office:value-type="string" calcext:value-type="string">
            <text:p>P04511_at</text:p>
          </table:table-cell>
          <table:table-cell office:value-type="float" office:value="0.3201362" calcext:value-type="float">
            <text:p>0.3201362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4220085" calcext:value-type="float">
            <text:p>0.4220085</text:p>
          </table:table-cell>
          <table:table-cell office:value-type="string" calcext:value-type="string">
            <text:p>P15063_x_at</text:p>
          </table:table-cell>
          <table:table-cell office:value-type="float" office:value="0.2119009" calcext:value-type="float">
            <text:p>0.2119009</text:p>
          </table:table-cell>
          <table:table-cell office:value-type="string" calcext:value-type="string">
            <text:p>P04999_s_at</text:p>
          </table:table-cell>
          <table:table-cell office:value-type="float" office:value="0.1213206" calcext:value-type="float">
            <text:p>0.1213206</text:p>
          </table:table-cell>
          <table:table-cell office:value-type="string" calcext:value-type="string">
            <text:p>P02522_at</text:p>
          </table:table-cell>
          <table:table-cell office:value-type="float" office:value="0.560086" calcext:value-type="float">
            <text:p>0.560086</text:p>
          </table:table-cell>
          <table:table-cell office:value-type="string" calcext:value-type="string">
            <text:p>P02922_at</text:p>
          </table:table-cell>
          <table:table-cell office:value-type="float" office:value="0.1429452" calcext:value-type="float">
            <text:p>0.1429452</text:p>
          </table:table-cell>
          <table:table-cell office:value-type="string" calcext:value-type="string">
            <text:p>P05211_s_at</text:p>
          </table:table-cell>
          <table:table-cell office:value-type="float" office:value="0.3601462" calcext:value-type="float">
            <text:p>0.3601462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2553418" calcext:value-type="float">
            <text:p>0.2553418</text:p>
          </table:table-cell>
          <table:table-cell office:value-type="string" calcext:value-type="string">
            <text:p>P15504_x_at</text:p>
          </table:table-cell>
          <table:table-cell office:value-type="float" office:value="0.1484947" calcext:value-type="float">
            <text:p>0.1484947</text:p>
          </table:table-cell>
          <table:table-cell office:value-type="string" calcext:value-type="string">
            <text:p>P08082_x_at</text:p>
          </table:table-cell>
          <table:table-cell office:value-type="float" office:value="0.1785269" calcext:value-type="float">
            <text:p>0.1785269</text:p>
          </table:table-cell>
          <table:table-cell office:value-type="string" calcext:value-type="string">
            <text:p>P02627_s_at</text:p>
          </table:table-cell>
          <table:table-cell office:value-type="float" office:value="0.4356706" calcext:value-type="float">
            <text:p>0.4356706</text:p>
          </table:table-cell>
          <table:table-cell office:value-type="string" calcext:value-type="string">
            <text:p>P04511_at</text:p>
          </table:table-cell>
          <table:table-cell office:value-type="float" office:value="0.07793009" calcext:value-type="float">
            <text:p>0.07793009</text:p>
          </table:table-cell>
          <table:table-cell office:value-type="string" calcext:value-type="string">
            <text:p>P06385_s_at</text:p>
          </table:table-cell>
          <table:table-cell office:value-type="float" office:value="0.202368" calcext:value-type="float">
            <text:p>0.202368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7220085" calcext:value-type="float">
            <text:p>0.7220085</text:p>
          </table:table-cell>
          <table:table-cell office:value-type="string" calcext:value-type="string">
            <text:p>P17724_at</text:p>
          </table:table-cell>
          <table:table-cell office:value-type="float" office:value="0.1362372" calcext:value-type="float">
            <text:p>0.1362372</text:p>
          </table:table-cell>
          <table:table-cell office:value-type="string" calcext:value-type="string">
            <text:p>P08471_at</text:p>
          </table:table-cell>
          <table:table-cell office:value-type="float" office:value="-0.003325325" calcext:value-type="float">
            <text:p>-0.003325325</text:p>
          </table:table-cell>
          <table:table-cell office:value-type="string" calcext:value-type="string">
            <text:p>P02784_s_at</text:p>
          </table:table-cell>
          <table:table-cell office:value-type="float" office:value="0.5077158" calcext:value-type="float">
            <text:p>0.5077158</text:p>
          </table:table-cell>
          <table:table-cell office:value-type="string" calcext:value-type="string">
            <text:p>P05364_at</text:p>
          </table:table-cell>
          <table:table-cell office:value-type="float" office:value="0.08852704" calcext:value-type="float">
            <text:p>0.08852704</text:p>
          </table:table-cell>
          <table:table-cell office:value-type="string" calcext:value-type="string">
            <text:p>P06542_s_at</text:p>
          </table:table-cell>
          <table:table-cell office:value-type="float" office:value="0.2552879" calcext:value-type="float">
            <text:p>0.2552879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6464102" calcext:value-type="float">
            <text:p>0.6464102</text:p>
          </table:table-cell>
          <table:table-cell office:value-type="string" calcext:value-type="string">
            <text:p>P18164_at</text:p>
          </table:table-cell>
          <table:table-cell office:value-type="float" office:value="0.1167082" calcext:value-type="float">
            <text:p>0.1167082</text:p>
          </table:table-cell>
          <table:table-cell office:value-type="string" calcext:value-type="string">
            <text:p>P08892_s_at</text:p>
          </table:table-cell>
          <table:table-cell office:value-type="float" office:value="0.05677488" calcext:value-type="float">
            <text:p>0.05677488</text:p>
          </table:table-cell>
          <table:table-cell office:value-type="string" calcext:value-type="string">
            <text:p>P02935_s_at</text:p>
          </table:table-cell>
          <table:table-cell office:value-type="float" office:value="0.4763177" calcext:value-type="float">
            <text:p>0.4763177</text:p>
          </table:table-cell>
          <table:table-cell office:value-type="string" calcext:value-type="string">
            <text:p>P06472_s_at</text:p>
          </table:table-cell>
          <table:table-cell office:value-type="float" office:value="0.04224762" calcext:value-type="float">
            <text:p>0.04224762</text:p>
          </table:table-cell>
          <table:table-cell office:value-type="string" calcext:value-type="string">
            <text:p>P10705_s_at</text:p>
          </table:table-cell>
          <table:table-cell office:value-type="float" office:value="0.1337528" calcext:value-type="float">
            <text:p>0.133752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18380_at</text:p>
          </table:table-cell>
          <table:table-cell office:value-type="float" office:value="0.1669847" calcext:value-type="float">
            <text:p>0.1669847</text:p>
          </table:table-cell>
          <table:table-cell office:value-type="string" calcext:value-type="string">
            <text:p>P09205_s_at</text:p>
          </table:table-cell>
          <table:table-cell office:value-type="float" office:value="0.04952781" calcext:value-type="float">
            <text:p>0.04952781</text:p>
          </table:table-cell>
          <table:table-cell office:value-type="string" calcext:value-type="string">
            <text:p>P03013_at</text:p>
          </table:table-cell>
          <table:table-cell office:value-type="float" office:value="0.3840212" calcext:value-type="float">
            <text:p>0.3840212</text:p>
          </table:table-cell>
          <table:table-cell office:value-type="string" calcext:value-type="string">
            <text:p>P07730_x_at</text:p>
          </table:table-cell>
          <table:table-cell office:value-type="float" office:value="0.1286036" calcext:value-type="float">
            <text:p>0.1286036</text:p>
          </table:table-cell>
          <table:table-cell office:value-type="string" calcext:value-type="string">
            <text:p>P10810_s_at</text:p>
          </table:table-cell>
          <table:table-cell office:value-type="float" office:value="0.3047221" calcext:value-type="float">
            <text:p>0.3047221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4041452" calcext:value-type="float">
            <text:p>0.4041452</text:p>
          </table:table-cell>
          <table:table-cell office:value-type="string" calcext:value-type="string">
            <text:p>P19410_at</text:p>
          </table:table-cell>
          <table:table-cell office:value-type="float" office:value="0.3424459" calcext:value-type="float">
            <text:p>0.3424459</text:p>
          </table:table-cell>
          <table:table-cell office:value-type="string" calcext:value-type="string">
            <text:p>P11838_x_at</text:p>
          </table:table-cell>
          <table:table-cell office:value-type="float" office:value="0.05736388" calcext:value-type="float">
            <text:p>0.05736388</text:p>
          </table:table-cell>
          <table:table-cell office:value-type="string" calcext:value-type="string">
            <text:p>P03413_at</text:p>
          </table:table-cell>
          <table:table-cell office:value-type="float" office:value="0.5068755" calcext:value-type="float">
            <text:p>0.5068755</text:p>
          </table:table-cell>
          <table:table-cell office:value-type="string" calcext:value-type="string">
            <text:p>P08664_s_at</text:p>
          </table:table-cell>
          <table:table-cell office:value-type="float" office:value="0.2038366" calcext:value-type="float">
            <text:p>0.2038366</text:p>
          </table:table-cell>
          <table:table-cell office:value-type="string" calcext:value-type="string">
            <text:p>P11838_x_at</text:p>
          </table:table-cell>
          <table:table-cell office:value-type="float" office:value="0.3095213" calcext:value-type="float">
            <text:p>0.3095213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4244017" calcext:value-type="float">
            <text:p>0.4244017</text:p>
          </table:table-cell>
          <table:table-cell office:value-type="string" calcext:value-type="string">
            <text:p>P20389_at</text:p>
          </table:table-cell>
          <table:table-cell office:value-type="float" office:value="0.05567726" calcext:value-type="float">
            <text:p>0.05567726</text:p>
          </table:table-cell>
          <table:table-cell office:value-type="string" calcext:value-type="string">
            <text:p>P12702_s_at</text:p>
          </table:table-cell>
          <table:table-cell office:value-type="float" office:value="0.04916829" calcext:value-type="float">
            <text:p>0.04916829</text:p>
          </table:table-cell>
          <table:table-cell office:value-type="string" calcext:value-type="string">
            <text:p>P05036_at</text:p>
          </table:table-cell>
          <table:table-cell office:value-type="float" office:value="0.4253577" calcext:value-type="float">
            <text:p>0.4253577</text:p>
          </table:table-cell>
          <table:table-cell office:value-type="string" calcext:value-type="string">
            <text:p>P08892_s_at</text:p>
          </table:table-cell>
          <table:table-cell office:value-type="float" office:value="-0.05651615" calcext:value-type="float">
            <text:p>-0.05651615</text:p>
          </table:table-cell>
          <table:table-cell office:value-type="string" calcext:value-type="string">
            <text:p>P13243_at</text:p>
          </table:table-cell>
          <table:table-cell office:value-type="float" office:value="0.2369479" calcext:value-type="float">
            <text:p>0.2369479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4206_at</text:p>
          </table:table-cell>
          <table:table-cell office:value-type="float" office:value="0.1003765" calcext:value-type="float">
            <text:p>0.1003765</text:p>
          </table:table-cell>
          <table:table-cell office:value-type="string" calcext:value-type="string">
            <text:p>P12958_x_at</text:p>
          </table:table-cell>
          <table:table-cell office:value-type="float" office:value="0.084269" calcext:value-type="float">
            <text:p>0.084269</text:p>
          </table:table-cell>
          <table:table-cell office:value-type="string" calcext:value-type="string">
            <text:p>P07078_at</text:p>
          </table:table-cell>
          <table:table-cell office:value-type="float" office:value="0.4861795" calcext:value-type="float">
            <text:p>0.4861795</text:p>
          </table:table-cell>
          <table:table-cell office:value-type="string" calcext:value-type="string">
            <text:p>P10404_x_at</text:p>
          </table:table-cell>
          <table:table-cell office:value-type="float" office:value="-0.04210021" calcext:value-type="float">
            <text:p>-0.04210021</text:p>
          </table:table-cell>
          <table:table-cell office:value-type="string" calcext:value-type="string">
            <text:p>P13778_x_at</text:p>
          </table:table-cell>
          <table:table-cell office:value-type="float" office:value="0.2097733" calcext:value-type="float">
            <text:p>0.2097733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041452" calcext:value-type="float">
            <text:p>0.6041452</text:p>
          </table:table-cell>
          <table:table-cell table:number-columns-repeated="2"/>
          <table:table-cell office:value-type="string" calcext:value-type="string">
            <text:p>P13439_x_at</text:p>
          </table:table-cell>
          <table:table-cell office:value-type="float" office:value="-0.01040163" calcext:value-type="float">
            <text:p>-0.01040163</text:p>
          </table:table-cell>
          <table:table-cell office:value-type="string" calcext:value-type="string">
            <text:p>P09720_s_at</text:p>
          </table:table-cell>
          <table:table-cell office:value-type="float" office:value="0.2837827" calcext:value-type="float">
            <text:p>0.2837827</text:p>
          </table:table-cell>
          <table:table-cell office:value-type="string" calcext:value-type="string">
            <text:p>P11741_x_at</text:p>
          </table:table-cell>
          <table:table-cell office:value-type="float" office:value="0.05080517" calcext:value-type="float">
            <text:p>0.05080517</text:p>
          </table:table-cell>
          <table:table-cell office:value-type="string" calcext:value-type="string">
            <text:p>P14182_at</text:p>
          </table:table-cell>
          <table:table-cell office:value-type="float" office:value="0.204749" calcext:value-type="float">
            <text:p>0.204749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5618802" calcext:value-type="float">
            <text:p>0.5618802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Xu</text:p>
          </table:table-cell>
          <table:table-cell office:value-type="string" calcext:value-type="string">
            <text:p>P13778_x_at</text:p>
          </table:table-cell>
          <table:table-cell office:value-type="float" office:value="0.04755224" calcext:value-type="float">
            <text:p>0.04755224</text:p>
          </table:table-cell>
          <table:table-cell office:value-type="string" calcext:value-type="string">
            <text:p>P09962_at</text:p>
          </table:table-cell>
          <table:table-cell office:value-type="float" office:value="0.405931" calcext:value-type="float">
            <text:p>0.405931</text:p>
          </table:table-cell>
          <table:table-cell office:value-type="string" calcext:value-type="string">
            <text:p>P12110_at</text:p>
          </table:table-cell>
          <table:table-cell office:value-type="float" office:value="0.01645257" calcext:value-type="float">
            <text:p>0.01645257</text:p>
          </table:table-cell>
          <table:table-cell office:value-type="string" calcext:value-type="string">
            <text:p>P15407_s_at</text:p>
          </table:table-cell>
          <table:table-cell office:value-type="float" office:value="0.2332957" calcext:value-type="float">
            <text:p>0.2332957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4488034" calcext:value-type="float">
            <text:p>0.4488034</text:p>
          </table:table-cell>
          <table:table-cell office:value-type="string" calcext:value-type="string">
            <text:p>P00785_s_at</text:p>
          </table:table-cell>
          <table:table-cell office:value-type="float" office:value="0.357735" calcext:value-type="float">
            <text:p>0.357735</text:p>
          </table:table-cell>
          <table:table-cell office:value-type="string" calcext:value-type="string">
            <text:p>P14734_at</text:p>
          </table:table-cell>
          <table:table-cell office:value-type="float" office:value="0.001135601" calcext:value-type="float">
            <text:p>0.001135601</text:p>
          </table:table-cell>
          <table:table-cell office:value-type="string" calcext:value-type="string">
            <text:p>P13243_at</text:p>
          </table:table-cell>
          <table:table-cell office:value-type="float" office:value="0.4184104" calcext:value-type="float">
            <text:p>0.4184104</text:p>
          </table:table-cell>
          <table:table-cell office:value-type="string" calcext:value-type="string">
            <text:p>P13778_x_at</text:p>
          </table:table-cell>
          <table:table-cell office:value-type="float" office:value="0.04112746" calcext:value-type="float">
            <text:p>0.04112746</text:p>
          </table:table-cell>
          <table:table-cell office:value-type="string" calcext:value-type="string">
            <text:p>P17679_x_at</text:p>
          </table:table-cell>
          <table:table-cell office:value-type="float" office:value="0.1693191" calcext:value-type="float">
            <text:p>0.1693191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309401" calcext:value-type="float">
            <text:p>0.5309401</text:p>
          </table:table-cell>
          <table:table-cell office:value-type="string" calcext:value-type="string">
            <text:p>P00984_s_at</text:p>
          </table:table-cell>
          <table:table-cell office:value-type="float" office:value="0.3309401" calcext:value-type="float">
            <text:p>0.3309401</text:p>
          </table:table-cell>
          <table:table-cell office:value-type="string" calcext:value-type="string">
            <text:p>P15066_at</text:p>
          </table:table-cell>
          <table:table-cell office:value-type="float" office:value="0.09398589" calcext:value-type="float">
            <text:p>0.09398589</text:p>
          </table:table-cell>
          <table:table-cell office:value-type="string" calcext:value-type="string">
            <text:p>P14261_s_at</text:p>
          </table:table-cell>
          <table:table-cell office:value-type="float" office:value="0.5019123" calcext:value-type="float">
            <text:p>0.5019123</text:p>
          </table:table-cell>
          <table:table-cell office:value-type="string" calcext:value-type="string">
            <text:p>P14261_s_at</text:p>
          </table:table-cell>
          <table:table-cell office:value-type="float" office:value="-0.09506174" calcext:value-type="float">
            <text:p>-0.09506174</text:p>
          </table:table-cell>
          <table:table-cell office:value-type="string" calcext:value-type="string">
            <text:p>P17715_x_at</text:p>
          </table:table-cell>
          <table:table-cell office:value-type="float" office:value="0.3760578" calcext:value-type="float">
            <text:p>0.3760578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6065384" calcext:value-type="float">
            <text:p>0.6065384</text:p>
          </table:table-cell>
          <table:table-cell office:value-type="string" calcext:value-type="string">
            <text:p>P01481_s_at</text:p>
          </table:table-cell>
          <table:table-cell office:value-type="float" office:value="0.2488034" calcext:value-type="float">
            <text:p>0.2488034</text:p>
          </table:table-cell>
          <table:table-cell office:value-type="string" calcext:value-type="string">
            <text:p>P15407_s_at</text:p>
          </table:table-cell>
          <table:table-cell office:value-type="float" office:value="0.1516164" calcext:value-type="float">
            <text:p>0.1516164</text:p>
          </table:table-cell>
          <table:table-cell office:value-type="string" calcext:value-type="string">
            <text:p>P16625_at</text:p>
          </table:table-cell>
          <table:table-cell office:value-type="float" office:value="0.4882996" calcext:value-type="float">
            <text:p>0.4882996</text:p>
          </table:table-cell>
          <table:table-cell office:value-type="string" calcext:value-type="string">
            <text:p>P14730_s_at</text:p>
          </table:table-cell>
          <table:table-cell office:value-type="float" office:value="0.1295847" calcext:value-type="float">
            <text:p>0.1295847</text:p>
          </table:table-cell>
          <table:table-cell office:value-type="string" calcext:value-type="string">
            <text:p>P17803_at</text:p>
          </table:table-cell>
          <table:table-cell office:value-type="float" office:value="0.3339074" calcext:value-type="float">
            <text:p>0.3339074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01798_s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15845_x_at</text:p>
          </table:table-cell>
          <table:table-cell office:value-type="float" office:value="-0.08563581" calcext:value-type="float">
            <text:p>-0.08563581</text:p>
          </table:table-cell>
          <table:table-cell office:value-type="string" calcext:value-type="string">
            <text:p>P17263_x_at</text:p>
          </table:table-cell>
          <table:table-cell office:value-type="float" office:value="0.3662669" calcext:value-type="float">
            <text:p>0.3662669</text:p>
          </table:table-cell>
          <table:table-cell office:value-type="string" calcext:value-type="string">
            <text:p>P15066_at</text:p>
          </table:table-cell>
          <table:table-cell office:value-type="float" office:value="0.02984443" calcext:value-type="float">
            <text:p>0.02984443</text:p>
          </table:table-cell>
          <table:table-cell office:value-type="string" calcext:value-type="string">
            <text:p>P17989_at</text:p>
          </table:table-cell>
          <table:table-cell office:value-type="float" office:value="0.2283313" calcext:value-type="float">
            <text:p>0.2283313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4708119" calcext:value-type="float">
            <text:p>0.4708119</text:p>
          </table:table-cell>
          <table:table-cell office:value-type="string" calcext:value-type="string">
            <text:p>P03013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7724_at</text:p>
          </table:table-cell>
          <table:table-cell office:value-type="float" office:value="0.1079078" calcext:value-type="float">
            <text:p>0.1079078</text:p>
          </table:table-cell>
          <table:table-cell office:value-type="string" calcext:value-type="string">
            <text:p>P17296_at</text:p>
          </table:table-cell>
          <table:table-cell office:value-type="float" office:value="0.3941061" calcext:value-type="float">
            <text:p>0.3941061</text:p>
          </table:table-cell>
          <table:table-cell office:value-type="string" calcext:value-type="string">
            <text:p>P16735_x_at</text:p>
          </table:table-cell>
          <table:table-cell office:value-type="float" office:value="0.07203023" calcext:value-type="float">
            <text:p>0.07203023</text:p>
          </table:table-cell>
          <table:table-cell office:value-type="string" calcext:value-type="string">
            <text:p>P18164_at</text:p>
          </table:table-cell>
          <table:table-cell office:value-type="float" office:value="0.2739734" calcext:value-type="float">
            <text:p>0.2739734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4065384" calcext:value-type="float">
            <text:p>0.4065384</text:p>
          </table:table-cell>
          <table:table-cell office:value-type="string" calcext:value-type="string">
            <text:p>P05234_at</text:p>
          </table:table-cell>
          <table:table-cell office:value-type="float" office:value="0.4130768" calcext:value-type="float">
            <text:p>0.4130768</text:p>
          </table:table-cell>
          <table:table-cell office:value-type="string" calcext:value-type="string">
            <text:p>P17989_at</text:p>
          </table:table-cell>
          <table:table-cell office:value-type="float" office:value="0.05614371" calcext:value-type="float">
            <text:p>0.05614371</text:p>
          </table:table-cell>
          <table:table-cell office:value-type="string" calcext:value-type="string">
            <text:p>P17933_s_at</text:p>
          </table:table-cell>
          <table:table-cell office:value-type="float" office:value="0.4300226" calcext:value-type="float">
            <text:p>0.4300226</text:p>
          </table:table-cell>
          <table:table-cell office:value-type="string" calcext:value-type="string">
            <text:p>P18380_at</text:p>
          </table:table-cell>
          <table:table-cell office:value-type="float" office:value="-0.02876105" calcext:value-type="float">
            <text:p>-0.02876105</text:p>
          </table:table-cell>
          <table:table-cell office:value-type="string" calcext:value-type="string">
            <text:p>P18741_at</text:p>
          </table:table-cell>
          <table:table-cell office:value-type="float" office:value="-0.0277504" calcext:value-type="float">
            <text:p>-0.0277504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6553418" calcext:value-type="float">
            <text:p>0.6553418</text:p>
          </table:table-cell>
          <table:table-cell office:value-type="string" calcext:value-type="string">
            <text:p>P05560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19235_s_at</text:p>
          </table:table-cell>
          <table:table-cell office:value-type="float" office:value="0.2032122" calcext:value-type="float">
            <text:p>0.2032122</text:p>
          </table:table-cell>
          <table:table-cell office:value-type="string" calcext:value-type="string">
            <text:p>P17989_at</text:p>
          </table:table-cell>
          <table:table-cell office:value-type="float" office:value="0.4701182" calcext:value-type="float">
            <text:p>0.4701182</text:p>
          </table:table-cell>
          <table:table-cell office:value-type="string" calcext:value-type="string">
            <text:p>P20389_at</text:p>
          </table:table-cell>
          <table:table-cell office:value-type="float" office:value="0.005073647" calcext:value-type="float">
            <text:p>0.005073647</text:p>
          </table:table-cell>
          <table:table-cell office:value-type="string" calcext:value-type="string">
            <text:p>P19051_x_at</text:p>
          </table:table-cell>
          <table:table-cell office:value-type="float" office:value="0.2426798" calcext:value-type="float">
            <text:p>0.2426798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5821367" calcext:value-type="float">
            <text:p>0.5821367</text:p>
          </table:table-cell>
          <table:table-cell office:value-type="string" calcext:value-type="string">
            <text:p>P06807_s_at</text:p>
          </table:table-cell>
          <table:table-cell office:value-type="float" office:value="0.2553418" calcext:value-type="float">
            <text:p>0.2553418</text:p>
          </table:table-cell>
          <table:table-cell office:value-type="string" calcext:value-type="string">
            <text:p>P19355_at</text:p>
          </table:table-cell>
          <table:table-cell office:value-type="float" office:value="0.0835886" calcext:value-type="float">
            <text:p>0.0835886</text:p>
          </table:table-cell>
          <table:table-cell office:value-type="string" calcext:value-type="string">
            <text:p>P18741_at</text:p>
          </table:table-cell>
          <table:table-cell office:value-type="float" office:value="0.435135" calcext:value-type="float">
            <text:p>0.435135</text:p>
          </table:table-cell>
          <table:table-cell office:value-type="string" calcext:value-type="string">
            <text:p>P21610_s_at</text:p>
          </table:table-cell>
          <table:table-cell office:value-type="float" office:value="0.1912595" calcext:value-type="float">
            <text:p>0.1912595</text:p>
          </table:table-cell>
          <table:table-cell office:value-type="string" calcext:value-type="string">
            <text:p>P19233_s_at</text:p>
          </table:table-cell>
          <table:table-cell office:value-type="float" office:value="0.1876209" calcext:value-type="float">
            <text:p>0.1876209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220085" calcext:value-type="float">
            <text:p>0.4220085</text:p>
          </table:table-cell>
          <table:table-cell office:value-type="string" calcext:value-type="string">
            <text:p>P06866_at</text:p>
          </table:table-cell>
          <table:table-cell office:value-type="float" office:value="0.2065384" calcext:value-type="float">
            <text:p>0.2065384</text:p>
          </table:table-cell>
          <table:table-cell office:value-type="string" calcext:value-type="string">
            <text:p>P21668_s_at</text:p>
          </table:table-cell>
          <table:table-cell office:value-type="float" office:value="0.03381712" calcext:value-type="float">
            <text:p>0.03381712</text:p>
          </table:table-cell>
          <table:table-cell office:value-type="string" calcext:value-type="string">
            <text:p>P20389_at</text:p>
          </table:table-cell>
          <table:table-cell office:value-type="float" office:value="0.1792036" calcext:value-type="float">
            <text:p>0.1792036</text:p>
          </table:table-cell>
          <table:table-cell office:value-type="string" calcext:value-type="string">
            <text:p>P22086_s_at</text:p>
          </table:table-cell>
          <table:table-cell office:value-type="float" office:value="0.0700906" calcext:value-type="float">
            <text:p>0.0700906</text:p>
          </table:table-cell>
          <table:table-cell office:value-type="string" calcext:value-type="string">
            <text:p>P20389_at</text:p>
          </table:table-cell>
          <table:table-cell office:value-type="float" office:value="0.006339575" calcext:value-type="float">
            <text:p>0.006339575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1732051" calcext:value-type="float">
            <text:p>0.1732051</text:p>
          </table:table-cell>
          <table:table-cell office:value-type="string" calcext:value-type="string">
            <text:p>P07820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22168_at</text:p>
          </table:table-cell>
          <table:table-cell office:value-type="float" office:value="0.02003686" calcext:value-type="float">
            <text:p>0.02003686</text:p>
          </table:table-cell>
          <table:table-cell office:value-type="string" calcext:value-type="string">
            <text:p>P22212_s_at</text:p>
          </table:table-cell>
          <table:table-cell office:value-type="float" office:value="0.4862382" calcext:value-type="float">
            <text:p>0.4862382</text:p>
          </table:table-cell>
          <table:table-cell office:value-type="string" calcext:value-type="string">
            <text:p>P22168_at</text:p>
          </table:table-cell>
          <table:table-cell office:value-type="float" office:value="0.06270386" calcext:value-type="float">
            <text:p>0.06270386</text:p>
          </table:table-cell>
          <table:table-cell office:value-type="string" calcext:value-type="string">
            <text:p>P20575_at</text:p>
          </table:table-cell>
          <table:table-cell office:value-type="float" office:value="0.3625902" calcext:value-type="float">
            <text:p>0.3625902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1821367" calcext:value-type="float">
            <text:p>0.1821367</text:p>
          </table:table-cell>
          <table:table-cell office:value-type="string" calcext:value-type="string">
            <text:p>P09720_s_at</text:p>
          </table:table-cell>
          <table:table-cell office:value-type="float" office:value="0.6309401" calcext:value-type="float">
            <text:p>0.63094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09962_at</text:p>
          </table:table-cell>
          <table:table-cell office:value-type="float" office:value="0.04880339" calcext:value-type="float">
            <text:p>0.0488033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Xu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Xu</text:p>
          </table:table-cell>
        </table:table-row>
        <table:table-row table:style-name="ro1">
          <table:table-cell office:value-type="string" calcext:value-type="string">
            <text:p>@probeset</text:p>
          </table:table-cell>
          <table:table-cell office:value-type="string" calcext:value-type="string">
            <text:p>sign01_predictionMCC_ZhangL</text:p>
          </table:table-cell>
          <table:table-cell office:value-type="string" calcext:value-type="string">
            <text:p>P12702_s_at</text:p>
          </table:table-cell>
          <table:table-cell office:value-type="float" office:value="0.3797435" calcext:value-type="float">
            <text:p>0.3797435</text:p>
          </table:table-cell>
          <table:table-cell office:value-type="string" calcext:value-type="string">
            <text:p>P01481_s_at</text:p>
          </table:table-cell>
          <table:table-cell office:value-type="float" office:value="0.1244017" calcext:value-type="float">
            <text:p>0.1244017</text:p>
          </table:table-cell>
          <table:table-cell office:value-type="string" calcext:value-type="string">
            <text:p>P00097_s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0785_s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00785_s_at</text:p>
          </table:table-cell>
          <table:table-cell office:value-type="float" office:value="0.5732051" calcext:value-type="float">
            <text:p>0.5732051</text:p>
          </table:table-cell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3652126" calcext:value-type="float">
            <text:p>0.3652126</text:p>
          </table:table-cell>
          <table:table-cell office:value-type="string" calcext:value-type="string">
            <text:p>P13228_at</text:p>
          </table:table-cell>
          <table:table-cell office:value-type="float" office:value="0.2797435" calcext:value-type="float">
            <text:p>0.2797435</text:p>
          </table:table-cell>
          <table:table-cell office:value-type="string" calcext:value-type="string">
            <text:p>P01729_s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00785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856_s_at</text:p>
          </table:table-cell>
          <table:table-cell office:value-type="float" office:value="0.557735" calcext:value-type="float">
            <text:p>0.557735</text:p>
          </table:table-cell>
          <table:table-cell office:value-type="string" calcext:value-type="string">
            <text:p>P02286_s_at</text:p>
          </table:table-cell>
          <table:table-cell office:value-type="float" office:value="0.4732051" calcext:value-type="float">
            <text:p>0.4732051</text:p>
          </table:table-cell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5568793" calcext:value-type="float">
            <text:p>0.5568793</text:p>
          </table:table-cell>
          <table:table-cell office:value-type="string" calcext:value-type="string">
            <text:p>P14121_x_at</text:p>
          </table:table-cell>
          <table:table-cell office:value-type="float" office:value="0.3886751" calcext:value-type="float">
            <text:p>0.3886751</text:p>
          </table:table-cell>
          <table:table-cell office:value-type="string" calcext:value-type="string">
            <text:p>P01798_s_at</text:p>
          </table:table-cell>
          <table:table-cell office:value-type="float" office:value="0.3065384" calcext:value-type="float">
            <text:p>0.3065384</text:p>
          </table:table-cell>
          <table:table-cell office:value-type="string" calcext:value-type="string">
            <text:p>P01481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926_s_at</text:p>
          </table:table-cell>
          <table:table-cell office:value-type="float" office:value="0.7642734" calcext:value-type="float">
            <text:p>0.7642734</text:p>
          </table:table-cell>
          <table:table-cell office:value-type="string" calcext:value-type="string">
            <text:p>P03013_at</text:p>
          </table:table-cell>
          <table:table-cell office:value-type="float" office:value="0.6886751" calcext:value-type="float">
            <text:p>0.6886751</text:p>
          </table:table-cell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2665683" calcext:value-type="float">
            <text:p>0.2665683</text:p>
          </table:table-cell>
          <table:table-cell office:value-type="string" calcext:value-type="string">
            <text:p>P14261_s_at</text:p>
          </table:table-cell>
          <table:table-cell office:value-type="float" office:value="0.7065384" calcext:value-type="float">
            <text:p>0.7065384</text:p>
          </table:table-cell>
          <table:table-cell office:value-type="string" calcext:value-type="string">
            <text:p>P02418_at</text:p>
          </table:table-cell>
          <table:table-cell office:value-type="float" office:value="-0.1732051" calcext:value-type="float">
            <text:p>-0.1732051</text:p>
          </table:table-cell>
          <table:table-cell office:value-type="string" calcext:value-type="string">
            <text:p>P01729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2085_at</text:p>
          </table:table-cell>
          <table:table-cell office:value-type="float" office:value="0.3642734" calcext:value-type="float">
            <text:p>0.3642734</text:p>
          </table:table-cell>
          <table:table-cell office:value-type="string" calcext:value-type="string">
            <text:p>P03413_at</text:p>
          </table:table-cell>
          <table:table-cell office:value-type="float" office:value="0.8065384" calcext:value-type="float">
            <text:p>0.8065384</text:p>
          </table:table-cell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4154215" calcext:value-type="float">
            <text:p>0.4154215</text:p>
          </table:table-cell>
          <table:table-cell office:value-type="string" calcext:value-type="string">
            <text:p>P15063_x_at</text:p>
          </table:table-cell>
          <table:table-cell office:value-type="float" office:value="0.2821367" calcext:value-type="float">
            <text:p>0.2821367</text:p>
          </table:table-cell>
          <table:table-cell office:value-type="string" calcext:value-type="string">
            <text:p>P03413_at</text:p>
          </table:table-cell>
          <table:table-cell office:value-type="float" office:value="0.4886751" calcext:value-type="float">
            <text:p>0.4886751</text:p>
          </table:table-cell>
          <table:table-cell office:value-type="string" calcext:value-type="string">
            <text:p>P01738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2170_s_at</text:p>
          </table:table-cell>
          <table:table-cell office:value-type="float" office:value="0.657735" calcext:value-type="float">
            <text:p>0.657735</text:p>
          </table:table-cell>
          <table:table-cell office:value-type="string" calcext:value-type="string">
            <text:p>P04511_at</text:p>
          </table:table-cell>
          <table:table-cell office:value-type="float" office:value="0.5309401" calcext:value-type="float">
            <text:p>0.5309401</text:p>
          </table:table-cell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5267217" calcext:value-type="float">
            <text:p>0.5267217</text:p>
          </table:table-cell>
          <table:table-cell office:value-type="string" calcext:value-type="string">
            <text:p>P15504_x_at</text:p>
          </table:table-cell>
          <table:table-cell office:value-type="float" office:value="0.3732051" calcext:value-type="float">
            <text:p>0.3732051</text:p>
          </table:table-cell>
          <table:table-cell office:value-type="string" calcext:value-type="string">
            <text:p>P04999_s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02522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2922_at</text:p>
          </table:table-cell>
          <table:table-cell office:value-type="float" office:value="0.3488034" calcext:value-type="float">
            <text:p>0.3488034</text:p>
          </table:table-cell>
          <table:table-cell office:value-type="string" calcext:value-type="string">
            <text:p>P05211_s_at</text:p>
          </table:table-cell>
          <table:table-cell office:value-type="float" office:value="0.6553418" calcext:value-type="float">
            <text:p>0.6553418</text:p>
          </table:table-cell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516176" calcext:value-type="float">
            <text:p>0.516176</text:p>
          </table:table-cell>
          <table:table-cell office:value-type="string" calcext:value-type="string">
            <text:p>P17724_at</text:p>
          </table:table-cell>
          <table:table-cell office:value-type="float" office:value="0.2886751" calcext:value-type="float">
            <text:p>0.2886751</text:p>
          </table:table-cell>
          <table:table-cell office:value-type="string" calcext:value-type="string">
            <text:p>P08082_x_at</text:p>
          </table:table-cell>
          <table:table-cell office:value-type="float" office:value="0.5041452" calcext:value-type="float">
            <text:p>0.5041452</text:p>
          </table:table-cell>
          <table:table-cell office:value-type="string" calcext:value-type="string">
            <text:p>P02627_s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04511_at</text:p>
          </table:table-cell>
          <table:table-cell office:value-type="float" office:value="0.4976068" calcext:value-type="float">
            <text:p>0.4976068</text:p>
          </table:table-cell>
          <table:table-cell office:value-type="string" calcext:value-type="string">
            <text:p>P06385_s_at</text:p>
          </table:table-cell>
          <table:table-cell office:value-type="float" office:value="0.5976068" calcext:value-type="float">
            <text:p>0.5976068</text:p>
          </table:table-cell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5919231" calcext:value-type="float">
            <text:p>0.5919231</text:p>
          </table:table-cell>
          <table:table-cell office:value-type="string" calcext:value-type="string">
            <text:p>P18164_at</text:p>
          </table:table-cell>
          <table:table-cell office:value-type="float" office:value="0.3886751" calcext:value-type="float">
            <text:p>0.3886751</text:p>
          </table:table-cell>
          <table:table-cell office:value-type="string" calcext:value-type="string">
            <text:p>P08471_at</text:p>
          </table:table-cell>
          <table:table-cell office:value-type="float" office:value="0.3220085" calcext:value-type="float">
            <text:p>0.3220085</text:p>
          </table:table-cell>
          <table:table-cell office:value-type="string" calcext:value-type="string">
            <text:p>P02784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5364_at</text:p>
          </table:table-cell>
          <table:table-cell office:value-type="float" office:value="0.5154701" calcext:value-type="float">
            <text:p>0.5154701</text:p>
          </table:table-cell>
          <table:table-cell office:value-type="string" calcext:value-type="string">
            <text:p>P06542_s_at</text:p>
          </table:table-cell>
          <table:table-cell office:value-type="float" office:value="0.7065384" calcext:value-type="float">
            <text:p>0.7065384</text:p>
          </table:table-cell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2778094" calcext:value-type="float">
            <text:p>0.2778094</text:p>
          </table:table-cell>
          <table:table-cell office:value-type="string" calcext:value-type="string">
            <text:p>P18380_at</text:p>
          </table:table-cell>
          <table:table-cell office:value-type="float" office:value="0.4642734" calcext:value-type="float">
            <text:p>0.4642734</text:p>
          </table:table-cell>
          <table:table-cell office:value-type="string" calcext:value-type="string">
            <text:p>P08892_s_at</text:p>
          </table:table-cell>
          <table:table-cell office:value-type="float" office:value="0.2910684" calcext:value-type="float">
            <text:p>0.2910684</text:p>
          </table:table-cell>
          <table:table-cell office:value-type="string" calcext:value-type="string">
            <text:p>P02935_s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6472_s_at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P10705_s_at</text:p>
          </table:table-cell>
          <table:table-cell office:value-type="float" office:value="0.5464102" calcext:value-type="float">
            <text:p>0.5464102</text:p>
          </table:table-cell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6908096" calcext:value-type="float">
            <text:p>0.6908096</text:p>
          </table:table-cell>
          <table:table-cell office:value-type="string" calcext:value-type="string">
            <text:p>P19410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09205_s_at</text:p>
          </table:table-cell>
          <table:table-cell office:value-type="float" office:value="0.2398717" calcext:value-type="float">
            <text:p>0.2398717</text:p>
          </table:table-cell>
          <table:table-cell office:value-type="string" calcext:value-type="string">
            <text:p>P03013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7730_x_at</text:p>
          </table:table-cell>
          <table:table-cell office:value-type="float" office:value="0.4309401" calcext:value-type="float">
            <text:p>0.4309401</text:p>
          </table:table-cell>
          <table:table-cell office:value-type="string" calcext:value-type="string">
            <text:p>P10810_s_at</text:p>
          </table:table-cell>
          <table:table-cell office:value-type="float" office:value="0.6041452" calcext:value-type="float">
            <text:p>0.6041452</text:p>
          </table:table-cell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7636231" calcext:value-type="float">
            <text:p>0.7636231</text:p>
          </table:table-cell>
          <table:table-cell office:value-type="string" calcext:value-type="string">
            <text:p>P20389_at</text:p>
          </table:table-cell>
          <table:table-cell office:value-type="float" office:value="0.4642734" calcext:value-type="float">
            <text:p>0.4642734</text:p>
          </table:table-cell>
          <table:table-cell office:value-type="string" calcext:value-type="string">
            <text:p>P11838_x_at</text:p>
          </table:table-cell>
          <table:table-cell office:value-type="float" office:value="0.2886751" calcext:value-type="float">
            <text:p>0.2886751</text:p>
          </table:table-cell>
          <table:table-cell office:value-type="string" calcext:value-type="string">
            <text:p>P03413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8664_s_at</text:p>
          </table:table-cell>
          <table:table-cell office:value-type="float" office:value="0.6309401" calcext:value-type="float">
            <text:p>0.6309401</text:p>
          </table:table-cell>
          <table:table-cell office:value-type="string" calcext:value-type="string">
            <text:p>P11838_x_at</text:p>
          </table:table-cell>
          <table:table-cell office:value-type="float" office:value="0.5732051" calcext:value-type="float">
            <text:p>0.5732051</text:p>
          </table:table-cell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6429125" calcext:value-type="float">
            <text:p>0.6429125</text:p>
          </table:table-cell>
          <table:table-cell office:value-type="string" calcext:value-type="string">
            <text:p>P4206_at</text:p>
          </table:table-cell>
          <table:table-cell office:value-type="float" office:value="0.4821367" calcext:value-type="float">
            <text:p>0.4821367</text:p>
          </table:table-cell>
          <table:table-cell office:value-type="string" calcext:value-type="string">
            <text:p>P12702_s_at</text:p>
          </table:table-cell>
          <table:table-cell office:value-type="float" office:value="0.4374785" calcext:value-type="float">
            <text:p>0.4374785</text:p>
          </table:table-cell>
          <table:table-cell office:value-type="string" calcext:value-type="string">
            <text:p>P05036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08892_s_at</text:p>
          </table:table-cell>
          <table:table-cell office:value-type="float" office:value="0.6309401" calcext:value-type="float">
            <text:p>0.6309401</text:p>
          </table:table-cell>
          <table:table-cell office:value-type="string" calcext:value-type="string">
            <text:p>P13243_at</text:p>
          </table:table-cell>
          <table:table-cell office:value-type="float" office:value="0.6309401" calcext:value-type="float">
            <text:p>0.6309401</text:p>
          </table:table-cell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1855093" calcext:value-type="float">
            <text:p>0.1855093</text:p>
          </table:table-cell>
          <table:table-cell table:number-columns-repeated="2"/>
          <table:table-cell office:value-type="string" calcext:value-type="string">
            <text:p>P12958_x_at</text:p>
          </table:table-cell>
          <table:table-cell office:value-type="float" office:value="0.4065384" calcext:value-type="float">
            <text:p>0.4065384</text:p>
          </table:table-cell>
          <table:table-cell office:value-type="string" calcext:value-type="string">
            <text:p>P07078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0404_x_at</text:p>
          </table:table-cell>
          <table:table-cell office:value-type="float" office:value="0.5065384" calcext:value-type="float">
            <text:p>0.5065384</text:p>
          </table:table-cell>
          <table:table-cell office:value-type="string" calcext:value-type="string">
            <text:p>P13778_x_at</text:p>
          </table:table-cell>
          <table:table-cell office:value-type="float" office:value="0.5488034" calcext:value-type="float">
            <text:p>0.5488034</text:p>
          </table:table-cell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2620109" calcext:value-type="float">
            <text:p>0.2620109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2_predictionMCC_ZhangL</text:p>
          </table:table-cell>
          <table:table-cell office:value-type="string" calcext:value-type="string">
            <text:p>P13439_x_at</text:p>
          </table:table-cell>
          <table:table-cell office:value-type="float" office:value="0.4732051" calcext:value-type="float">
            <text:p>0.4732051</text:p>
          </table:table-cell>
          <table:table-cell office:value-type="string" calcext:value-type="string">
            <text:p>P09720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11741_x_at</text:p>
          </table:table-cell>
          <table:table-cell office:value-type="float" office:value="0.4041452" calcext:value-type="float">
            <text:p>0.4041452</text:p>
          </table:table-cell>
          <table:table-cell office:value-type="string" calcext:value-type="string">
            <text:p>P14182_at</text:p>
          </table:table-cell>
          <table:table-cell office:value-type="float" office:value="0.257735" calcext:value-type="float">
            <text:p>0.257735</text:p>
          </table:table-cell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577443" calcext:value-type="float">
            <text:p>0.577443</text:p>
          </table:table-cell>
          <table:table-cell office:value-type="string" calcext:value-type="string">
            <text:p>P00785_s_at</text:p>
          </table:table-cell>
          <table:table-cell office:value-type="float" office:value="0.3063775" calcext:value-type="float">
            <text:p>0.3063775</text:p>
          </table:table-cell>
          <table:table-cell office:value-type="string" calcext:value-type="string">
            <text:p>P13778_x_at</text:p>
          </table:table-cell>
          <table:table-cell office:value-type="float" office:value="0.3821367" calcext:value-type="float">
            <text:p>0.3821367</text:p>
          </table:table-cell>
          <table:table-cell office:value-type="string" calcext:value-type="string">
            <text:p>P09962_at</text:p>
          </table:table-cell>
          <table:table-cell office:value-type="float" office:value="0.8910684" calcext:value-type="float">
            <text:p>0.8910684</text:p>
          </table:table-cell>
          <table:table-cell office:value-type="string" calcext:value-type="string">
            <text:p>P12110_at</text:p>
          </table:table-cell>
          <table:table-cell office:value-type="float" office:value="0.5244017" calcext:value-type="float">
            <text:p>0.5244017</text:p>
          </table:table-cell>
          <table:table-cell office:value-type="string" calcext:value-type="string">
            <text:p>P15407_s_at</text:p>
          </table:table-cell>
          <table:table-cell office:value-type="float" office:value="0.6065384" calcext:value-type="float">
            <text:p>0.6065384</text:p>
          </table:table-cell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498399" calcext:value-type="float">
            <text:p>0.498399</text:p>
          </table:table-cell>
          <table:table-cell office:value-type="string" calcext:value-type="string">
            <text:p>P00984_s_at</text:p>
          </table:table-cell>
          <table:table-cell office:value-type="float" office:value="0.4429961" calcext:value-type="float">
            <text:p>0.4429961</text:p>
          </table:table-cell>
          <table:table-cell office:value-type="string" calcext:value-type="string">
            <text:p>P14734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13243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13778_x_at</text:p>
          </table:table-cell>
          <table:table-cell office:value-type="float" office:value="0.6464102" calcext:value-type="float">
            <text:p>0.6464102</text:p>
          </table:table-cell>
          <table:table-cell office:value-type="string" calcext:value-type="string">
            <text:p>P17679_x_at</text:p>
          </table:table-cell>
          <table:table-cell office:value-type="float" office:value="0.6220085" calcext:value-type="float">
            <text:p>0.6220085</text:p>
          </table:table-cell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5617656" calcext:value-type="float">
            <text:p>0.5617656</text:p>
          </table:table-cell>
          <table:table-cell office:value-type="string" calcext:value-type="string">
            <text:p>P01481_s_at</text:p>
          </table:table-cell>
          <table:table-cell office:value-type="float" office:value="0.3375127" calcext:value-type="float">
            <text:p>0.3375127</text:p>
          </table:table-cell>
          <table:table-cell office:value-type="string" calcext:value-type="string">
            <text:p>P15066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4261_s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4261_s_at</text:p>
          </table:table-cell>
          <table:table-cell office:value-type="float" office:value="0.6732051" calcext:value-type="float">
            <text:p>0.6732051</text:p>
          </table:table-cell>
          <table:table-cell office:value-type="string" calcext:value-type="string">
            <text:p>P17715_x_at</text:p>
          </table:table-cell>
          <table:table-cell office:value-type="float" office:value="0.5220085" calcext:value-type="float">
            <text:p>0.5220085</text:p>
          </table:table-cell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3779564" calcext:value-type="float">
            <text:p>0.3779564</text:p>
          </table:table-cell>
          <table:table-cell office:value-type="string" calcext:value-type="string">
            <text:p>P01798_s_at</text:p>
          </table:table-cell>
          <table:table-cell office:value-type="float" office:value="0.4883445" calcext:value-type="float">
            <text:p>0.4883445</text:p>
          </table:table-cell>
          <table:table-cell office:value-type="string" calcext:value-type="string">
            <text:p>P15407_s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6625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730_s_at</text:p>
          </table:table-cell>
          <table:table-cell office:value-type="float" office:value="0.6976068" calcext:value-type="float">
            <text:p>0.6976068</text:p>
          </table:table-cell>
          <table:table-cell office:value-type="string" calcext:value-type="string">
            <text:p>P17803_at</text:p>
          </table:table-cell>
          <table:table-cell office:value-type="float" office:value="0.5553418" calcext:value-type="float">
            <text:p>0.5553418</text:p>
          </table:table-cell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104044" calcext:value-type="float">
            <text:p>0.104044</text:p>
          </table:table-cell>
          <table:table-cell office:value-type="string" calcext:value-type="string">
            <text:p>P03013_at</text:p>
          </table:table-cell>
          <table:table-cell office:value-type="float" office:value="0.2493883" calcext:value-type="float">
            <text:p>0.2493883</text:p>
          </table:table-cell>
          <table:table-cell office:value-type="string" calcext:value-type="string">
            <text:p>P15845_x_at</text:p>
          </table:table-cell>
          <table:table-cell office:value-type="float" office:value="0.2642734" calcext:value-type="float">
            <text:p>0.2642734</text:p>
          </table:table-cell>
          <table:table-cell office:value-type="string" calcext:value-type="string">
            <text:p>P17263_x_at</text:p>
          </table:table-cell>
          <table:table-cell office:value-type="float" office:value="0.8732051" calcext:value-type="float">
            <text:p>0.8732051</text:p>
          </table:table-cell>
          <table:table-cell office:value-type="string" calcext:value-type="string">
            <text:p>P15066_at</text:p>
          </table:table-cell>
          <table:table-cell office:value-type="float" office:value="0.7821367" calcext:value-type="float">
            <text:p>0.7821367</text:p>
          </table:table-cell>
          <table:table-cell office:value-type="string" calcext:value-type="string">
            <text:p>P17989_at</text:p>
          </table:table-cell>
          <table:table-cell office:value-type="float" office:value="0.5708119" calcext:value-type="float">
            <text:p>0.5708119</text:p>
          </table:table-cell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584605" calcext:value-type="float">
            <text:p>0.584605</text:p>
          </table:table-cell>
          <table:table-cell office:value-type="string" calcext:value-type="string">
            <text:p>P05234_at</text:p>
          </table:table-cell>
          <table:table-cell office:value-type="float" office:value="0.5205749" calcext:value-type="float">
            <text:p>0.5205749</text:p>
          </table:table-cell>
          <table:table-cell office:value-type="string" calcext:value-type="string">
            <text:p>P17724_at</text:p>
          </table:table-cell>
          <table:table-cell office:value-type="float" office:value="0.00893164" calcext:value-type="float">
            <text:p>0.00893164</text:p>
          </table:table-cell>
          <table:table-cell office:value-type="string" calcext:value-type="string">
            <text:p>P17296_at</text:p>
          </table:table-cell>
          <table:table-cell office:value-type="float" office:value="0.857735" calcext:value-type="float">
            <text:p>0.857735</text:p>
          </table:table-cell>
          <table:table-cell office:value-type="string" calcext:value-type="string">
            <text:p>P16735_x_at</text:p>
          </table:table-cell>
          <table:table-cell office:value-type="float" office:value="0.3821367" calcext:value-type="float">
            <text:p>0.3821367</text:p>
          </table:table-cell>
          <table:table-cell office:value-type="string" calcext:value-type="string">
            <text:p>P18164_at</text:p>
          </table:table-cell>
          <table:table-cell office:value-type="float" office:value="0.6488034" calcext:value-type="float">
            <text:p>0.6488034</text:p>
          </table:table-cell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-0.0008682084" calcext:value-type="float">
            <text:p>-0.0008682084</text:p>
          </table:table-cell>
          <table:table-cell office:value-type="string" calcext:value-type="string">
            <text:p>P05560_at</text:p>
          </table:table-cell>
          <table:table-cell office:value-type="float" office:value="0.5010872" calcext:value-type="float">
            <text:p>0.5010872</text:p>
          </table:table-cell>
          <table:table-cell office:value-type="string" calcext:value-type="string">
            <text:p>P17989_at</text:p>
          </table:table-cell>
          <table:table-cell office:value-type="float" office:value="0.05773503" calcext:value-type="float">
            <text:p>0.05773503</text:p>
          </table:table-cell>
          <table:table-cell office:value-type="string" calcext:value-type="string">
            <text:p>P17933_s_at</text:p>
          </table:table-cell>
          <table:table-cell office:value-type="float" office:value="0.8666667" calcext:value-type="float">
            <text:p>0.8666667</text:p>
          </table:table-cell>
          <table:table-cell office:value-type="string" calcext:value-type="string">
            <text:p>P18380_at</text:p>
          </table:table-cell>
          <table:table-cell office:value-type="float" office:value="0.4732051" calcext:value-type="float">
            <text:p>0.4732051</text:p>
          </table:table-cell>
          <table:table-cell office:value-type="string" calcext:value-type="string">
            <text:p>P18741_at</text:p>
          </table:table-cell>
          <table:table-cell office:value-type="float" office:value="0.157735" calcext:value-type="float">
            <text:p>0.157735</text:p>
          </table:table-cell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4587109" calcext:value-type="float">
            <text:p>0.4587109</text:p>
          </table:table-cell>
          <table:table-cell office:value-type="string" calcext:value-type="string">
            <text:p>P06807_s_at</text:p>
          </table:table-cell>
          <table:table-cell office:value-type="float" office:value="0.5514764" calcext:value-type="float">
            <text:p>0.5514764</text:p>
          </table:table-cell>
          <table:table-cell office:value-type="string" calcext:value-type="string">
            <text:p>P19235_s_at</text:p>
          </table:table-cell>
          <table:table-cell office:value-type="float" office:value="0.4464102" calcext:value-type="float">
            <text:p>0.4464102</text:p>
          </table:table-cell>
          <table:table-cell office:value-type="string" calcext:value-type="string">
            <text:p>P17989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20389_at</text:p>
          </table:table-cell>
          <table:table-cell office:value-type="float" office:value="0.6130768" calcext:value-type="float">
            <text:p>0.6130768</text:p>
          </table:table-cell>
          <table:table-cell office:value-type="string" calcext:value-type="string">
            <text:p>P19051_x_at</text:p>
          </table:table-cell>
          <table:table-cell office:value-type="float" office:value="0.4642734" calcext:value-type="float">
            <text:p>0.4642734</text:p>
          </table:table-cell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4474096" calcext:value-type="float">
            <text:p>0.4474096</text:p>
          </table:table-cell>
          <table:table-cell office:value-type="string" calcext:value-type="string">
            <text:p>P06866_at</text:p>
          </table:table-cell>
          <table:table-cell office:value-type="float" office:value="0.4132081" calcext:value-type="float">
            <text:p>0.4132081</text:p>
          </table:table-cell>
          <table:table-cell office:value-type="string" calcext:value-type="string">
            <text:p>P19355_at</text:p>
          </table:table-cell>
          <table:table-cell office:value-type="float" office:value="0.1398717" calcext:value-type="float">
            <text:p>0.1398717</text:p>
          </table:table-cell>
          <table:table-cell office:value-type="string" calcext:value-type="string">
            <text:p>P18741_at</text:p>
          </table:table-cell>
          <table:table-cell office:value-type="float" office:value="0.2244017" calcext:value-type="float">
            <text:p>0.2244017</text:p>
          </table:table-cell>
          <table:table-cell office:value-type="string" calcext:value-type="string">
            <text:p>P21610_s_at</text:p>
          </table:table-cell>
          <table:table-cell office:value-type="float" office:value="0.4154701" calcext:value-type="float">
            <text:p>0.4154701</text:p>
          </table:table-cell>
          <table:table-cell office:value-type="string" calcext:value-type="string">
            <text:p>P19233_s_at</text:p>
          </table:table-cell>
          <table:table-cell office:value-type="float" office:value="0.257735" calcext:value-type="float">
            <text:p>0.257735</text:p>
          </table:table-cell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3046669" calcext:value-type="float">
            <text:p>0.3046669</text:p>
          </table:table-cell>
          <table:table-cell office:value-type="string" calcext:value-type="string">
            <text:p>P07820_at</text:p>
          </table:table-cell>
          <table:table-cell office:value-type="float" office:value="0.5727872" calcext:value-type="float">
            <text:p>0.5727872</text:p>
          </table:table-cell>
          <table:table-cell office:value-type="string" calcext:value-type="string">
            <text:p>P21668_s_at</text:p>
          </table:table-cell>
          <table:table-cell office:value-type="float" office:value="0.3976068" calcext:value-type="float">
            <text:p>0.3976068</text:p>
          </table:table-cell>
          <table:table-cell office:value-type="string" calcext:value-type="string">
            <text:p>P20389_at</text:p>
          </table:table-cell>
          <table:table-cell office:value-type="float" office:value="0.9333333" calcext:value-type="float">
            <text:p>0.9333333</text:p>
          </table:table-cell>
          <table:table-cell office:value-type="string" calcext:value-type="string">
            <text:p>P22086_s_at</text:p>
          </table:table-cell>
          <table:table-cell office:value-type="float" office:value="0.6642734" calcext:value-type="float">
            <text:p>0.6642734</text:p>
          </table:table-cell>
          <table:table-cell office:value-type="string" calcext:value-type="string">
            <text:p>P20389_at</text:p>
          </table:table-cell>
          <table:table-cell office:value-type="float" office:value="0.6398717" calcext:value-type="float">
            <text:p>0.63987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09720_s_at</text:p>
          </table:table-cell>
          <table:table-cell office:value-type="float" office:value="0.4948203" calcext:value-type="float">
            <text:p>0.4948203</text:p>
          </table:table-cell>
          <table:table-cell office:value-type="string" calcext:value-type="string">
            <text:p>P22168_at</text:p>
          </table:table-cell>
          <table:table-cell office:value-type="float" office:value="0.6220085" calcext:value-type="float">
            <text:p>0.6220085</text:p>
          </table:table-cell>
          <table:table-cell office:value-type="string" calcext:value-type="string">
            <text:p>P22212_s_at</text:p>
          </table:table-cell>
          <table:table-cell office:value-type="float" office:value="0.957735" calcext:value-type="float">
            <text:p>0.957735</text:p>
          </table:table-cell>
          <table:table-cell office:value-type="string" calcext:value-type="string">
            <text:p>P22168_at</text:p>
          </table:table-cell>
          <table:table-cell office:value-type="float" office:value="0.5089316" calcext:value-type="float">
            <text:p>0.5089316</text:p>
          </table:table-cell>
          <table:table-cell office:value-type="string" calcext:value-type="string">
            <text:p>P20575_at</text:p>
          </table:table-cell>
          <table:table-cell office:value-type="float" office:value="0.357735" calcext:value-type="float">
            <text:p>0.3577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09962_at</text:p>
          </table:table-cell>
          <table:table-cell office:value-type="float" office:value="0.2562125" calcext:value-type="float">
            <text:p>0.25621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12702_s_at</text:p>
          </table:table-cell>
          <table:table-cell office:value-type="float" office:value="0.1866228" calcext:value-type="float">
            <text:p>0.1866228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3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4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5_predictionMCC_ZhangL</text:p>
          </table:table-cell>
          <table:table-cell office:value-type="string" calcext:value-type="string">
            <text:p>@probeset</text:p>
          </table:table-cell>
          <table:table-cell office:value-type="string" calcext:value-type="string">
            <text:p>sign06_predictionMCC_Zhang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3228_at</text:p>
          </table:table-cell>
          <table:table-cell office:value-type="float" office:value="0.4534323" calcext:value-type="float">
            <text:p>0.4534323</text:p>
          </table:table-cell>
          <table:table-cell office:value-type="string" calcext:value-type="string">
            <text:p>P01481_s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0097_s_at</text:p>
          </table:table-cell>
          <table:table-cell office:value-type="float" office:value="0.6758794" calcext:value-type="float">
            <text:p>0.6758794</text:p>
          </table:table-cell>
          <table:table-cell office:value-type="string" calcext:value-type="string">
            <text:p>P00785_s_at</text:p>
          </table:table-cell>
          <table:table-cell office:value-type="float" office:value="0.7627808" calcext:value-type="float">
            <text:p>0.7627808</text:p>
          </table:table-cell>
          <table:table-cell office:value-type="string" calcext:value-type="string">
            <text:p>P00785_s_at</text:p>
          </table:table-cell>
          <table:table-cell office:value-type="float" office:value="0.3691096" calcext:value-type="float">
            <text:p>0.3691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121_x_at</text:p>
          </table:table-cell>
          <table:table-cell office:value-type="float" office:value="0.2919231" calcext:value-type="float">
            <text:p>0.2919231</text:p>
          </table:table-cell>
          <table:table-cell office:value-type="string" calcext:value-type="string">
            <text:p>P01729_s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0785_s_at</text:p>
          </table:table-cell>
          <table:table-cell office:value-type="float" office:value="0.6563886" calcext:value-type="float">
            <text:p>0.6563886</text:p>
          </table:table-cell>
          <table:table-cell office:value-type="string" calcext:value-type="string">
            <text:p>P01856_s_at</text:p>
          </table:table-cell>
          <table:table-cell office:value-type="float" office:value="0.7517217" calcext:value-type="float">
            <text:p>0.7517217</text:p>
          </table:table-cell>
          <table:table-cell office:value-type="string" calcext:value-type="string">
            <text:p>P02286_s_at</text:p>
          </table:table-cell>
          <table:table-cell office:value-type="float" office:value="0.6908096" calcext:value-type="float">
            <text:p>0.6908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4261_s_at</text:p>
          </table:table-cell>
          <table:table-cell office:value-type="float" office:value="0.5112781" calcext:value-type="float">
            <text:p>0.5112781</text:p>
          </table:table-cell>
          <table:table-cell office:value-type="string" calcext:value-type="string">
            <text:p>P01798_s_at</text:p>
          </table:table-cell>
          <table:table-cell office:value-type="float" office:value="0.8894427" calcext:value-type="float">
            <text:p>0.8894427</text:p>
          </table:table-cell>
          <table:table-cell office:value-type="string" calcext:value-type="string">
            <text:p>P01481_s_at</text:p>
          </table:table-cell>
          <table:table-cell office:value-type="float" office:value="0.7408096" calcext:value-type="float">
            <text:p>0.7408096</text:p>
          </table:table-cell>
          <table:table-cell office:value-type="string" calcext:value-type="string">
            <text:p>P01926_s_at</text:p>
          </table:table-cell>
          <table:table-cell office:value-type="float" office:value="0.8093338" calcext:value-type="float">
            <text:p>0.8093338</text:p>
          </table:table-cell>
          <table:table-cell office:value-type="string" calcext:value-type="string">
            <text:p>P03013_at</text:p>
          </table:table-cell>
          <table:table-cell office:value-type="float" office:value="0.2737548" calcext:value-type="float">
            <text:p>0.273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063_x_at</text:p>
          </table:table-cell>
          <table:table-cell office:value-type="float" office:value="0.4323552" calcext:value-type="float">
            <text:p>0.4323552</text:p>
          </table:table-cell>
          <table:table-cell office:value-type="string" calcext:value-type="string">
            <text:p>P02418_at</text:p>
          </table:table-cell>
          <table:table-cell office:value-type="float" office:value="0.8947214" calcext:value-type="float">
            <text:p>0.8947214</text:p>
          </table:table-cell>
          <table:table-cell office:value-type="string" calcext:value-type="string">
            <text:p>P01729_s_at</text:p>
          </table:table-cell>
          <table:table-cell office:value-type="float" office:value="0.4100445" calcext:value-type="float">
            <text:p>0.4100445</text:p>
          </table:table-cell>
          <table:table-cell office:value-type="string" calcext:value-type="string">
            <text:p>P02085_at</text:p>
          </table:table-cell>
          <table:table-cell office:value-type="float" office:value="0.8828427" calcext:value-type="float">
            <text:p>0.8828427</text:p>
          </table:table-cell>
          <table:table-cell office:value-type="string" calcext:value-type="string">
            <text:p>P03413_at</text:p>
          </table:table-cell>
          <table:table-cell office:value-type="float" office:value="0.6229961" calcext:value-type="float">
            <text:p>0.6229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5504_x_at</text:p>
          </table:table-cell>
          <table:table-cell office:value-type="float" office:value="0.5054977" calcext:value-type="float">
            <text:p>0.5054977</text:p>
          </table:table-cell>
          <table:table-cell office:value-type="string" calcext:value-type="string">
            <text:p>P03413_at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01738_at</text:p>
          </table:table-cell>
          <table:table-cell office:value-type="float" office:value="0.7187548" calcext:value-type="float">
            <text:p>0.7187548</text:p>
          </table:table-cell>
          <table:table-cell office:value-type="string" calcext:value-type="string">
            <text:p>P02170_s_at</text:p>
          </table:table-cell>
          <table:table-cell office:value-type="float" office:value="0.6820004" calcext:value-type="float">
            <text:p>0.6820004</text:p>
          </table:table-cell>
          <table:table-cell office:value-type="string" calcext:value-type="string">
            <text:p>P04511_at</text:p>
          </table:table-cell>
          <table:table-cell office:value-type="float" office:value="0.6673007" calcext:value-type="float">
            <text:p>0.6673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7724_at</text:p>
          </table:table-cell>
          <table:table-cell office:value-type="float" office:value="0.3988246" calcext:value-type="float">
            <text:p>0.3988246</text:p>
          </table:table-cell>
          <table:table-cell office:value-type="string" calcext:value-type="string">
            <text:p>P04999_s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02522_at</text:p>
          </table:table-cell>
          <table:table-cell office:value-type="float" office:value="0.6384762" calcext:value-type="float">
            <text:p>0.6384762</text:p>
          </table:table-cell>
          <table:table-cell office:value-type="string" calcext:value-type="string">
            <text:p>P02922_at</text:p>
          </table:table-cell>
          <table:table-cell office:value-type="float" office:value="0.7040552" calcext:value-type="float">
            <text:p>0.7040552</text:p>
          </table:table-cell>
          <table:table-cell office:value-type="string" calcext:value-type="string">
            <text:p>P05211_s_at</text:p>
          </table:table-cell>
          <table:table-cell office:value-type="float" office:value="0.5391974" calcext:value-type="float">
            <text:p>0.5391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164_at</text:p>
          </table:table-cell>
          <table:table-cell office:value-type="float" office:value="0.5979458" calcext:value-type="float">
            <text:p>0.5979458</text:p>
          </table:table-cell>
          <table:table-cell office:value-type="string" calcext:value-type="string">
            <text:p>P08082_x_at</text:p>
          </table:table-cell>
          <table:table-cell office:value-type="float" office:value="0.6657869" calcext:value-type="float">
            <text:p>0.6657869</text:p>
          </table:table-cell>
          <table:table-cell office:value-type="string" calcext:value-type="string">
            <text:p>P02627_s_at</text:p>
          </table:table-cell>
          <table:table-cell office:value-type="float" office:value="0.4056552" calcext:value-type="float">
            <text:p>0.4056552</text:p>
          </table:table-cell>
          <table:table-cell office:value-type="string" calcext:value-type="string">
            <text:p>P04511_at</text:p>
          </table:table-cell>
          <table:table-cell office:value-type="float" office:value="0.8200989" calcext:value-type="float">
            <text:p>0.8200989</text:p>
          </table:table-cell>
          <table:table-cell office:value-type="string" calcext:value-type="string">
            <text:p>P06385_s_at</text:p>
          </table:table-cell>
          <table:table-cell office:value-type="float" office:value="0.5969231" calcext:value-type="float">
            <text:p>0.59692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8380_at</text:p>
          </table:table-cell>
          <table:table-cell office:value-type="float" office:value="0.3660549" calcext:value-type="float">
            <text:p>0.3660549</text:p>
          </table:table-cell>
          <table:table-cell office:value-type="string" calcext:value-type="string">
            <text:p>P08471_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02784_s_at</text:p>
          </table:table-cell>
          <table:table-cell office:value-type="float" office:value="0.7667989" calcext:value-type="float">
            <text:p>0.7667989</text:p>
          </table:table-cell>
          <table:table-cell office:value-type="string" calcext:value-type="string">
            <text:p>P05364_at</text:p>
          </table:table-cell>
          <table:table-cell office:value-type="float" office:value="0.6562417" calcext:value-type="float">
            <text:p>0.6562417</text:p>
          </table:table-cell>
          <table:table-cell office:value-type="string" calcext:value-type="string">
            <text:p>P06542_s_at</text:p>
          </table:table-cell>
          <table:table-cell office:value-type="float" office:value="0.5135973" calcext:value-type="float">
            <text:p>0.51359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19410_at</text:p>
          </table:table-cell>
          <table:table-cell office:value-type="float" office:value="0.4616445" calcext:value-type="float">
            <text:p>0.4616445</text:p>
          </table:table-cell>
          <table:table-cell office:value-type="string" calcext:value-type="string">
            <text:p>P08892_s_at</text:p>
          </table:table-cell>
          <table:table-cell office:value-type="float" office:value="0.7763441" calcext:value-type="float">
            <text:p>0.7763441</text:p>
          </table:table-cell>
          <table:table-cell office:value-type="string" calcext:value-type="string">
            <text:p>P02935_s_at</text:p>
          </table:table-cell>
          <table:table-cell office:value-type="float" office:value="0.7667989" calcext:value-type="float">
            <text:p>0.7667989</text:p>
          </table:table-cell>
          <table:table-cell office:value-type="string" calcext:value-type="string">
            <text:p>P06472_s_at</text:p>
          </table:table-cell>
          <table:table-cell office:value-type="float" office:value="0.6453296" calcext:value-type="float">
            <text:p>0.6453296</text:p>
          </table:table-cell>
          <table:table-cell office:value-type="string" calcext:value-type="string">
            <text:p>P10705_s_at</text:p>
          </table:table-cell>
          <table:table-cell office:value-type="float" office:value="0.4337548" calcext:value-type="float">
            <text:p>0.43375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389_at</text:p>
          </table:table-cell>
          <table:table-cell office:value-type="float" office:value="0.4679125" calcext:value-type="float">
            <text:p>0.4679125</text:p>
          </table:table-cell>
          <table:table-cell office:value-type="string" calcext:value-type="string">
            <text:p>P09205_s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03013_at</text:p>
          </table:table-cell>
          <table:table-cell office:value-type="float" office:value="0.4828686" calcext:value-type="float">
            <text:p>0.4828686</text:p>
          </table:table-cell>
          <table:table-cell office:value-type="string" calcext:value-type="string">
            <text:p>P07730_x_at</text:p>
          </table:table-cell>
          <table:table-cell office:value-type="float" office:value="0.6415203" calcext:value-type="float">
            <text:p>0.6415203</text:p>
          </table:table-cell>
          <table:table-cell office:value-type="string" calcext:value-type="string">
            <text:p>P10810_s_at</text:p>
          </table:table-cell>
          <table:table-cell office:value-type="float" office:value="0.6115203" calcext:value-type="float">
            <text:p>0.6115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4206_at</text:p>
          </table:table-cell>
          <table:table-cell office:value-type="float" office:value="0.5341868" calcext:value-type="float">
            <text:p>0.5341868</text:p>
          </table:table-cell>
          <table:table-cell office:value-type="string" calcext:value-type="string">
            <text:p>P11838_x_at</text:p>
          </table:table-cell>
          <table:table-cell office:value-type="float" office:value="0.8763441" calcext:value-type="float">
            <text:p>0.8763441</text:p>
          </table:table-cell>
          <table:table-cell office:value-type="string" calcext:value-type="string">
            <text:p>P03413_at</text:p>
          </table:table-cell>
          <table:table-cell office:value-type="float" office:value="0.457443" calcext:value-type="float">
            <text:p>0.457443</text:p>
          </table:table-cell>
          <table:table-cell office:value-type="string" calcext:value-type="string">
            <text:p>P08664_s_at</text:p>
          </table:table-cell>
          <table:table-cell office:value-type="float" office:value="0.7093338" calcext:value-type="float">
            <text:p>0.7093338</text:p>
          </table:table-cell>
          <table:table-cell office:value-type="string" calcext:value-type="string">
            <text:p>P11838_x_at</text:p>
          </table:table-cell>
          <table:table-cell office:value-type="float" office:value="0.3245019" calcext:value-type="float">
            <text:p>0.32450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2702_s_at</text:p>
          </table:table-cell>
          <table:table-cell office:value-type="float" office:value="0.7220548" calcext:value-type="float">
            <text:p>0.7220548</text:p>
          </table:table-cell>
          <table:table-cell office:value-type="string" calcext:value-type="string">
            <text:p>P05036_at</text:p>
          </table:table-cell>
          <table:table-cell office:value-type="float" office:value="0.6627808" calcext:value-type="float">
            <text:p>0.6627808</text:p>
          </table:table-cell>
          <table:table-cell office:value-type="string" calcext:value-type="string">
            <text:p>P08892_s_at</text:p>
          </table:table-cell>
          <table:table-cell office:value-type="float" office:value="0.9046669" calcext:value-type="float">
            <text:p>0.9046669</text:p>
          </table:table-cell>
          <table:table-cell office:value-type="string" calcext:value-type="string">
            <text:p>P13243_at</text:p>
          </table:table-cell>
          <table:table-cell office:value-type="float" office:value="0.3062125" calcext:value-type="float">
            <text:p>0.3062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2958_x_at</text:p>
          </table:table-cell>
          <table:table-cell office:value-type="float" office:value="0.7947214" calcext:value-type="float">
            <text:p>0.7947214</text:p>
          </table:table-cell>
          <table:table-cell office:value-type="string" calcext:value-type="string">
            <text:p>P07078_at</text:p>
          </table:table-cell>
          <table:table-cell office:value-type="float" office:value="0.5919231" calcext:value-type="float">
            <text:p>0.5919231</text:p>
          </table:table-cell>
          <table:table-cell office:value-type="string" calcext:value-type="string">
            <text:p>P10404_x_at</text:p>
          </table:table-cell>
          <table:table-cell office:value-type="float" office:value="0.7546669" calcext:value-type="float">
            <text:p>0.7546669</text:p>
          </table:table-cell>
          <table:table-cell office:value-type="string" calcext:value-type="string">
            <text:p>P13778_x_at</text:p>
          </table:table-cell>
          <table:table-cell office:value-type="float" office:value="0.4383445" calcext:value-type="float">
            <text:p>0.43834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3439_x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09720_s_at</text:p>
          </table:table-cell>
          <table:table-cell office:value-type="float" office:value="0.6460883" calcext:value-type="float">
            <text:p>0.6460883</text:p>
          </table:table-cell>
          <table:table-cell office:value-type="string" calcext:value-type="string">
            <text:p>P11741_x_at</text:p>
          </table:table-cell>
          <table:table-cell office:value-type="float" office:value="0.7140007" calcext:value-type="float">
            <text:p>0.7140007</text:p>
          </table:table-cell>
          <table:table-cell office:value-type="string" calcext:value-type="string">
            <text:p>P14182_at</text:p>
          </table:table-cell>
          <table:table-cell office:value-type="float" office:value="0.5931203" calcext:value-type="float">
            <text:p>0.5931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3778_x_at</text:p>
          </table:table-cell>
          <table:table-cell office:value-type="float" office:value="0.9447214" calcext:value-type="float">
            <text:p>0.9447214</text:p>
          </table:table-cell>
          <table:table-cell office:value-type="string" calcext:value-type="string">
            <text:p>P09962_at</text:p>
          </table:table-cell>
          <table:table-cell office:value-type="float" office:value="0.6126338" calcext:value-type="float">
            <text:p>0.6126338</text:p>
          </table:table-cell>
          <table:table-cell office:value-type="string" calcext:value-type="string">
            <text:p>P12110_at</text:p>
          </table:table-cell>
          <table:table-cell office:value-type="float" office:value="0.8035534" calcext:value-type="float">
            <text:p>0.8035534</text:p>
          </table:table-cell>
          <table:table-cell office:value-type="string" calcext:value-type="string">
            <text:p>P15407_s_at</text:p>
          </table:table-cell>
          <table:table-cell office:value-type="float" office:value="0.4880002" calcext:value-type="float">
            <text:p>0.48800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4734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13243_at</text:p>
          </table:table-cell>
          <table:table-cell office:value-type="float" office:value="0.6450989" calcext:value-type="float">
            <text:p>0.6450989</text:p>
          </table:table-cell>
          <table:table-cell office:value-type="string" calcext:value-type="string">
            <text:p>P13778_x_at</text:p>
          </table:table-cell>
          <table:table-cell office:value-type="float" office:value="0.7305351" calcext:value-type="float">
            <text:p>0.7305351</text:p>
          </table:table-cell>
          <table:table-cell office:value-type="string" calcext:value-type="string">
            <text:p>P17679_x_at</text:p>
          </table:table-cell>
          <table:table-cell office:value-type="float" office:value="0.4667989" calcext:value-type="float">
            <text:p>0.4667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066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261_s_at</text:p>
          </table:table-cell>
          <table:table-cell office:value-type="float" office:value="0.735531" calcext:value-type="float">
            <text:p>0.735531</text:p>
          </table:table-cell>
          <table:table-cell office:value-type="string" calcext:value-type="string">
            <text:p>P14261_s_at</text:p>
          </table:table-cell>
          <table:table-cell office:value-type="float" office:value="0.7593338" calcext:value-type="float">
            <text:p>0.7593338</text:p>
          </table:table-cell>
          <table:table-cell office:value-type="string" calcext:value-type="string">
            <text:p>P17715_x_at</text:p>
          </table:table-cell>
          <table:table-cell office:value-type="float" office:value="0.3245961" calcext:value-type="float">
            <text:p>0.32459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407_s_at</text:p>
          </table:table-cell>
          <table:table-cell office:value-type="float" office:value="0.8894427" calcext:value-type="float">
            <text:p>0.8894427</text:p>
          </table:table-cell>
          <table:table-cell office:value-type="string" calcext:value-type="string">
            <text:p>P16625_at</text:p>
          </table:table-cell>
          <table:table-cell office:value-type="float" office:value="0.6501323" calcext:value-type="float">
            <text:p>0.6501323</text:p>
          </table:table-cell>
          <table:table-cell office:value-type="string" calcext:value-type="string">
            <text:p>P14730_s_at</text:p>
          </table:table-cell>
          <table:table-cell office:value-type="float" office:value="0.6828427" calcext:value-type="float">
            <text:p>0.6828427</text:p>
          </table:table-cell>
          <table:table-cell office:value-type="string" calcext:value-type="string">
            <text:p>P17803_at</text:p>
          </table:table-cell>
          <table:table-cell office:value-type="float" office:value="0.6200989" calcext:value-type="float">
            <text:p>0.6200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5845_x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63_x_at</text:p>
          </table:table-cell>
          <table:table-cell office:value-type="float" office:value="0.4485793" calcext:value-type="float">
            <text:p>0.4485793</text:p>
          </table:table-cell>
          <table:table-cell office:value-type="string" calcext:value-type="string">
            <text:p>P15066_at</text:p>
          </table:table-cell>
          <table:table-cell office:value-type="float" office:value="0.6462458" calcext:value-type="float">
            <text:p>0.6462458</text:p>
          </table:table-cell>
          <table:table-cell office:value-type="string" calcext:value-type="string">
            <text:p>P17989_at</text:p>
          </table:table-cell>
          <table:table-cell office:value-type="float" office:value="0.4776777" calcext:value-type="float">
            <text:p>0.47767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7724_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296_at</text:p>
          </table:table-cell>
          <table:table-cell office:value-type="float" office:value="0.638831" calcext:value-type="float">
            <text:p>0.638831</text:p>
          </table:table-cell>
          <table:table-cell office:value-type="string" calcext:value-type="string">
            <text:p>P16735_x_at</text:p>
          </table:table-cell>
          <table:table-cell office:value-type="float" office:value="0.7568534" calcext:value-type="float">
            <text:p>0.7568534</text:p>
          </table:table-cell>
          <table:table-cell office:value-type="string" calcext:value-type="string">
            <text:p>P18164_at</text:p>
          </table:table-cell>
          <table:table-cell office:value-type="float" office:value="0.4077216" calcext:value-type="float">
            <text:p>0.40772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7989_at</text:p>
          </table:table-cell>
          <table:table-cell office:value-type="float" office:value="0.9447214" calcext:value-type="float">
            <text:p>0.9447214</text:p>
          </table:table-cell>
          <table:table-cell office:value-type="string" calcext:value-type="string">
            <text:p>P17933_s_at</text:p>
          </table:table-cell>
          <table:table-cell office:value-type="float" office:value="0.8003776" calcext:value-type="float">
            <text:p>0.8003776</text:p>
          </table:table-cell>
          <table:table-cell office:value-type="string" calcext:value-type="string">
            <text:p>P18380_at</text:p>
          </table:table-cell>
          <table:table-cell office:value-type="float" office:value="0.9414214" calcext:value-type="float">
            <text:p>0.9414214</text:p>
          </table:table-cell>
          <table:table-cell office:value-type="string" calcext:value-type="string">
            <text:p>P18741_at</text:p>
          </table:table-cell>
          <table:table-cell office:value-type="float" office:value="0.4702201" calcext:value-type="float">
            <text:p>0.4702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9235_s_at</text:p>
          </table:table-cell>
          <table:table-cell office:value-type="float" office:value="0.7514911" calcext:value-type="float">
            <text:p>0.7514911</text:p>
          </table:table-cell>
          <table:table-cell office:value-type="string" calcext:value-type="string">
            <text:p>P17989_at</text:p>
          </table:table-cell>
          <table:table-cell office:value-type="float" office:value="0.5156627" calcext:value-type="float">
            <text:p>0.5156627</text:p>
          </table:table-cell>
          <table:table-cell office:value-type="string" calcext:value-type="string">
            <text:p>P20389_at</text:p>
          </table:table-cell>
          <table:table-cell office:value-type="float" office:value="0.6788246" calcext:value-type="float">
            <text:p>0.6788246</text:p>
          </table:table-cell>
          <table:table-cell office:value-type="string" calcext:value-type="string">
            <text:p>P19051_x_at</text:p>
          </table:table-cell>
          <table:table-cell office:value-type="float" office:value="0.4342127" calcext:value-type="float">
            <text:p>0.43421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19355_at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18741_at</text:p>
          </table:table-cell>
          <table:table-cell office:value-type="float" office:value="0.7202459" calcext:value-type="float">
            <text:p>0.7202459</text:p>
          </table:table-cell>
          <table:table-cell office:value-type="string" calcext:value-type="string">
            <text:p>P21610_s_at</text:p>
          </table:table-cell>
          <table:table-cell office:value-type="float" office:value="0.7851762" calcext:value-type="float">
            <text:p>0.7851762</text:p>
          </table:table-cell>
          <table:table-cell office:value-type="string" calcext:value-type="string">
            <text:p>P19233_s_at</text:p>
          </table:table-cell>
          <table:table-cell office:value-type="float" office:value="-0.02928932" calcext:value-type="float">
            <text:p>-0.029289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21668_s_at</text:p>
          </table:table-cell>
          <table:table-cell office:value-type="float" office:value="0.8947214" calcext:value-type="float">
            <text:p>0.8947214</text:p>
          </table:table-cell>
          <table:table-cell office:value-type="string" calcext:value-type="string">
            <text:p>P20389_at</text:p>
          </table:table-cell>
          <table:table-cell office:value-type="float" office:value="0.5964431" calcext:value-type="float">
            <text:p>0.5964431</text:p>
          </table:table-cell>
          <table:table-cell office:value-type="string" calcext:value-type="string">
            <text:p>P22086_s_at</text:p>
          </table:table-cell>
          <table:table-cell office:value-type="float" office:value="0.8386231" calcext:value-type="float">
            <text:p>0.8386231</text:p>
          </table:table-cell>
          <table:table-cell office:value-type="string" calcext:value-type="string">
            <text:p>P20389_at</text:p>
          </table:table-cell>
          <table:table-cell office:value-type="float" office:value="0.6259672" calcext:value-type="float">
            <text:p>0.62596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22168_at</text:p>
          </table:table-cell>
          <table:table-cell office:value-type="float" office:value="0.8394427" calcext:value-type="float">
            <text:p>0.8394427</text:p>
          </table:table-cell>
          <table:table-cell office:value-type="string" calcext:value-type="string">
            <text:p>P22212_s_at</text:p>
          </table:table-cell>
          <table:table-cell office:value-type="float" office:value="0.4976777" calcext:value-type="float">
            <text:p>0.4976777</text:p>
          </table:table-cell>
          <table:table-cell office:value-type="string" calcext:value-type="string">
            <text:p>P22168_at</text:p>
          </table:table-cell>
          <table:table-cell office:value-type="float" office:value="0.7006082" calcext:value-type="float">
            <text:p>0.7006082</text:p>
          </table:table-cell>
          <table:table-cell office:value-type="string" calcext:value-type="string">
            <text:p>P20575_at</text:p>
          </table:table-cell>
          <table:table-cell office:value-type="float" office:value="0.4922854" calcext:value-type="float">
            <text:p>0.4922854</text:p>
          </table:table-cell>
        </table:table-row>
        <table:table-row table:style-name="ro1" table:number-rows-repeated="104819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ign01" table:style-name="ta1"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1015" table:default-cell-style-name="Default"/>
        <table:table-row table:style-name="ro1">
          <table:table-cell table:style-name="ce7" office:value-type="string" calcext:value-type="string">
            <text:p>@probeset</text:p>
          </table:table-cell>
          <table:table-cell table:style-name="ce7" office:value-type="string" calcext:value-type="string">
            <text:p>sign01_predictionMCC_Heiskanen</text:p>
          </table:table-cell>
          <table:table-cell table:style-name="ce7" office:value-type="string" calcext:value-type="string">
            <text:p>sign01_predictionMCC_Kohno</text:p>
          </table:table-cell>
          <table:table-cell table:style-name="ce7" office:value-type="string" calcext:value-type="string">
            <text:p>sign01_predictionMCC_Kuner</text:p>
          </table:table-cell>
          <table:table-cell table:style-name="ce7" office:value-type="string" calcext:value-type="string">
            <text:p>sign01_predictionMCC_Kuo</text:p>
          </table:table-cell>
          <table:table-cell table:style-name="ce7" office:value-type="string" calcext:value-type="string">
            <text:p>sign01_predictionMCC_Mitchell</text:p>
          </table:table-cell>
          <table:table-cell table:style-name="ce7" office:value-type="string" calcext:value-type="string">
            <text:p>sign01_predictionMCC_Philipsen</text:p>
          </table:table-cell>
          <table:table-cell table:style-name="ce7" office:value-type="string" calcext:value-type="string">
            <text:p>sign01_predictionMCC_Rotunno</text:p>
          </table:table-cell>
          <table:table-cell table:style-name="ce7" office:value-type="string" calcext:value-type="string">
            <text:p>sign01_predictionMCC_Rousseaux</text:p>
          </table:table-cell>
          <table:table-cell table:style-name="ce7" office:value-type="string" calcext:value-type="string">
            <text:p>sign01_predictionMCC_Spira</text:p>
          </table:table-cell>
          <table:table-cell table:style-name="ce7" office:value-type="string" calcext:value-type="string">
            <text:p>sign01_predictionMCC_Tsay</text:p>
          </table:table-cell>
          <table:table-cell table:style-name="ce7" office:value-type="string" calcext:value-type="string">
            <text:p>sign01_predictionMCC_Wachi</text:p>
          </table:table-cell>
          <table:table-cell table:style-name="ce7" office:value-type="string" calcext:value-type="string">
            <text:p>sign01_predictionMCC_Want</text:p>
          </table:table-cell>
          <table:table-cell table:style-name="ce7" office:value-type="string" calcext:value-type="string">
            <text:p>sign01_predictionMCC_Xu</text:p>
          </table:table-cell>
          <table:table-cell table:style-name="ce7" office:value-type="string" calcext:value-type="string">
            <text:p>sign01_predictionMCC_ZhangL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P11013_x_at</text:p>
          </table:table-cell>
          <table:table-cell office:value-type="float" office:value="0.836286" calcext:value-type="float">
            <text:p>0.836286</text:p>
          </table:table-cell>
          <table:table-cell office:value-type="float" office:value="0.4144676" calcext:value-type="float">
            <text:p>0.4144676</text:p>
          </table:table-cell>
          <table:table-cell office:value-type="float" office:value="0.3239617" calcext:value-type="float">
            <text:p>0.3239617</text:p>
          </table:table-cell>
          <table:table-cell office:value-type="float" office:value="0.4136776" calcext:value-type="float">
            <text:p>0.4136776</text:p>
          </table:table-cell>
          <table:table-cell office:value-type="float" office:value="0.8074017" calcext:value-type="float">
            <text:p>0.8074017</text:p>
          </table:table-cell>
          <table:table-cell office:value-type="float" office:value="0.5676925" calcext:value-type="float">
            <text:p>0.5676925</text:p>
          </table:table-cell>
          <table:table-cell office:value-type="float" office:value="0.08529573" calcext:value-type="float">
            <text:p>0.08529573</text:p>
          </table:table-cell>
          <table:table-cell office:value-type="float" office:value="0.6342876" calcext:value-type="float">
            <text:p>0.6342876</text:p>
          </table:table-cell>
          <table:table-cell office:value-type="float" office:value="0.6634427" calcext:value-type="float">
            <text:p>0.6634427</text:p>
          </table:table-cell>
          <table:table-cell office:value-type="float" office:value="0.2084814" calcext:value-type="float">
            <text:p>0.2084814</text:p>
          </table:table-cell>
          <table:table-cell office:value-type="float" office:value="1" calcext:value-type="float">
            <text:p>1</text:p>
          </table:table-cell>
          <table:table-cell office:value-type="float" office:value="0.226326" calcext:value-type="float">
            <text:p>0.226326</text:p>
          </table:table-cell>
          <table:table-cell office:value-type="float" office:value="0.4309401" calcext:value-type="float">
            <text:p>0.4309401</text:p>
          </table:table-cell>
          <table:table-cell office:value-type="float" office:value="0.7636231" calcext:value-type="float">
            <text:p>0.76362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0065_s_at</text:p>
          </table:table-cell>
          <table:table-cell office:value-type="float" office:value="0.8913799" calcext:value-type="float">
            <text:p>0.8913799</text:p>
          </table:table-cell>
          <table:table-cell office:value-type="float" office:value="0.5028931" calcext:value-type="float">
            <text:p>0.5028931</text:p>
          </table:table-cell>
          <table:table-cell office:value-type="float" office:value="0.3010215" calcext:value-type="float">
            <text:p>0.3010215</text:p>
          </table:table-cell>
          <table:table-cell office:value-type="float" office:value="0.3217915" calcext:value-type="float">
            <text:p>0.3217915</text:p>
          </table:table-cell>
          <table:table-cell office:value-type="float" office:value="0.7897766" calcext:value-type="float">
            <text:p>0.7897766</text:p>
          </table:table-cell>
          <table:table-cell office:value-type="float" office:value="0.566102" calcext:value-type="float">
            <text:p>0.566102</text:p>
          </table:table-cell>
          <table:table-cell office:value-type="float" office:value="0.1234705" calcext:value-type="float">
            <text:p>0.1234705</text:p>
          </table:table-cell>
          <table:table-cell office:value-type="float" office:value="0.8114928" calcext:value-type="float">
            <text:p>0.8114928</text:p>
          </table:table-cell>
          <table:table-cell office:value-type="float" office:value="0.744072" calcext:value-type="float">
            <text:p>0.744072</text:p>
          </table:table-cell>
          <table:table-cell office:value-type="float" office:value="0.5153673" calcext:value-type="float">
            <text:p>0.5153673</text:p>
          </table:table-cell>
          <table:table-cell office:value-type="float" office:value="1" calcext:value-type="float">
            <text:p>1</text:p>
          </table:table-cell>
          <table:table-cell office:value-type="float" office:value="-0.001054419" calcext:value-type="float">
            <text:p>-0.001054419</text:p>
          </table:table-cell>
          <table:table-cell office:value-type="float" office:value="0.4244017" calcext:value-type="float">
            <text:p>0.4244017</text:p>
          </table:table-cell>
          <table:table-cell office:value-type="float" office:value="0.6908096" calcext:value-type="float">
            <text:p>0.69080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1838_x_at</text:p>
          </table:table-cell>
          <table:table-cell office:value-type="float" office:value="0.8447214" calcext:value-type="float">
            <text:p>0.8447214</text:p>
          </table:table-cell>
          <table:table-cell office:value-type="float" office:value="0.4991987" calcext:value-type="float">
            <text:p>0.4991987</text:p>
          </table:table-cell>
          <table:table-cell office:value-type="float" office:value="0.3627554" calcext:value-type="float">
            <text:p>0.3627554</text:p>
          </table:table-cell>
          <table:table-cell office:value-type="float" office:value="0.3121579" calcext:value-type="float">
            <text:p>0.3121579</text:p>
          </table:table-cell>
          <table:table-cell office:value-type="float" office:value="0.7146731" calcext:value-type="float">
            <text:p>0.7146731</text:p>
          </table:table-cell>
          <table:table-cell office:value-type="float" office:value="0.5672864" calcext:value-type="float">
            <text:p>0.5672864</text:p>
          </table:table-cell>
          <table:table-cell office:value-type="float" office:value="0.1896087" calcext:value-type="float">
            <text:p>0.1896087</text:p>
          </table:table-cell>
          <table:table-cell office:value-type="float" office:value="0.731338" calcext:value-type="float">
            <text:p>0.731338</text:p>
          </table:table-cell>
          <table:table-cell office:value-type="float" office:value="0.6923522" calcext:value-type="float">
            <text:p>0.6923522</text:p>
          </table:table-cell>
          <table:table-cell office:value-type="float" office:value="0.2834762" calcext:value-type="float">
            <text:p>0.2834762</text:p>
          </table:table-cell>
          <table:table-cell office:value-type="float" office:value="1" calcext:value-type="float">
            <text:p>1</text:p>
          </table:table-cell>
          <table:table-cell office:value-type="float" office:value="0.09257099" calcext:value-type="float">
            <text:p>0.09257099</text:p>
          </table:table-cell>
          <table:table-cell office:value-type="float" office:value="0.6041452" calcext:value-type="float">
            <text:p>0.6041452</text:p>
          </table:table-cell>
          <table:table-cell office:value-type="float" office:value="0.6429125" calcext:value-type="float">
            <text:p>0.64291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7989_at</text:p>
          </table:table-cell>
          <table:table-cell office:value-type="float" office:value="0.8740955" calcext:value-type="float">
            <text:p>0.8740955</text:p>
          </table:table-cell>
          <table:table-cell office:value-type="float" office:value="0.5018773" calcext:value-type="float">
            <text:p>0.5018773</text:p>
          </table:table-cell>
          <table:table-cell office:value-type="float" office:value="0.3255625" calcext:value-type="float">
            <text:p>0.3255625</text:p>
          </table:table-cell>
          <table:table-cell office:value-type="float" office:value="0.3374869" calcext:value-type="float">
            <text:p>0.3374869</text:p>
          </table:table-cell>
          <table:table-cell office:value-type="float" office:value="0.8214869" calcext:value-type="float">
            <text:p>0.8214869</text:p>
          </table:table-cell>
          <table:table-cell office:value-type="float" office:value="0.5411857" calcext:value-type="float">
            <text:p>0.5411857</text:p>
          </table:table-cell>
          <table:table-cell office:value-type="float" office:value="0.1520523" calcext:value-type="float">
            <text:p>0.1520523</text:p>
          </table:table-cell>
          <table:table-cell office:value-type="float" office:value="0.7545197" calcext:value-type="float">
            <text:p>0.7545197</text:p>
          </table:table-cell>
          <table:table-cell office:value-type="float" office:value="0.6039862" calcext:value-type="float">
            <text:p>0.6039862</text:p>
          </table:table-cell>
          <table:table-cell office:value-type="float" office:value="0.1193473" calcext:value-type="float">
            <text:p>0.1193473</text:p>
          </table:table-cell>
          <table:table-cell office:value-type="float" office:value="0.75" calcext:value-type="float">
            <text:p>0.75</text:p>
          </table:table-cell>
          <table:table-cell office:value-type="float" office:value="0.1624102" calcext:value-type="float">
            <text:p>0.1624102</text:p>
          </table:table-cell>
          <table:table-cell office:value-type="float" office:value="0.6553418" calcext:value-type="float">
            <text:p>0.6553418</text:p>
          </table:table-cell>
          <table:table-cell office:value-type="float" office:value="0.584605" calcext:value-type="float">
            <text:p>0.5846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3770_at</text:p>
          </table:table-cell>
          <table:table-cell office:value-type="float" office:value="0.8711372" calcext:value-type="float">
            <text:p>0.8711372</text:p>
          </table:table-cell>
          <table:table-cell office:value-type="float" office:value="0.5451201" calcext:value-type="float">
            <text:p>0.5451201</text:p>
          </table:table-cell>
          <table:table-cell office:value-type="float" office:value="0.4546937" calcext:value-type="float">
            <text:p>0.4546937</text:p>
          </table:table-cell>
          <table:table-cell office:value-type="float" office:value="0.09309858" calcext:value-type="float">
            <text:p>0.09309858</text:p>
          </table:table-cell>
          <table:table-cell office:value-type="float" office:value="0.7681851" calcext:value-type="float">
            <text:p>0.7681851</text:p>
          </table:table-cell>
          <table:table-cell office:value-type="float" office:value="0.5705276" calcext:value-type="float">
            <text:p>0.5705276</text:p>
          </table:table-cell>
          <table:table-cell office:value-type="float" office:value="0.1716454" calcext:value-type="float">
            <text:p>0.1716454</text:p>
          </table:table-cell>
          <table:table-cell office:value-type="float" office:value="0.789352" calcext:value-type="float">
            <text:p>0.789352</text:p>
          </table:table-cell>
          <table:table-cell office:value-type="float" office:value="0.7604686" calcext:value-type="float">
            <text:p>0.7604686</text:p>
          </table:table-cell>
          <table:table-cell office:value-type="float" office:value="0.2175164" calcext:value-type="float">
            <text:p>0.2175164</text:p>
          </table:table-cell>
          <table:table-cell office:value-type="float" office:value="0.95" calcext:value-type="float">
            <text:p>0.95</text:p>
          </table:table-cell>
          <table:table-cell office:value-type="float" office:value="0.190974" calcext:value-type="float">
            <text:p>0.190974</text:p>
          </table:table-cell>
          <table:table-cell office:value-type="float" office:value="0.5309401" calcext:value-type="float">
            <text:p>0.5309401</text:p>
          </table:table-cell>
          <table:table-cell office:value-type="float" office:value="0.577443" calcext:value-type="float">
            <text:p>0.5774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8471_at</text:p>
          </table:table-cell>
          <table:table-cell office:value-type="float" office:value="0.8528468" calcext:value-type="float">
            <text:p>0.8528468</text:p>
          </table:table-cell>
          <table:table-cell office:value-type="float" office:value="0.3969349" calcext:value-type="float">
            <text:p>0.3969349</text:p>
          </table:table-cell>
          <table:table-cell office:value-type="float" office:value="0.6452825" calcext:value-type="float">
            <text:p>0.6452825</text:p>
          </table:table-cell>
          <table:table-cell office:value-type="float" office:value="0.2131139" calcext:value-type="float">
            <text:p>0.2131139</text:p>
          </table:table-cell>
          <table:table-cell office:value-type="float" office:value="0.810883" calcext:value-type="float">
            <text:p>0.810883</text:p>
          </table:table-cell>
          <table:table-cell office:value-type="float" office:value="0.5592934" calcext:value-type="float">
            <text:p>0.5592934</text:p>
          </table:table-cell>
          <table:table-cell office:value-type="float" office:value="0.102498" calcext:value-type="float">
            <text:p>0.102498</text:p>
          </table:table-cell>
          <table:table-cell office:value-type="float" office:value="0.7276429" calcext:value-type="float">
            <text:p>0.7276429</text:p>
          </table:table-cell>
          <table:table-cell office:value-type="float" office:value="0.7686247" calcext:value-type="float">
            <text:p>0.7686247</text:p>
          </table:table-cell>
          <table:table-cell office:value-type="float" office:value="0.2862713" calcext:value-type="float">
            <text:p>0.2862713</text:p>
          </table:table-cell>
          <table:table-cell office:value-type="float" office:value="1" calcext:value-type="float">
            <text:p>1</text:p>
          </table:table-cell>
          <table:table-cell office:value-type="float" office:value="0.1724781" calcext:value-type="float">
            <text:p>0.1724781</text:p>
          </table:table-cell>
          <table:table-cell office:value-type="float" office:value="0.3976068" calcext:value-type="float">
            <text:p>0.3976068</text:p>
          </table:table-cell>
          <table:table-cell office:value-type="float" office:value="0.5919231" calcext:value-type="float">
            <text:p>0.59192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1911_s_at</text:p>
          </table:table-cell>
          <table:table-cell office:value-type="float" office:value="0.8511725" calcext:value-type="float">
            <text:p>0.8511725</text:p>
          </table:table-cell>
          <table:table-cell office:value-type="float" office:value="0.3955226" calcext:value-type="float">
            <text:p>0.3955226</text:p>
          </table:table-cell>
          <table:table-cell office:value-type="float" office:value="0.5897096" calcext:value-type="float">
            <text:p>0.5897096</text:p>
          </table:table-cell>
          <table:table-cell office:value-type="float" office:value="0.3091641" calcext:value-type="float">
            <text:p>0.3091641</text:p>
          </table:table-cell>
          <table:table-cell office:value-type="float" office:value="0.7947907" calcext:value-type="float">
            <text:p>0.7947907</text:p>
          </table:table-cell>
          <table:table-cell office:value-type="float" office:value="0.5685248" calcext:value-type="float">
            <text:p>0.5685248</text:p>
          </table:table-cell>
          <table:table-cell office:value-type="float" office:value="0.1963487" calcext:value-type="float">
            <text:p>0.1963487</text:p>
          </table:table-cell>
          <table:table-cell office:value-type="float" office:value="0.6959001" calcext:value-type="float">
            <text:p>0.6959001</text:p>
          </table:table-cell>
          <table:table-cell office:value-type="float" office:value="0.7890517" calcext:value-type="float">
            <text:p>0.7890517</text:p>
          </table:table-cell>
          <table:table-cell office:value-type="float" office:value="0.1407376" calcext:value-type="float">
            <text:p>0.1407376</text:p>
          </table:table-cell>
          <table:table-cell office:value-type="float" office:value="1" calcext:value-type="float">
            <text:p>1</text:p>
          </table:table-cell>
          <table:table-cell office:value-type="float" office:value="0.2174669" calcext:value-type="float">
            <text:p>0.2174669</text:p>
          </table:table-cell>
          <table:table-cell office:value-type="float" office:value="0.3732051" calcext:value-type="float">
            <text:p>0.3732051</text:p>
          </table:table-cell>
          <table:table-cell office:value-type="float" office:value="0.5568793" calcext:value-type="float">
            <text:p>0.55687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7730_x_at</text:p>
          </table:table-cell>
          <table:table-cell office:value-type="float" office:value="0.880623" calcext:value-type="float">
            <text:p>0.880623</text:p>
          </table:table-cell>
          <table:table-cell office:value-type="float" office:value="0.5771707" calcext:value-type="float">
            <text:p>0.5771707</text:p>
          </table:table-cell>
          <table:table-cell office:value-type="float" office:value="0.5212595" calcext:value-type="float">
            <text:p>0.5212595</text:p>
          </table:table-cell>
          <table:table-cell office:value-type="float" office:value="0.2655082" calcext:value-type="float">
            <text:p>0.2655082</text:p>
          </table:table-cell>
          <table:table-cell office:value-type="float" office:value="0.7602325" calcext:value-type="float">
            <text:p>0.7602325</text:p>
          </table:table-cell>
          <table:table-cell office:value-type="float" office:value="0.6231193" calcext:value-type="float">
            <text:p>0.6231193</text:p>
          </table:table-cell>
          <table:table-cell office:value-type="float" office:value="0.1378609" calcext:value-type="float">
            <text:p>0.1378609</text:p>
          </table:table-cell>
          <table:table-cell office:value-type="float" office:value="0.713756" calcext:value-type="float">
            <text:p>0.713756</text:p>
          </table:table-cell>
          <table:table-cell office:value-type="float" office:value="0.7569735" calcext:value-type="float">
            <text:p>0.7569735</text:p>
          </table:table-cell>
          <table:table-cell office:value-type="float" office:value="0.1779552" calcext:value-type="float">
            <text:p>0.1779552</text:p>
          </table:table-cell>
          <table:table-cell office:value-type="float" office:value="0.95" calcext:value-type="float">
            <text:p>0.95</text:p>
          </table:table-cell>
          <table:table-cell office:value-type="float" office:value="0.2096924" calcext:value-type="float">
            <text:p>0.2096924</text:p>
          </table:table-cell>
          <table:table-cell office:value-type="float" office:value="0.6464102" calcext:value-type="float">
            <text:p>0.6464102</text:p>
          </table:table-cell>
          <table:table-cell office:value-type="float" office:value="0.516176" calcext:value-type="float">
            <text:p>0.5161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4734_at</text:p>
          </table:table-cell>
          <table:table-cell office:value-type="float" office:value="0.8334395" calcext:value-type="float">
            <text:p>0.8334395</text:p>
          </table:table-cell>
          <table:table-cell office:value-type="float" office:value="0.4236902" calcext:value-type="float">
            <text:p>0.4236902</text:p>
          </table:table-cell>
          <table:table-cell office:value-type="float" office:value="0.394493" calcext:value-type="float">
            <text:p>0.394493</text:p>
          </table:table-cell>
          <table:table-cell office:value-type="float" office:value="-0.03063346" calcext:value-type="float">
            <text:p>-0.03063346</text:p>
          </table:table-cell>
          <table:table-cell office:value-type="float" office:value="0.6724876" calcext:value-type="float">
            <text:p>0.6724876</text:p>
          </table:table-cell>
          <table:table-cell office:value-type="float" office:value="0.5309983" calcext:value-type="float">
            <text:p>0.5309983</text:p>
          </table:table-cell>
          <table:table-cell office:value-type="float" office:value="0.1555759" calcext:value-type="float">
            <text:p>0.1555759</text:p>
          </table:table-cell>
          <table:table-cell office:value-type="float" office:value="0.6942865" calcext:value-type="float">
            <text:p>0.6942865</text:p>
          </table:table-cell>
          <table:table-cell office:value-type="float" office:value="0.7050467" calcext:value-type="float">
            <text:p>0.7050467</text:p>
          </table:table-cell>
          <table:table-cell office:value-type="float" office:value="0.2774265" calcext:value-type="float">
            <text:p>0.2774265</text:p>
          </table:table-cell>
          <table:table-cell office:value-type="float" office:value="1" calcext:value-type="float">
            <text:p>1</text:p>
          </table:table-cell>
          <table:table-cell office:value-type="float" office:value="0.096816" calcext:value-type="float">
            <text:p>0.096816</text:p>
          </table:table-cell>
          <table:table-cell office:value-type="float" office:value="0.3976068" calcext:value-type="float">
            <text:p>0.3976068</text:p>
          </table:table-cell>
          <table:table-cell office:value-type="float" office:value="0.5617656" calcext:value-type="float">
            <text:p>0.56176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4999_s_at</text:p>
          </table:table-cell>
          <table:table-cell office:value-type="float" office:value="0.8617616" calcext:value-type="float">
            <text:p>0.8617616</text:p>
          </table:table-cell>
          <table:table-cell office:value-type="float" office:value="0.5784042" calcext:value-type="float">
            <text:p>0.5784042</text:p>
          </table:table-cell>
          <table:table-cell office:value-type="float" office:value="0.7307488" calcext:value-type="float">
            <text:p>0.7307488</text:p>
          </table:table-cell>
          <table:table-cell office:value-type="float" office:value="0.2510808" calcext:value-type="float">
            <text:p>0.2510808</text:p>
          </table:table-cell>
          <table:table-cell office:value-type="float" office:value="0.8028387" calcext:value-type="float">
            <text:p>0.8028387</text:p>
          </table:table-cell>
          <table:table-cell office:value-type="float" office:value="0.5417643" calcext:value-type="float">
            <text:p>0.5417643</text:p>
          </table:table-cell>
          <table:table-cell office:value-type="float" office:value="0.1300498" calcext:value-type="float">
            <text:p>0.1300498</text:p>
          </table:table-cell>
          <table:table-cell office:value-type="float" office:value="0.7759788" calcext:value-type="float">
            <text:p>0.7759788</text:p>
          </table:table-cell>
          <table:table-cell office:value-type="float" office:value="0.6413026" calcext:value-type="float">
            <text:p>0.6413026</text:p>
          </table:table-cell>
          <table:table-cell office:value-type="float" office:value="0.2372123" calcext:value-type="float">
            <text:p>0.2372123</text:p>
          </table:table-cell>
          <table:table-cell office:value-type="float" office:value="1" calcext:value-type="float">
            <text:p>1</text:p>
          </table:table-cell>
          <table:table-cell office:value-type="float" office:value="0.1662653" calcext:value-type="float">
            <text:p>0.1662653</text:p>
          </table:table-cell>
          <table:table-cell office:value-type="float" office:value="0.7220085" calcext:value-type="float">
            <text:p>0.7220085</text:p>
          </table:table-cell>
          <table:table-cell office:value-type="float" office:value="0.5267217" calcext:value-type="float">
            <text:p>0.52672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4730_s_at</text:p>
          </table:table-cell>
          <table:table-cell office:value-type="float" office:value="0.8646417" calcext:value-type="float">
            <text:p>0.8646417</text:p>
          </table:table-cell>
          <table:table-cell office:value-type="float" office:value="0.43632" calcext:value-type="float">
            <text:p>0.43632</text:p>
          </table:table-cell>
          <table:table-cell office:value-type="float" office:value="0.487056" calcext:value-type="float">
            <text:p>0.487056</text:p>
          </table:table-cell>
          <table:table-cell office:value-type="float" office:value="0.2652851" calcext:value-type="float">
            <text:p>0.2652851</text:p>
          </table:table-cell>
          <table:table-cell office:value-type="float" office:value="0.758746" calcext:value-type="float">
            <text:p>0.758746</text:p>
          </table:table-cell>
          <table:table-cell office:value-type="float" office:value="0.5572431" calcext:value-type="float">
            <text:p>0.5572431</text:p>
          </table:table-cell>
          <table:table-cell office:value-type="float" office:value="0.1650429" calcext:value-type="float">
            <text:p>0.1650429</text:p>
          </table:table-cell>
          <table:table-cell office:value-type="float" office:value="0.6169265" calcext:value-type="float">
            <text:p>0.6169265</text:p>
          </table:table-cell>
          <table:table-cell office:value-type="float" office:value="0.6979879" calcext:value-type="float">
            <text:p>0.6979879</text:p>
          </table:table-cell>
          <table:table-cell office:value-type="float" office:value="0.1185136" calcext:value-type="float">
            <text:p>0.1185136</text:p>
          </table:table-cell>
          <table:table-cell office:value-type="float" office:value="0.95" calcext:value-type="float">
            <text:p>0.95</text:p>
          </table:table-cell>
          <table:table-cell office:value-type="float" office:value="0.1832995" calcext:value-type="float">
            <text:p>0.1832995</text:p>
          </table:table-cell>
          <table:table-cell office:value-type="float" office:value="0.6065384" calcext:value-type="float">
            <text:p>0.6065384</text:p>
          </table:table-cell>
          <table:table-cell office:value-type="float" office:value="0.498399" calcext:value-type="float">
            <text:p>0.4983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2155_s_at</text:p>
          </table:table-cell>
          <table:table-cell office:value-type="float" office:value="0.8489719" calcext:value-type="float">
            <text:p>0.8489719</text:p>
          </table:table-cell>
          <table:table-cell office:value-type="float" office:value="0.4223127" calcext:value-type="float">
            <text:p>0.4223127</text:p>
          </table:table-cell>
          <table:table-cell office:value-type="float" office:value="0.4128403" calcext:value-type="float">
            <text:p>0.4128403</text:p>
          </table:table-cell>
          <table:table-cell office:value-type="float" office:value="0.3570262" calcext:value-type="float">
            <text:p>0.3570262</text:p>
          </table:table-cell>
          <table:table-cell office:value-type="float" office:value="0.8387984" calcext:value-type="float">
            <text:p>0.8387984</text:p>
          </table:table-cell>
          <table:table-cell office:value-type="float" office:value="0.5910853" calcext:value-type="float">
            <text:p>0.5910853</text:p>
          </table:table-cell>
          <table:table-cell office:value-type="float" office:value="0.1059181" calcext:value-type="float">
            <text:p>0.1059181</text:p>
          </table:table-cell>
          <table:table-cell office:value-type="float" office:value="0.6811634" calcext:value-type="float">
            <text:p>0.6811634</text:p>
          </table:table-cell>
          <table:table-cell office:value-type="float" office:value="0.6919906" calcext:value-type="float">
            <text:p>0.6919906</text:p>
          </table:table-cell>
          <table:table-cell office:value-type="float" office:value="0.296979" calcext:value-type="float">
            <text:p>0.296979</text:p>
          </table:table-cell>
          <table:table-cell office:value-type="float" office:value="1" calcext:value-type="float">
            <text:p>1</text:p>
          </table:table-cell>
          <table:table-cell office:value-type="float" office:value="0.214408" calcext:value-type="float">
            <text:p>0.214408</text:p>
          </table:table-cell>
          <table:table-cell office:value-type="float" office:value="0.4220085" calcext:value-type="float">
            <text:p>0.4220085</text:p>
          </table:table-cell>
          <table:table-cell office:value-type="float" office:value="0.4587109" calcext:value-type="float">
            <text:p>0.45871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22168_at</text:p>
          </table:table-cell>
          <table:table-cell office:value-type="float" office:value="0.8522016" calcext:value-type="float">
            <text:p>0.8522016</text:p>
          </table:table-cell>
          <table:table-cell office:value-type="float" office:value="0.3773629" calcext:value-type="float">
            <text:p>0.3773629</text:p>
          </table:table-cell>
          <table:table-cell office:value-type="float" office:value="0.5519892" calcext:value-type="float">
            <text:p>0.5519892</text:p>
          </table:table-cell>
          <table:table-cell office:value-type="float" office:value="0.2085306" calcext:value-type="float">
            <text:p>0.2085306</text:p>
          </table:table-cell>
          <table:table-cell office:value-type="float" office:value="0.8650769" calcext:value-type="float">
            <text:p>0.8650769</text:p>
          </table:table-cell>
          <table:table-cell office:value-type="float" office:value="0.5337006" calcext:value-type="float">
            <text:p>0.5337006</text:p>
          </table:table-cell>
          <table:table-cell office:value-type="float" office:value="0.07842408" calcext:value-type="float">
            <text:p>0.07842408</text:p>
          </table:table-cell>
          <table:table-cell office:value-type="float" office:value="0.7537589" calcext:value-type="float">
            <text:p>0.7537589</text:p>
          </table:table-cell>
          <table:table-cell office:value-type="float" office:value="0.6751036" calcext:value-type="float">
            <text:p>0.6751036</text:p>
          </table:table-cell>
          <table:table-cell office:value-type="float" office:value="0.1659865" calcext:value-type="float">
            <text:p>0.1659865</text:p>
          </table:table-cell>
          <table:table-cell office:value-type="float" office:value="1" calcext:value-type="float">
            <text:p>1</text:p>
          </table:table-cell>
          <table:table-cell office:value-type="float" office:value="0.1987763" calcext:value-type="float">
            <text:p>0.1987763</text:p>
          </table:table-cell>
          <table:table-cell office:value-type="float" office:value="0.1732051" calcext:value-type="float">
            <text:p>0.1732051</text:p>
          </table:table-cell>
          <table:table-cell office:value-type="float" office:value="0.4474096" calcext:value-type="float">
            <text:p>0.44740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4511_at</text:p>
          </table:table-cell>
          <table:table-cell office:value-type="float" office:value="0.8526005" calcext:value-type="float">
            <text:p>0.8526005</text:p>
          </table:table-cell>
          <table:table-cell office:value-type="float" office:value="0.4801671" calcext:value-type="float">
            <text:p>0.4801671</text:p>
          </table:table-cell>
          <table:table-cell office:value-type="float" office:value="0.3228514" calcext:value-type="float">
            <text:p>0.3228514</text:p>
          </table:table-cell>
          <table:table-cell office:value-type="float" office:value="0.3613155" calcext:value-type="float">
            <text:p>0.3613155</text:p>
          </table:table-cell>
          <table:table-cell office:value-type="float" office:value="0.8012964" calcext:value-type="float">
            <text:p>0.8012964</text:p>
          </table:table-cell>
          <table:table-cell office:value-type="float" office:value="0.5444094" calcext:value-type="float">
            <text:p>0.5444094</text:p>
          </table:table-cell>
          <table:table-cell office:value-type="float" office:value="0.1971336" calcext:value-type="float">
            <text:p>0.1971336</text:p>
          </table:table-cell>
          <table:table-cell office:value-type="float" office:value="0.635723" calcext:value-type="float">
            <text:p>0.635723</text:p>
          </table:table-cell>
          <table:table-cell office:value-type="float" office:value="0.7411473" calcext:value-type="float">
            <text:p>0.7411473</text:p>
          </table:table-cell>
          <table:table-cell office:value-type="float" office:value="0.2866125" calcext:value-type="float">
            <text:p>0.2866125</text:p>
          </table:table-cell>
          <table:table-cell office:value-type="float" office:value="1" calcext:value-type="float">
            <text:p>1</text:p>
          </table:table-cell>
          <table:table-cell office:value-type="float" office:value="0.2431195" calcext:value-type="float">
            <text:p>0.2431195</text:p>
          </table:table-cell>
          <table:table-cell office:value-type="float" office:value="0.2553418" calcext:value-type="float">
            <text:p>0.2553418</text:p>
          </table:table-cell>
          <table:table-cell office:value-type="float" office:value="0.4154215" calcext:value-type="float">
            <text:p>0.41542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5066_at</text:p>
          </table:table-cell>
          <table:table-cell office:value-type="float" office:value="0.8690917" calcext:value-type="float">
            <text:p>0.8690917</text:p>
          </table:table-cell>
          <table:table-cell office:value-type="float" office:value="0.5114133" calcext:value-type="float">
            <text:p>0.5114133</text:p>
          </table:table-cell>
          <table:table-cell office:value-type="float" office:value="0.5106965" calcext:value-type="float">
            <text:p>0.5106965</text:p>
          </table:table-cell>
          <table:table-cell office:value-type="float" office:value="0.1192349" calcext:value-type="float">
            <text:p>0.1192349</text:p>
          </table:table-cell>
          <table:table-cell office:value-type="float" office:value="0.7226457" calcext:value-type="float">
            <text:p>0.7226457</text:p>
          </table:table-cell>
          <table:table-cell office:value-type="float" office:value="0.5035359" calcext:value-type="float">
            <text:p>0.5035359</text:p>
          </table:table-cell>
          <table:table-cell office:value-type="float" office:value="0.1345227" calcext:value-type="float">
            <text:p>0.1345227</text:p>
          </table:table-cell>
          <table:table-cell office:value-type="float" office:value="0.5054298" calcext:value-type="float">
            <text:p>0.5054298</text:p>
          </table:table-cell>
          <table:table-cell office:value-type="float" office:value="0.7553056" calcext:value-type="float">
            <text:p>0.7553056</text:p>
          </table:table-cell>
          <table:table-cell office:value-type="float" office:value="0.1683463" calcext:value-type="float">
            <text:p>0.1683463</text:p>
          </table:table-cell>
          <table:table-cell office:value-type="float" office:value="1" calcext:value-type="float">
            <text:p>1</text:p>
          </table:table-cell>
          <table:table-cell office:value-type="float" office:value="0.2174992" calcext:value-type="float">
            <text:p>0.2174992</text:p>
          </table:table-cell>
          <table:table-cell office:value-type="float" office:value="0.4708119" calcext:value-type="float">
            <text:p>0.4708119</text:p>
          </table:table-cell>
          <table:table-cell office:value-type="float" office:value="0.3779564" calcext:value-type="float">
            <text:p>0.37795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1856_s_at</text:p>
          </table:table-cell>
          <table:table-cell office:value-type="float" office:value="0.8569187" calcext:value-type="float">
            <text:p>0.8569187</text:p>
          </table:table-cell>
          <table:table-cell office:value-type="float" office:value="0.5792979" calcext:value-type="float">
            <text:p>0.5792979</text:p>
          </table:table-cell>
          <table:table-cell office:value-type="float" office:value="0.6754528" calcext:value-type="float">
            <text:p>0.6754528</text:p>
          </table:table-cell>
          <table:table-cell office:value-type="float" office:value="0.2525566" calcext:value-type="float">
            <text:p>0.2525566</text:p>
          </table:table-cell>
          <table:table-cell office:value-type="float" office:value="0.7804632" calcext:value-type="float">
            <text:p>0.7804632</text:p>
          </table:table-cell>
          <table:table-cell office:value-type="float" office:value="0.5975968" calcext:value-type="float">
            <text:p>0.5975968</text:p>
          </table:table-cell>
          <table:table-cell office:value-type="float" office:value="0.2095802" calcext:value-type="float">
            <text:p>0.2095802</text:p>
          </table:table-cell>
          <table:table-cell office:value-type="float" office:value="0.6600275" calcext:value-type="float">
            <text:p>0.6600275</text:p>
          </table:table-cell>
          <table:table-cell office:value-type="float" office:value="0.7735641" calcext:value-type="float">
            <text:p>0.7735641</text:p>
          </table:table-cell>
          <table:table-cell office:value-type="float" office:value="0.2594869" calcext:value-type="float">
            <text:p>0.2594869</text:p>
          </table:table-cell>
          <table:table-cell office:value-type="float" office:value="1" calcext:value-type="float">
            <text:p>1</text:p>
          </table:table-cell>
          <table:table-cell office:value-type="float" office:value="0.1336551" calcext:value-type="float">
            <text:p>0.1336551</text:p>
          </table:table-cell>
          <table:table-cell office:value-type="float" office:value="0.4821367" calcext:value-type="float">
            <text:p>0.4821367</text:p>
          </table:table-cell>
          <table:table-cell office:value-type="float" office:value="0.3652126" calcext:value-type="float">
            <text:p>0.365212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9985_s_at</text:p>
          </table:table-cell>
          <table:table-cell office:value-type="float" office:value="0.8748893" calcext:value-type="float">
            <text:p>0.8748893</text:p>
          </table:table-cell>
          <table:table-cell office:value-type="float" office:value="0.4196297" calcext:value-type="float">
            <text:p>0.4196297</text:p>
          </table:table-cell>
          <table:table-cell office:value-type="float" office:value="0.4644631" calcext:value-type="float">
            <text:p>0.4644631</text:p>
          </table:table-cell>
          <table:table-cell office:value-type="float" office:value="0.145579" calcext:value-type="float">
            <text:p>0.145579</text:p>
          </table:table-cell>
          <table:table-cell office:value-type="float" office:value="0.7667715" calcext:value-type="float">
            <text:p>0.7667715</text:p>
          </table:table-cell>
          <table:table-cell office:value-type="float" office:value="0.611027" calcext:value-type="float">
            <text:p>0.611027</text:p>
          </table:table-cell>
          <table:table-cell office:value-type="float" office:value="0.2046914" calcext:value-type="float">
            <text:p>0.2046914</text:p>
          </table:table-cell>
          <table:table-cell office:value-type="float" office:value="0.7511467" calcext:value-type="float">
            <text:p>0.7511467</text:p>
          </table:table-cell>
          <table:table-cell office:value-type="float" office:value="0.6921927" calcext:value-type="float">
            <text:p>0.6921927</text:p>
          </table:table-cell>
          <table:table-cell office:value-type="float" office:value="0.1614971" calcext:value-type="float">
            <text:p>0.1614971</text:p>
          </table:table-cell>
          <table:table-cell office:value-type="float" office:value="1" calcext:value-type="float">
            <text:p>1</text:p>
          </table:table-cell>
          <table:table-cell office:value-type="float" office:value="0.1389058" calcext:value-type="float">
            <text:p>0.1389058</text:p>
          </table:table-cell>
          <table:table-cell office:value-type="float" office:value="0.4041452" calcext:value-type="float">
            <text:p>0.4041452</text:p>
          </table:table-cell>
          <table:table-cell office:value-type="float" office:value="0.2778094" calcext:value-type="float">
            <text:p>0.27780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7152_at</text:p>
          </table:table-cell>
          <table:table-cell office:value-type="float" office:value="0.8466692" calcext:value-type="float">
            <text:p>0.8466692</text:p>
          </table:table-cell>
          <table:table-cell office:value-type="float" office:value="0.454482" calcext:value-type="float">
            <text:p>0.454482</text:p>
          </table:table-cell>
          <table:table-cell office:value-type="float" office:value="0.465238" calcext:value-type="float">
            <text:p>0.465238</text:p>
          </table:table-cell>
          <table:table-cell office:value-type="float" office:value="0.1460655" calcext:value-type="float">
            <text:p>0.1460655</text:p>
          </table:table-cell>
          <table:table-cell office:value-type="float" office:value="0.7683001" calcext:value-type="float">
            <text:p>0.7683001</text:p>
          </table:table-cell>
          <table:table-cell office:value-type="float" office:value="0.5418947" calcext:value-type="float">
            <text:p>0.5418947</text:p>
          </table:table-cell>
          <table:table-cell office:value-type="float" office:value="0.101586" calcext:value-type="float">
            <text:p>0.101586</text:p>
          </table:table-cell>
          <table:table-cell office:value-type="float" office:value="0.758439" calcext:value-type="float">
            <text:p>0.758439</text:p>
          </table:table-cell>
          <table:table-cell office:value-type="float" office:value="0.6551391" calcext:value-type="float">
            <text:p>0.6551391</text:p>
          </table:table-cell>
          <table:table-cell office:value-type="float" office:value="0.1392217" calcext:value-type="float">
            <text:p>0.1392217</text:p>
          </table:table-cell>
          <table:table-cell office:value-type="float" office:value="1" calcext:value-type="float">
            <text:p>1</text:p>
          </table:table-cell>
          <table:table-cell office:value-type="float" office:value="0.2810981" calcext:value-type="float">
            <text:p>0.2810981</text:p>
          </table:table-cell>
          <table:table-cell office:value-type="float" office:value="0.1821367" calcext:value-type="float">
            <text:p>0.1821367</text:p>
          </table:table-cell>
          <table:table-cell office:value-type="float" office:value="0.3046669" calcext:value-type="float">
            <text:p>0.30466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3439_x_at</text:p>
          </table:table-cell>
          <table:table-cell office:value-type="float" office:value="0.8615751" calcext:value-type="float">
            <text:p>0.8615751</text:p>
          </table:table-cell>
          <table:table-cell office:value-type="float" office:value="0.4923959" calcext:value-type="float">
            <text:p>0.4923959</text:p>
          </table:table-cell>
          <table:table-cell office:value-type="float" office:value="0.4116965" calcext:value-type="float">
            <text:p>0.4116965</text:p>
          </table:table-cell>
          <table:table-cell office:value-type="float" office:value="0.1651031" calcext:value-type="float">
            <text:p>0.1651031</text:p>
          </table:table-cell>
          <table:table-cell office:value-type="float" office:value="0.7302846" calcext:value-type="float">
            <text:p>0.7302846</text:p>
          </table:table-cell>
          <table:table-cell office:value-type="float" office:value="0.5382144" calcext:value-type="float">
            <text:p>0.5382144</text:p>
          </table:table-cell>
          <table:table-cell office:value-type="float" office:value="0.09659887" calcext:value-type="float">
            <text:p>0.09659887</text:p>
          </table:table-cell>
          <table:table-cell office:value-type="float" office:value="0.7017552" calcext:value-type="float">
            <text:p>0.7017552</text:p>
          </table:table-cell>
          <table:table-cell office:value-type="float" office:value="0.7134144" calcext:value-type="float">
            <text:p>0.7134144</text:p>
          </table:table-cell>
          <table:table-cell office:value-type="float" office:value="0.2676444" calcext:value-type="float">
            <text:p>0.2676444</text:p>
          </table:table-cell>
          <table:table-cell office:value-type="float" office:value="0.95" calcext:value-type="float">
            <text:p>0.95</text:p>
          </table:table-cell>
          <table:table-cell office:value-type="float" office:value="0.2689061" calcext:value-type="float">
            <text:p>0.2689061</text:p>
          </table:table-cell>
          <table:table-cell office:value-type="float" office:value="0.4488034" calcext:value-type="float">
            <text:p>0.4488034</text:p>
          </table:table-cell>
          <table:table-cell office:value-type="float" office:value="0.2620109" calcext:value-type="float">
            <text:p>0.26201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02688_at</text:p>
          </table:table-cell>
          <table:table-cell office:value-type="float" office:value="0.812005" calcext:value-type="float">
            <text:p>0.812005</text:p>
          </table:table-cell>
          <table:table-cell office:value-type="float" office:value="0.5355335" calcext:value-type="float">
            <text:p>0.5355335</text:p>
          </table:table-cell>
          <table:table-cell office:value-type="float" office:value="0.2390093" calcext:value-type="float">
            <text:p>0.2390093</text:p>
          </table:table-cell>
          <table:table-cell office:value-type="float" office:value="0.2090324" calcext:value-type="float">
            <text:p>0.2090324</text:p>
          </table:table-cell>
          <table:table-cell office:value-type="float" office:value="0.8103118" calcext:value-type="float">
            <text:p>0.8103118</text:p>
          </table:table-cell>
          <table:table-cell office:value-type="float" office:value="0.5406353" calcext:value-type="float">
            <text:p>0.5406353</text:p>
          </table:table-cell>
          <table:table-cell office:value-type="float" office:value="0.188007" calcext:value-type="float">
            <text:p>0.188007</text:p>
          </table:table-cell>
          <table:table-cell office:value-type="float" office:value="0.7433089" calcext:value-type="float">
            <text:p>0.7433089</text:p>
          </table:table-cell>
          <table:table-cell office:value-type="float" office:value="0.7823369" calcext:value-type="float">
            <text:p>0.7823369</text:p>
          </table:table-cell>
          <table:table-cell office:value-type="float" office:value="0.423917" calcext:value-type="float">
            <text:p>0.423917</text:p>
          </table:table-cell>
          <table:table-cell office:value-type="float" office:value="1" calcext:value-type="float">
            <text:p>1</text:p>
          </table:table-cell>
          <table:table-cell office:value-type="float" office:value="0.1613768" calcext:value-type="float">
            <text:p>0.1613768</text:p>
          </table:table-cell>
          <table:table-cell office:value-type="float" office:value="0.4220085" calcext:value-type="float">
            <text:p>0.4220085</text:p>
          </table:table-cell>
          <table:table-cell office:value-type="float" office:value="0.2665683" calcext:value-type="float">
            <text:p>0.26656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2976_at</text:p>
          </table:table-cell>
          <table:table-cell office:value-type="float" office:value="0.8493524" calcext:value-type="float">
            <text:p>0.8493524</text:p>
          </table:table-cell>
          <table:table-cell office:value-type="float" office:value="0.4125023" calcext:value-type="float">
            <text:p>0.4125023</text:p>
          </table:table-cell>
          <table:table-cell office:value-type="float" office:value="0.3957764" calcext:value-type="float">
            <text:p>0.3957764</text:p>
          </table:table-cell>
          <table:table-cell office:value-type="float" office:value="0.2713594" calcext:value-type="float">
            <text:p>0.2713594</text:p>
          </table:table-cell>
          <table:table-cell office:value-type="float" office:value="0.7822324" calcext:value-type="float">
            <text:p>0.7822324</text:p>
          </table:table-cell>
          <table:table-cell office:value-type="float" office:value="0.6325025" calcext:value-type="float">
            <text:p>0.6325025</text:p>
          </table:table-cell>
          <table:table-cell office:value-type="float" office:value="0.1839669" calcext:value-type="float">
            <text:p>0.1839669</text:p>
          </table:table-cell>
          <table:table-cell office:value-type="float" office:value="0.5803703" calcext:value-type="float">
            <text:p>0.5803703</text:p>
          </table:table-cell>
          <table:table-cell office:value-type="float" office:value="0.725439" calcext:value-type="float">
            <text:p>0.725439</text:p>
          </table:table-cell>
          <table:table-cell office:value-type="float" office:value="0.1462522" calcext:value-type="float">
            <text:p>0.1462522</text:p>
          </table:table-cell>
          <table:table-cell office:value-type="float" office:value="1" calcext:value-type="float">
            <text:p>1</text:p>
          </table:table-cell>
          <table:table-cell office:value-type="float" office:value="0.1597003" calcext:value-type="float">
            <text:p>0.1597003</text:p>
          </table:table-cell>
          <table:table-cell office:value-type="float" office:value="0.5618802" calcext:value-type="float">
            <text:p>0.5618802</text:p>
          </table:table-cell>
          <table:table-cell office:value-type="float" office:value="0.1855093" calcext:value-type="float">
            <text:p>0.18550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5604_x_at</text:p>
          </table:table-cell>
          <table:table-cell office:value-type="float" office:value="0.859746" calcext:value-type="float">
            <text:p>0.859746</text:p>
          </table:table-cell>
          <table:table-cell office:value-type="float" office:value="0.6399755" calcext:value-type="float">
            <text:p>0.6399755</text:p>
          </table:table-cell>
          <table:table-cell office:value-type="float" office:value="0.4347987" calcext:value-type="float">
            <text:p>0.4347987</text:p>
          </table:table-cell>
          <table:table-cell office:value-type="float" office:value="0.3245352" calcext:value-type="float">
            <text:p>0.3245352</text:p>
          </table:table-cell>
          <table:table-cell office:value-type="float" office:value="0.7910141" calcext:value-type="float">
            <text:p>0.7910141</text:p>
          </table:table-cell>
          <table:table-cell office:value-type="float" office:value="0.6051007" calcext:value-type="float">
            <text:p>0.6051007</text:p>
          </table:table-cell>
          <table:table-cell office:value-type="float" office:value="0.1558712" calcext:value-type="float">
            <text:p>0.1558712</text:p>
          </table:table-cell>
          <table:table-cell office:value-type="float" office:value="0.6033384" calcext:value-type="float">
            <text:p>0.6033384</text:p>
          </table:table-cell>
          <table:table-cell office:value-type="float" office:value="0.6820277" calcext:value-type="float">
            <text:p>0.6820277</text:p>
          </table:table-cell>
          <table:table-cell office:value-type="float" office:value="0.2628139" calcext:value-type="float">
            <text:p>0.2628139</text:p>
          </table:table-cell>
          <table:table-cell office:value-type="float" office:value="1" calcext:value-type="float">
            <text:p>1</text:p>
          </table:table-cell>
          <table:table-cell office:value-type="float" office:value="0.2213778" calcext:value-type="float">
            <text:p>0.2213778</text:p>
          </table:table-cell>
          <table:table-cell office:value-type="float" office:value="0.4065384" calcext:value-type="float">
            <text:p>0.4065384</text:p>
          </table:table-cell>
          <table:table-cell office:value-type="float" office:value="0.104044" calcext:value-type="float">
            <text:p>0.1040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18164_at</text:p>
          </table:table-cell>
          <table:table-cell office:value-type="float" office:value="0.8698951" calcext:value-type="float">
            <text:p>0.8698951</text:p>
          </table:table-cell>
          <table:table-cell office:value-type="float" office:value="0.3870255" calcext:value-type="float">
            <text:p>0.3870255</text:p>
          </table:table-cell>
          <table:table-cell office:value-type="float" office:value="0.5022114" calcext:value-type="float">
            <text:p>0.5022114</text:p>
          </table:table-cell>
          <table:table-cell office:value-type="float" office:value="0.3100217" calcext:value-type="float">
            <text:p>0.3100217</text:p>
          </table:table-cell>
          <table:table-cell office:value-type="float" office:value="0.7433863" calcext:value-type="float">
            <text:p>0.7433863</text:p>
          </table:table-cell>
          <table:table-cell office:value-type="float" office:value="0.5574035" calcext:value-type="float">
            <text:p>0.5574035</text:p>
          </table:table-cell>
          <table:table-cell office:value-type="float" office:value="0.093388" calcext:value-type="float">
            <text:p>0.093388</text:p>
          </table:table-cell>
          <table:table-cell office:value-type="float" office:value="0.7855355" calcext:value-type="float">
            <text:p>0.7855355</text:p>
          </table:table-cell>
          <table:table-cell office:value-type="float" office:value="0.743451" calcext:value-type="float">
            <text:p>0.743451</text:p>
          </table:table-cell>
          <table:table-cell office:value-type="float" office:value="0.1229943" calcext:value-type="float">
            <text:p>0.1229943</text:p>
          </table:table-cell>
          <table:table-cell office:value-type="float" office:value="1" calcext:value-type="float">
            <text:p>1</text:p>
          </table:table-cell>
          <table:table-cell office:value-type="float" office:value="0.2463048" calcext:value-type="float">
            <text:p>0.2463048</text:p>
          </table:table-cell>
          <table:table-cell office:value-type="float" office:value="0.5821367" calcext:value-type="float">
            <text:p>0.5821367</text:p>
          </table:table-cell>
          <table:table-cell office:value-type="float" office:value="-0.0008682084" calcext:value-type="float">
            <text:p>-0.0008682084</text:p>
          </table:table-cell>
          <table:table-cell table:number-columns-repeated="1004"/>
        </table:table-row>
      </table:table>
      <table:table table:name="sign02" table:style-name="ta1">
        <table:table-column table:style-name="co5" table:number-columns-repeated="15" table:default-cell-style-name="Default"/>
        <table:table-row table:style-name="ro1">
          <table:table-cell table:style-name="ce2" office:value-type="string" calcext:value-type="string">
            <text:p>@probeset</text:p>
          </table:table-cell>
          <table:table-cell table:style-name="ce2" office:value-type="string" calcext:value-type="string">
            <text:p>sign02_predictionMCC_Heiskanen</text:p>
          </table:table-cell>
          <table:table-cell table:style-name="ce2" office:value-type="string" calcext:value-type="string">
            <text:p>sign02_predictionMCC_Kohno</text:p>
          </table:table-cell>
          <table:table-cell table:style-name="ce2" office:value-type="string" calcext:value-type="string">
            <text:p>sign02_predictionMCC_Kuner</text:p>
          </table:table-cell>
          <table:table-cell table:style-name="ce2" office:value-type="string" calcext:value-type="string">
            <text:p>sign02_predictionMCC_Kuo</text:p>
          </table:table-cell>
          <table:table-cell table:style-name="ce2" office:value-type="string" calcext:value-type="string">
            <text:p>sign02_predictionMCC_Mitchell</text:p>
          </table:table-cell>
          <table:table-cell table:style-name="ce2" office:value-type="string" calcext:value-type="string">
            <text:p>sign02_predictionMCC_Philipsen</text:p>
          </table:table-cell>
          <table:table-cell table:style-name="ce2" office:value-type="string" calcext:value-type="string">
            <text:p>sign02_predictionMCC_Rotunno</text:p>
          </table:table-cell>
          <table:table-cell table:style-name="ce2" office:value-type="string" calcext:value-type="string">
            <text:p>sign02_predictionMCC_Rousseaux</text:p>
          </table:table-cell>
          <table:table-cell table:style-name="ce2" office:value-type="string" calcext:value-type="string">
            <text:p>sign02_predictionMCC_Spira</text:p>
          </table:table-cell>
          <table:table-cell table:style-name="ce2" office:value-type="string" calcext:value-type="string">
            <text:p>sign02_predictionMCC_Tsay</text:p>
          </table:table-cell>
          <table:table-cell table:style-name="ce2" office:value-type="string" calcext:value-type="string">
            <text:p>sign02_predictionMCC_Wachi</text:p>
          </table:table-cell>
          <table:table-cell table:style-name="ce2" office:value-type="string" calcext:value-type="string">
            <text:p>sign02_predictionMCC_Want</text:p>
          </table:table-cell>
          <table:table-cell table:style-name="ce2" office:value-type="string" calcext:value-type="string">
            <text:p>sign02_predictionMCC_Xu</text:p>
          </table:table-cell>
          <table:table-cell table:style-name="ce2" office:value-type="string" calcext:value-type="string">
            <text:p>sign02_predictionMCC_ZhangL</text:p>
          </table:table-cell>
        </table:table-row>
        <table:table-row table:style-name="ro1">
          <table:table-cell table:style-name="ce2" office:value-type="string" calcext:value-type="string">
            <text:p>P00785_s_at</text:p>
          </table:table-cell>
          <table:table-cell table:style-name="ce2" office:value-type="float" office:value="0.8717117" calcext:value-type="float">
            <text:p>0.8717117</text:p>
          </table:table-cell>
          <table:table-cell table:style-name="ce2" office:value-type="float" office:value="0.699045" calcext:value-type="float">
            <text:p>0.699045</text:p>
          </table:table-cell>
          <table:table-cell table:style-name="ce2" office:value-type="float" office:value="0.305507" calcext:value-type="float">
            <text:p>0.305507</text:p>
          </table:table-cell>
          <table:table-cell table:style-name="ce2" office:value-type="float" office:value="0.2306562" calcext:value-type="float">
            <text:p>0.2306562</text:p>
          </table:table-cell>
          <table:table-cell table:style-name="ce2" office:value-type="float" office:value="0.7602194" calcext:value-type="float">
            <text:p>0.7602194</text:p>
          </table:table-cell>
          <table:table-cell table:style-name="ce2" office:value-type="float" office:value="0.6253943" calcext:value-type="float">
            <text:p>0.6253943</text:p>
          </table:table-cell>
          <table:table-cell table:style-name="ce2" office:value-type="float" office:value="0.3132337" calcext:value-type="float">
            <text:p>0.3132337</text:p>
          </table:table-cell>
          <table:table-cell table:style-name="ce2" office:value-type="float" office:value="0.6426794" calcext:value-type="float">
            <text:p>0.6426794</text:p>
          </table:table-cell>
          <table:table-cell table:style-name="ce2" office:value-type="float" office:value="0.6722361" calcext:value-type="float">
            <text:p>0.6722361</text:p>
          </table:table-cell>
          <table:table-cell table:style-name="ce2" office:value-type="float" office:value="0.5799122" calcext:value-type="float">
            <text:p>0.579912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2902595" calcext:value-type="float">
            <text:p>0.2902595</text:p>
          </table:table-cell>
          <table:table-cell table:style-name="ce2" office:value-type="float" office:value="0.357735" calcext:value-type="float">
            <text:p>0.357735</text:p>
          </table:table-cell>
          <table:table-cell table:style-name="ce2" office:value-type="float" office:value="0.3063775" calcext:value-type="float">
            <text:p>0.3063775</text:p>
          </table:table-cell>
        </table:table-row>
        <table:table-row table:style-name="ro1">
          <table:table-cell table:style-name="ce2" office:value-type="string" calcext:value-type="string">
            <text:p>P00984_s_at</text:p>
          </table:table-cell>
          <table:table-cell table:style-name="ce2" office:value-type="float" office:value="0.9311985" calcext:value-type="float">
            <text:p>0.9311985</text:p>
          </table:table-cell>
          <table:table-cell table:style-name="ce2" office:value-type="float" office:value="0.7537635" calcext:value-type="float">
            <text:p>0.7537635</text:p>
          </table:table-cell>
          <table:table-cell table:style-name="ce2" office:value-type="float" office:value="0.1824706" calcext:value-type="float">
            <text:p>0.1824706</text:p>
          </table:table-cell>
          <table:table-cell table:style-name="ce2" office:value-type="float" office:value="0.4712125" calcext:value-type="float">
            <text:p>0.4712125</text:p>
          </table:table-cell>
          <table:table-cell table:style-name="ce2" office:value-type="float" office:value="0.7678779" calcext:value-type="float">
            <text:p>0.7678779</text:p>
          </table:table-cell>
          <table:table-cell table:style-name="ce2" office:value-type="float" office:value="0.6303752" calcext:value-type="float">
            <text:p>0.6303752</text:p>
          </table:table-cell>
          <table:table-cell table:style-name="ce2" office:value-type="float" office:value="0.254781" calcext:value-type="float">
            <text:p>0.254781</text:p>
          </table:table-cell>
          <table:table-cell table:style-name="ce2" office:value-type="float" office:value="0.6404613" calcext:value-type="float">
            <text:p>0.6404613</text:p>
          </table:table-cell>
          <table:table-cell table:style-name="ce2" office:value-type="float" office:value="0.6552795" calcext:value-type="float">
            <text:p>0.6552795</text:p>
          </table:table-cell>
          <table:table-cell table:style-name="ce2" office:value-type="float" office:value="0.09323286" calcext:value-type="float">
            <text:p>0.09323286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2194658" calcext:value-type="float">
            <text:p>0.2194658</text:p>
          </table:table-cell>
          <table:table-cell table:style-name="ce2" office:value-type="float" office:value="0.3309401" calcext:value-type="float">
            <text:p>0.3309401</text:p>
          </table:table-cell>
          <table:table-cell table:style-name="ce2" office:value-type="float" office:value="0.4429961" calcext:value-type="float">
            <text:p>0.4429961</text:p>
          </table:table-cell>
        </table:table-row>
        <table:table-row table:style-name="ro1">
          <table:table-cell table:style-name="ce2" office:value-type="string" calcext:value-type="string">
            <text:p>P01481_s_at</text:p>
          </table:table-cell>
          <table:table-cell table:style-name="ce2" office:value-type="float" office:value="0.8717302" calcext:value-type="float">
            <text:p>0.8717302</text:p>
          </table:table-cell>
          <table:table-cell table:style-name="ce2" office:value-type="float" office:value="0.6138401" calcext:value-type="float">
            <text:p>0.6138401</text:p>
          </table:table-cell>
          <table:table-cell table:style-name="ce2" office:value-type="float" office:value="-0.025521" calcext:value-type="float">
            <text:p>-0.025521</text:p>
          </table:table-cell>
          <table:table-cell table:style-name="ce2" office:value-type="float" office:value="0.2076883" calcext:value-type="float">
            <text:p>0.2076883</text:p>
          </table:table-cell>
          <table:table-cell table:style-name="ce2" office:value-type="float" office:value="0.8137248" calcext:value-type="float">
            <text:p>0.8137248</text:p>
          </table:table-cell>
          <table:table-cell table:style-name="ce2" office:value-type="float" office:value="0.6671909" calcext:value-type="float">
            <text:p>0.6671909</text:p>
          </table:table-cell>
          <table:table-cell table:style-name="ce2" office:value-type="float" office:value="0.2963803" calcext:value-type="float">
            <text:p>0.2963803</text:p>
          </table:table-cell>
          <table:table-cell table:style-name="ce2" office:value-type="float" office:value="0.6017048" calcext:value-type="float">
            <text:p>0.6017048</text:p>
          </table:table-cell>
          <table:table-cell table:style-name="ce2" office:value-type="float" office:value="0.6857694" calcext:value-type="float">
            <text:p>0.6857694</text:p>
          </table:table-cell>
          <table:table-cell table:style-name="ce2" office:value-type="float" office:value="0.4311111" calcext:value-type="float">
            <text:p>0.431111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378046" calcext:value-type="float">
            <text:p>0.1378046</text:p>
          </table:table-cell>
          <table:table-cell table:style-name="ce2" office:value-type="float" office:value="0.2488034" calcext:value-type="float">
            <text:p>0.2488034</text:p>
          </table:table-cell>
          <table:table-cell table:style-name="ce2" office:value-type="float" office:value="0.3375127" calcext:value-type="float">
            <text:p>0.3375127</text:p>
          </table:table-cell>
        </table:table-row>
        <table:table-row table:style-name="ro1">
          <table:table-cell table:style-name="ce2" office:value-type="string" calcext:value-type="string">
            <text:p>P01798_s_at</text:p>
          </table:table-cell>
          <table:table-cell table:style-name="ce2" office:value-type="float" office:value="0.9001736" calcext:value-type="float">
            <text:p>0.9001736</text:p>
          </table:table-cell>
          <table:table-cell table:style-name="ce2" office:value-type="float" office:value="0.771599" calcext:value-type="float">
            <text:p>0.771599</text:p>
          </table:table-cell>
          <table:table-cell table:style-name="ce2" office:value-type="float" office:value="0.1542666" calcext:value-type="float">
            <text:p>0.1542666</text:p>
          </table:table-cell>
          <table:table-cell table:style-name="ce2" office:value-type="float" office:value="0.2958576" calcext:value-type="float">
            <text:p>0.2958576</text:p>
          </table:table-cell>
          <table:table-cell table:style-name="ce2" office:value-type="float" office:value="0.7404447" calcext:value-type="float">
            <text:p>0.7404447</text:p>
          </table:table-cell>
          <table:table-cell table:style-name="ce2" office:value-type="float" office:value="0.6480512" calcext:value-type="float">
            <text:p>0.6480512</text:p>
          </table:table-cell>
          <table:table-cell table:style-name="ce2" office:value-type="float" office:value="0.2360154" calcext:value-type="float">
            <text:p>0.2360154</text:p>
          </table:table-cell>
          <table:table-cell table:style-name="ce2" office:value-type="float" office:value="0.6661611" calcext:value-type="float">
            <text:p>0.6661611</text:p>
          </table:table-cell>
          <table:table-cell table:style-name="ce2" office:value-type="float" office:value="0.6510572" calcext:value-type="float">
            <text:p>0.6510572</text:p>
          </table:table-cell>
          <table:table-cell table:style-name="ce2" office:value-type="float" office:value="0.4192521" calcext:value-type="float">
            <text:p>0.419252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3050303" calcext:value-type="float">
            <text:p>0.3050303</text:p>
          </table:table-cell>
          <table:table-cell table:style-name="ce2" office:value-type="float" office:value="0.1821367" calcext:value-type="float">
            <text:p>0.1821367</text:p>
          </table:table-cell>
          <table:table-cell table:style-name="ce2" office:value-type="float" office:value="0.4883445" calcext:value-type="float">
            <text:p>0.4883445</text:p>
          </table:table-cell>
        </table:table-row>
        <table:table-row table:style-name="ro1">
          <table:table-cell table:style-name="ce2" office:value-type="string" calcext:value-type="string">
            <text:p>P03013_at</text:p>
          </table:table-cell>
          <table:table-cell table:style-name="ce2" office:value-type="float" office:value="0.9354711" calcext:value-type="float">
            <text:p>0.9354711</text:p>
          </table:table-cell>
          <table:table-cell table:style-name="ce2" office:value-type="float" office:value="0.7644409" calcext:value-type="float">
            <text:p>0.7644409</text:p>
          </table:table-cell>
          <table:table-cell table:style-name="ce2" office:value-type="float" office:value="0.0152731" calcext:value-type="float">
            <text:p>0.0152731</text:p>
          </table:table-cell>
          <table:table-cell table:style-name="ce2" office:value-type="float" office:value="0.1431139" calcext:value-type="float">
            <text:p>0.1431139</text:p>
          </table:table-cell>
          <table:table-cell table:style-name="ce2" office:value-type="float" office:value="0.800191" calcext:value-type="float">
            <text:p>0.800191</text:p>
          </table:table-cell>
          <table:table-cell table:style-name="ce2" office:value-type="float" office:value="0.6835396" calcext:value-type="float">
            <text:p>0.6835396</text:p>
          </table:table-cell>
          <table:table-cell table:style-name="ce2" office:value-type="float" office:value="0.2986026" calcext:value-type="float">
            <text:p>0.2986026</text:p>
          </table:table-cell>
          <table:table-cell table:style-name="ce2" office:value-type="float" office:value="0.6760245" calcext:value-type="float">
            <text:p>0.6760245</text:p>
          </table:table-cell>
          <table:table-cell table:style-name="ce2" office:value-type="float" office:value="0.6826793" calcext:value-type="float">
            <text:p>0.6826793</text:p>
          </table:table-cell>
          <table:table-cell table:style-name="ce2" office:value-type="float" office:value="0.4938104" calcext:value-type="float">
            <text:p>0.493810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213382" calcext:value-type="float">
            <text:p>0.1213382</text:p>
          </table:table-cell>
          <table:table-cell table:style-name="ce2" office:value-type="float" office:value="0.2642734" calcext:value-type="float">
            <text:p>0.2642734</text:p>
          </table:table-cell>
          <table:table-cell table:style-name="ce2" office:value-type="float" office:value="0.2493883" calcext:value-type="float">
            <text:p>0.2493883</text:p>
          </table:table-cell>
        </table:table-row>
        <table:table-row table:style-name="ro1">
          <table:table-cell table:style-name="ce2" office:value-type="string" calcext:value-type="string">
            <text:p>P05234_at</text:p>
          </table:table-cell>
          <table:table-cell table:style-name="ce2" office:value-type="float" office:value="0.9242324" calcext:value-type="float">
            <text:p>0.9242324</text:p>
          </table:table-cell>
          <table:table-cell table:style-name="ce2" office:value-type="float" office:value="0.7595288" calcext:value-type="float">
            <text:p>0.7595288</text:p>
          </table:table-cell>
          <table:table-cell table:style-name="ce2" office:value-type="float" office:value="0.239049" calcext:value-type="float">
            <text:p>0.239049</text:p>
          </table:table-cell>
          <table:table-cell table:style-name="ce2" office:value-type="float" office:value="0.2829822" calcext:value-type="float">
            <text:p>0.2829822</text:p>
          </table:table-cell>
          <table:table-cell table:style-name="ce2" office:value-type="float" office:value="0.8231231" calcext:value-type="float">
            <text:p>0.8231231</text:p>
          </table:table-cell>
          <table:table-cell table:style-name="ce2" office:value-type="float" office:value="0.6681396" calcext:value-type="float">
            <text:p>0.6681396</text:p>
          </table:table-cell>
          <table:table-cell table:style-name="ce2" office:value-type="float" office:value="0.3189963" calcext:value-type="float">
            <text:p>0.3189963</text:p>
          </table:table-cell>
          <table:table-cell table:style-name="ce2" office:value-type="float" office:value="0.6615089" calcext:value-type="float">
            <text:p>0.6615089</text:p>
          </table:table-cell>
          <table:table-cell table:style-name="ce2" office:value-type="float" office:value="0.6086604" calcext:value-type="float">
            <text:p>0.6086604</text:p>
          </table:table-cell>
          <table:table-cell table:style-name="ce2" office:value-type="float" office:value="0.4105019" calcext:value-type="float">
            <text:p>0.410501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507357" calcext:value-type="float">
            <text:p>0.1507357</text:p>
          </table:table-cell>
          <table:table-cell table:style-name="ce2" office:value-type="float" office:value="0.4130768" calcext:value-type="float">
            <text:p>0.4130768</text:p>
          </table:table-cell>
          <table:table-cell table:style-name="ce2" office:value-type="float" office:value="0.5205749" calcext:value-type="float">
            <text:p>0.5205749</text:p>
          </table:table-cell>
        </table:table-row>
        <table:table-row table:style-name="ro1">
          <table:table-cell table:style-name="ce2" office:value-type="string" calcext:value-type="string">
            <text:p>P05560_at</text:p>
          </table:table-cell>
          <table:table-cell table:style-name="ce2" office:value-type="float" office:value="0.8981697" calcext:value-type="float">
            <text:p>0.8981697</text:p>
          </table:table-cell>
          <table:table-cell table:style-name="ce2" office:value-type="float" office:value="0.5649629" calcext:value-type="float">
            <text:p>0.5649629</text:p>
          </table:table-cell>
          <table:table-cell table:style-name="ce2" office:value-type="float" office:value="0.1726648" calcext:value-type="float">
            <text:p>0.1726648</text:p>
          </table:table-cell>
          <table:table-cell table:style-name="ce2" office:value-type="float" office:value="0.2395897" calcext:value-type="float">
            <text:p>0.2395897</text:p>
          </table:table-cell>
          <table:table-cell table:style-name="ce2" office:value-type="float" office:value="0.7548507" calcext:value-type="float">
            <text:p>0.7548507</text:p>
          </table:table-cell>
          <table:table-cell table:style-name="ce2" office:value-type="float" office:value="0.6963202" calcext:value-type="float">
            <text:p>0.6963202</text:p>
          </table:table-cell>
          <table:table-cell table:style-name="ce2" office:value-type="float" office:value="0.3247976" calcext:value-type="float">
            <text:p>0.3247976</text:p>
          </table:table-cell>
          <table:table-cell table:style-name="ce2" office:value-type="float" office:value="0.7200261" calcext:value-type="float">
            <text:p>0.7200261</text:p>
          </table:table-cell>
          <table:table-cell table:style-name="ce2" office:value-type="float" office:value="0.6614819" calcext:value-type="float">
            <text:p>0.6614819</text:p>
          </table:table-cell>
          <table:table-cell table:style-name="ce2" office:value-type="float" office:value="0.571006" calcext:value-type="float">
            <text:p>0.571006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2751684" calcext:value-type="float">
            <text:p>0.2751684</text:p>
          </table:table-cell>
          <table:table-cell table:style-name="ce2" office:value-type="float" office:value="0.3065384" calcext:value-type="float">
            <text:p>0.3065384</text:p>
          </table:table-cell>
          <table:table-cell table:style-name="ce2" office:value-type="float" office:value="0.5010872" calcext:value-type="float">
            <text:p>0.5010872</text:p>
          </table:table-cell>
        </table:table-row>
        <table:table-row table:style-name="ro1">
          <table:table-cell table:style-name="ce2" office:value-type="string" calcext:value-type="string">
            <text:p>P06807_s_at</text:p>
          </table:table-cell>
          <table:table-cell table:style-name="ce2" office:value-type="float" office:value="0.9005022" calcext:value-type="float">
            <text:p>0.9005022</text:p>
          </table:table-cell>
          <table:table-cell table:style-name="ce2" office:value-type="float" office:value="0.6137262" calcext:value-type="float">
            <text:p>0.6137262</text:p>
          </table:table-cell>
          <table:table-cell table:style-name="ce2" office:value-type="float" office:value="0.1106858" calcext:value-type="float">
            <text:p>0.1106858</text:p>
          </table:table-cell>
          <table:table-cell table:style-name="ce2" office:value-type="float" office:value="0.3884143" calcext:value-type="float">
            <text:p>0.3884143</text:p>
          </table:table-cell>
          <table:table-cell table:style-name="ce2" office:value-type="float" office:value="0.7602926" calcext:value-type="float">
            <text:p>0.7602926</text:p>
          </table:table-cell>
          <table:table-cell table:style-name="ce2" office:value-type="float" office:value="0.6680878" calcext:value-type="float">
            <text:p>0.6680878</text:p>
          </table:table-cell>
          <table:table-cell table:style-name="ce2" office:value-type="float" office:value="0.2369901" calcext:value-type="float">
            <text:p>0.2369901</text:p>
          </table:table-cell>
          <table:table-cell table:style-name="ce2" office:value-type="float" office:value="0.7087394" calcext:value-type="float">
            <text:p>0.7087394</text:p>
          </table:table-cell>
          <table:table-cell table:style-name="ce2" office:value-type="float" office:value="0.6425214" calcext:value-type="float">
            <text:p>0.6425214</text:p>
          </table:table-cell>
          <table:table-cell table:style-name="ce2" office:value-type="float" office:value="0.5068682" calcext:value-type="float">
            <text:p>0.5068682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2092853" calcext:value-type="float">
            <text:p>0.2092853</text:p>
          </table:table-cell>
          <table:table-cell table:style-name="ce2" office:value-type="float" office:value="0.2553418" calcext:value-type="float">
            <text:p>0.2553418</text:p>
          </table:table-cell>
          <table:table-cell table:style-name="ce2" office:value-type="float" office:value="0.5514764" calcext:value-type="float">
            <text:p>0.5514764</text:p>
          </table:table-cell>
        </table:table-row>
        <table:table-row table:style-name="ro1">
          <table:table-cell table:style-name="ce2" office:value-type="string" calcext:value-type="string">
            <text:p>P06866_at</text:p>
          </table:table-cell>
          <table:table-cell table:style-name="ce2" office:value-type="float" office:value="0.9046197" calcext:value-type="float">
            <text:p>0.9046197</text:p>
          </table:table-cell>
          <table:table-cell table:style-name="ce2" office:value-type="float" office:value="0.6710512" calcext:value-type="float">
            <text:p>0.6710512</text:p>
          </table:table-cell>
          <table:table-cell table:style-name="ce2" office:value-type="float" office:value="0.1793843" calcext:value-type="float">
            <text:p>0.1793843</text:p>
          </table:table-cell>
          <table:table-cell table:style-name="ce2" office:value-type="float" office:value="0.4764911" calcext:value-type="float">
            <text:p>0.4764911</text:p>
          </table:table-cell>
          <table:table-cell table:style-name="ce2" office:value-type="float" office:value="0.8443929" calcext:value-type="float">
            <text:p>0.8443929</text:p>
          </table:table-cell>
          <table:table-cell table:style-name="ce2" office:value-type="float" office:value="0.6697828" calcext:value-type="float">
            <text:p>0.6697828</text:p>
          </table:table-cell>
          <table:table-cell table:style-name="ce2" office:value-type="float" office:value="0.214503" calcext:value-type="float">
            <text:p>0.214503</text:p>
          </table:table-cell>
          <table:table-cell table:style-name="ce2" office:value-type="float" office:value="0.6786708" calcext:value-type="float">
            <text:p>0.6786708</text:p>
          </table:table-cell>
          <table:table-cell table:style-name="ce2" office:value-type="float" office:value="0.6153387" calcext:value-type="float">
            <text:p>0.6153387</text:p>
          </table:table-cell>
          <table:table-cell table:style-name="ce2" office:value-type="float" office:value="0.5082032" calcext:value-type="float">
            <text:p>0.508203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180418" calcext:value-type="float">
            <text:p>0.180418</text:p>
          </table:table-cell>
          <table:table-cell table:style-name="ce2" office:value-type="float" office:value="0.2065384" calcext:value-type="float">
            <text:p>0.2065384</text:p>
          </table:table-cell>
          <table:table-cell table:style-name="ce2" office:value-type="float" office:value="0.4132081" calcext:value-type="float">
            <text:p>0.4132081</text:p>
          </table:table-cell>
        </table:table-row>
        <table:table-row table:style-name="ro1">
          <table:table-cell table:style-name="ce2" office:value-type="string" calcext:value-type="string">
            <text:p>P07820_at</text:p>
          </table:table-cell>
          <table:table-cell table:style-name="ce2" office:value-type="float" office:value="0.8998888" calcext:value-type="float">
            <text:p>0.8998888</text:p>
          </table:table-cell>
          <table:table-cell table:style-name="ce2" office:value-type="float" office:value="0.6783639" calcext:value-type="float">
            <text:p>0.6783639</text:p>
          </table:table-cell>
          <table:table-cell table:style-name="ce2" office:value-type="float" office:value="0.1713594" calcext:value-type="float">
            <text:p>0.1713594</text:p>
          </table:table-cell>
          <table:table-cell table:style-name="ce2" office:value-type="float" office:value="0.06055728" calcext:value-type="float">
            <text:p>0.06055728</text:p>
          </table:table-cell>
          <table:table-cell table:style-name="ce2" office:value-type="float" office:value="0.7729334" calcext:value-type="float">
            <text:p>0.7729334</text:p>
          </table:table-cell>
          <table:table-cell table:style-name="ce2" office:value-type="float" office:value="0.6658037" calcext:value-type="float">
            <text:p>0.6658037</text:p>
          </table:table-cell>
          <table:table-cell table:style-name="ce2" office:value-type="float" office:value="0.3394867" calcext:value-type="float">
            <text:p>0.3394867</text:p>
          </table:table-cell>
          <table:table-cell table:style-name="ce2" office:value-type="float" office:value="0.6557416" calcext:value-type="float">
            <text:p>0.6557416</text:p>
          </table:table-cell>
          <table:table-cell table:style-name="ce2" office:value-type="float" office:value="0.6373041" calcext:value-type="float">
            <text:p>0.6373041</text:p>
          </table:table-cell>
          <table:table-cell table:style-name="ce2" office:value-type="float" office:value="0.397624" calcext:value-type="float">
            <text:p>0.39762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139556" calcext:value-type="float">
            <text:p>0.139556</text:p>
          </table:table-cell>
          <table:table-cell table:style-name="ce2" office:value-type="float" office:value="0.1821367" calcext:value-type="float">
            <text:p>0.1821367</text:p>
          </table:table-cell>
          <table:table-cell table:style-name="ce2" office:value-type="float" office:value="0.5727872" calcext:value-type="float">
            <text:p>0.5727872</text:p>
          </table:table-cell>
        </table:table-row>
        <table:table-row table:style-name="ro1">
          <table:table-cell table:style-name="ce2" office:value-type="string" calcext:value-type="string">
            <text:p>P09720_s_at</text:p>
          </table:table-cell>
          <table:table-cell table:style-name="ce2" office:value-type="float" office:value="0.8942682" calcext:value-type="float">
            <text:p>0.8942682</text:p>
          </table:table-cell>
          <table:table-cell table:style-name="ce2" office:value-type="float" office:value="0.7551328" calcext:value-type="float">
            <text:p>0.7551328</text:p>
          </table:table-cell>
          <table:table-cell table:style-name="ce2" office:value-type="float" office:value="0.02001583" calcext:value-type="float">
            <text:p>0.02001583</text:p>
          </table:table-cell>
          <table:table-cell table:style-name="ce2" office:value-type="float" office:value="0.5121579" calcext:value-type="float">
            <text:p>0.5121579</text:p>
          </table:table-cell>
          <table:table-cell table:style-name="ce2" office:value-type="float" office:value="0.8320194" calcext:value-type="float">
            <text:p>0.8320194</text:p>
          </table:table-cell>
          <table:table-cell table:style-name="ce2" office:value-type="float" office:value="0.6219346" calcext:value-type="float">
            <text:p>0.6219346</text:p>
          </table:table-cell>
          <table:table-cell table:style-name="ce2" office:value-type="float" office:value="0.2784583" calcext:value-type="float">
            <text:p>0.2784583</text:p>
          </table:table-cell>
          <table:table-cell table:style-name="ce2" office:value-type="float" office:value="0.643809" calcext:value-type="float">
            <text:p>0.643809</text:p>
          </table:table-cell>
          <table:table-cell table:style-name="ce2" office:value-type="float" office:value="0.6298556" calcext:value-type="float">
            <text:p>0.6298556</text:p>
          </table:table-cell>
          <table:table-cell table:style-name="ce2" office:value-type="float" office:value="0.5346274" calcext:value-type="float">
            <text:p>0.534627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2913475" calcext:value-type="float">
            <text:p>0.2913475</text:p>
          </table:table-cell>
          <table:table-cell table:style-name="ce2" office:value-type="float" office:value="0.6309401" calcext:value-type="float">
            <text:p>0.6309401</text:p>
          </table:table-cell>
          <table:table-cell table:style-name="ce2" office:value-type="float" office:value="0.4948203" calcext:value-type="float">
            <text:p>0.4948203</text:p>
          </table:table-cell>
        </table:table-row>
        <table:table-row table:style-name="ro1">
          <table:table-cell table:style-name="ce2" office:value-type="string" calcext:value-type="string">
            <text:p>P09962_at</text:p>
          </table:table-cell>
          <table:table-cell table:style-name="ce2" office:value-type="float" office:value="0.8854236" calcext:value-type="float">
            <text:p>0.8854236</text:p>
          </table:table-cell>
          <table:table-cell table:style-name="ce2" office:value-type="float" office:value="0.6517915" calcext:value-type="float">
            <text:p>0.6517915</text:p>
          </table:table-cell>
          <table:table-cell table:style-name="ce2" office:value-type="float" office:value="0.2588137" calcext:value-type="float">
            <text:p>0.2588137</text:p>
          </table:table-cell>
          <table:table-cell table:style-name="ce2" office:value-type="float" office:value="-0.1263441" calcext:value-type="float">
            <text:p>-0.1263441</text:p>
          </table:table-cell>
          <table:table-cell table:style-name="ce2" office:value-type="float" office:value="0.8261351" calcext:value-type="float">
            <text:p>0.8261351</text:p>
          </table:table-cell>
          <table:table-cell table:style-name="ce2" office:value-type="float" office:value="0.6418463" calcext:value-type="float">
            <text:p>0.6418463</text:p>
          </table:table-cell>
          <table:table-cell table:style-name="ce2" office:value-type="float" office:value="0.2556127" calcext:value-type="float">
            <text:p>0.2556127</text:p>
          </table:table-cell>
          <table:table-cell table:style-name="ce2" office:value-type="float" office:value="0.60426" calcext:value-type="float">
            <text:p>0.60426</text:p>
          </table:table-cell>
          <table:table-cell table:style-name="ce2" office:value-type="float" office:value="0.6728735" calcext:value-type="float">
            <text:p>0.6728735</text:p>
          </table:table-cell>
          <table:table-cell table:style-name="ce2" office:value-type="float" office:value="0.4255331" calcext:value-type="float">
            <text:p>0.425533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3920334" calcext:value-type="float">
            <text:p>0.03920334</text:p>
          </table:table-cell>
          <table:table-cell table:style-name="ce2" office:value-type="float" office:value="0.04880339" calcext:value-type="float">
            <text:p>0.04880339</text:p>
          </table:table-cell>
          <table:table-cell table:style-name="ce2" office:value-type="float" office:value="0.2562125" calcext:value-type="float">
            <text:p>0.2562125</text:p>
          </table:table-cell>
        </table:table-row>
        <table:table-row table:style-name="ro1">
          <table:table-cell table:style-name="ce2" office:value-type="string" calcext:value-type="string">
            <text:p>P12702_s_at</text:p>
          </table:table-cell>
          <table:table-cell table:style-name="ce2" office:value-type="float" office:value="0.9026669" calcext:value-type="float">
            <text:p>0.9026669</text:p>
          </table:table-cell>
          <table:table-cell table:style-name="ce2" office:value-type="float" office:value="0.6875383" calcext:value-type="float">
            <text:p>0.6875383</text:p>
          </table:table-cell>
          <table:table-cell table:style-name="ce2" office:value-type="float" office:value="0.3323273" calcext:value-type="float">
            <text:p>0.3323273</text:p>
          </table:table-cell>
          <table:table-cell table:style-name="ce2" office:value-type="float" office:value="0.1970548" calcext:value-type="float">
            <text:p>0.1970548</text:p>
          </table:table-cell>
          <table:table-cell table:style-name="ce2" office:value-type="float" office:value="0.7699315" calcext:value-type="float">
            <text:p>0.7699315</text:p>
          </table:table-cell>
          <table:table-cell table:style-name="ce2" office:value-type="float" office:value="0.6765761" calcext:value-type="float">
            <text:p>0.6765761</text:p>
          </table:table-cell>
          <table:table-cell table:style-name="ce2" office:value-type="float" office:value="0.279992" calcext:value-type="float">
            <text:p>0.279992</text:p>
          </table:table-cell>
          <table:table-cell table:style-name="ce2" office:value-type="float" office:value="0.6583812" calcext:value-type="float">
            <text:p>0.6583812</text:p>
          </table:table-cell>
          <table:table-cell table:style-name="ce2" office:value-type="float" office:value="0.6143141" calcext:value-type="float">
            <text:p>0.6143141</text:p>
          </table:table-cell>
          <table:table-cell table:style-name="ce2" office:value-type="float" office:value="0.5784198" calcext:value-type="float">
            <text:p>0.5784198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126867" calcext:value-type="float">
            <text:p>0.126867</text:p>
          </table:table-cell>
          <table:table-cell table:style-name="ce2" office:value-type="float" office:value="0.3797435" calcext:value-type="float">
            <text:p>0.3797435</text:p>
          </table:table-cell>
          <table:table-cell table:style-name="ce2" office:value-type="float" office:value="0.1866228" calcext:value-type="float">
            <text:p>0.1866228</text:p>
          </table:table-cell>
        </table:table-row>
        <table:table-row table:style-name="ro1">
          <table:table-cell table:style-name="ce2" office:value-type="string" calcext:value-type="string">
            <text:p>P13228_at</text:p>
          </table:table-cell>
          <table:table-cell table:style-name="ce2" office:value-type="float" office:value="0.880768" calcext:value-type="float">
            <text:p>0.880768</text:p>
          </table:table-cell>
          <table:table-cell table:style-name="ce2" office:value-type="float" office:value="0.7216602" calcext:value-type="float">
            <text:p>0.7216602</text:p>
          </table:table-cell>
          <table:table-cell table:style-name="ce2" office:value-type="float" office:value="0.2841008" calcext:value-type="float">
            <text:p>0.2841008</text:p>
          </table:table-cell>
          <table:table-cell table:style-name="ce2" office:value-type="float" office:value="0.2944427" calcext:value-type="float">
            <text:p>0.2944427</text:p>
          </table:table-cell>
          <table:table-cell table:style-name="ce2" office:value-type="float" office:value="0.8256867" calcext:value-type="float">
            <text:p>0.8256867</text:p>
          </table:table-cell>
          <table:table-cell table:style-name="ce2" office:value-type="float" office:value="0.7281273" calcext:value-type="float">
            <text:p>0.7281273</text:p>
          </table:table-cell>
          <table:table-cell table:style-name="ce2" office:value-type="float" office:value="0.2345217" calcext:value-type="float">
            <text:p>0.2345217</text:p>
          </table:table-cell>
          <table:table-cell table:style-name="ce2" office:value-type="float" office:value="0.7459146" calcext:value-type="float">
            <text:p>0.7459146</text:p>
          </table:table-cell>
          <table:table-cell table:style-name="ce2" office:value-type="float" office:value="0.633164" calcext:value-type="float">
            <text:p>0.633164</text:p>
          </table:table-cell>
          <table:table-cell table:style-name="ce2" office:value-type="float" office:value="0.6133286" calcext:value-type="float">
            <text:p>0.613328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595201" calcext:value-type="float">
            <text:p>0.1595201</text:p>
          </table:table-cell>
          <table:table-cell table:style-name="ce2" office:value-type="float" office:value="0.2797435" calcext:value-type="float">
            <text:p>0.2797435</text:p>
          </table:table-cell>
          <table:table-cell table:style-name="ce2" office:value-type="float" office:value="0.4534323" calcext:value-type="float">
            <text:p>0.4534323</text:p>
          </table:table-cell>
        </table:table-row>
        <table:table-row table:style-name="ro1">
          <table:table-cell table:style-name="ce2" office:value-type="string" calcext:value-type="string">
            <text:p>P14121_x_at</text:p>
          </table:table-cell>
          <table:table-cell table:style-name="ce2" office:value-type="float" office:value="0.9051738" calcext:value-type="float">
            <text:p>0.9051738</text:p>
          </table:table-cell>
          <table:table-cell table:style-name="ce2" office:value-type="float" office:value="0.6916394" calcext:value-type="float">
            <text:p>0.6916394</text:p>
          </table:table-cell>
          <table:table-cell table:style-name="ce2" office:value-type="float" office:value="0.07363908" calcext:value-type="float">
            <text:p>0.07363908</text:p>
          </table:table-cell>
          <table:table-cell table:style-name="ce2" office:value-type="float" office:value="0.3853004" calcext:value-type="float">
            <text:p>0.3853004</text:p>
          </table:table-cell>
          <table:table-cell table:style-name="ce2" office:value-type="float" office:value="0.8072726" calcext:value-type="float">
            <text:p>0.8072726</text:p>
          </table:table-cell>
          <table:table-cell table:style-name="ce2" office:value-type="float" office:value="0.6734454" calcext:value-type="float">
            <text:p>0.6734454</text:p>
          </table:table-cell>
          <table:table-cell table:style-name="ce2" office:value-type="float" office:value="0.225526" calcext:value-type="float">
            <text:p>0.225526</text:p>
          </table:table-cell>
          <table:table-cell table:style-name="ce2" office:value-type="float" office:value="0.6104039" calcext:value-type="float">
            <text:p>0.6104039</text:p>
          </table:table-cell>
          <table:table-cell table:style-name="ce2" office:value-type="float" office:value="0.6669748" calcext:value-type="float">
            <text:p>0.6669748</text:p>
          </table:table-cell>
          <table:table-cell table:style-name="ce2" office:value-type="float" office:value="0.5710116" calcext:value-type="float">
            <text:p>0.571011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2697105" calcext:value-type="float">
            <text:p>0.2697105</text:p>
          </table:table-cell>
          <table:table-cell table:style-name="ce2" office:value-type="float" office:value="0.3886751" calcext:value-type="float">
            <text:p>0.3886751</text:p>
          </table:table-cell>
          <table:table-cell table:style-name="ce2" office:value-type="float" office:value="0.2919231" calcext:value-type="float">
            <text:p>0.2919231</text:p>
          </table:table-cell>
        </table:table-row>
        <table:table-row table:style-name="ro1">
          <table:table-cell table:style-name="ce2" office:value-type="string" calcext:value-type="string">
            <text:p>P14261_s_at</text:p>
          </table:table-cell>
          <table:table-cell table:style-name="ce2" office:value-type="float" office:value="0.8924938" calcext:value-type="float">
            <text:p>0.8924938</text:p>
          </table:table-cell>
          <table:table-cell table:style-name="ce2" office:value-type="float" office:value="0.7252411" calcext:value-type="float">
            <text:p>0.7252411</text:p>
          </table:table-cell>
          <table:table-cell table:style-name="ce2" office:value-type="float" office:value="0.2179882" calcext:value-type="float">
            <text:p>0.2179882</text:p>
          </table:table-cell>
          <table:table-cell table:style-name="ce2" office:value-type="float" office:value="0.459605" calcext:value-type="float">
            <text:p>0.459605</text:p>
          </table:table-cell>
          <table:table-cell table:style-name="ce2" office:value-type="float" office:value="0.8331255" calcext:value-type="float">
            <text:p>0.8331255</text:p>
          </table:table-cell>
          <table:table-cell table:style-name="ce2" office:value-type="float" office:value="0.6349575" calcext:value-type="float">
            <text:p>0.6349575</text:p>
          </table:table-cell>
          <table:table-cell table:style-name="ce2" office:value-type="float" office:value="0.2689035" calcext:value-type="float">
            <text:p>0.2689035</text:p>
          </table:table-cell>
          <table:table-cell table:style-name="ce2" office:value-type="float" office:value="0.633051" calcext:value-type="float">
            <text:p>0.633051</text:p>
          </table:table-cell>
          <table:table-cell table:style-name="ce2" office:value-type="float" office:value="0.6541474" calcext:value-type="float">
            <text:p>0.6541474</text:p>
          </table:table-cell>
          <table:table-cell table:style-name="ce2" office:value-type="float" office:value="0.2887446" calcext:value-type="float">
            <text:p>0.288744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0.04505068" calcext:value-type="float">
            <text:p>-0.04505068</text:p>
          </table:table-cell>
          <table:table-cell table:style-name="ce2" office:value-type="float" office:value="0.7065384" calcext:value-type="float">
            <text:p>0.7065384</text:p>
          </table:table-cell>
          <table:table-cell table:style-name="ce2" office:value-type="float" office:value="0.5112781" calcext:value-type="float">
            <text:p>0.5112781</text:p>
          </table:table-cell>
        </table:table-row>
        <table:table-row table:style-name="ro1">
          <table:table-cell table:style-name="ce2" office:value-type="string" calcext:value-type="string">
            <text:p>P15063_x_at</text:p>
          </table:table-cell>
          <table:table-cell table:style-name="ce2" office:value-type="float" office:value="0.8945585" calcext:value-type="float">
            <text:p>0.8945585</text:p>
          </table:table-cell>
          <table:table-cell table:style-name="ce2" office:value-type="float" office:value="0.7586311" calcext:value-type="float">
            <text:p>0.7586311</text:p>
          </table:table-cell>
          <table:table-cell table:style-name="ce2" office:value-type="float" office:value="0.2234338" calcext:value-type="float">
            <text:p>0.2234338</text:p>
          </table:table-cell>
          <table:table-cell table:style-name="ce2" office:value-type="float" office:value="0.309458" calcext:value-type="float">
            <text:p>0.309458</text:p>
          </table:table-cell>
          <table:table-cell table:style-name="ce2" office:value-type="float" office:value="0.8450141" calcext:value-type="float">
            <text:p>0.8450141</text:p>
          </table:table-cell>
          <table:table-cell table:style-name="ce2" office:value-type="float" office:value="0.6586805" calcext:value-type="float">
            <text:p>0.6586805</text:p>
          </table:table-cell>
          <table:table-cell table:style-name="ce2" office:value-type="float" office:value="0.2626411" calcext:value-type="float">
            <text:p>0.2626411</text:p>
          </table:table-cell>
          <table:table-cell table:style-name="ce2" office:value-type="float" office:value="0.6443876" calcext:value-type="float">
            <text:p>0.6443876</text:p>
          </table:table-cell>
          <table:table-cell table:style-name="ce2" office:value-type="float" office:value="0.7309199" calcext:value-type="float">
            <text:p>0.7309199</text:p>
          </table:table-cell>
          <table:table-cell table:style-name="ce2" office:value-type="float" office:value="0.3706942" calcext:value-type="float">
            <text:p>0.3706942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2119009" calcext:value-type="float">
            <text:p>0.2119009</text:p>
          </table:table-cell>
          <table:table-cell table:style-name="ce2" office:value-type="float" office:value="0.2821367" calcext:value-type="float">
            <text:p>0.2821367</text:p>
          </table:table-cell>
          <table:table-cell table:style-name="ce2" office:value-type="float" office:value="0.4323552" calcext:value-type="float">
            <text:p>0.4323552</text:p>
          </table:table-cell>
        </table:table-row>
        <table:table-row table:style-name="ro1">
          <table:table-cell table:style-name="ce2" office:value-type="string" calcext:value-type="string">
            <text:p>P15504_x_at</text:p>
          </table:table-cell>
          <table:table-cell table:style-name="ce2" office:value-type="float" office:value="0.932398" calcext:value-type="float">
            <text:p>0.932398</text:p>
          </table:table-cell>
          <table:table-cell table:style-name="ce2" office:value-type="float" office:value="0.8183561" calcext:value-type="float">
            <text:p>0.8183561</text:p>
          </table:table-cell>
          <table:table-cell table:style-name="ce2" office:value-type="float" office:value="0.3014911" calcext:value-type="float">
            <text:p>0.3014911</text:p>
          </table:table-cell>
          <table:table-cell table:style-name="ce2" office:value-type="float" office:value="0.1464319" calcext:value-type="float">
            <text:p>0.1464319</text:p>
          </table:table-cell>
          <table:table-cell table:style-name="ce2" office:value-type="float" office:value="0.8030552" calcext:value-type="float">
            <text:p>0.8030552</text:p>
          </table:table-cell>
          <table:table-cell table:style-name="ce2" office:value-type="float" office:value="0.6559213" calcext:value-type="float">
            <text:p>0.6559213</text:p>
          </table:table-cell>
          <table:table-cell table:style-name="ce2" office:value-type="float" office:value="0.2992843" calcext:value-type="float">
            <text:p>0.2992843</text:p>
          </table:table-cell>
          <table:table-cell table:style-name="ce2" office:value-type="float" office:value="0.6792146" calcext:value-type="float">
            <text:p>0.6792146</text:p>
          </table:table-cell>
          <table:table-cell table:style-name="ce2" office:value-type="float" office:value="0.6429638" calcext:value-type="float">
            <text:p>0.6429638</text:p>
          </table:table-cell>
          <table:table-cell table:style-name="ce2" office:value-type="float" office:value="0.3985116" calcext:value-type="float">
            <text:p>0.398511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1484947" calcext:value-type="float">
            <text:p>0.1484947</text:p>
          </table:table-cell>
          <table:table-cell table:style-name="ce2" office:value-type="float" office:value="0.3732051" calcext:value-type="float">
            <text:p>0.3732051</text:p>
          </table:table-cell>
          <table:table-cell table:style-name="ce2" office:value-type="float" office:value="0.5054977" calcext:value-type="float">
            <text:p>0.5054977</text:p>
          </table:table-cell>
        </table:table-row>
        <table:table-row table:style-name="ro1">
          <table:table-cell table:style-name="ce2" office:value-type="string" calcext:value-type="string">
            <text:p>P17724_at</text:p>
          </table:table-cell>
          <table:table-cell table:style-name="ce2" office:value-type="float" office:value="0.7737684" calcext:value-type="float">
            <text:p>0.7737684</text:p>
          </table:table-cell>
          <table:table-cell table:style-name="ce2" office:value-type="float" office:value="0.7467017" calcext:value-type="float">
            <text:p>0.7467017</text:p>
          </table:table-cell>
          <table:table-cell table:style-name="ce2" office:value-type="float" office:value="0.2446946" calcext:value-type="float">
            <text:p>0.2446946</text:p>
          </table:table-cell>
          <table:table-cell table:style-name="ce2" office:value-type="float" office:value="0.5026883" calcext:value-type="float">
            <text:p>0.5026883</text:p>
          </table:table-cell>
          <table:table-cell table:style-name="ce2" office:value-type="float" office:value="0.7778627" calcext:value-type="float">
            <text:p>0.7778627</text:p>
          </table:table-cell>
          <table:table-cell table:style-name="ce2" office:value-type="float" office:value="0.6553175" calcext:value-type="float">
            <text:p>0.6553175</text:p>
          </table:table-cell>
          <table:table-cell table:style-name="ce2" office:value-type="float" office:value="0.278735" calcext:value-type="float">
            <text:p>0.278735</text:p>
          </table:table-cell>
          <table:table-cell table:style-name="ce2" office:value-type="float" office:value="0.6934813" calcext:value-type="float">
            <text:p>0.6934813</text:p>
          </table:table-cell>
          <table:table-cell table:style-name="ce2" office:value-type="float" office:value="0.632309" calcext:value-type="float">
            <text:p>0.632309</text:p>
          </table:table-cell>
          <table:table-cell table:style-name="ce2" office:value-type="float" office:value="0.3853626" calcext:value-type="float">
            <text:p>0.3853626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1362372" calcext:value-type="float">
            <text:p>0.1362372</text:p>
          </table:table-cell>
          <table:table-cell table:style-name="ce2" office:value-type="float" office:value="0.2886751" calcext:value-type="float">
            <text:p>0.2886751</text:p>
          </table:table-cell>
          <table:table-cell table:style-name="ce2" office:value-type="float" office:value="0.3988246" calcext:value-type="float">
            <text:p>0.3988246</text:p>
          </table:table-cell>
        </table:table-row>
        <table:table-row table:style-name="ro1">
          <table:table-cell table:style-name="ce2" office:value-type="string" calcext:value-type="string">
            <text:p>P18164_at</text:p>
          </table:table-cell>
          <table:table-cell table:style-name="ce2" office:value-type="float" office:value="0.9257427" calcext:value-type="float">
            <text:p>0.9257427</text:p>
          </table:table-cell>
          <table:table-cell table:style-name="ce2" office:value-type="float" office:value="0.5473037" calcext:value-type="float">
            <text:p>0.5473037</text:p>
          </table:table-cell>
          <table:table-cell table:style-name="ce2" office:value-type="float" office:value="0.1156115" calcext:value-type="float">
            <text:p>0.1156115</text:p>
          </table:table-cell>
          <table:table-cell table:style-name="ce2" office:value-type="float" office:value="0.438831" calcext:value-type="float">
            <text:p>0.438831</text:p>
          </table:table-cell>
          <table:table-cell table:style-name="ce2" office:value-type="float" office:value="0.7948473" calcext:value-type="float">
            <text:p>0.7948473</text:p>
          </table:table-cell>
          <table:table-cell table:style-name="ce2" office:value-type="float" office:value="0.6552718" calcext:value-type="float">
            <text:p>0.6552718</text:p>
          </table:table-cell>
          <table:table-cell table:style-name="ce2" office:value-type="float" office:value="0.3673822" calcext:value-type="float">
            <text:p>0.3673822</text:p>
          </table:table-cell>
          <table:table-cell table:style-name="ce2" office:value-type="float" office:value="0.6283856" calcext:value-type="float">
            <text:p>0.6283856</text:p>
          </table:table-cell>
          <table:table-cell table:style-name="ce2" office:value-type="float" office:value="0.6872439" calcext:value-type="float">
            <text:p>0.6872439</text:p>
          </table:table-cell>
          <table:table-cell table:style-name="ce2" office:value-type="float" office:value="0.6173146" calcext:value-type="float">
            <text:p>0.617314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1167082" calcext:value-type="float">
            <text:p>0.1167082</text:p>
          </table:table-cell>
          <table:table-cell table:style-name="ce2" office:value-type="float" office:value="0.3886751" calcext:value-type="float">
            <text:p>0.3886751</text:p>
          </table:table-cell>
          <table:table-cell table:style-name="ce2" office:value-type="float" office:value="0.5979458" calcext:value-type="float">
            <text:p>0.5979458</text:p>
          </table:table-cell>
        </table:table-row>
        <table:table-row table:style-name="ro1">
          <table:table-cell table:style-name="ce2" office:value-type="string" calcext:value-type="string">
            <text:p>P18380_at</text:p>
          </table:table-cell>
          <table:table-cell table:style-name="ce2" office:value-type="float" office:value="0.8764795" calcext:value-type="float">
            <text:p>0.8764795</text:p>
          </table:table-cell>
          <table:table-cell table:style-name="ce2" office:value-type="float" office:value="0.6752518" calcext:value-type="float">
            <text:p>0.6752518</text:p>
          </table:table-cell>
          <table:table-cell table:style-name="ce2" office:value-type="float" office:value="0.1356634" calcext:value-type="float">
            <text:p>0.1356634</text:p>
          </table:table-cell>
          <table:table-cell table:style-name="ce2" office:value-type="float" office:value="0.2581139" calcext:value-type="float">
            <text:p>0.2581139</text:p>
          </table:table-cell>
          <table:table-cell table:style-name="ce2" office:value-type="float" office:value="0.6960117" calcext:value-type="float">
            <text:p>0.6960117</text:p>
          </table:table-cell>
          <table:table-cell table:style-name="ce2" office:value-type="float" office:value="0.6750098" calcext:value-type="float">
            <text:p>0.6750098</text:p>
          </table:table-cell>
          <table:table-cell table:style-name="ce2" office:value-type="float" office:value="0.2956409" calcext:value-type="float">
            <text:p>0.2956409</text:p>
          </table:table-cell>
          <table:table-cell table:style-name="ce2" office:value-type="float" office:value="0.7043113" calcext:value-type="float">
            <text:p>0.7043113</text:p>
          </table:table-cell>
          <table:table-cell table:style-name="ce2" office:value-type="float" office:value="0.6453358" calcext:value-type="float">
            <text:p>0.6453358</text:p>
          </table:table-cell>
          <table:table-cell table:style-name="ce2" office:value-type="float" office:value="0.4559561" calcext:value-type="float">
            <text:p>0.4559561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1669847" calcext:value-type="float">
            <text:p>0.1669847</text:p>
          </table:table-cell>
          <table:table-cell table:style-name="ce2" office:value-type="float" office:value="0.4642734" calcext:value-type="float">
            <text:p>0.4642734</text:p>
          </table:table-cell>
          <table:table-cell table:style-name="ce2" office:value-type="float" office:value="0.3660549" calcext:value-type="float">
            <text:p>0.3660549</text:p>
          </table:table-cell>
        </table:table-row>
        <table:table-row table:style-name="ro1">
          <table:table-cell table:style-name="ce2" office:value-type="string" calcext:value-type="string">
            <text:p>P19410_at</text:p>
          </table:table-cell>
          <table:table-cell table:style-name="ce2" office:value-type="float" office:value="0.8913779" calcext:value-type="float">
            <text:p>0.8913779</text:p>
          </table:table-cell>
          <table:table-cell table:style-name="ce2" office:value-type="float" office:value="0.7403104" calcext:value-type="float">
            <text:p>0.7403104</text:p>
          </table:table-cell>
          <table:table-cell table:style-name="ce2" office:value-type="float" office:value="0.2739733" calcext:value-type="float">
            <text:p>0.2739733</text:p>
          </table:table-cell>
          <table:table-cell table:style-name="ce2" office:value-type="float" office:value="0.3536776" calcext:value-type="float">
            <text:p>0.3536776</text:p>
          </table:table-cell>
          <table:table-cell table:style-name="ce2" office:value-type="float" office:value="0.7346759" calcext:value-type="float">
            <text:p>0.7346759</text:p>
          </table:table-cell>
          <table:table-cell table:style-name="ce2" office:value-type="float" office:value="0.6547326" calcext:value-type="float">
            <text:p>0.6547326</text:p>
          </table:table-cell>
          <table:table-cell table:style-name="ce2" office:value-type="float" office:value="0.2532653" calcext:value-type="float">
            <text:p>0.2532653</text:p>
          </table:table-cell>
          <table:table-cell table:style-name="ce2" office:value-type="float" office:value="0.6607046" calcext:value-type="float">
            <text:p>0.6607046</text:p>
          </table:table-cell>
          <table:table-cell table:style-name="ce2" office:value-type="float" office:value="0.6659697" calcext:value-type="float">
            <text:p>0.6659697</text:p>
          </table:table-cell>
          <table:table-cell table:style-name="ce2" office:value-type="float" office:value="0.6709127" calcext:value-type="float">
            <text:p>0.6709127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3424459" calcext:value-type="float">
            <text:p>0.3424459</text:p>
          </table:table-cell>
          <table:table-cell table:style-name="ce2" office:value-type="float" office:value="0.4309401" calcext:value-type="float">
            <text:p>0.4309401</text:p>
          </table:table-cell>
          <table:table-cell table:style-name="ce2" office:value-type="float" office:value="0.4616445" calcext:value-type="float">
            <text:p>0.4616445</text:p>
          </table:table-cell>
        </table:table-row>
        <table:table-row table:style-name="ro1">
          <table:table-cell table:style-name="ce2" office:value-type="string" calcext:value-type="string">
            <text:p>P20389_at</text:p>
          </table:table-cell>
          <table:table-cell table:style-name="ce2" office:value-type="float" office:value="0.8258736" calcext:value-type="float">
            <text:p>0.8258736</text:p>
          </table:table-cell>
          <table:table-cell table:style-name="ce2" office:value-type="float" office:value="0.7838347" calcext:value-type="float">
            <text:p>0.7838347</text:p>
          </table:table-cell>
          <table:table-cell table:style-name="ce2" office:value-type="float" office:value="0.05065027" calcext:value-type="float">
            <text:p>0.05065027</text:p>
          </table:table-cell>
          <table:table-cell table:style-name="ce2" office:value-type="float" office:value="0.4589562" calcext:value-type="float">
            <text:p>0.4589562</text:p>
          </table:table-cell>
          <table:table-cell table:style-name="ce2" office:value-type="float" office:value="0.7146368" calcext:value-type="float">
            <text:p>0.7146368</text:p>
          </table:table-cell>
          <table:table-cell table:style-name="ce2" office:value-type="float" office:value="0.6169054" calcext:value-type="float">
            <text:p>0.6169054</text:p>
          </table:table-cell>
          <table:table-cell table:style-name="ce2" office:value-type="float" office:value="0.3228805" calcext:value-type="float">
            <text:p>0.3228805</text:p>
          </table:table-cell>
          <table:table-cell table:style-name="ce2" office:value-type="float" office:value="0.5591736" calcext:value-type="float">
            <text:p>0.5591736</text:p>
          </table:table-cell>
          <table:table-cell table:style-name="ce2" office:value-type="float" office:value="0.6404746" calcext:value-type="float">
            <text:p>0.6404746</text:p>
          </table:table-cell>
          <table:table-cell table:style-name="ce2" office:value-type="float" office:value="0.459605" calcext:value-type="float">
            <text:p>0.45960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5567726" calcext:value-type="float">
            <text:p>0.05567726</text:p>
          </table:table-cell>
          <table:table-cell table:style-name="ce2" office:value-type="float" office:value="0.4642734" calcext:value-type="float">
            <text:p>0.4642734</text:p>
          </table:table-cell>
          <table:table-cell table:style-name="ce2" office:value-type="float" office:value="0.4679125" calcext:value-type="float">
            <text:p>0.4679125</text:p>
          </table:table-cell>
        </table:table-row>
        <table:table-row table:style-name="ro1">
          <table:table-cell table:style-name="ce2" office:value-type="string" calcext:value-type="string">
            <text:p>P4206_at</text:p>
          </table:table-cell>
          <table:table-cell table:style-name="ce2" office:value-type="float" office:value="0.9440174" calcext:value-type="float">
            <text:p>0.9440174</text:p>
          </table:table-cell>
          <table:table-cell table:style-name="ce2" office:value-type="float" office:value="0.6327043" calcext:value-type="float">
            <text:p>0.6327043</text:p>
          </table:table-cell>
          <table:table-cell table:style-name="ce2" office:value-type="float" office:value="0.339576" calcext:value-type="float">
            <text:p>0.339576</text:p>
          </table:table-cell>
          <table:table-cell table:style-name="ce2" office:value-type="float" office:value="0.07071068" calcext:value-type="float">
            <text:p>0.07071068</text:p>
          </table:table-cell>
          <table:table-cell table:style-name="ce2" office:value-type="float" office:value="0.7402318" calcext:value-type="float">
            <text:p>0.7402318</text:p>
          </table:table-cell>
          <table:table-cell table:style-name="ce2" office:value-type="float" office:value="0.6263182" calcext:value-type="float">
            <text:p>0.6263182</text:p>
          </table:table-cell>
          <table:table-cell table:style-name="ce2" office:value-type="float" office:value="0.2817449" calcext:value-type="float">
            <text:p>0.2817449</text:p>
          </table:table-cell>
          <table:table-cell table:style-name="ce2" office:value-type="float" office:value="0.6896773" calcext:value-type="float">
            <text:p>0.6896773</text:p>
          </table:table-cell>
          <table:table-cell table:style-name="ce2" office:value-type="float" office:value="0.6322203" calcext:value-type="float">
            <text:p>0.6322203</text:p>
          </table:table-cell>
          <table:table-cell table:style-name="ce2" office:value-type="float" office:value="0.5728655" calcext:value-type="float">
            <text:p>0.572865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003765" calcext:value-type="float">
            <text:p>0.1003765</text:p>
          </table:table-cell>
          <table:table-cell table:style-name="ce2" office:value-type="float" office:value="0.4821367" calcext:value-type="float">
            <text:p>0.4821367</text:p>
          </table:table-cell>
          <table:table-cell table:style-name="ce2" office:value-type="float" office:value="0.5341868" calcext:value-type="float">
            <text:p>0.5341868</text:p>
          </table:table-cell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3"/>
        </table:table-row>
      </table:table>
      <table:table table:name="sign03" table:style-name="ta1">
        <table:table-column table:style-name="co5" table:number-columns-repeated="15" table:default-cell-style-name="Default"/>
        <table:table-row table:style-name="ro1">
          <table:table-cell table:style-name="ce3" office:value-type="string" calcext:value-type="string">
            <text:p>@probeset</text:p>
          </table:table-cell>
          <table:table-cell table:style-name="ce3" office:value-type="string" calcext:value-type="string">
            <text:p>sign03_predictionMCC_Heiskanen</text:p>
          </table:table-cell>
          <table:table-cell table:style-name="ce3" office:value-type="string" calcext:value-type="string">
            <text:p>sign03_predictionMCC_Kohno</text:p>
          </table:table-cell>
          <table:table-cell table:style-name="ce3" office:value-type="string" calcext:value-type="string">
            <text:p>sign03_predictionMCC_Kuner</text:p>
          </table:table-cell>
          <table:table-cell table:style-name="ce3" office:value-type="string" calcext:value-type="string">
            <text:p>sign03_predictionMCC_Kuo</text:p>
          </table:table-cell>
          <table:table-cell table:style-name="ce3" office:value-type="string" calcext:value-type="string">
            <text:p>sign03_predictionMCC_Mitchell</text:p>
          </table:table-cell>
          <table:table-cell table:style-name="ce3" office:value-type="string" calcext:value-type="string">
            <text:p>sign03_predictionMCC_Philipsen</text:p>
          </table:table-cell>
          <table:table-cell table:style-name="ce3" office:value-type="string" calcext:value-type="string">
            <text:p>sign03_predictionMCC_Rotunno</text:p>
          </table:table-cell>
          <table:table-cell table:style-name="ce3" office:value-type="string" calcext:value-type="string">
            <text:p>sign03_predictionMCC_Rousseaux</text:p>
          </table:table-cell>
          <table:table-cell table:style-name="ce3" office:value-type="string" calcext:value-type="string">
            <text:p>sign03_predictionMCC_Spira</text:p>
          </table:table-cell>
          <table:table-cell table:style-name="ce3" office:value-type="string" calcext:value-type="string">
            <text:p>sign03_predictionMCC_Tsay</text:p>
          </table:table-cell>
          <table:table-cell table:style-name="ce3" office:value-type="string" calcext:value-type="string">
            <text:p>sign03_predictionMCC_Wachi</text:p>
          </table:table-cell>
          <table:table-cell table:style-name="ce3" office:value-type="string" calcext:value-type="string">
            <text:p>sign03_predictionMCC_Want</text:p>
          </table:table-cell>
          <table:table-cell table:style-name="ce3" office:value-type="string" calcext:value-type="string">
            <text:p>sign03_predictionMCC_Xu</text:p>
          </table:table-cell>
          <table:table-cell table:style-name="ce3" office:value-type="string" calcext:value-type="string">
            <text:p>sign03_predictionMCC_ZhangL</text:p>
          </table:table-cell>
        </table:table-row>
        <table:table-row table:style-name="ro1">
          <table:table-cell table:style-name="ce3" office:value-type="string" calcext:value-type="string">
            <text:p>P01481_s_at</text:p>
          </table:table-cell>
          <table:table-cell table:style-name="ce3" office:value-type="float" office:value="0.8522114" calcext:value-type="float">
            <text:p>0.8522114</text:p>
          </table:table-cell>
          <table:table-cell table:style-name="ce3" office:value-type="float" office:value="0.506526" calcext:value-type="float">
            <text:p>0.506526</text:p>
          </table:table-cell>
          <table:table-cell table:style-name="ce3" office:value-type="float" office:value="0.3569869" calcext:value-type="float">
            <text:p>0.3569869</text:p>
          </table:table-cell>
          <table:table-cell table:style-name="ce3" office:value-type="float" office:value="0.09057901" calcext:value-type="float">
            <text:p>0.09057901</text:p>
          </table:table-cell>
          <table:table-cell table:style-name="ce3" office:value-type="float" office:value="0.9309804" calcext:value-type="float">
            <text:p>0.9309804</text:p>
          </table:table-cell>
          <table:table-cell table:style-name="ce3" office:value-type="float" office:value="0.6088379" calcext:value-type="float">
            <text:p>0.6088379</text:p>
          </table:table-cell>
          <table:table-cell table:style-name="ce3" office:value-type="float" office:value="0.159221" calcext:value-type="float">
            <text:p>0.159221</text:p>
          </table:table-cell>
          <table:table-cell table:style-name="ce3" office:value-type="float" office:value="0.7674218" calcext:value-type="float">
            <text:p>0.7674218</text:p>
          </table:table-cell>
          <table:table-cell table:style-name="ce3" office:value-type="float" office:value="0.6785794" calcext:value-type="float">
            <text:p>0.6785794</text:p>
          </table:table-cell>
          <table:table-cell table:style-name="ce3" office:value-type="float" office:value="0.07081139" calcext:value-type="float">
            <text:p>0.07081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6224469" calcext:value-type="float">
            <text:p>0.06224469</text:p>
          </table:table-cell>
          <table:table-cell table:style-name="ce3" office:value-type="float" office:value="0.1244017" calcext:value-type="float">
            <text:p>0.124401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01729_s_at</text:p>
          </table:table-cell>
          <table:table-cell table:style-name="ce3" office:value-type="float" office:value="0.8280161" calcext:value-type="float">
            <text:p>0.8280161</text:p>
          </table:table-cell>
          <table:table-cell table:style-name="ce3" office:value-type="float" office:value="0.4975938" calcext:value-type="float">
            <text:p>0.4975938</text:p>
          </table:table-cell>
          <table:table-cell table:style-name="ce3" office:value-type="float" office:value="0.2272287" calcext:value-type="float">
            <text:p>0.2272287</text:p>
          </table:table-cell>
          <table:table-cell table:style-name="ce3" office:value-type="float" office:value="0.2205351" calcext:value-type="float">
            <text:p>0.2205351</text:p>
          </table:table-cell>
          <table:table-cell table:style-name="ce3" office:value-type="float" office:value="0.9235731" calcext:value-type="float">
            <text:p>0.9235731</text:p>
          </table:table-cell>
          <table:table-cell table:style-name="ce3" office:value-type="float" office:value="0.6436062" calcext:value-type="float">
            <text:p>0.6436062</text:p>
          </table:table-cell>
          <table:table-cell table:style-name="ce3" office:value-type="float" office:value="0.1752196" calcext:value-type="float">
            <text:p>0.1752196</text:p>
          </table:table-cell>
          <table:table-cell table:style-name="ce3" office:value-type="float" office:value="0.7947212" calcext:value-type="float">
            <text:p>0.7947212</text:p>
          </table:table-cell>
          <table:table-cell table:style-name="ce3" office:value-type="float" office:value="0.6789665" calcext:value-type="float">
            <text:p>0.6789665</text:p>
          </table:table-cell>
          <table:table-cell table:style-name="ce3" office:value-type="float" office:value="0.09177483" calcext:value-type="float">
            <text:p>0.091774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562878" calcext:value-type="float">
            <text:p>0.1562878</text:p>
          </table:table-cell>
          <table:table-cell table:style-name="ce3" office:value-type="float" office:value="0.3065384" calcext:value-type="float">
            <text:p>0.3065384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3" office:value-type="string" calcext:value-type="string">
            <text:p>P01798_s_at</text:p>
          </table:table-cell>
          <table:table-cell table:style-name="ce3" office:value-type="float" office:value="0.7972708" calcext:value-type="float">
            <text:p>0.7972708</text:p>
          </table:table-cell>
          <table:table-cell table:style-name="ce3" office:value-type="float" office:value="0.4903257" calcext:value-type="float">
            <text:p>0.4903257</text:p>
          </table:table-cell>
          <table:table-cell table:style-name="ce3" office:value-type="float" office:value="0.2813819" calcext:value-type="float">
            <text:p>0.2813819</text:p>
          </table:table-cell>
          <table:table-cell table:style-name="ce3" office:value-type="float" office:value="0.06147581" calcext:value-type="float">
            <text:p>0.06147581</text:p>
          </table:table-cell>
          <table:table-cell table:style-name="ce3" office:value-type="float" office:value="0.918547" calcext:value-type="float">
            <text:p>0.918547</text:p>
          </table:table-cell>
          <table:table-cell table:style-name="ce3" office:value-type="float" office:value="0.6148901" calcext:value-type="float">
            <text:p>0.6148901</text:p>
          </table:table-cell>
          <table:table-cell table:style-name="ce3" office:value-type="float" office:value="0.2067159" calcext:value-type="float">
            <text:p>0.2067159</text:p>
          </table:table-cell>
          <table:table-cell table:style-name="ce3" office:value-type="float" office:value="0.8280675" calcext:value-type="float">
            <text:p>0.8280675</text:p>
          </table:table-cell>
          <table:table-cell table:style-name="ce3" office:value-type="float" office:value="0.7232767" calcext:value-type="float">
            <text:p>0.7232767</text:p>
          </table:table-cell>
          <table:table-cell table:style-name="ce3" office:value-type="float" office:value="0.08398505" calcext:value-type="float">
            <text:p>0.083985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709163" calcext:value-type="float">
            <text:p>0.1709163</text:p>
          </table:table-cell>
          <table:table-cell table:style-name="ce3" office:value-type="float" office:value="0.3065384" calcext:value-type="float">
            <text:p>0.3065384</text:p>
          </table:table-cell>
          <table:table-cell table:style-name="ce3" office:value-type="float" office:value="0.8894427" calcext:value-type="float">
            <text:p>0.8894427</text:p>
          </table:table-cell>
        </table:table-row>
        <table:table-row table:style-name="ro1">
          <table:table-cell table:style-name="ce3" office:value-type="string" calcext:value-type="string">
            <text:p>P02418_at</text:p>
          </table:table-cell>
          <table:table-cell table:style-name="ce3" office:value-type="float" office:value="0.9284708" calcext:value-type="float">
            <text:p>0.9284708</text:p>
          </table:table-cell>
          <table:table-cell table:style-name="ce3" office:value-type="float" office:value="0.494744" calcext:value-type="float">
            <text:p>0.494744</text:p>
          </table:table-cell>
          <table:table-cell table:style-name="ce3" office:value-type="float" office:value="0.5979202" calcext:value-type="float">
            <text:p>0.5979202</text:p>
          </table:table-cell>
          <table:table-cell table:style-name="ce3" office:value-type="float" office:value="0.04190142" calcext:value-type="float">
            <text:p>0.04190142</text:p>
          </table:table-cell>
          <table:table-cell table:style-name="ce3" office:value-type="float" office:value="0.9301366" calcext:value-type="float">
            <text:p>0.9301366</text:p>
          </table:table-cell>
          <table:table-cell table:style-name="ce3" office:value-type="float" office:value="0.6581539" calcext:value-type="float">
            <text:p>0.6581539</text:p>
          </table:table-cell>
          <table:table-cell table:style-name="ce3" office:value-type="float" office:value="0.1461821" calcext:value-type="float">
            <text:p>0.1461821</text:p>
          </table:table-cell>
          <table:table-cell table:style-name="ce3" office:value-type="float" office:value="0.7588466" calcext:value-type="float">
            <text:p>0.7588466</text:p>
          </table:table-cell>
          <table:table-cell table:style-name="ce3" office:value-type="float" office:value="0.681358" calcext:value-type="float">
            <text:p>0.681358</text:p>
          </table:table-cell>
          <table:table-cell table:style-name="ce3" office:value-type="float" office:value="0.1987726" calcext:value-type="float">
            <text:p>0.19877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1347071" calcext:value-type="float">
            <text:p>-0.1347071</text:p>
          </table:table-cell>
          <table:table-cell table:style-name="ce3" office:value-type="float" office:value="-0.1732051" calcext:value-type="float">
            <text:p>-0.1732051</text:p>
          </table:table-cell>
          <table:table-cell table:style-name="ce3" office:value-type="float" office:value="0.8947214" calcext:value-type="float">
            <text:p>0.8947214</text:p>
          </table:table-cell>
        </table:table-row>
        <table:table-row table:style-name="ro1">
          <table:table-cell table:style-name="ce3" office:value-type="string" calcext:value-type="string">
            <text:p>P03413_at</text:p>
          </table:table-cell>
          <table:table-cell table:style-name="ce3" office:value-type="float" office:value="0.8628683" calcext:value-type="float">
            <text:p>0.8628683</text:p>
          </table:table-cell>
          <table:table-cell table:style-name="ce3" office:value-type="float" office:value="0.4637102" calcext:value-type="float">
            <text:p>0.4637102</text:p>
          </table:table-cell>
          <table:table-cell table:style-name="ce3" office:value-type="float" office:value="0.238515" calcext:value-type="float">
            <text:p>0.238515</text:p>
          </table:table-cell>
          <table:table-cell table:style-name="ce3" office:value-type="float" office:value="0.2076883" calcext:value-type="float">
            <text:p>0.2076883</text:p>
          </table:table-cell>
          <table:table-cell table:style-name="ce3" office:value-type="float" office:value="0.9124209" calcext:value-type="float">
            <text:p>0.9124209</text:p>
          </table:table-cell>
          <table:table-cell table:style-name="ce3" office:value-type="float" office:value="0.710949" calcext:value-type="float">
            <text:p>0.710949</text:p>
          </table:table-cell>
          <table:table-cell table:style-name="ce3" office:value-type="float" office:value="0.2019241" calcext:value-type="float">
            <text:p>0.2019241</text:p>
          </table:table-cell>
          <table:table-cell table:style-name="ce3" office:value-type="float" office:value="0.7108891" calcext:value-type="float">
            <text:p>0.7108891</text:p>
          </table:table-cell>
          <table:table-cell table:style-name="ce3" office:value-type="float" office:value="0.5985184" calcext:value-type="float">
            <text:p>0.5985184</text:p>
          </table:table-cell>
          <table:table-cell table:style-name="ce3" office:value-type="float" office:value="0.2508693" calcext:value-type="float">
            <text:p>0.2508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7512188" calcext:value-type="float">
            <text:p>0.07512188</text:p>
          </table:table-cell>
          <table:table-cell table:style-name="ce3" office:value-type="float" office:value="0.4886751" calcext:value-type="float">
            <text:p>0.4886751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table:style-name="ce3" office:value-type="string" calcext:value-type="string">
            <text:p>P04999_s_at</text:p>
          </table:table-cell>
          <table:table-cell table:style-name="ce3" office:value-type="float" office:value="0.8757014" calcext:value-type="float">
            <text:p>0.8757014</text:p>
          </table:table-cell>
          <table:table-cell table:style-name="ce3" office:value-type="float" office:value="0.5355535" calcext:value-type="float">
            <text:p>0.5355535</text:p>
          </table:table-cell>
          <table:table-cell table:style-name="ce3" office:value-type="float" office:value="0.3338618" calcext:value-type="float">
            <text:p>0.3338618</text:p>
          </table:table-cell>
          <table:table-cell table:style-name="ce3" office:value-type="float" office:value="0.3998901" calcext:value-type="float">
            <text:p>0.3998901</text:p>
          </table:table-cell>
          <table:table-cell table:style-name="ce3" office:value-type="float" office:value="0.844077" calcext:value-type="float">
            <text:p>0.844077</text:p>
          </table:table-cell>
          <table:table-cell table:style-name="ce3" office:value-type="float" office:value="0.6275064" calcext:value-type="float">
            <text:p>0.6275064</text:p>
          </table:table-cell>
          <table:table-cell table:style-name="ce3" office:value-type="float" office:value="0.2152529" calcext:value-type="float">
            <text:p>0.2152529</text:p>
          </table:table-cell>
          <table:table-cell table:style-name="ce3" office:value-type="float" office:value="0.737074" calcext:value-type="float">
            <text:p>0.737074</text:p>
          </table:table-cell>
          <table:table-cell table:style-name="ce3" office:value-type="float" office:value="0.7173757" calcext:value-type="float">
            <text:p>0.7173757</text:p>
          </table:table-cell>
          <table:table-cell table:style-name="ce3" office:value-type="float" office:value="0.1810356" calcext:value-type="float">
            <text:p>0.1810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13206" calcext:value-type="float">
            <text:p>0.1213206</text:p>
          </table:table-cell>
          <table:table-cell table:style-name="ce3" office:value-type="float" office:value="0.3976068" calcext:value-type="float">
            <text:p>0.3976068</text:p>
          </table:table-cell>
          <table:table-cell table:style-name="ce3" office:value-type="float" office:value="0.8394427" calcext:value-type="float">
            <text:p>0.8394427</text:p>
          </table:table-cell>
        </table:table-row>
        <table:table-row table:style-name="ro1">
          <table:table-cell table:style-name="ce3" office:value-type="string" calcext:value-type="string">
            <text:p>P08082_x_at</text:p>
          </table:table-cell>
          <table:table-cell table:style-name="ce3" office:value-type="float" office:value="0.8608979" calcext:value-type="float">
            <text:p>0.8608979</text:p>
          </table:table-cell>
          <table:table-cell table:style-name="ce3" office:value-type="float" office:value="0.3774456" calcext:value-type="float">
            <text:p>0.3774456</text:p>
          </table:table-cell>
          <table:table-cell table:style-name="ce3" office:value-type="float" office:value="0.1332741" calcext:value-type="float">
            <text:p>0.1332741</text:p>
          </table:table-cell>
          <table:table-cell table:style-name="ce3" office:value-type="float" office:value="0.1195897" calcext:value-type="float">
            <text:p>0.1195897</text:p>
          </table:table-cell>
          <table:table-cell table:style-name="ce3" office:value-type="float" office:value="0.8585591" calcext:value-type="float">
            <text:p>0.8585591</text:p>
          </table:table-cell>
          <table:table-cell table:style-name="ce3" office:value-type="float" office:value="0.6749137" calcext:value-type="float">
            <text:p>0.6749137</text:p>
          </table:table-cell>
          <table:table-cell table:style-name="ce3" office:value-type="float" office:value="0.1519939" calcext:value-type="float">
            <text:p>0.1519939</text:p>
          </table:table-cell>
          <table:table-cell table:style-name="ce3" office:value-type="float" office:value="0.7740359" calcext:value-type="float">
            <text:p>0.7740359</text:p>
          </table:table-cell>
          <table:table-cell table:style-name="ce3" office:value-type="float" office:value="0.6264651" calcext:value-type="float">
            <text:p>0.6264651</text:p>
          </table:table-cell>
          <table:table-cell table:style-name="ce3" office:value-type="float" office:value="0.2899627" calcext:value-type="float">
            <text:p>0.28996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785269" calcext:value-type="float">
            <text:p>0.1785269</text:p>
          </table:table-cell>
          <table:table-cell table:style-name="ce3" office:value-type="float" office:value="0.5041452" calcext:value-type="float">
            <text:p>0.5041452</text:p>
          </table:table-cell>
          <table:table-cell table:style-name="ce3" office:value-type="float" office:value="0.6657869" calcext:value-type="float">
            <text:p>0.6657869</text:p>
          </table:table-cell>
        </table:table-row>
        <table:table-row table:style-name="ro1">
          <table:table-cell table:style-name="ce3" office:value-type="string" calcext:value-type="string">
            <text:p>P08471_at</text:p>
          </table:table-cell>
          <table:table-cell table:style-name="ce3" office:value-type="float" office:value="0.7971726" calcext:value-type="float">
            <text:p>0.7971726</text:p>
          </table:table-cell>
          <table:table-cell table:style-name="ce3" office:value-type="float" office:value="0.4508142" calcext:value-type="float">
            <text:p>0.4508142</text:p>
          </table:table-cell>
          <table:table-cell table:style-name="ce3" office:value-type="float" office:value="0.4998066" calcext:value-type="float">
            <text:p>0.4998066</text:p>
          </table:table-cell>
          <table:table-cell table:style-name="ce3" office:value-type="float" office:value="0.4903221" calcext:value-type="float">
            <text:p>0.4903221</text:p>
          </table:table-cell>
          <table:table-cell table:style-name="ce3" office:value-type="float" office:value="0.9596201" calcext:value-type="float">
            <text:p>0.9596201</text:p>
          </table:table-cell>
          <table:table-cell table:style-name="ce3" office:value-type="float" office:value="0.6009828" calcext:value-type="float">
            <text:p>0.6009828</text:p>
          </table:table-cell>
          <table:table-cell table:style-name="ce3" office:value-type="float" office:value="0.1787752" calcext:value-type="float">
            <text:p>0.1787752</text:p>
          </table:table-cell>
          <table:table-cell table:style-name="ce3" office:value-type="float" office:value="0.8069236" calcext:value-type="float">
            <text:p>0.8069236</text:p>
          </table:table-cell>
          <table:table-cell table:style-name="ce3" office:value-type="float" office:value="0.6618522" calcext:value-type="float">
            <text:p>0.6618522</text:p>
          </table:table-cell>
          <table:table-cell table:style-name="ce3" office:value-type="float" office:value="0.1856905" calcext:value-type="float">
            <text:p>0.18569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3325325" calcext:value-type="float">
            <text:p>-0.003325325</text:p>
          </table:table-cell>
          <table:table-cell table:style-name="ce3" office:value-type="float" office:value="0.3220085" calcext:value-type="float">
            <text:p>0.3220085</text:p>
          </table:table-cell>
          <table:table-cell table:style-name="ce3" office:value-type="float" office:value="0.95" calcext:value-type="float">
            <text:p>0.95</text:p>
          </table:table-cell>
        </table:table-row>
        <table:table-row table:style-name="ro1">
          <table:table-cell table:style-name="ce3" office:value-type="string" calcext:value-type="string">
            <text:p>P08892_s_at</text:p>
          </table:table-cell>
          <table:table-cell table:style-name="ce3" office:value-type="float" office:value="0.8146944" calcext:value-type="float">
            <text:p>0.8146944</text:p>
          </table:table-cell>
          <table:table-cell table:style-name="ce3" office:value-type="float" office:value="0.6179492" calcext:value-type="float">
            <text:p>0.6179492</text:p>
          </table:table-cell>
          <table:table-cell table:style-name="ce3" office:value-type="float" office:value="0.4193679" calcext:value-type="float">
            <text:p>0.4193679</text:p>
          </table:table-cell>
          <table:table-cell table:style-name="ce3" office:value-type="float" office:value="0.2895897" calcext:value-type="float">
            <text:p>0.2895897</text:p>
          </table:table-cell>
          <table:table-cell table:style-name="ce3" office:value-type="float" office:value="0.8963012" calcext:value-type="float">
            <text:p>0.8963012</text:p>
          </table:table-cell>
          <table:table-cell table:style-name="ce3" office:value-type="float" office:value="0.6165684" calcext:value-type="float">
            <text:p>0.6165684</text:p>
          </table:table-cell>
          <table:table-cell table:style-name="ce3" office:value-type="float" office:value="0.180237" calcext:value-type="float">
            <text:p>0.180237</text:p>
          </table:table-cell>
          <table:table-cell table:style-name="ce3" office:value-type="float" office:value="0.7990462" calcext:value-type="float">
            <text:p>0.7990462</text:p>
          </table:table-cell>
          <table:table-cell table:style-name="ce3" office:value-type="float" office:value="0.6577157" calcext:value-type="float">
            <text:p>0.6577157</text:p>
          </table:table-cell>
          <table:table-cell table:style-name="ce3" office:value-type="float" office:value="0.1982786" calcext:value-type="float">
            <text:p>0.1982786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5677488" calcext:value-type="float">
            <text:p>0.05677488</text:p>
          </table:table-cell>
          <table:table-cell table:style-name="ce3" office:value-type="float" office:value="0.2910684" calcext:value-type="float">
            <text:p>0.2910684</text:p>
          </table:table-cell>
          <table:table-cell table:style-name="ce3" office:value-type="float" office:value="0.7763441" calcext:value-type="float">
            <text:p>0.7763441</text:p>
          </table:table-cell>
        </table:table-row>
        <table:table-row table:style-name="ro1">
          <table:table-cell table:style-name="ce3" office:value-type="string" calcext:value-type="string">
            <text:p>P09205_s_at</text:p>
          </table:table-cell>
          <table:table-cell table:style-name="ce3" office:value-type="float" office:value="0.8634986" calcext:value-type="float">
            <text:p>0.8634986</text:p>
          </table:table-cell>
          <table:table-cell table:style-name="ce3" office:value-type="float" office:value="0.4182588" calcext:value-type="float">
            <text:p>0.4182588</text:p>
          </table:table-cell>
          <table:table-cell table:style-name="ce3" office:value-type="float" office:value="0.2880391" calcext:value-type="float">
            <text:p>0.2880391</text:p>
          </table:table-cell>
          <table:table-cell table:style-name="ce3" office:value-type="float" office:value="0.07705481" calcext:value-type="float">
            <text:p>0.07705481</text:p>
          </table:table-cell>
          <table:table-cell table:style-name="ce3" office:value-type="float" office:value="0.8793783" calcext:value-type="float">
            <text:p>0.8793783</text:p>
          </table:table-cell>
          <table:table-cell table:style-name="ce3" office:value-type="float" office:value="0.6535439" calcext:value-type="float">
            <text:p>0.6535439</text:p>
          </table:table-cell>
          <table:table-cell table:style-name="ce3" office:value-type="float" office:value="0.1394621" calcext:value-type="float">
            <text:p>0.1394621</text:p>
          </table:table-cell>
          <table:table-cell table:style-name="ce3" office:value-type="float" office:value="0.7548516" calcext:value-type="float">
            <text:p>0.7548516</text:p>
          </table:table-cell>
          <table:table-cell table:style-name="ce3" office:value-type="float" office:value="0.6650305" calcext:value-type="float">
            <text:p>0.6650305</text:p>
          </table:table-cell>
          <table:table-cell table:style-name="ce3" office:value-type="float" office:value="0.2382661" calcext:value-type="float">
            <text:p>0.2382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952781" calcext:value-type="float">
            <text:p>0.04952781</text:p>
          </table:table-cell>
          <table:table-cell table:style-name="ce3" office:value-type="float" office:value="0.2398717" calcext:value-type="float">
            <text:p>0.2398717</text:p>
          </table:table-cell>
          <table:table-cell table:style-name="ce3" office:value-type="float" office:value="0.8394427" calcext:value-type="float">
            <text:p>0.8394427</text:p>
          </table:table-cell>
        </table:table-row>
        <table:table-row table:style-name="ro1">
          <table:table-cell table:style-name="ce3" office:value-type="string" calcext:value-type="string">
            <text:p>P11838_x_at</text:p>
          </table:table-cell>
          <table:table-cell table:style-name="ce3" office:value-type="float" office:value="0.8954368" calcext:value-type="float">
            <text:p>0.8954368</text:p>
          </table:table-cell>
          <table:table-cell table:style-name="ce3" office:value-type="float" office:value="0.5126088" calcext:value-type="float">
            <text:p>0.5126088</text:p>
          </table:table-cell>
          <table:table-cell table:style-name="ce3" office:value-type="float" office:value="0.271343" calcext:value-type="float">
            <text:p>0.271343</text:p>
          </table:table-cell>
          <table:table-cell table:style-name="ce3" office:value-type="float" office:value="0.4303157" calcext:value-type="float">
            <text:p>0.4303157</text:p>
          </table:table-cell>
          <table:table-cell table:style-name="ce3" office:value-type="float" office:value="0.904924" calcext:value-type="float">
            <text:p>0.904924</text:p>
          </table:table-cell>
          <table:table-cell table:style-name="ce3" office:value-type="float" office:value="0.6557306" calcext:value-type="float">
            <text:p>0.6557306</text:p>
          </table:table-cell>
          <table:table-cell table:style-name="ce3" office:value-type="float" office:value="0.05097196" calcext:value-type="float">
            <text:p>0.05097196</text:p>
          </table:table-cell>
          <table:table-cell table:style-name="ce3" office:value-type="float" office:value="0.8425599" calcext:value-type="float">
            <text:p>0.8425599</text:p>
          </table:table-cell>
          <table:table-cell table:style-name="ce3" office:value-type="float" office:value="0.6443206" calcext:value-type="float">
            <text:p>0.6443206</text:p>
          </table:table-cell>
          <table:table-cell table:style-name="ce3" office:value-type="float" office:value="0.1576447" calcext:value-type="float">
            <text:p>0.1576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736388" calcext:value-type="float">
            <text:p>0.05736388</text:p>
          </table:table-cell>
          <table:table-cell table:style-name="ce3" office:value-type="float" office:value="0.2886751" calcext:value-type="float">
            <text:p>0.2886751</text:p>
          </table:table-cell>
          <table:table-cell table:style-name="ce3" office:value-type="float" office:value="0.8763441" calcext:value-type="float">
            <text:p>0.8763441</text:p>
          </table:table-cell>
        </table:table-row>
        <table:table-row table:style-name="ro1">
          <table:table-cell table:style-name="ce3" office:value-type="string" calcext:value-type="string">
            <text:p>P12702_s_at</text:p>
          </table:table-cell>
          <table:table-cell table:style-name="ce3" office:value-type="float" office:value="0.8550596" calcext:value-type="float">
            <text:p>0.8550596</text:p>
          </table:table-cell>
          <table:table-cell table:style-name="ce3" office:value-type="float" office:value="0.4561317" calcext:value-type="float">
            <text:p>0.4561317</text:p>
          </table:table-cell>
          <table:table-cell table:style-name="ce3" office:value-type="float" office:value="0.2767798" calcext:value-type="float">
            <text:p>0.2767798</text:p>
          </table:table-cell>
          <table:table-cell table:style-name="ce3" office:value-type="float" office:value="0.1535306" calcext:value-type="float">
            <text:p>0.1535306</text:p>
          </table:table-cell>
          <table:table-cell table:style-name="ce3" office:value-type="float" office:value="0.9254355" calcext:value-type="float">
            <text:p>0.9254355</text:p>
          </table:table-cell>
          <table:table-cell table:style-name="ce3" office:value-type="float" office:value="0.6918315" calcext:value-type="float">
            <text:p>0.6918315</text:p>
          </table:table-cell>
          <table:table-cell table:style-name="ce3" office:value-type="float" office:value="0.1202602" calcext:value-type="float">
            <text:p>0.1202602</text:p>
          </table:table-cell>
          <table:table-cell table:style-name="ce3" office:value-type="float" office:value="0.6420625" calcext:value-type="float">
            <text:p>0.6420625</text:p>
          </table:table-cell>
          <table:table-cell table:style-name="ce3" office:value-type="float" office:value="0.6604228" calcext:value-type="float">
            <text:p>0.6604228</text:p>
          </table:table-cell>
          <table:table-cell table:style-name="ce3" office:value-type="float" office:value="0.170626" calcext:value-type="float">
            <text:p>0.170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916829" calcext:value-type="float">
            <text:p>0.04916829</text:p>
          </table:table-cell>
          <table:table-cell table:style-name="ce3" office:value-type="float" office:value="0.4374785" calcext:value-type="float">
            <text:p>0.4374785</text:p>
          </table:table-cell>
          <table:table-cell table:style-name="ce3" office:value-type="float" office:value="0.7220548" calcext:value-type="float">
            <text:p>0.7220548</text:p>
          </table:table-cell>
        </table:table-row>
        <table:table-row table:style-name="ro1">
          <table:table-cell table:style-name="ce3" office:value-type="string" calcext:value-type="string">
            <text:p>P12958_x_at</text:p>
          </table:table-cell>
          <table:table-cell table:style-name="ce3" office:value-type="float" office:value="0.8748133" calcext:value-type="float">
            <text:p>0.8748133</text:p>
          </table:table-cell>
          <table:table-cell table:style-name="ce3" office:value-type="float" office:value="0.5072841" calcext:value-type="float">
            <text:p>0.5072841</text:p>
          </table:table-cell>
          <table:table-cell table:style-name="ce3" office:value-type="float" office:value="0.5092465" calcext:value-type="float">
            <text:p>0.5092465</text:p>
          </table:table-cell>
          <table:table-cell table:style-name="ce3" office:value-type="float" office:value="0.1219078" calcext:value-type="float">
            <text:p>0.1219078</text:p>
          </table:table-cell>
          <table:table-cell table:style-name="ce3" office:value-type="float" office:value="0.9120851" calcext:value-type="float">
            <text:p>0.9120851</text:p>
          </table:table-cell>
          <table:table-cell table:style-name="ce3" office:value-type="float" office:value="0.690241" calcext:value-type="float">
            <text:p>0.690241</text:p>
          </table:table-cell>
          <table:table-cell table:style-name="ce3" office:value-type="float" office:value="0.172858" calcext:value-type="float">
            <text:p>0.172858</text:p>
          </table:table-cell>
          <table:table-cell table:style-name="ce3" office:value-type="float" office:value="0.7938712" calcext:value-type="float">
            <text:p>0.7938712</text:p>
          </table:table-cell>
          <table:table-cell table:style-name="ce3" office:value-type="float" office:value="0.6778503" calcext:value-type="float">
            <text:p>0.6778503</text:p>
          </table:table-cell>
          <table:table-cell table:style-name="ce3" office:value-type="float" office:value="0.2856905" calcext:value-type="float">
            <text:p>0.28569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4269" calcext:value-type="float">
            <text:p>0.084269</text:p>
          </table:table-cell>
          <table:table-cell table:style-name="ce3" office:value-type="float" office:value="0.4065384" calcext:value-type="float">
            <text:p>0.4065384</text:p>
          </table:table-cell>
          <table:table-cell table:style-name="ce3" office:value-type="float" office:value="0.7947214" calcext:value-type="float">
            <text:p>0.7947214</text:p>
          </table:table-cell>
        </table:table-row>
        <table:table-row table:style-name="ro1">
          <table:table-cell table:style-name="ce3" office:value-type="string" calcext:value-type="string">
            <text:p>P13439_x_at</text:p>
          </table:table-cell>
          <table:table-cell table:style-name="ce3" office:value-type="float" office:value="0.7729977" calcext:value-type="float">
            <text:p>0.7729977</text:p>
          </table:table-cell>
          <table:table-cell table:style-name="ce3" office:value-type="float" office:value="0.5032649" calcext:value-type="float">
            <text:p>0.5032649</text:p>
          </table:table-cell>
          <table:table-cell table:style-name="ce3" office:value-type="float" office:value="0.3333206" calcext:value-type="float">
            <text:p>0.3333206</text:p>
          </table:table-cell>
          <table:table-cell table:style-name="ce3" office:value-type="float" office:value="0.09309858" calcext:value-type="float">
            <text:p>0.09309858</text:p>
          </table:table-cell>
          <table:table-cell table:style-name="ce3" office:value-type="float" office:value="0.910879" calcext:value-type="float">
            <text:p>0.910879</text:p>
          </table:table-cell>
          <table:table-cell table:style-name="ce3" office:value-type="float" office:value="0.7254372" calcext:value-type="float">
            <text:p>0.7254372</text:p>
          </table:table-cell>
          <table:table-cell table:style-name="ce3" office:value-type="float" office:value="0.2500161" calcext:value-type="float">
            <text:p>0.2500161</text:p>
          </table:table-cell>
          <table:table-cell table:style-name="ce3" office:value-type="float" office:value="0.8027846" calcext:value-type="float">
            <text:p>0.8027846</text:p>
          </table:table-cell>
          <table:table-cell table:style-name="ce3" office:value-type="float" office:value="0.6405232" calcext:value-type="float">
            <text:p>0.6405232</text:p>
          </table:table-cell>
          <table:table-cell table:style-name="ce3" office:value-type="float" office:value="0.1099272" calcext:value-type="float">
            <text:p>0.1099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1040163" calcext:value-type="float">
            <text:p>-0.01040163</text:p>
          </table:table-cell>
          <table:table-cell table:style-name="ce3" office:value-type="float" office:value="0.4732051" calcext:value-type="float">
            <text:p>0.4732051</text:p>
          </table:table-cell>
          <table:table-cell table:style-name="ce3" office:value-type="float" office:value="0.85" calcext:value-type="float">
            <text:p>0.85</text:p>
          </table:table-cell>
        </table:table-row>
        <table:table-row table:style-name="ro1">
          <table:table-cell table:style-name="ce3" office:value-type="string" calcext:value-type="string">
            <text:p>P13778_x_at</text:p>
          </table:table-cell>
          <table:table-cell table:style-name="ce3" office:value-type="float" office:value="0.8623116" calcext:value-type="float">
            <text:p>0.8623116</text:p>
          </table:table-cell>
          <table:table-cell table:style-name="ce3" office:value-type="float" office:value="0.4103224" calcext:value-type="float">
            <text:p>0.4103224</text:p>
          </table:table-cell>
          <table:table-cell table:style-name="ce3" office:value-type="float" office:value="0.1759883" calcext:value-type="float">
            <text:p>0.1759883</text:p>
          </table:table-cell>
          <table:table-cell table:style-name="ce3" office:value-type="float" office:value="0.1560655" calcext:value-type="float">
            <text:p>0.1560655</text:p>
          </table:table-cell>
          <table:table-cell table:style-name="ce3" office:value-type="float" office:value="0.8561624" calcext:value-type="float">
            <text:p>0.8561624</text:p>
          </table:table-cell>
          <table:table-cell table:style-name="ce3" office:value-type="float" office:value="0.6741233" calcext:value-type="float">
            <text:p>0.6741233</text:p>
          </table:table-cell>
          <table:table-cell table:style-name="ce3" office:value-type="float" office:value="0.1508108" calcext:value-type="float">
            <text:p>0.1508108</text:p>
          </table:table-cell>
          <table:table-cell table:style-name="ce3" office:value-type="float" office:value="0.6981795" calcext:value-type="float">
            <text:p>0.6981795</text:p>
          </table:table-cell>
          <table:table-cell table:style-name="ce3" office:value-type="float" office:value="0.6914452" calcext:value-type="float">
            <text:p>0.6914452</text:p>
          </table:table-cell>
          <table:table-cell table:style-name="ce3" office:value-type="float" office:value="0.3295436" calcext:value-type="float">
            <text:p>0.32954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4755224" calcext:value-type="float">
            <text:p>0.04755224</text:p>
          </table:table-cell>
          <table:table-cell table:style-name="ce3" office:value-type="float" office:value="0.3821367" calcext:value-type="float">
            <text:p>0.3821367</text:p>
          </table:table-cell>
          <table:table-cell table:style-name="ce3" office:value-type="float" office:value="0.9447214" calcext:value-type="float">
            <text:p>0.9447214</text:p>
          </table:table-cell>
        </table:table-row>
        <table:table-row table:style-name="ro1">
          <table:table-cell table:style-name="ce3" office:value-type="string" calcext:value-type="string">
            <text:p>P14734_at</text:p>
          </table:table-cell>
          <table:table-cell table:style-name="ce3" office:value-type="float" office:value="0.8605446" calcext:value-type="float">
            <text:p>0.8605446</text:p>
          </table:table-cell>
          <table:table-cell table:style-name="ce3" office:value-type="float" office:value="0.4686064" calcext:value-type="float">
            <text:p>0.4686064</text:p>
          </table:table-cell>
          <table:table-cell table:style-name="ce3" office:value-type="float" office:value="0.5246732" calcext:value-type="float">
            <text:p>0.5246732</text:p>
          </table:table-cell>
          <table:table-cell table:style-name="ce3" office:value-type="float" office:value="0.1566228" calcext:value-type="float">
            <text:p>0.1566228</text:p>
          </table:table-cell>
          <table:table-cell table:style-name="ce3" office:value-type="float" office:value="0.8051389" calcext:value-type="float">
            <text:p>0.8051389</text:p>
          </table:table-cell>
          <table:table-cell table:style-name="ce3" office:value-type="float" office:value="0.6668267" calcext:value-type="float">
            <text:p>0.6668267</text:p>
          </table:table-cell>
          <table:table-cell table:style-name="ce3" office:value-type="float" office:value="-0.008810831" calcext:value-type="float">
            <text:p>-0.008810831</text:p>
          </table:table-cell>
          <table:table-cell table:style-name="ce3" office:value-type="float" office:value="0.8745573" calcext:value-type="float">
            <text:p>0.8745573</text:p>
          </table:table-cell>
          <table:table-cell table:style-name="ce3" office:value-type="float" office:value="0.7262492" calcext:value-type="float">
            <text:p>0.7262492</text:p>
          </table:table-cell>
          <table:table-cell table:style-name="ce3" office:value-type="float" office:value="0.1846813" calcext:value-type="float">
            <text:p>0.18468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135601" calcext:value-type="float">
            <text:p>0.001135601</text:p>
          </table:table-cell>
          <table:table-cell table:style-name="ce3" office:value-type="float" office:value="0.3976068" calcext:value-type="float">
            <text:p>0.3976068</text:p>
          </table:table-cell>
          <table:table-cell table:style-name="ce3" office:value-type="float" office:value="0.8394427" calcext:value-type="float">
            <text:p>0.8394427</text:p>
          </table:table-cell>
        </table:table-row>
        <table:table-row table:style-name="ro1">
          <table:table-cell table:style-name="ce3" office:value-type="string" calcext:value-type="string">
            <text:p>P15066_at</text:p>
          </table:table-cell>
          <table:table-cell table:style-name="ce3" office:value-type="float" office:value="0.8721851" calcext:value-type="float">
            <text:p>0.8721851</text:p>
          </table:table-cell>
          <table:table-cell table:style-name="ce3" office:value-type="float" office:value="0.4936003" calcext:value-type="float">
            <text:p>0.4936003</text:p>
          </table:table-cell>
          <table:table-cell table:style-name="ce3" office:value-type="float" office:value="0.3340383" calcext:value-type="float">
            <text:p>0.3340383</text:p>
          </table:table-cell>
          <table:table-cell table:style-name="ce3" office:value-type="float" office:value="0.3558899" calcext:value-type="float">
            <text:p>0.3558899</text:p>
          </table:table-cell>
          <table:table-cell table:style-name="ce3" office:value-type="float" office:value="0.8371754" calcext:value-type="float">
            <text:p>0.8371754</text:p>
          </table:table-cell>
          <table:table-cell table:style-name="ce3" office:value-type="float" office:value="0.6746886" calcext:value-type="float">
            <text:p>0.6746886</text:p>
          </table:table-cell>
          <table:table-cell table:style-name="ce3" office:value-type="float" office:value="0.2388362" calcext:value-type="float">
            <text:p>0.2388362</text:p>
          </table:table-cell>
          <table:table-cell table:style-name="ce3" office:value-type="float" office:value="0.7282082" calcext:value-type="float">
            <text:p>0.7282082</text:p>
          </table:table-cell>
          <table:table-cell table:style-name="ce3" office:value-type="float" office:value="0.6986316" calcext:value-type="float">
            <text:p>0.6986316</text:p>
          </table:table-cell>
          <table:table-cell table:style-name="ce3" office:value-type="float" office:value="0.1973347" calcext:value-type="float">
            <text:p>0.1973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9398589" calcext:value-type="float">
            <text:p>0.09398589</text:p>
          </table:table-cell>
          <table:table-cell table:style-name="ce3" office:value-type="float" office:value="0.2642734" calcext:value-type="float">
            <text:p>0.264273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5407_s_at</text:p>
          </table:table-cell>
          <table:table-cell table:style-name="ce3" office:value-type="float" office:value="0.8591104" calcext:value-type="float">
            <text:p>0.8591104</text:p>
          </table:table-cell>
          <table:table-cell table:style-name="ce3" office:value-type="float" office:value="0.5288416" calcext:value-type="float">
            <text:p>0.5288416</text:p>
          </table:table-cell>
          <table:table-cell table:style-name="ce3" office:value-type="float" office:value="0.3713655" calcext:value-type="float">
            <text:p>0.3713655</text:p>
          </table:table-cell>
          <table:table-cell table:style-name="ce3" office:value-type="float" office:value="-0.0007804283" calcext:value-type="float">
            <text:p>-0.0007804283</text:p>
          </table:table-cell>
          <table:table-cell table:style-name="ce3" office:value-type="float" office:value="0.9239723" calcext:value-type="float">
            <text:p>0.9239723</text:p>
          </table:table-cell>
          <table:table-cell table:style-name="ce3" office:value-type="float" office:value="0.6860829" calcext:value-type="float">
            <text:p>0.6860829</text:p>
          </table:table-cell>
          <table:table-cell table:style-name="ce3" office:value-type="float" office:value="0.283146" calcext:value-type="float">
            <text:p>0.283146</text:p>
          </table:table-cell>
          <table:table-cell table:style-name="ce3" office:value-type="float" office:value="0.7144413" calcext:value-type="float">
            <text:p>0.7144413</text:p>
          </table:table-cell>
          <table:table-cell table:style-name="ce3" office:value-type="float" office:value="0.6076734" calcext:value-type="float">
            <text:p>0.6076734</text:p>
          </table:table-cell>
          <table:table-cell table:style-name="ce3" office:value-type="float" office:value="0.1803893" calcext:value-type="float">
            <text:p>0.18038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516164" calcext:value-type="float">
            <text:p>0.1516164</text:p>
          </table:table-cell>
          <table:table-cell table:style-name="ce3" office:value-type="float" office:value="0.2642734" calcext:value-type="float">
            <text:p>0.2642734</text:p>
          </table:table-cell>
          <table:table-cell table:style-name="ce3" office:value-type="float" office:value="0.8894427" calcext:value-type="float">
            <text:p>0.8894427</text:p>
          </table:table-cell>
        </table:table-row>
        <table:table-row table:style-name="ro1">
          <table:table-cell table:style-name="ce3" office:value-type="string" calcext:value-type="string">
            <text:p>P15845_x_at</text:p>
          </table:table-cell>
          <table:table-cell table:style-name="ce3" office:value-type="float" office:value="0.9007863" calcext:value-type="float">
            <text:p>0.9007863</text:p>
          </table:table-cell>
          <table:table-cell table:style-name="ce3" office:value-type="float" office:value="0.4616861" calcext:value-type="float">
            <text:p>0.4616861</text:p>
          </table:table-cell>
          <table:table-cell table:style-name="ce3" office:value-type="float" office:value="0.3420059" calcext:value-type="float">
            <text:p>0.3420059</text:p>
          </table:table-cell>
          <table:table-cell table:style-name="ce3" office:value-type="float" office:value="0.1929669" calcext:value-type="float">
            <text:p>0.1929669</text:p>
          </table:table-cell>
          <table:table-cell table:style-name="ce3" office:value-type="float" office:value="0.9234158" calcext:value-type="float">
            <text:p>0.9234158</text:p>
          </table:table-cell>
          <table:table-cell table:style-name="ce3" office:value-type="float" office:value="0.6617834" calcext:value-type="float">
            <text:p>0.6617834</text:p>
          </table:table-cell>
          <table:table-cell table:style-name="ce3" office:value-type="float" office:value="0.2103304" calcext:value-type="float">
            <text:p>0.2103304</text:p>
          </table:table-cell>
          <table:table-cell table:style-name="ce3" office:value-type="float" office:value="0.7865191" calcext:value-type="float">
            <text:p>0.7865191</text:p>
          </table:table-cell>
          <table:table-cell table:style-name="ce3" office:value-type="float" office:value="0.658491" calcext:value-type="float">
            <text:p>0.658491</text:p>
          </table:table-cell>
          <table:table-cell table:style-name="ce3" office:value-type="float" office:value="0.1886536" calcext:value-type="float">
            <text:p>0.18865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8563581" calcext:value-type="float">
            <text:p>-0.08563581</text:p>
          </table:table-cell>
          <table:table-cell table:style-name="ce3" office:value-type="float" office:value="0.2642734" calcext:value-type="float">
            <text:p>0.264273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7724_at</text:p>
          </table:table-cell>
          <table:table-cell table:style-name="ce3" office:value-type="float" office:value="0.8363653" calcext:value-type="float">
            <text:p>0.8363653</text:p>
          </table:table-cell>
          <table:table-cell table:style-name="ce3" office:value-type="float" office:value="0.471337" calcext:value-type="float">
            <text:p>0.471337</text:p>
          </table:table-cell>
          <table:table-cell table:style-name="ce3" office:value-type="float" office:value="0.2803342" calcext:value-type="float">
            <text:p>0.2803342</text:p>
          </table:table-cell>
          <table:table-cell table:style-name="ce3" office:value-type="float" office:value="0.3558641" calcext:value-type="float">
            <text:p>0.3558641</text:p>
          </table:table-cell>
          <table:table-cell table:style-name="ce3" office:value-type="float" office:value="0.9078561" calcext:value-type="float">
            <text:p>0.9078561</text:p>
          </table:table-cell>
          <table:table-cell table:style-name="ce3" office:value-type="float" office:value="0.6909116" calcext:value-type="float">
            <text:p>0.6909116</text:p>
          </table:table-cell>
          <table:table-cell table:style-name="ce3" office:value-type="float" office:value="0.193008" calcext:value-type="float">
            <text:p>0.193008</text:p>
          </table:table-cell>
          <table:table-cell table:style-name="ce3" office:value-type="float" office:value="0.7379325" calcext:value-type="float">
            <text:p>0.7379325</text:p>
          </table:table-cell>
          <table:table-cell table:style-name="ce3" office:value-type="float" office:value="0.6604912" calcext:value-type="float">
            <text:p>0.6604912</text:p>
          </table:table-cell>
          <table:table-cell table:style-name="ce3" office:value-type="float" office:value="0.2782249" calcext:value-type="float">
            <text:p>0.2782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079078" calcext:value-type="float">
            <text:p>0.1079078</text:p>
          </table:table-cell>
          <table:table-cell table:style-name="ce3" office:value-type="float" office:value="0.00893164" calcext:value-type="float">
            <text:p>0.0089316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7989_at</text:p>
          </table:table-cell>
          <table:table-cell table:style-name="ce3" office:value-type="float" office:value="0.8494163" calcext:value-type="float">
            <text:p>0.8494163</text:p>
          </table:table-cell>
          <table:table-cell table:style-name="ce3" office:value-type="float" office:value="0.517544" calcext:value-type="float">
            <text:p>0.517544</text:p>
          </table:table-cell>
          <table:table-cell table:style-name="ce3" office:value-type="float" office:value="0.1400518" calcext:value-type="float">
            <text:p>0.1400518</text:p>
          </table:table-cell>
          <table:table-cell table:style-name="ce3" office:value-type="float" office:value="0.2052306" calcext:value-type="float">
            <text:p>0.2052306</text:p>
          </table:table-cell>
          <table:table-cell table:style-name="ce3" office:value-type="float" office:value="0.9063399" calcext:value-type="float">
            <text:p>0.9063399</text:p>
          </table:table-cell>
          <table:table-cell table:style-name="ce3" office:value-type="float" office:value="0.6592823" calcext:value-type="float">
            <text:p>0.6592823</text:p>
          </table:table-cell>
          <table:table-cell table:style-name="ce3" office:value-type="float" office:value="0.2433936" calcext:value-type="float">
            <text:p>0.2433936</text:p>
          </table:table-cell>
          <table:table-cell table:style-name="ce3" office:value-type="float" office:value="0.6778395" calcext:value-type="float">
            <text:p>0.6778395</text:p>
          </table:table-cell>
          <table:table-cell table:style-name="ce3" office:value-type="float" office:value="0.6452141" calcext:value-type="float">
            <text:p>0.6452141</text:p>
          </table:table-cell>
          <table:table-cell table:style-name="ce3" office:value-type="float" office:value="0.07302706" calcext:value-type="float">
            <text:p>0.073027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614371" calcext:value-type="float">
            <text:p>0.05614371</text:p>
          </table:table-cell>
          <table:table-cell table:style-name="ce3" office:value-type="float" office:value="0.05773503" calcext:value-type="float">
            <text:p>0.05773503</text:p>
          </table:table-cell>
          <table:table-cell table:style-name="ce3" office:value-type="float" office:value="0.9447214" calcext:value-type="float">
            <text:p>0.9447214</text:p>
          </table:table-cell>
        </table:table-row>
        <table:table-row table:style-name="ro1">
          <table:table-cell table:style-name="ce3" office:value-type="string" calcext:value-type="string">
            <text:p>P19235_s_at</text:p>
          </table:table-cell>
          <table:table-cell table:style-name="ce3" office:value-type="float" office:value="0.8390924" calcext:value-type="float">
            <text:p>0.8390924</text:p>
          </table:table-cell>
          <table:table-cell table:style-name="ce3" office:value-type="float" office:value="0.5333489" calcext:value-type="float">
            <text:p>0.5333489</text:p>
          </table:table-cell>
          <table:table-cell table:style-name="ce3" office:value-type="float" office:value="0.2381078" calcext:value-type="float">
            <text:p>0.2381078</text:p>
          </table:table-cell>
          <table:table-cell table:style-name="ce3" office:value-type="float" office:value="0.2116561" calcext:value-type="float">
            <text:p>0.2116561</text:p>
          </table:table-cell>
          <table:table-cell table:style-name="ce3" office:value-type="float" office:value="0.9134382" calcext:value-type="float">
            <text:p>0.9134382</text:p>
          </table:table-cell>
          <table:table-cell table:style-name="ce3" office:value-type="float" office:value="0.6041758" calcext:value-type="float">
            <text:p>0.6041758</text:p>
          </table:table-cell>
          <table:table-cell table:style-name="ce3" office:value-type="float" office:value="0.1571887" calcext:value-type="float">
            <text:p>0.1571887</text:p>
          </table:table-cell>
          <table:table-cell table:style-name="ce3" office:value-type="float" office:value="0.8135342" calcext:value-type="float">
            <text:p>0.8135342</text:p>
          </table:table-cell>
          <table:table-cell table:style-name="ce3" office:value-type="float" office:value="0.6868736" calcext:value-type="float">
            <text:p>0.6868736</text:p>
          </table:table-cell>
          <table:table-cell table:style-name="ce3" office:value-type="float" office:value="0.101042" calcext:value-type="float">
            <text:p>0.1010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032122" calcext:value-type="float">
            <text:p>0.2032122</text:p>
          </table:table-cell>
          <table:table-cell table:style-name="ce3" office:value-type="float" office:value="0.4464102" calcext:value-type="float">
            <text:p>0.4464102</text:p>
          </table:table-cell>
          <table:table-cell table:style-name="ce3" office:value-type="float" office:value="0.7514911" calcext:value-type="float">
            <text:p>0.7514911</text:p>
          </table:table-cell>
        </table:table-row>
        <table:table-row table:style-name="ro1">
          <table:table-cell table:style-name="ce3" office:value-type="string" calcext:value-type="string">
            <text:p>P19355_at</text:p>
          </table:table-cell>
          <table:table-cell table:style-name="ce3" office:value-type="float" office:value="0.844469" calcext:value-type="float">
            <text:p>0.844469</text:p>
          </table:table-cell>
          <table:table-cell table:style-name="ce3" office:value-type="float" office:value="0.4653151" calcext:value-type="float">
            <text:p>0.4653151</text:p>
          </table:table-cell>
          <table:table-cell table:style-name="ce3" office:value-type="float" office:value="0.2081008" calcext:value-type="float">
            <text:p>0.2081008</text:p>
          </table:table-cell>
          <table:table-cell table:style-name="ce3" office:value-type="float" office:value="0.2982673" calcext:value-type="float">
            <text:p>0.2982673</text:p>
          </table:table-cell>
          <table:table-cell table:style-name="ce3" office:value-type="float" office:value="0.7542264" calcext:value-type="float">
            <text:p>0.7542264</text:p>
          </table:table-cell>
          <table:table-cell table:style-name="ce3" office:value-type="float" office:value="0.6280934" calcext:value-type="float">
            <text:p>0.6280934</text:p>
          </table:table-cell>
          <table:table-cell table:style-name="ce3" office:value-type="float" office:value="0.205827" calcext:value-type="float">
            <text:p>0.205827</text:p>
          </table:table-cell>
          <table:table-cell table:style-name="ce3" office:value-type="float" office:value="0.6584273" calcext:value-type="float">
            <text:p>0.6584273</text:p>
          </table:table-cell>
          <table:table-cell table:style-name="ce3" office:value-type="float" office:value="0.7200914" calcext:value-type="float">
            <text:p>0.7200914</text:p>
          </table:table-cell>
          <table:table-cell table:style-name="ce3" office:value-type="float" office:value="0.2013842" calcext:value-type="float">
            <text:p>0.20138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35886" calcext:value-type="float">
            <text:p>0.0835886</text:p>
          </table:table-cell>
          <table:table-cell table:style-name="ce3" office:value-type="float" office:value="0.1398717" calcext:value-type="float">
            <text:p>0.1398717</text:p>
          </table:table-cell>
          <table:table-cell table:style-name="ce3" office:value-type="float" office:value="0.85" calcext:value-type="float">
            <text:p>0.85</text:p>
          </table:table-cell>
        </table:table-row>
        <table:table-row table:style-name="ro1">
          <table:table-cell table:style-name="ce3" office:value-type="string" calcext:value-type="string">
            <text:p>P21668_s_at</text:p>
          </table:table-cell>
          <table:table-cell table:style-name="ce3" office:value-type="float" office:value="0.8687812" calcext:value-type="float">
            <text:p>0.8687812</text:p>
          </table:table-cell>
          <table:table-cell table:style-name="ce3" office:value-type="float" office:value="0.4693844" calcext:value-type="float">
            <text:p>0.4693844</text:p>
          </table:table-cell>
          <table:table-cell table:style-name="ce3" office:value-type="float" office:value="0.4003893" calcext:value-type="float">
            <text:p>0.4003893</text:p>
          </table:table-cell>
          <table:table-cell table:style-name="ce3" office:value-type="float" office:value="0.1345199" calcext:value-type="float">
            <text:p>0.1345199</text:p>
          </table:table-cell>
          <table:table-cell table:style-name="ce3" office:value-type="float" office:value="0.9014554" calcext:value-type="float">
            <text:p>0.9014554</text:p>
          </table:table-cell>
          <table:table-cell table:style-name="ce3" office:value-type="float" office:value="0.6693069" calcext:value-type="float">
            <text:p>0.6693069</text:p>
          </table:table-cell>
          <table:table-cell table:style-name="ce3" office:value-type="float" office:value="0.1194429" calcext:value-type="float">
            <text:p>0.1194429</text:p>
          </table:table-cell>
          <table:table-cell table:style-name="ce3" office:value-type="float" office:value="0.5383289" calcext:value-type="float">
            <text:p>0.5383289</text:p>
          </table:table-cell>
          <table:table-cell table:style-name="ce3" office:value-type="float" office:value="0.6763684" calcext:value-type="float">
            <text:p>0.6763684</text:p>
          </table:table-cell>
          <table:table-cell table:style-name="ce3" office:value-type="float" office:value="0.2073152" calcext:value-type="float">
            <text:p>0.2073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381712" calcext:value-type="float">
            <text:p>0.03381712</text:p>
          </table:table-cell>
          <table:table-cell table:style-name="ce3" office:value-type="float" office:value="0.3976068" calcext:value-type="float">
            <text:p>0.3976068</text:p>
          </table:table-cell>
          <table:table-cell table:style-name="ce3" office:value-type="float" office:value="0.8947214" calcext:value-type="float">
            <text:p>0.8947214</text:p>
          </table:table-cell>
        </table:table-row>
        <table:table-row table:style-name="ro1">
          <table:table-cell table:style-name="ce3" office:value-type="string" calcext:value-type="string">
            <text:p>P22168_at</text:p>
          </table:table-cell>
          <table:table-cell table:style-name="ce3" office:value-type="float" office:value="0.8983413" calcext:value-type="float">
            <text:p>0.8983413</text:p>
          </table:table-cell>
          <table:table-cell table:style-name="ce3" office:value-type="float" office:value="0.4852579" calcext:value-type="float">
            <text:p>0.4852579</text:p>
          </table:table-cell>
          <table:table-cell table:style-name="ce3" office:value-type="float" office:value="0.1902697" calcext:value-type="float">
            <text:p>0.1902697</text:p>
          </table:table-cell>
          <table:table-cell table:style-name="ce3" office:value-type="float" office:value="0.2086776" calcext:value-type="float">
            <text:p>0.2086776</text:p>
          </table:table-cell>
          <table:table-cell table:style-name="ce3" office:value-type="float" office:value="0.9301027" calcext:value-type="float">
            <text:p>0.9301027</text:p>
          </table:table-cell>
          <table:table-cell table:style-name="ce3" office:value-type="float" office:value="0.6951768" calcext:value-type="float">
            <text:p>0.6951768</text:p>
          </table:table-cell>
          <table:table-cell table:style-name="ce3" office:value-type="float" office:value="0.219623" calcext:value-type="float">
            <text:p>0.219623</text:p>
          </table:table-cell>
          <table:table-cell table:style-name="ce3" office:value-type="float" office:value="0.7621858" calcext:value-type="float">
            <text:p>0.7621858</text:p>
          </table:table-cell>
          <table:table-cell table:style-name="ce3" office:value-type="float" office:value="0.6903672" calcext:value-type="float">
            <text:p>0.6903672</text:p>
          </table:table-cell>
          <table:table-cell table:style-name="ce3" office:value-type="float" office:value="0.1552988" calcext:value-type="float">
            <text:p>0.1552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003686" calcext:value-type="float">
            <text:p>0.02003686</text:p>
          </table:table-cell>
          <table:table-cell table:style-name="ce3" office:value-type="float" office:value="0.6220085" calcext:value-type="float">
            <text:p>0.6220085</text:p>
          </table:table-cell>
          <table:table-cell table:style-name="ce3" office:value-type="float" office:value="0.8394427" calcext:value-type="float">
            <text:p>0.8394427</text:p>
          </table:table-cell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</table:table>
      <table:table table:name="sign04" table:style-name="ta1">
        <table:table-column table:style-name="co5" table:number-columns-repeated="15" table:default-cell-style-name="Default"/>
        <table:table-row table:style-name="ro1">
          <table:table-cell table:style-name="ce4" office:value-type="string" calcext:value-type="string">
            <text:p>@probeset</text:p>
          </table:table-cell>
          <table:table-cell table:style-name="ce4" office:value-type="string" calcext:value-type="string">
            <text:p>sign04_predictionMCC_Heiskanen</text:p>
          </table:table-cell>
          <table:table-cell table:style-name="ce4" office:value-type="string" calcext:value-type="string">
            <text:p>sign04_predictionMCC_Kohno</text:p>
          </table:table-cell>
          <table:table-cell table:style-name="ce4" office:value-type="string" calcext:value-type="string">
            <text:p>sign04_predictionMCC_Kuner</text:p>
          </table:table-cell>
          <table:table-cell table:style-name="ce4" office:value-type="string" calcext:value-type="string">
            <text:p>sign04_predictionMCC_Kuo</text:p>
          </table:table-cell>
          <table:table-cell table:style-name="ce4" office:value-type="string" calcext:value-type="string">
            <text:p>sign04_predictionMCC_Mitchell</text:p>
          </table:table-cell>
          <table:table-cell table:style-name="ce4" office:value-type="string" calcext:value-type="string">
            <text:p>sign04_predictionMCC_Philipsen</text:p>
          </table:table-cell>
          <table:table-cell table:style-name="ce4" office:value-type="string" calcext:value-type="string">
            <text:p>sign04_predictionMCC_Rotunno</text:p>
          </table:table-cell>
          <table:table-cell table:style-name="ce4" office:value-type="string" calcext:value-type="string">
            <text:p>sign04_predictionMCC_Rousseaux</text:p>
          </table:table-cell>
          <table:table-cell table:style-name="ce4" office:value-type="string" calcext:value-type="string">
            <text:p>sign04_predictionMCC_Spira</text:p>
          </table:table-cell>
          <table:table-cell table:style-name="ce4" office:value-type="string" calcext:value-type="string">
            <text:p>sign04_predictionMCC_Tsay</text:p>
          </table:table-cell>
          <table:table-cell table:style-name="ce4" office:value-type="string" calcext:value-type="string">
            <text:p>sign04_predictionMCC_Wachi</text:p>
          </table:table-cell>
          <table:table-cell table:style-name="ce4" office:value-type="string" calcext:value-type="string">
            <text:p>sign04_predictionMCC_Want</text:p>
          </table:table-cell>
          <table:table-cell table:style-name="ce4" office:value-type="string" calcext:value-type="string">
            <text:p>sign04_predictionMCC_Xu</text:p>
          </table:table-cell>
          <table:table-cell table:style-name="ce4" office:value-type="string" calcext:value-type="string">
            <text:p>sign04_predictionMCC_ZhangL</text:p>
          </table:table-cell>
        </table:table-row>
        <table:table-row table:style-name="ro1">
          <table:table-cell table:style-name="ce4" office:value-type="string" calcext:value-type="string">
            <text:p>P00097_s_at</text:p>
          </table:table-cell>
          <table:table-cell table:style-name="ce4" office:value-type="float" office:value="0.8475232" calcext:value-type="float">
            <text:p>0.8475232</text:p>
          </table:table-cell>
          <table:table-cell table:style-name="ce4" office:value-type="float" office:value="0.5364744" calcext:value-type="float">
            <text:p>0.5364744</text:p>
          </table:table-cell>
          <table:table-cell table:style-name="ce4" office:value-type="float" office:value="0.05904056" calcext:value-type="float">
            <text:p>0.05904056</text:p>
          </table:table-cell>
          <table:table-cell table:style-name="ce4" office:value-type="float" office:value="-0.08372148" calcext:value-type="float">
            <text:p>-0.08372148</text:p>
          </table:table-cell>
          <table:table-cell table:style-name="ce4" office:value-type="float" office:value="0.6681674" calcext:value-type="float">
            <text:p>0.6681674</text:p>
          </table:table-cell>
          <table:table-cell table:style-name="ce4" office:value-type="float" office:value="0.4914614" calcext:value-type="float">
            <text:p>0.4914614</text:p>
          </table:table-cell>
          <table:table-cell table:style-name="ce4" office:value-type="float" office:value="0.2261341" calcext:value-type="float">
            <text:p>0.2261341</text:p>
          </table:table-cell>
          <table:table-cell table:style-name="ce4" office:value-type="float" office:value="0.7913648" calcext:value-type="float">
            <text:p>0.7913648</text:p>
          </table:table-cell>
          <table:table-cell table:style-name="ce4" office:value-type="float" office:value="0.6434189" calcext:value-type="float">
            <text:p>0.6434189</text:p>
          </table:table-cell>
          <table:table-cell table:style-name="ce4" office:value-type="float" office:value="0.2834679" calcext:value-type="float">
            <text:p>0.283467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470569" calcext:value-type="float">
            <text:p>0.470569</text:p>
          </table:table-cell>
          <table:table-cell table:style-name="ce4" office:value-type="float" office:value="0.9333333" calcext:value-type="float">
            <text:p>0.9333333</text:p>
          </table:table-cell>
          <table:table-cell table:style-name="ce4" office:value-type="float" office:value="0.6758794" calcext:value-type="float">
            <text:p>0.6758794</text:p>
          </table:table-cell>
        </table:table-row>
        <table:table-row table:style-name="ro1">
          <table:table-cell table:style-name="ce4" office:value-type="string" calcext:value-type="string">
            <text:p>P00785_s_at</text:p>
          </table:table-cell>
          <table:table-cell table:style-name="ce4" office:value-type="float" office:value="0.8946895" calcext:value-type="float">
            <text:p>0.8946895</text:p>
          </table:table-cell>
          <table:table-cell table:style-name="ce4" office:value-type="float" office:value="0.5462943" calcext:value-type="float">
            <text:p>0.5462943</text:p>
          </table:table-cell>
          <table:table-cell table:style-name="ce4" office:value-type="float" office:value="0.01826429" calcext:value-type="float">
            <text:p>0.01826429</text:p>
          </table:table-cell>
          <table:table-cell table:style-name="ce4" office:value-type="float" office:value="0.1060655" calcext:value-type="float">
            <text:p>0.1060655</text:p>
          </table:table-cell>
          <table:table-cell table:style-name="ce4" office:value-type="float" office:value="0.682465" calcext:value-type="float">
            <text:p>0.682465</text:p>
          </table:table-cell>
          <table:table-cell table:style-name="ce4" office:value-type="float" office:value="0.5273254" calcext:value-type="float">
            <text:p>0.5273254</text:p>
          </table:table-cell>
          <table:table-cell table:style-name="ce4" office:value-type="float" office:value="0.1948575" calcext:value-type="float">
            <text:p>0.1948575</text:p>
          </table:table-cell>
          <table:table-cell table:style-name="ce4" office:value-type="float" office:value="0.8255413" calcext:value-type="float">
            <text:p>0.8255413</text:p>
          </table:table-cell>
          <table:table-cell table:style-name="ce4" office:value-type="float" office:value="0.6130507" calcext:value-type="float">
            <text:p>0.6130507</text:p>
          </table:table-cell>
          <table:table-cell table:style-name="ce4" office:value-type="float" office:value="0.1741886" calcext:value-type="float">
            <text:p>0.174188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5575061" calcext:value-type="float">
            <text:p>0.5575061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6563886" calcext:value-type="float">
            <text:p>0.6563886</text:p>
          </table:table-cell>
        </table:table-row>
        <table:table-row table:style-name="ro1">
          <table:table-cell table:style-name="ce4" office:value-type="string" calcext:value-type="string">
            <text:p>P01481_s_at</text:p>
          </table:table-cell>
          <table:table-cell table:style-name="ce4" office:value-type="float" office:value="0.9599067" calcext:value-type="float">
            <text:p>0.9599067</text:p>
          </table:table-cell>
          <table:table-cell table:style-name="ce4" office:value-type="float" office:value="0.5292496" calcext:value-type="float">
            <text:p>0.5292496</text:p>
          </table:table-cell>
          <table:table-cell table:style-name="ce4" office:value-type="float" office:value="-0.01996457" calcext:value-type="float">
            <text:p>-0.01996457</text:p>
          </table:table-cell>
          <table:table-cell table:style-name="ce4" office:value-type="float" office:value="0.1514911" calcext:value-type="float">
            <text:p>0.1514911</text:p>
          </table:table-cell>
          <table:table-cell table:style-name="ce4" office:value-type="float" office:value="0.6576835" calcext:value-type="float">
            <text:p>0.6576835</text:p>
          </table:table-cell>
          <table:table-cell table:style-name="ce4" office:value-type="float" office:value="0.558914" calcext:value-type="float">
            <text:p>0.558914</text:p>
          </table:table-cell>
          <table:table-cell table:style-name="ce4" office:value-type="float" office:value="0.2587138" calcext:value-type="float">
            <text:p>0.2587138</text:p>
          </table:table-cell>
          <table:table-cell table:style-name="ce4" office:value-type="float" office:value="0.6893438" calcext:value-type="float">
            <text:p>0.6893438</text:p>
          </table:table-cell>
          <table:table-cell table:style-name="ce4" office:value-type="float" office:value="0.5687343" calcext:value-type="float">
            <text:p>0.5687343</text:p>
          </table:table-cell>
          <table:table-cell table:style-name="ce4" office:value-type="float" office:value="0.01040806" calcext:value-type="float">
            <text:p>0.0104080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4638879" calcext:value-type="float">
            <text:p>0.4638879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408096" calcext:value-type="float">
            <text:p>0.7408096</text:p>
          </table:table-cell>
        </table:table-row>
        <table:table-row table:style-name="ro1">
          <table:table-cell table:style-name="ce4" office:value-type="string" calcext:value-type="string">
            <text:p>P01729_s_at</text:p>
          </table:table-cell>
          <table:table-cell table:style-name="ce4" office:value-type="float" office:value="0.9586201" calcext:value-type="float">
            <text:p>0.9586201</text:p>
          </table:table-cell>
          <table:table-cell table:style-name="ce4" office:value-type="float" office:value="0.4716789" calcext:value-type="float">
            <text:p>0.4716789</text:p>
          </table:table-cell>
          <table:table-cell table:style-name="ce4" office:value-type="float" office:value="0.1333174" calcext:value-type="float">
            <text:p>0.1333174</text:p>
          </table:table-cell>
          <table:table-cell table:style-name="ce4" office:value-type="float" office:value="-0.02" calcext:value-type="float">
            <text:p>-0.02</text:p>
          </table:table-cell>
          <table:table-cell table:style-name="ce4" office:value-type="float" office:value="0.6045123" calcext:value-type="float">
            <text:p>0.6045123</text:p>
          </table:table-cell>
          <table:table-cell table:style-name="ce4" office:value-type="float" office:value="0.5271417" calcext:value-type="float">
            <text:p>0.5271417</text:p>
          </table:table-cell>
          <table:table-cell table:style-name="ce4" office:value-type="float" office:value="0.2503316" calcext:value-type="float">
            <text:p>0.2503316</text:p>
          </table:table-cell>
          <table:table-cell table:style-name="ce4" office:value-type="float" office:value="0.8165007" calcext:value-type="float">
            <text:p>0.8165007</text:p>
          </table:table-cell>
          <table:table-cell table:style-name="ce4" office:value-type="float" office:value="0.6434802" calcext:value-type="float">
            <text:p>0.6434802</text:p>
          </table:table-cell>
          <table:table-cell table:style-name="ce4" office:value-type="float" office:value="0.3737666" calcext:value-type="float">
            <text:p>0.373766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3678651" calcext:value-type="float">
            <text:p>0.36786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100445" calcext:value-type="float">
            <text:p>0.4100445</text:p>
          </table:table-cell>
        </table:table-row>
        <table:table-row table:style-name="ro1">
          <table:table-cell table:style-name="ce4" office:value-type="string" calcext:value-type="string">
            <text:p>P01738_at</text:p>
          </table:table-cell>
          <table:table-cell table:style-name="ce4" office:value-type="float" office:value="0.9026912" calcext:value-type="float">
            <text:p>0.9026912</text:p>
          </table:table-cell>
          <table:table-cell table:style-name="ce4" office:value-type="float" office:value="0.4503668" calcext:value-type="float">
            <text:p>0.4503668</text:p>
          </table:table-cell>
          <table:table-cell table:style-name="ce4" office:value-type="float" office:value="0.04064935" calcext:value-type="float">
            <text:p>0.04064935</text:p>
          </table:table-cell>
          <table:table-cell table:style-name="ce4" office:value-type="float" office:value="0.08649111" calcext:value-type="float">
            <text:p>0.08649111</text:p>
          </table:table-cell>
          <table:table-cell table:style-name="ce4" office:value-type="float" office:value="0.6370567" calcext:value-type="float">
            <text:p>0.6370567</text:p>
          </table:table-cell>
          <table:table-cell table:style-name="ce4" office:value-type="float" office:value="0.5442628" calcext:value-type="float">
            <text:p>0.5442628</text:p>
          </table:table-cell>
          <table:table-cell table:style-name="ce4" office:value-type="float" office:value="0.133117" calcext:value-type="float">
            <text:p>0.133117</text:p>
          </table:table-cell>
          <table:table-cell table:style-name="ce4" office:value-type="float" office:value="0.7924893" calcext:value-type="float">
            <text:p>0.7924893</text:p>
          </table:table-cell>
          <table:table-cell table:style-name="ce4" office:value-type="float" office:value="0.6207147" calcext:value-type="float">
            <text:p>0.6207147</text:p>
          </table:table-cell>
          <table:table-cell table:style-name="ce4" office:value-type="float" office:value="-0.08963308" calcext:value-type="float">
            <text:p>-0.08963308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5577295" calcext:value-type="float">
            <text:p>0.5577295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7187548" calcext:value-type="float">
            <text:p>0.7187548</text:p>
          </table:table-cell>
        </table:table-row>
        <table:table-row table:style-name="ro1">
          <table:table-cell table:style-name="ce4" office:value-type="string" calcext:value-type="string">
            <text:p>P02522_at</text:p>
          </table:table-cell>
          <table:table-cell table:style-name="ce4" office:value-type="float" office:value="0.9522817" calcext:value-type="float">
            <text:p>0.9522817</text:p>
          </table:table-cell>
          <table:table-cell table:style-name="ce4" office:value-type="float" office:value="0.6618259" calcext:value-type="float">
            <text:p>0.6618259</text:p>
          </table:table-cell>
          <table:table-cell table:style-name="ce4" office:value-type="float" office:value="0.09454117" calcext:value-type="float">
            <text:p>0.09454117</text:p>
          </table:table-cell>
          <table:table-cell table:style-name="ce4" office:value-type="float" office:value="0.03063346" calcext:value-type="float">
            <text:p>0.03063346</text:p>
          </table:table-cell>
          <table:table-cell table:style-name="ce4" office:value-type="float" office:value="0.6861395" calcext:value-type="float">
            <text:p>0.6861395</text:p>
          </table:table-cell>
          <table:table-cell table:style-name="ce4" office:value-type="float" office:value="0.5689868" calcext:value-type="float">
            <text:p>0.5689868</text:p>
          </table:table-cell>
          <table:table-cell table:style-name="ce4" office:value-type="float" office:value="0.2156602" calcext:value-type="float">
            <text:p>0.2156602</text:p>
          </table:table-cell>
          <table:table-cell table:style-name="ce4" office:value-type="float" office:value="0.8064549" calcext:value-type="float">
            <text:p>0.8064549</text:p>
          </table:table-cell>
          <table:table-cell table:style-name="ce4" office:value-type="float" office:value="0.6601389" calcext:value-type="float">
            <text:p>0.6601389</text:p>
          </table:table-cell>
          <table:table-cell table:style-name="ce4" office:value-type="float" office:value="0.2760957" calcext:value-type="float">
            <text:p>0.2760957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560086" calcext:value-type="float">
            <text:p>0.560086</text:p>
          </table:table-cell>
          <table:table-cell table:style-name="ce4" office:value-type="float" office:value="0.9333333" calcext:value-type="float">
            <text:p>0.9333333</text:p>
          </table:table-cell>
          <table:table-cell table:style-name="ce4" office:value-type="float" office:value="0.6384762" calcext:value-type="float">
            <text:p>0.6384762</text:p>
          </table:table-cell>
        </table:table-row>
        <table:table-row table:style-name="ro1">
          <table:table-cell table:style-name="ce4" office:value-type="string" calcext:value-type="string">
            <text:p>P02627_s_at</text:p>
          </table:table-cell>
          <table:table-cell table:style-name="ce4" office:value-type="float" office:value="0.8915817" calcext:value-type="float">
            <text:p>0.8915817</text:p>
          </table:table-cell>
          <table:table-cell table:style-name="ce4" office:value-type="float" office:value="0.440835" calcext:value-type="float">
            <text:p>0.440835</text:p>
          </table:table-cell>
          <table:table-cell table:style-name="ce4" office:value-type="float" office:value="0.1053399" calcext:value-type="float">
            <text:p>0.1053399</text:p>
          </table:table-cell>
          <table:table-cell table:style-name="ce4" office:value-type="float" office:value="0.1369167" calcext:value-type="float">
            <text:p>0.1369167</text:p>
          </table:table-cell>
          <table:table-cell table:style-name="ce4" office:value-type="float" office:value="0.6964492" calcext:value-type="float">
            <text:p>0.6964492</text:p>
          </table:table-cell>
          <table:table-cell table:style-name="ce4" office:value-type="float" office:value="0.5436644" calcext:value-type="float">
            <text:p>0.5436644</text:p>
          </table:table-cell>
          <table:table-cell table:style-name="ce4" office:value-type="float" office:value="0.2710987" calcext:value-type="float">
            <text:p>0.2710987</text:p>
          </table:table-cell>
          <table:table-cell table:style-name="ce4" office:value-type="float" office:value="0.751722" calcext:value-type="float">
            <text:p>0.751722</text:p>
          </table:table-cell>
          <table:table-cell table:style-name="ce4" office:value-type="float" office:value="0.6078023" calcext:value-type="float">
            <text:p>0.6078023</text:p>
          </table:table-cell>
          <table:table-cell table:style-name="ce4" office:value-type="float" office:value="0.1881326" calcext:value-type="float">
            <text:p>0.1881326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4356706" calcext:value-type="float">
            <text:p>0.4356706</text:p>
          </table:table-cell>
          <table:table-cell table:style-name="ce4" office:value-type="float" office:value="0.9333333" calcext:value-type="float">
            <text:p>0.9333333</text:p>
          </table:table-cell>
          <table:table-cell table:style-name="ce4" office:value-type="float" office:value="0.4056552" calcext:value-type="float">
            <text:p>0.4056552</text:p>
          </table:table-cell>
        </table:table-row>
        <table:table-row table:style-name="ro1">
          <table:table-cell table:style-name="ce4" office:value-type="string" calcext:value-type="string">
            <text:p>P02784_s_at</text:p>
          </table:table-cell>
          <table:table-cell table:style-name="ce4" office:value-type="float" office:value="0.8954475" calcext:value-type="float">
            <text:p>0.8954475</text:p>
          </table:table-cell>
          <table:table-cell table:style-name="ce4" office:value-type="float" office:value="0.5655328" calcext:value-type="float">
            <text:p>0.5655328</text:p>
          </table:table-cell>
          <table:table-cell table:style-name="ce4" office:value-type="float" office:value="0.07652567" calcext:value-type="float">
            <text:p>0.07652567</text:p>
          </table:table-cell>
          <table:table-cell table:style-name="ce4" office:value-type="float" office:value="0.2205896" calcext:value-type="float">
            <text:p>0.2205896</text:p>
          </table:table-cell>
          <table:table-cell table:style-name="ce4" office:value-type="float" office:value="0.6882778" calcext:value-type="float">
            <text:p>0.6882778</text:p>
          </table:table-cell>
          <table:table-cell table:style-name="ce4" office:value-type="float" office:value="0.5311267" calcext:value-type="float">
            <text:p>0.5311267</text:p>
          </table:table-cell>
          <table:table-cell table:style-name="ce4" office:value-type="float" office:value="0.2463936" calcext:value-type="float">
            <text:p>0.2463936</text:p>
          </table:table-cell>
          <table:table-cell table:style-name="ce4" office:value-type="float" office:value="0.7769938" calcext:value-type="float">
            <text:p>0.7769938</text:p>
          </table:table-cell>
          <table:table-cell table:style-name="ce4" office:value-type="float" office:value="0.6741969" calcext:value-type="float">
            <text:p>0.6741969</text:p>
          </table:table-cell>
          <table:table-cell table:style-name="ce4" office:value-type="float" office:value="0.2583693" calcext:value-type="float">
            <text:p>0.258369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5077158" calcext:value-type="float">
            <text:p>0.507715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7667989" calcext:value-type="float">
            <text:p>0.7667989</text:p>
          </table:table-cell>
        </table:table-row>
        <table:table-row table:style-name="ro1">
          <table:table-cell table:style-name="ce4" office:value-type="string" calcext:value-type="string">
            <text:p>P02935_s_at</text:p>
          </table:table-cell>
          <table:table-cell table:style-name="ce4" office:value-type="float" office:value="0.9596631" calcext:value-type="float">
            <text:p>0.9596631</text:p>
          </table:table-cell>
          <table:table-cell table:style-name="ce4" office:value-type="float" office:value="0.6416927" calcext:value-type="float">
            <text:p>0.6416927</text:p>
          </table:table-cell>
          <table:table-cell table:style-name="ce4" office:value-type="float" office:value="0.0877681" calcext:value-type="float">
            <text:p>0.0877681</text:p>
          </table:table-cell>
          <table:table-cell table:style-name="ce4" office:value-type="float" office:value="0.08176975" calcext:value-type="float">
            <text:p>0.08176975</text:p>
          </table:table-cell>
          <table:table-cell table:style-name="ce4" office:value-type="float" office:value="0.7232855" calcext:value-type="float">
            <text:p>0.7232855</text:p>
          </table:table-cell>
          <table:table-cell table:style-name="ce4" office:value-type="float" office:value="0.5513209" calcext:value-type="float">
            <text:p>0.5513209</text:p>
          </table:table-cell>
          <table:table-cell table:style-name="ce4" office:value-type="float" office:value="0.2155357" calcext:value-type="float">
            <text:p>0.2155357</text:p>
          </table:table-cell>
          <table:table-cell table:style-name="ce4" office:value-type="float" office:value="0.7846653" calcext:value-type="float">
            <text:p>0.7846653</text:p>
          </table:table-cell>
          <table:table-cell table:style-name="ce4" office:value-type="float" office:value="0.5866086" calcext:value-type="float">
            <text:p>0.5866086</text:p>
          </table:table-cell>
          <table:table-cell table:style-name="ce4" office:value-type="float" office:value="0.4376923" calcext:value-type="float">
            <text:p>0.437692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4763177" calcext:value-type="float">
            <text:p>0.4763177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7667989" calcext:value-type="float">
            <text:p>0.7667989</text:p>
          </table:table-cell>
        </table:table-row>
        <table:table-row table:style-name="ro1">
          <table:table-cell table:style-name="ce4" office:value-type="string" calcext:value-type="string">
            <text:p>P03013_at</text:p>
          </table:table-cell>
          <table:table-cell table:style-name="ce4" office:value-type="float" office:value="0.9098105" calcext:value-type="float">
            <text:p>0.9098105</text:p>
          </table:table-cell>
          <table:table-cell table:style-name="ce4" office:value-type="float" office:value="0.4909827" calcext:value-type="float">
            <text:p>0.4909827</text:p>
          </table:table-cell>
          <table:table-cell table:style-name="ce4" office:value-type="float" office:value="0.004083944" calcext:value-type="float">
            <text:p>0.004083944</text:p>
          </table:table-cell>
          <table:table-cell table:style-name="ce4" office:value-type="float" office:value="0.1398683" calcext:value-type="float">
            <text:p>0.1398683</text:p>
          </table:table-cell>
          <table:table-cell table:style-name="ce4" office:value-type="float" office:value="0.6552273" calcext:value-type="float">
            <text:p>0.6552273</text:p>
          </table:table-cell>
          <table:table-cell table:style-name="ce4" office:value-type="float" office:value="0.5984478" calcext:value-type="float">
            <text:p>0.5984478</text:p>
          </table:table-cell>
          <table:table-cell table:style-name="ce4" office:value-type="float" office:value="0.2441768" calcext:value-type="float">
            <text:p>0.2441768</text:p>
          </table:table-cell>
          <table:table-cell table:style-name="ce4" office:value-type="float" office:value="0.7938581" calcext:value-type="float">
            <text:p>0.7938581</text:p>
          </table:table-cell>
          <table:table-cell table:style-name="ce4" office:value-type="float" office:value="0.6137829" calcext:value-type="float">
            <text:p>0.6137829</text:p>
          </table:table-cell>
          <table:table-cell table:style-name="ce4" office:value-type="float" office:value="0.2488221" calcext:value-type="float">
            <text:p>0.2488221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3840212" calcext:value-type="float">
            <text:p>0.38402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4828686" calcext:value-type="float">
            <text:p>0.4828686</text:p>
          </table:table-cell>
        </table:table-row>
        <table:table-row table:style-name="ro1">
          <table:table-cell table:style-name="ce4" office:value-type="string" calcext:value-type="string">
            <text:p>P03413_at</text:p>
          </table:table-cell>
          <table:table-cell table:style-name="ce4" office:value-type="float" office:value="0.9263747" calcext:value-type="float">
            <text:p>0.9263747</text:p>
          </table:table-cell>
          <table:table-cell table:style-name="ce4" office:value-type="float" office:value="0.6211101" calcext:value-type="float">
            <text:p>0.6211101</text:p>
          </table:table-cell>
          <table:table-cell table:style-name="ce4" office:value-type="float" office:value="0.03100649" calcext:value-type="float">
            <text:p>0.03100649</text:p>
          </table:table-cell>
          <table:table-cell table:style-name="ce4" office:value-type="float" office:value="0.3465789" calcext:value-type="float">
            <text:p>0.3465789</text:p>
          </table:table-cell>
          <table:table-cell table:style-name="ce4" office:value-type="float" office:value="0.6692288" calcext:value-type="float">
            <text:p>0.6692288</text:p>
          </table:table-cell>
          <table:table-cell table:style-name="ce4" office:value-type="float" office:value="0.5714773" calcext:value-type="float">
            <text:p>0.5714773</text:p>
          </table:table-cell>
          <table:table-cell table:style-name="ce4" office:value-type="float" office:value="0.184106" calcext:value-type="float">
            <text:p>0.184106</text:p>
          </table:table-cell>
          <table:table-cell table:style-name="ce4" office:value-type="float" office:value="0.8406253" calcext:value-type="float">
            <text:p>0.8406253</text:p>
          </table:table-cell>
          <table:table-cell table:style-name="ce4" office:value-type="float" office:value="0.6608001" calcext:value-type="float">
            <text:p>0.6608001</text:p>
          </table:table-cell>
          <table:table-cell table:style-name="ce4" office:value-type="float" office:value="0.1780644" calcext:value-type="float">
            <text:p>0.178064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5068755" calcext:value-type="float">
            <text:p>0.5068755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457443" calcext:value-type="float">
            <text:p>0.457443</text:p>
          </table:table-cell>
        </table:table-row>
        <table:table-row table:style-name="ro1">
          <table:table-cell table:style-name="ce4" office:value-type="string" calcext:value-type="string">
            <text:p>P05036_at</text:p>
          </table:table-cell>
          <table:table-cell table:style-name="ce4" office:value-type="float" office:value="0.9172952" calcext:value-type="float">
            <text:p>0.9172952</text:p>
          </table:table-cell>
          <table:table-cell table:style-name="ce4" office:value-type="float" office:value="0.5134549" calcext:value-type="float">
            <text:p>0.5134549</text:p>
          </table:table-cell>
          <table:table-cell table:style-name="ce4" office:value-type="float" office:value="0.1332749" calcext:value-type="float">
            <text:p>0.1332749</text:p>
          </table:table-cell>
          <table:table-cell table:style-name="ce4" office:value-type="float" office:value="0.04091853" calcext:value-type="float">
            <text:p>0.04091853</text:p>
          </table:table-cell>
          <table:table-cell table:style-name="ce4" office:value-type="float" office:value="0.6600543" calcext:value-type="float">
            <text:p>0.6600543</text:p>
          </table:table-cell>
          <table:table-cell table:style-name="ce4" office:value-type="float" office:value="0.5413836" calcext:value-type="float">
            <text:p>0.5413836</text:p>
          </table:table-cell>
          <table:table-cell table:style-name="ce4" office:value-type="float" office:value="0.1851206" calcext:value-type="float">
            <text:p>0.1851206</text:p>
          </table:table-cell>
          <table:table-cell table:style-name="ce4" office:value-type="float" office:value="0.7740232" calcext:value-type="float">
            <text:p>0.7740232</text:p>
          </table:table-cell>
          <table:table-cell table:style-name="ce4" office:value-type="float" office:value="0.6468271" calcext:value-type="float">
            <text:p>0.6468271</text:p>
          </table:table-cell>
          <table:table-cell table:style-name="ce4" office:value-type="float" office:value="0.2855475" calcext:value-type="float">
            <text:p>0.285547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253577" calcext:value-type="float">
            <text:p>0.4253577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6627808" calcext:value-type="float">
            <text:p>0.6627808</text:p>
          </table:table-cell>
        </table:table-row>
        <table:table-row table:style-name="ro1">
          <table:table-cell table:style-name="ce4" office:value-type="string" calcext:value-type="string">
            <text:p>P07078_at</text:p>
          </table:table-cell>
          <table:table-cell table:style-name="ce4" office:value-type="float" office:value="0.9582572" calcext:value-type="float">
            <text:p>0.9582572</text:p>
          </table:table-cell>
          <table:table-cell table:style-name="ce4" office:value-type="float" office:value="0.5809495" calcext:value-type="float">
            <text:p>0.5809495</text:p>
          </table:table-cell>
          <table:table-cell table:style-name="ce4" office:value-type="float" office:value="0.1785117" calcext:value-type="float">
            <text:p>0.1785117</text:p>
          </table:table-cell>
          <table:table-cell table:style-name="ce4" office:value-type="float" office:value="0.2798748" calcext:value-type="float">
            <text:p>0.2798748</text:p>
          </table:table-cell>
          <table:table-cell table:style-name="ce4" office:value-type="float" office:value="0.6148015" calcext:value-type="float">
            <text:p>0.6148015</text:p>
          </table:table-cell>
          <table:table-cell table:style-name="ce4" office:value-type="float" office:value="0.5741911" calcext:value-type="float">
            <text:p>0.5741911</text:p>
          </table:table-cell>
          <table:table-cell table:style-name="ce4" office:value-type="float" office:value="0.2702148" calcext:value-type="float">
            <text:p>0.2702148</text:p>
          </table:table-cell>
          <table:table-cell table:style-name="ce4" office:value-type="float" office:value="0.8224194" calcext:value-type="float">
            <text:p>0.8224194</text:p>
          </table:table-cell>
          <table:table-cell table:style-name="ce4" office:value-type="float" office:value="0.6695396" calcext:value-type="float">
            <text:p>0.6695396</text:p>
          </table:table-cell>
          <table:table-cell table:style-name="ce4" office:value-type="float" office:value="0.4653954" calcext:value-type="float">
            <text:p>0.465395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861795" calcext:value-type="float">
            <text:p>0.4861795</text:p>
          </table:table-cell>
          <table:table-cell table:style-name="ce4" office:value-type="float" office:value="0.857735" calcext:value-type="float">
            <text:p>0.857735</text:p>
          </table:table-cell>
          <table:table-cell table:style-name="ce4" office:value-type="float" office:value="0.5919231" calcext:value-type="float">
            <text:p>0.5919231</text:p>
          </table:table-cell>
        </table:table-row>
        <table:table-row table:style-name="ro1">
          <table:table-cell table:style-name="ce4" office:value-type="string" calcext:value-type="string">
            <text:p>P09720_s_at</text:p>
          </table:table-cell>
          <table:table-cell table:style-name="ce4" office:value-type="float" office:value="0.9445072" calcext:value-type="float">
            <text:p>0.9445072</text:p>
          </table:table-cell>
          <table:table-cell table:style-name="ce4" office:value-type="float" office:value="0.519127" calcext:value-type="float">
            <text:p>0.519127</text:p>
          </table:table-cell>
          <table:table-cell table:style-name="ce4" office:value-type="float" office:value="0.2073376" calcext:value-type="float">
            <text:p>0.2073376</text:p>
          </table:table-cell>
          <table:table-cell table:style-name="ce4" office:value-type="float" office:value="0.139458" calcext:value-type="float">
            <text:p>0.139458</text:p>
          </table:table-cell>
          <table:table-cell table:style-name="ce4" office:value-type="float" office:value="0.6530398" calcext:value-type="float">
            <text:p>0.6530398</text:p>
          </table:table-cell>
          <table:table-cell table:style-name="ce4" office:value-type="float" office:value="0.5767455" calcext:value-type="float">
            <text:p>0.5767455</text:p>
          </table:table-cell>
          <table:table-cell table:style-name="ce4" office:value-type="float" office:value="0.3551953" calcext:value-type="float">
            <text:p>0.3551953</text:p>
          </table:table-cell>
          <table:table-cell table:style-name="ce4" office:value-type="float" office:value="0.7568718" calcext:value-type="float">
            <text:p>0.7568718</text:p>
          </table:table-cell>
          <table:table-cell table:style-name="ce4" office:value-type="float" office:value="0.6621198" calcext:value-type="float">
            <text:p>0.6621198</text:p>
          </table:table-cell>
          <table:table-cell table:style-name="ce4" office:value-type="float" office:value="0.2687222" calcext:value-type="float">
            <text:p>0.268722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2837827" calcext:value-type="float">
            <text:p>0.2837827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6460883" calcext:value-type="float">
            <text:p>0.6460883</text:p>
          </table:table-cell>
        </table:table-row>
        <table:table-row table:style-name="ro1">
          <table:table-cell table:style-name="ce4" office:value-type="string" calcext:value-type="string">
            <text:p>P09962_at</text:p>
          </table:table-cell>
          <table:table-cell table:style-name="ce4" office:value-type="float" office:value="0.9518964" calcext:value-type="float">
            <text:p>0.9518964</text:p>
          </table:table-cell>
          <table:table-cell table:style-name="ce4" office:value-type="float" office:value="0.4451262" calcext:value-type="float">
            <text:p>0.4451262</text:p>
          </table:table-cell>
          <table:table-cell table:style-name="ce4" office:value-type="float" office:value="0.1204757" calcext:value-type="float">
            <text:p>0.1204757</text:p>
          </table:table-cell>
          <table:table-cell table:style-name="ce4" office:value-type="float" office:value="0.09066679" calcext:value-type="float">
            <text:p>0.09066679</text:p>
          </table:table-cell>
          <table:table-cell table:style-name="ce4" office:value-type="float" office:value="0.6669495" calcext:value-type="float">
            <text:p>0.6669495</text:p>
          </table:table-cell>
          <table:table-cell table:style-name="ce4" office:value-type="float" office:value="0.5645077" calcext:value-type="float">
            <text:p>0.5645077</text:p>
          </table:table-cell>
          <table:table-cell table:style-name="ce4" office:value-type="float" office:value="0.2195129" calcext:value-type="float">
            <text:p>0.2195129</text:p>
          </table:table-cell>
          <table:table-cell table:style-name="ce4" office:value-type="float" office:value="0.8462645" calcext:value-type="float">
            <text:p>0.8462645</text:p>
          </table:table-cell>
          <table:table-cell table:style-name="ce4" office:value-type="float" office:value="0.6130405" calcext:value-type="float">
            <text:p>0.6130405</text:p>
          </table:table-cell>
          <table:table-cell table:style-name="ce4" office:value-type="float" office:value="0.332916" calcext:value-type="float">
            <text:p>0.332916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405931" calcext:value-type="float">
            <text:p>0.405931</text:p>
          </table:table-cell>
          <table:table-cell table:style-name="ce4" office:value-type="float" office:value="0.8910684" calcext:value-type="float">
            <text:p>0.8910684</text:p>
          </table:table-cell>
          <table:table-cell table:style-name="ce4" office:value-type="float" office:value="0.6126338" calcext:value-type="float">
            <text:p>0.6126338</text:p>
          </table:table-cell>
        </table:table-row>
        <table:table-row table:style-name="ro1">
          <table:table-cell table:style-name="ce4" office:value-type="string" calcext:value-type="string">
            <text:p>P13243_at</text:p>
          </table:table-cell>
          <table:table-cell table:style-name="ce4" office:value-type="float" office:value="0.9013939" calcext:value-type="float">
            <text:p>0.9013939</text:p>
          </table:table-cell>
          <table:table-cell table:style-name="ce4" office:value-type="float" office:value="0.5493801" calcext:value-type="float">
            <text:p>0.5493801</text:p>
          </table:table-cell>
          <table:table-cell table:style-name="ce4" office:value-type="float" office:value="0.0270428" calcext:value-type="float">
            <text:p>0.0270428</text:p>
          </table:table-cell>
          <table:table-cell table:style-name="ce4" office:value-type="float" office:value="-0.05824555" calcext:value-type="float">
            <text:p>-0.05824555</text:p>
          </table:table-cell>
          <table:table-cell table:style-name="ce4" office:value-type="float" office:value="0.6654789" calcext:value-type="float">
            <text:p>0.6654789</text:p>
          </table:table-cell>
          <table:table-cell table:style-name="ce4" office:value-type="float" office:value="0.580783" calcext:value-type="float">
            <text:p>0.580783</text:p>
          </table:table-cell>
          <table:table-cell table:style-name="ce4" office:value-type="float" office:value="0.2535047" calcext:value-type="float">
            <text:p>0.2535047</text:p>
          </table:table-cell>
          <table:table-cell table:style-name="ce4" office:value-type="float" office:value="0.8155439" calcext:value-type="float">
            <text:p>0.8155439</text:p>
          </table:table-cell>
          <table:table-cell table:style-name="ce4" office:value-type="float" office:value="0.6139685" calcext:value-type="float">
            <text:p>0.6139685</text:p>
          </table:table-cell>
          <table:table-cell table:style-name="ce4" office:value-type="float" office:value="0.4532128" calcext:value-type="float">
            <text:p>0.453212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4184104" calcext:value-type="float">
            <text:p>0.4184104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6450989" calcext:value-type="float">
            <text:p>0.6450989</text:p>
          </table:table-cell>
        </table:table-row>
        <table:table-row table:style-name="ro1">
          <table:table-cell table:style-name="ce4" office:value-type="string" calcext:value-type="string">
            <text:p>P14261_s_at</text:p>
          </table:table-cell>
          <table:table-cell table:style-name="ce4" office:value-type="float" office:value="0.9127869" calcext:value-type="float">
            <text:p>0.9127869</text:p>
          </table:table-cell>
          <table:table-cell table:style-name="ce4" office:value-type="float" office:value="0.5453861" calcext:value-type="float">
            <text:p>0.545386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3408022" calcext:value-type="float">
            <text:p>0.3408022</text:p>
          </table:table-cell>
          <table:table-cell table:style-name="ce4" office:value-type="float" office:value="0.6617723" calcext:value-type="float">
            <text:p>0.6617723</text:p>
          </table:table-cell>
          <table:table-cell table:style-name="ce4" office:value-type="float" office:value="0.4835404" calcext:value-type="float">
            <text:p>0.4835404</text:p>
          </table:table-cell>
          <table:table-cell table:style-name="ce4" office:value-type="float" office:value="0.2832234" calcext:value-type="float">
            <text:p>0.2832234</text:p>
          </table:table-cell>
          <table:table-cell table:style-name="ce4" office:value-type="float" office:value="0.8958635" calcext:value-type="float">
            <text:p>0.8958635</text:p>
          </table:table-cell>
          <table:table-cell table:style-name="ce4" office:value-type="float" office:value="0.6284793" calcext:value-type="float">
            <text:p>0.6284793</text:p>
          </table:table-cell>
          <table:table-cell table:style-name="ce4" office:value-type="float" office:value="0.2637787" calcext:value-type="float">
            <text:p>0.2637787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5019123" calcext:value-type="float">
            <text:p>0.5019123</text:p>
          </table:table-cell>
          <table:table-cell table:style-name="ce4" office:value-type="float" office:value="0.857735" calcext:value-type="float">
            <text:p>0.857735</text:p>
          </table:table-cell>
          <table:table-cell table:style-name="ce4" office:value-type="float" office:value="0.735531" calcext:value-type="float">
            <text:p>0.735531</text:p>
          </table:table-cell>
        </table:table-row>
        <table:table-row table:style-name="ro1">
          <table:table-cell table:style-name="ce4" office:value-type="string" calcext:value-type="string">
            <text:p>P16625_at</text:p>
          </table:table-cell>
          <table:table-cell table:style-name="ce4" office:value-type="float" office:value="0.9278576" calcext:value-type="float">
            <text:p>0.9278576</text:p>
          </table:table-cell>
          <table:table-cell table:style-name="ce4" office:value-type="float" office:value="0.5647873" calcext:value-type="float">
            <text:p>0.5647873</text:p>
          </table:table-cell>
          <table:table-cell table:style-name="ce4" office:value-type="float" office:value="0.09503912" calcext:value-type="float">
            <text:p>0.09503912</text:p>
          </table:table-cell>
          <table:table-cell table:style-name="ce4" office:value-type="float" office:value="-0.2164214" calcext:value-type="float">
            <text:p>-0.2164214</text:p>
          </table:table-cell>
          <table:table-cell table:style-name="ce4" office:value-type="float" office:value="0.6446445" calcext:value-type="float">
            <text:p>0.6446445</text:p>
          </table:table-cell>
          <table:table-cell table:style-name="ce4" office:value-type="float" office:value="0.5618358" calcext:value-type="float">
            <text:p>0.5618358</text:p>
          </table:table-cell>
          <table:table-cell table:style-name="ce4" office:value-type="float" office:value="0.2597311" calcext:value-type="float">
            <text:p>0.2597311</text:p>
          </table:table-cell>
          <table:table-cell table:style-name="ce4" office:value-type="float" office:value="0.7174275" calcext:value-type="float">
            <text:p>0.7174275</text:p>
          </table:table-cell>
          <table:table-cell table:style-name="ce4" office:value-type="float" office:value="0.608861" calcext:value-type="float">
            <text:p>0.608861</text:p>
          </table:table-cell>
          <table:table-cell table:style-name="ce4" office:value-type="float" office:value="0.4208552" calcext:value-type="float">
            <text:p>0.420855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4882996" calcext:value-type="float">
            <text:p>0.48829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6501323" calcext:value-type="float">
            <text:p>0.6501323</text:p>
          </table:table-cell>
        </table:table-row>
        <table:table-row table:style-name="ro1">
          <table:table-cell table:style-name="ce4" office:value-type="string" calcext:value-type="string">
            <text:p>P17263_x_at</text:p>
          </table:table-cell>
          <table:table-cell table:style-name="ce4" office:value-type="float" office:value="0.8804758" calcext:value-type="float">
            <text:p>0.8804758</text:p>
          </table:table-cell>
          <table:table-cell table:style-name="ce4" office:value-type="float" office:value="0.5592073" calcext:value-type="float">
            <text:p>0.5592073</text:p>
          </table:table-cell>
          <table:table-cell table:style-name="ce4" office:value-type="float" office:value="0.02178753" calcext:value-type="float">
            <text:p>0.02178753</text:p>
          </table:table-cell>
          <table:table-cell table:style-name="ce4" office:value-type="float" office:value="0.3215748" calcext:value-type="float">
            <text:p>0.3215748</text:p>
          </table:table-cell>
          <table:table-cell table:style-name="ce4" office:value-type="float" office:value="0.679517" calcext:value-type="float">
            <text:p>0.679517</text:p>
          </table:table-cell>
          <table:table-cell table:style-name="ce4" office:value-type="float" office:value="0.5470729" calcext:value-type="float">
            <text:p>0.5470729</text:p>
          </table:table-cell>
          <table:table-cell table:style-name="ce4" office:value-type="float" office:value="0.1696685" calcext:value-type="float">
            <text:p>0.1696685</text:p>
          </table:table-cell>
          <table:table-cell table:style-name="ce4" office:value-type="float" office:value="0.8145715" calcext:value-type="float">
            <text:p>0.8145715</text:p>
          </table:table-cell>
          <table:table-cell table:style-name="ce4" office:value-type="float" office:value="0.5777594" calcext:value-type="float">
            <text:p>0.5777594</text:p>
          </table:table-cell>
          <table:table-cell table:style-name="ce4" office:value-type="float" office:value="0.4393968" calcext:value-type="float">
            <text:p>0.4393968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3662669" calcext:value-type="float">
            <text:p>0.3662669</text:p>
          </table:table-cell>
          <table:table-cell table:style-name="ce4" office:value-type="float" office:value="0.8732051" calcext:value-type="float">
            <text:p>0.8732051</text:p>
          </table:table-cell>
          <table:table-cell table:style-name="ce4" office:value-type="float" office:value="0.4485793" calcext:value-type="float">
            <text:p>0.4485793</text:p>
          </table:table-cell>
        </table:table-row>
        <table:table-row table:style-name="ro1">
          <table:table-cell table:style-name="ce4" office:value-type="string" calcext:value-type="string">
            <text:p>P17296_at</text:p>
          </table:table-cell>
          <table:table-cell table:style-name="ce4" office:value-type="float" office:value="0.9068284" calcext:value-type="float">
            <text:p>0.9068284</text:p>
          </table:table-cell>
          <table:table-cell table:style-name="ce4" office:value-type="float" office:value="0.5297393" calcext:value-type="float">
            <text:p>0.5297393</text:p>
          </table:table-cell>
          <table:table-cell table:style-name="ce4" office:value-type="float" office:value="0.007848266" calcext:value-type="float">
            <text:p>0.007848266</text:p>
          </table:table-cell>
          <table:table-cell table:style-name="ce4" office:value-type="float" office:value="0.2005854" calcext:value-type="float">
            <text:p>0.2005854</text:p>
          </table:table-cell>
          <table:table-cell table:style-name="ce4" office:value-type="float" office:value="0.5849934" calcext:value-type="float">
            <text:p>0.5849934</text:p>
          </table:table-cell>
          <table:table-cell table:style-name="ce4" office:value-type="float" office:value="0.5813332" calcext:value-type="float">
            <text:p>0.5813332</text:p>
          </table:table-cell>
          <table:table-cell table:style-name="ce4" office:value-type="float" office:value="0.2636203" calcext:value-type="float">
            <text:p>0.2636203</text:p>
          </table:table-cell>
          <table:table-cell table:style-name="ce4" office:value-type="float" office:value="0.8480361" calcext:value-type="float">
            <text:p>0.8480361</text:p>
          </table:table-cell>
          <table:table-cell table:style-name="ce4" office:value-type="float" office:value="0.5558993" calcext:value-type="float">
            <text:p>0.5558993</text:p>
          </table:table-cell>
          <table:table-cell table:style-name="ce4" office:value-type="float" office:value="0.3717639" calcext:value-type="float">
            <text:p>0.371763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3941061" calcext:value-type="float">
            <text:p>0.3941061</text:p>
          </table:table-cell>
          <table:table-cell table:style-name="ce4" office:value-type="float" office:value="0.857735" calcext:value-type="float">
            <text:p>0.857735</text:p>
          </table:table-cell>
          <table:table-cell table:style-name="ce4" office:value-type="float" office:value="0.638831" calcext:value-type="float">
            <text:p>0.638831</text:p>
          </table:table-cell>
        </table:table-row>
        <table:table-row table:style-name="ro1">
          <table:table-cell table:style-name="ce4" office:value-type="string" calcext:value-type="string">
            <text:p>P17933_s_at</text:p>
          </table:table-cell>
          <table:table-cell table:style-name="ce4" office:value-type="float" office:value="0.8794121" calcext:value-type="float">
            <text:p>0.8794121</text:p>
          </table:table-cell>
          <table:table-cell table:style-name="ce4" office:value-type="float" office:value="0.6368788" calcext:value-type="float">
            <text:p>0.6368788</text:p>
          </table:table-cell>
          <table:table-cell table:style-name="ce4" office:value-type="float" office:value="-0.1262909" calcext:value-type="float">
            <text:p>-0.1262909</text:p>
          </table:table-cell>
          <table:table-cell table:style-name="ce4" office:value-type="float" office:value="0.08479858" calcext:value-type="float">
            <text:p>0.08479858</text:p>
          </table:table-cell>
          <table:table-cell table:style-name="ce4" office:value-type="float" office:value="0.6108741" calcext:value-type="float">
            <text:p>0.6108741</text:p>
          </table:table-cell>
          <table:table-cell table:style-name="ce4" office:value-type="float" office:value="0.5521178" calcext:value-type="float">
            <text:p>0.5521178</text:p>
          </table:table-cell>
          <table:table-cell table:style-name="ce4" office:value-type="float" office:value="0.286226" calcext:value-type="float">
            <text:p>0.286226</text:p>
          </table:table-cell>
          <table:table-cell table:style-name="ce4" office:value-type="float" office:value="0.6988279" calcext:value-type="float">
            <text:p>0.6988279</text:p>
          </table:table-cell>
          <table:table-cell table:style-name="ce4" office:value-type="float" office:value="0.65698" calcext:value-type="float">
            <text:p>0.65698</text:p>
          </table:table-cell>
          <table:table-cell table:style-name="ce4" office:value-type="float" office:value="0.5324728" calcext:value-type="float">
            <text:p>0.5324728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300226" calcext:value-type="float">
            <text:p>0.4300226</text:p>
          </table:table-cell>
          <table:table-cell table:style-name="ce4" office:value-type="float" office:value="0.8666667" calcext:value-type="float">
            <text:p>0.8666667</text:p>
          </table:table-cell>
          <table:table-cell table:style-name="ce4" office:value-type="float" office:value="0.8003776" calcext:value-type="float">
            <text:p>0.8003776</text:p>
          </table:table-cell>
        </table:table-row>
        <table:table-row table:style-name="ro1">
          <table:table-cell table:style-name="ce4" office:value-type="string" calcext:value-type="string">
            <text:p>P17989_at</text:p>
          </table:table-cell>
          <table:table-cell table:style-name="ce4" office:value-type="float" office:value="0.9461944" calcext:value-type="float">
            <text:p>0.9461944</text:p>
          </table:table-cell>
          <table:table-cell table:style-name="ce4" office:value-type="float" office:value="0.5237036" calcext:value-type="float">
            <text:p>0.5237036</text:p>
          </table:table-cell>
          <table:table-cell table:style-name="ce4" office:value-type="float" office:value="0.07459433" calcext:value-type="float">
            <text:p>0.07459433</text:p>
          </table:table-cell>
          <table:table-cell table:style-name="ce4" office:value-type="float" office:value="0.1522018" calcext:value-type="float">
            <text:p>0.1522018</text:p>
          </table:table-cell>
          <table:table-cell table:style-name="ce4" office:value-type="float" office:value="0.7271041" calcext:value-type="float">
            <text:p>0.7271041</text:p>
          </table:table-cell>
          <table:table-cell table:style-name="ce4" office:value-type="float" office:value="0.5547493" calcext:value-type="float">
            <text:p>0.5547493</text:p>
          </table:table-cell>
          <table:table-cell table:style-name="ce4" office:value-type="float" office:value="0.34817" calcext:value-type="float">
            <text:p>0.34817</text:p>
          </table:table-cell>
          <table:table-cell table:style-name="ce4" office:value-type="float" office:value="0.7064561" calcext:value-type="float">
            <text:p>0.7064561</text:p>
          </table:table-cell>
          <table:table-cell table:style-name="ce4" office:value-type="float" office:value="0.5971287" calcext:value-type="float">
            <text:p>0.5971287</text:p>
          </table:table-cell>
          <table:table-cell table:style-name="ce4" office:value-type="float" office:value="0.5047805" calcext:value-type="float">
            <text:p>0.504780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4701182" calcext:value-type="float">
            <text:p>0.4701182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5156627" calcext:value-type="float">
            <text:p>0.5156627</text:p>
          </table:table-cell>
        </table:table-row>
        <table:table-row table:style-name="ro1">
          <table:table-cell table:style-name="ce4" office:value-type="string" calcext:value-type="string">
            <text:p>P18741_at</text:p>
          </table:table-cell>
          <table:table-cell table:style-name="ce4" office:value-type="float" office:value="0.8917221" calcext:value-type="float">
            <text:p>0.8917221</text:p>
          </table:table-cell>
          <table:table-cell table:style-name="ce4" office:value-type="float" office:value="0.5134941" calcext:value-type="float">
            <text:p>0.5134941</text:p>
          </table:table-cell>
          <table:table-cell table:style-name="ce4" office:value-type="float" office:value="-0.03484128" calcext:value-type="float">
            <text:p>-0.03484128</text:p>
          </table:table-cell>
          <table:table-cell table:style-name="ce4" office:value-type="float" office:value="0.2397214" calcext:value-type="float">
            <text:p>0.2397214</text:p>
          </table:table-cell>
          <table:table-cell table:style-name="ce4" office:value-type="float" office:value="0.6392022" calcext:value-type="float">
            <text:p>0.6392022</text:p>
          </table:table-cell>
          <table:table-cell table:style-name="ce4" office:value-type="float" office:value="0.5564176" calcext:value-type="float">
            <text:p>0.5564176</text:p>
          </table:table-cell>
          <table:table-cell table:style-name="ce4" office:value-type="float" office:value="0.1516401" calcext:value-type="float">
            <text:p>0.1516401</text:p>
          </table:table-cell>
          <table:table-cell table:style-name="ce4" office:value-type="float" office:value="0.7604663" calcext:value-type="float">
            <text:p>0.7604663</text:p>
          </table:table-cell>
          <table:table-cell table:style-name="ce4" office:value-type="float" office:value="0.6254784" calcext:value-type="float">
            <text:p>0.6254784</text:p>
          </table:table-cell>
          <table:table-cell table:style-name="ce4" office:value-type="float" office:value="0.2957643" calcext:value-type="float">
            <text:p>0.295764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435135" calcext:value-type="float">
            <text:p>0.435135</text:p>
          </table:table-cell>
          <table:table-cell table:style-name="ce4" office:value-type="float" office:value="0.2244017" calcext:value-type="float">
            <text:p>0.2244017</text:p>
          </table:table-cell>
          <table:table-cell table:style-name="ce4" office:value-type="float" office:value="0.7202459" calcext:value-type="float">
            <text:p>0.7202459</text:p>
          </table:table-cell>
        </table:table-row>
        <table:table-row table:style-name="ro1">
          <table:table-cell table:style-name="ce4" office:value-type="string" calcext:value-type="string">
            <text:p>P20389_at</text:p>
          </table:table-cell>
          <table:table-cell table:style-name="ce4" office:value-type="float" office:value="0.9301446" calcext:value-type="float">
            <text:p>0.9301446</text:p>
          </table:table-cell>
          <table:table-cell table:style-name="ce4" office:value-type="float" office:value="0.4880911" calcext:value-type="float">
            <text:p>0.4880911</text:p>
          </table:table-cell>
          <table:table-cell table:style-name="ce4" office:value-type="float" office:value="0.05129962" calcext:value-type="float">
            <text:p>0.05129962</text:p>
          </table:table-cell>
          <table:table-cell table:style-name="ce4" office:value-type="float" office:value="0.1435745" calcext:value-type="float">
            <text:p>0.1435745</text:p>
          </table:table-cell>
          <table:table-cell table:style-name="ce4" office:value-type="float" office:value="0.6222862" calcext:value-type="float">
            <text:p>0.6222862</text:p>
          </table:table-cell>
          <table:table-cell table:style-name="ce4" office:value-type="float" office:value="0.5352104" calcext:value-type="float">
            <text:p>0.5352104</text:p>
          </table:table-cell>
          <table:table-cell table:style-name="ce4" office:value-type="float" office:value="0.2992785" calcext:value-type="float">
            <text:p>0.2992785</text:p>
          </table:table-cell>
          <table:table-cell table:style-name="ce4" office:value-type="float" office:value="0.5555767" calcext:value-type="float">
            <text:p>0.5555767</text:p>
          </table:table-cell>
          <table:table-cell table:style-name="ce4" office:value-type="float" office:value="0.5682307" calcext:value-type="float">
            <text:p>0.5682307</text:p>
          </table:table-cell>
          <table:table-cell table:style-name="ce4" office:value-type="float" office:value="0.4506845" calcext:value-type="float">
            <text:p>0.4506845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1792036" calcext:value-type="float">
            <text:p>0.1792036</text:p>
          </table:table-cell>
          <table:table-cell table:style-name="ce4" office:value-type="float" office:value="0.9333333" calcext:value-type="float">
            <text:p>0.9333333</text:p>
          </table:table-cell>
          <table:table-cell table:style-name="ce4" office:value-type="float" office:value="0.5964431" calcext:value-type="float">
            <text:p>0.5964431</text:p>
          </table:table-cell>
        </table:table-row>
        <table:table-row table:style-name="ro1">
          <table:table-cell table:style-name="ce4" office:value-type="string" calcext:value-type="string">
            <text:p>P22212_s_at</text:p>
          </table:table-cell>
          <table:table-cell table:style-name="ce4" office:value-type="float" office:value="0.9210657" calcext:value-type="float">
            <text:p>0.9210657</text:p>
          </table:table-cell>
          <table:table-cell table:style-name="ce4" office:value-type="float" office:value="0.553863" calcext:value-type="float">
            <text:p>0.553863</text:p>
          </table:table-cell>
          <table:table-cell table:style-name="ce4" office:value-type="float" office:value="-0.04247945" calcext:value-type="float">
            <text:p>-0.04247945</text:p>
          </table:table-cell>
          <table:table-cell table:style-name="ce4" office:value-type="float" office:value="0.2785459" calcext:value-type="float">
            <text:p>0.2785459</text:p>
          </table:table-cell>
          <table:table-cell table:style-name="ce4" office:value-type="float" office:value="0.6625245" calcext:value-type="float">
            <text:p>0.6625245</text:p>
          </table:table-cell>
          <table:table-cell table:style-name="ce4" office:value-type="float" office:value="0.5585029" calcext:value-type="float">
            <text:p>0.5585029</text:p>
          </table:table-cell>
          <table:table-cell table:style-name="ce4" office:value-type="float" office:value="0.2585129" calcext:value-type="float">
            <text:p>0.2585129</text:p>
          </table:table-cell>
          <table:table-cell table:style-name="ce4" office:value-type="float" office:value="0.7551937" calcext:value-type="float">
            <text:p>0.7551937</text:p>
          </table:table-cell>
          <table:table-cell table:style-name="ce4" office:value-type="float" office:value="0.6574669" calcext:value-type="float">
            <text:p>0.6574669</text:p>
          </table:table-cell>
          <table:table-cell table:style-name="ce4" office:value-type="float" office:value="0.3931657" calcext:value-type="float">
            <text:p>0.393165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4862382" calcext:value-type="float">
            <text:p>0.4862382</text:p>
          </table:table-cell>
          <table:table-cell table:style-name="ce4" office:value-type="float" office:value="0.957735" calcext:value-type="float">
            <text:p>0.957735</text:p>
          </table:table-cell>
          <table:table-cell table:style-name="ce4" office:value-type="float" office:value="0.4976777" calcext:value-type="float">
            <text:p>0.4976777</text:p>
          </table:table-cell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4"/>
          <table:table-cell table:number-columns-repeated="13"/>
        </table:table-row>
      </table:table>
      <table:table table:name="sign05" table:style-name="ta1">
        <table:table-column table:style-name="co5" table:number-columns-repeated="15" table:default-cell-style-name="Default"/>
        <table:table-row table:style-name="ro1">
          <table:table-cell table:style-name="ce5" office:value-type="string" calcext:value-type="string">
            <text:p>@probeset</text:p>
          </table:table-cell>
          <table:table-cell table:style-name="ce5" office:value-type="string" calcext:value-type="string">
            <text:p>sign05_predictionMCC_Heiskanen</text:p>
          </table:table-cell>
          <table:table-cell table:style-name="ce5" office:value-type="string" calcext:value-type="string">
            <text:p>sign05_predictionMCC_Kohno</text:p>
          </table:table-cell>
          <table:table-cell table:style-name="ce5" office:value-type="string" calcext:value-type="string">
            <text:p>sign05_predictionMCC_Kuner</text:p>
          </table:table-cell>
          <table:table-cell table:style-name="ce5" office:value-type="string" calcext:value-type="string">
            <text:p>sign05_predictionMCC_Kuo</text:p>
          </table:table-cell>
          <table:table-cell table:style-name="ce5" office:value-type="string" calcext:value-type="string">
            <text:p>sign05_predictionMCC_Mitchell</text:p>
          </table:table-cell>
          <table:table-cell table:style-name="ce5" office:value-type="string" calcext:value-type="string">
            <text:p>sign05_predictionMCC_Philipsen</text:p>
          </table:table-cell>
          <table:table-cell table:style-name="ce5" office:value-type="string" calcext:value-type="string">
            <text:p>sign05_predictionMCC_Rotunno</text:p>
          </table:table-cell>
          <table:table-cell table:style-name="ce5" office:value-type="string" calcext:value-type="string">
            <text:p>sign05_predictionMCC_Rousseaux</text:p>
          </table:table-cell>
          <table:table-cell table:style-name="ce5" office:value-type="string" calcext:value-type="string">
            <text:p>sign05_predictionMCC_Spira</text:p>
          </table:table-cell>
          <table:table-cell table:style-name="ce5" office:value-type="string" calcext:value-type="string">
            <text:p>sign05_predictionMCC_Tsay</text:p>
          </table:table-cell>
          <table:table-cell table:style-name="ce5" office:value-type="string" calcext:value-type="string">
            <text:p>sign05_predictionMCC_Wachi</text:p>
          </table:table-cell>
          <table:table-cell table:style-name="ce5" office:value-type="string" calcext:value-type="string">
            <text:p>sign05_predictionMCC_Want</text:p>
          </table:table-cell>
          <table:table-cell table:style-name="ce5" office:value-type="string" calcext:value-type="string">
            <text:p>sign05_predictionMCC_Xu</text:p>
          </table:table-cell>
          <table:table-cell table:style-name="ce5" office:value-type="string" calcext:value-type="string">
            <text:p>sign05_predictionMCC_ZhangL</text:p>
          </table:table-cell>
        </table:table-row>
        <table:table-row table:style-name="ro1">
          <table:table-cell table:style-name="ce5" office:value-type="string" calcext:value-type="string">
            <text:p>P00785_s_at</text:p>
          </table:table-cell>
          <table:table-cell table:style-name="ce5" office:value-type="float" office:value="0.7910897" calcext:value-type="float">
            <text:p>0.7910897</text:p>
          </table:table-cell>
          <table:table-cell table:style-name="ce5" office:value-type="float" office:value="0.399324" calcext:value-type="float">
            <text:p>0.399324</text:p>
          </table:table-cell>
          <table:table-cell table:style-name="ce5" office:value-type="float" office:value="0.2999908" calcext:value-type="float">
            <text:p>0.2999908</text:p>
          </table:table-cell>
          <table:table-cell table:style-name="ce5" office:value-type="float" office:value="-0.05662278" calcext:value-type="float">
            <text:p>-0.05662278</text:p>
          </table:table-cell>
          <table:table-cell table:style-name="ce5" office:value-type="float" office:value="0.7355912" calcext:value-type="float">
            <text:p>0.7355912</text:p>
          </table:table-cell>
          <table:table-cell table:style-name="ce5" office:value-type="float" office:value="0.5585761" calcext:value-type="float">
            <text:p>0.5585761</text:p>
          </table:table-cell>
          <table:table-cell table:style-name="ce5" office:value-type="float" office:value="0.236329" calcext:value-type="float">
            <text:p>0.236329</text:p>
          </table:table-cell>
          <table:table-cell table:style-name="ce5" office:value-type="float" office:value="0.8701805" calcext:value-type="float">
            <text:p>0.8701805</text:p>
          </table:table-cell>
          <table:table-cell table:style-name="ce5" office:value-type="float" office:value="0.7234664" calcext:value-type="float">
            <text:p>0.7234664</text:p>
          </table:table-cell>
          <table:table-cell table:style-name="ce5" office:value-type="float" office:value="0.4701008" calcext:value-type="float">
            <text:p>0.47010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2644683" calcext:value-type="float">
            <text:p>-0.02644683</text:p>
          </table:table-cell>
          <table:table-cell table:style-name="ce5" office:value-type="float" office:value="0.4309401" calcext:value-type="float">
            <text:p>0.4309401</text:p>
          </table:table-cell>
          <table:table-cell table:style-name="ce5" office:value-type="float" office:value="0.7627808" calcext:value-type="float">
            <text:p>0.7627808</text:p>
          </table:table-cell>
        </table:table-row>
        <table:table-row table:style-name="ro1">
          <table:table-cell table:style-name="ce5" office:value-type="string" calcext:value-type="string">
            <text:p>P01856_s_at</text:p>
          </table:table-cell>
          <table:table-cell table:style-name="ce5" office:value-type="float" office:value="0.7595027" calcext:value-type="float">
            <text:p>0.7595027</text:p>
          </table:table-cell>
          <table:table-cell table:style-name="ce5" office:value-type="float" office:value="0.4588566" calcext:value-type="float">
            <text:p>0.4588566</text:p>
          </table:table-cell>
          <table:table-cell table:style-name="ce5" office:value-type="float" office:value="0.06395984" calcext:value-type="float">
            <text:p>0.06395984</text:p>
          </table:table-cell>
          <table:table-cell table:style-name="ce5" office:value-type="float" office:value="0.05733345" calcext:value-type="float">
            <text:p>0.05733345</text:p>
          </table:table-cell>
          <table:table-cell table:style-name="ce5" office:value-type="float" office:value="0.7991436" calcext:value-type="float">
            <text:p>0.7991436</text:p>
          </table:table-cell>
          <table:table-cell table:style-name="ce5" office:value-type="float" office:value="0.6029544" calcext:value-type="float">
            <text:p>0.6029544</text:p>
          </table:table-cell>
          <table:table-cell table:style-name="ce5" office:value-type="float" office:value="0.176699" calcext:value-type="float">
            <text:p>0.176699</text:p>
          </table:table-cell>
          <table:table-cell table:style-name="ce5" office:value-type="float" office:value="0.8504839" calcext:value-type="float">
            <text:p>0.8504839</text:p>
          </table:table-cell>
          <table:table-cell table:style-name="ce5" office:value-type="float" office:value="0.7560444" calcext:value-type="float">
            <text:p>0.7560444</text:p>
          </table:table-cell>
          <table:table-cell table:style-name="ce5" office:value-type="float" office:value="0.5178954" calcext:value-type="float">
            <text:p>0.51789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8531992" calcext:value-type="float">
            <text:p>0.08531992</text:p>
          </table:table-cell>
          <table:table-cell table:style-name="ce5" office:value-type="float" office:value="0.557735" calcext:value-type="float">
            <text:p>0.557735</text:p>
          </table:table-cell>
          <table:table-cell table:style-name="ce5" office:value-type="float" office:value="0.7517217" calcext:value-type="float">
            <text:p>0.7517217</text:p>
          </table:table-cell>
        </table:table-row>
        <table:table-row table:style-name="ro1">
          <table:table-cell table:style-name="ce5" office:value-type="string" calcext:value-type="string">
            <text:p>P01926_s_at</text:p>
          </table:table-cell>
          <table:table-cell table:style-name="ce5" office:value-type="float" office:value="0.7996852" calcext:value-type="float">
            <text:p>0.7996852</text:p>
          </table:table-cell>
          <table:table-cell table:style-name="ce5" office:value-type="float" office:value="0.4411776" calcext:value-type="float">
            <text:p>0.4411776</text:p>
          </table:table-cell>
          <table:table-cell table:style-name="ce5" office:value-type="float" office:value="0.09994022" calcext:value-type="float">
            <text:p>0.09994022</text:p>
          </table:table-cell>
          <table:table-cell table:style-name="ce5" office:value-type="float" office:value="-0.09543204" calcext:value-type="float">
            <text:p>-0.09543204</text:p>
          </table:table-cell>
          <table:table-cell table:style-name="ce5" office:value-type="float" office:value="0.8101792" calcext:value-type="float">
            <text:p>0.8101792</text:p>
          </table:table-cell>
          <table:table-cell table:style-name="ce5" office:value-type="float" office:value="0.6674169" calcext:value-type="float">
            <text:p>0.6674169</text:p>
          </table:table-cell>
          <table:table-cell table:style-name="ce5" office:value-type="float" office:value="0.2436094" calcext:value-type="float">
            <text:p>0.2436094</text:p>
          </table:table-cell>
          <table:table-cell table:style-name="ce5" office:value-type="float" office:value="0.7607115" calcext:value-type="float">
            <text:p>0.7607115</text:p>
          </table:table-cell>
          <table:table-cell table:style-name="ce5" office:value-type="float" office:value="0.7912744" calcext:value-type="float">
            <text:p>0.7912744</text:p>
          </table:table-cell>
          <table:table-cell table:style-name="ce5" office:value-type="float" office:value="0.5737564" calcext:value-type="float">
            <text:p>0.5737564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3257966" calcext:value-type="float">
            <text:p>0.03257966</text:p>
          </table:table-cell>
          <table:table-cell table:style-name="ce5" office:value-type="float" office:value="0.7642734" calcext:value-type="float">
            <text:p>0.7642734</text:p>
          </table:table-cell>
          <table:table-cell table:style-name="ce5" office:value-type="float" office:value="0.8093338" calcext:value-type="float">
            <text:p>0.8093338</text:p>
          </table:table-cell>
        </table:table-row>
        <table:table-row table:style-name="ro1">
          <table:table-cell table:style-name="ce5" office:value-type="string" calcext:value-type="string">
            <text:p>P02085_at</text:p>
          </table:table-cell>
          <table:table-cell table:style-name="ce5" office:value-type="float" office:value="0.8139774" calcext:value-type="float">
            <text:p>0.8139774</text:p>
          </table:table-cell>
          <table:table-cell table:style-name="ce5" office:value-type="float" office:value="0.4393252" calcext:value-type="float">
            <text:p>0.4393252</text:p>
          </table:table-cell>
          <table:table-cell table:style-name="ce5" office:value-type="float" office:value="0.2594687" calcext:value-type="float">
            <text:p>0.2594687</text:p>
          </table:table-cell>
          <table:table-cell table:style-name="ce5" office:value-type="float" office:value="-0.2470548" calcext:value-type="float">
            <text:p>-0.2470548</text:p>
          </table:table-cell>
          <table:table-cell table:style-name="ce5" office:value-type="float" office:value="0.7017481" calcext:value-type="float">
            <text:p>0.7017481</text:p>
          </table:table-cell>
          <table:table-cell table:style-name="ce5" office:value-type="float" office:value="0.6306299" calcext:value-type="float">
            <text:p>0.6306299</text:p>
          </table:table-cell>
          <table:table-cell table:style-name="ce5" office:value-type="float" office:value="0.180148" calcext:value-type="float">
            <text:p>0.180148</text:p>
          </table:table-cell>
          <table:table-cell table:style-name="ce5" office:value-type="float" office:value="0.7961692" calcext:value-type="float">
            <text:p>0.7961692</text:p>
          </table:table-cell>
          <table:table-cell table:style-name="ce5" office:value-type="float" office:value="0.7745179" calcext:value-type="float">
            <text:p>0.7745179</text:p>
          </table:table-cell>
          <table:table-cell table:style-name="ce5" office:value-type="float" office:value="0.7190099" calcext:value-type="float">
            <text:p>0.71900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39407" calcext:value-type="float">
            <text:p>0.139407</text:p>
          </table:table-cell>
          <table:table-cell table:style-name="ce5" office:value-type="float" office:value="0.3642734" calcext:value-type="float">
            <text:p>0.3642734</text:p>
          </table:table-cell>
          <table:table-cell table:style-name="ce5" office:value-type="float" office:value="0.8828427" calcext:value-type="float">
            <text:p>0.8828427</text:p>
          </table:table-cell>
        </table:table-row>
        <table:table-row table:style-name="ro1">
          <table:table-cell table:style-name="ce5" office:value-type="string" calcext:value-type="string">
            <text:p>P02170_s_at</text:p>
          </table:table-cell>
          <table:table-cell table:style-name="ce5" office:value-type="float" office:value="0.8306014" calcext:value-type="float">
            <text:p>0.8306014</text:p>
          </table:table-cell>
          <table:table-cell table:style-name="ce5" office:value-type="float" office:value="0.4296145" calcext:value-type="float">
            <text:p>0.4296145</text:p>
          </table:table-cell>
          <table:table-cell table:style-name="ce5" office:value-type="float" office:value="0.1992652" calcext:value-type="float">
            <text:p>0.1992652</text:p>
          </table:table-cell>
          <table:table-cell table:style-name="ce5" office:value-type="float" office:value="0.006475806" calcext:value-type="float">
            <text:p>0.006475806</text:p>
          </table:table-cell>
          <table:table-cell table:style-name="ce5" office:value-type="float" office:value="0.7855151" calcext:value-type="float">
            <text:p>0.7855151</text:p>
          </table:table-cell>
          <table:table-cell table:style-name="ce5" office:value-type="float" office:value="0.5838174" calcext:value-type="float">
            <text:p>0.5838174</text:p>
          </table:table-cell>
          <table:table-cell table:style-name="ce5" office:value-type="float" office:value="0.1908925" calcext:value-type="float">
            <text:p>0.1908925</text:p>
          </table:table-cell>
          <table:table-cell table:style-name="ce5" office:value-type="float" office:value="0.7886782" calcext:value-type="float">
            <text:p>0.7886782</text:p>
          </table:table-cell>
          <table:table-cell table:style-name="ce5" office:value-type="float" office:value="0.7350202" calcext:value-type="float">
            <text:p>0.7350202</text:p>
          </table:table-cell>
          <table:table-cell table:style-name="ce5" office:value-type="float" office:value="0.5317735" calcext:value-type="float">
            <text:p>0.531773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6307356" calcext:value-type="float">
            <text:p>-0.06307356</text:p>
          </table:table-cell>
          <table:table-cell table:style-name="ce5" office:value-type="float" office:value="0.657735" calcext:value-type="float">
            <text:p>0.657735</text:p>
          </table:table-cell>
          <table:table-cell table:style-name="ce5" office:value-type="float" office:value="0.6820004" calcext:value-type="float">
            <text:p>0.6820004</text:p>
          </table:table-cell>
        </table:table-row>
        <table:table-row table:style-name="ro1">
          <table:table-cell table:style-name="ce5" office:value-type="string" calcext:value-type="string">
            <text:p>P02922_at</text:p>
          </table:table-cell>
          <table:table-cell table:style-name="ce5" office:value-type="float" office:value="0.8159834" calcext:value-type="float">
            <text:p>0.8159834</text:p>
          </table:table-cell>
          <table:table-cell table:style-name="ce5" office:value-type="float" office:value="0.3716497" calcext:value-type="float">
            <text:p>0.3716497</text:p>
          </table:table-cell>
          <table:table-cell table:style-name="ce5" office:value-type="float" office:value="0.3303683" calcext:value-type="float">
            <text:p>0.3303683</text:p>
          </table:table-cell>
          <table:table-cell table:style-name="ce5" office:value-type="float" office:value="-0.2281139" calcext:value-type="float">
            <text:p>-0.2281139</text:p>
          </table:table-cell>
          <table:table-cell table:style-name="ce5" office:value-type="float" office:value="0.7711071" calcext:value-type="float">
            <text:p>0.7711071</text:p>
          </table:table-cell>
          <table:table-cell table:style-name="ce5" office:value-type="float" office:value="0.5837625" calcext:value-type="float">
            <text:p>0.5837625</text:p>
          </table:table-cell>
          <table:table-cell table:style-name="ce5" office:value-type="float" office:value="0.1744433" calcext:value-type="float">
            <text:p>0.1744433</text:p>
          </table:table-cell>
          <table:table-cell table:style-name="ce5" office:value-type="float" office:value="0.8012116" calcext:value-type="float">
            <text:p>0.8012116</text:p>
          </table:table-cell>
          <table:table-cell table:style-name="ce5" office:value-type="float" office:value="0.7036083" calcext:value-type="float">
            <text:p>0.7036083</text:p>
          </table:table-cell>
          <table:table-cell table:style-name="ce5" office:value-type="float" office:value="0.5290818" calcext:value-type="float">
            <text:p>0.52908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429452" calcext:value-type="float">
            <text:p>0.1429452</text:p>
          </table:table-cell>
          <table:table-cell table:style-name="ce5" office:value-type="float" office:value="0.3488034" calcext:value-type="float">
            <text:p>0.3488034</text:p>
          </table:table-cell>
          <table:table-cell table:style-name="ce5" office:value-type="float" office:value="0.7040552" calcext:value-type="float">
            <text:p>0.7040552</text:p>
          </table:table-cell>
        </table:table-row>
        <table:table-row table:style-name="ro1">
          <table:table-cell table:style-name="ce5" office:value-type="string" calcext:value-type="string">
            <text:p>P04511_at</text:p>
          </table:table-cell>
          <table:table-cell table:style-name="ce5" office:value-type="float" office:value="0.8221554" calcext:value-type="float">
            <text:p>0.8221554</text:p>
          </table:table-cell>
          <table:table-cell table:style-name="ce5" office:value-type="float" office:value="0.4500572" calcext:value-type="float">
            <text:p>0.4500572</text:p>
          </table:table-cell>
          <table:table-cell table:style-name="ce5" office:value-type="float" office:value="0.1343965" calcext:value-type="float">
            <text:p>0.1343965</text:p>
          </table:table-cell>
          <table:table-cell table:style-name="ce5" office:value-type="float" office:value="0.05718648" calcext:value-type="float">
            <text:p>0.05718648</text:p>
          </table:table-cell>
          <table:table-cell table:style-name="ce5" office:value-type="float" office:value="0.7821559" calcext:value-type="float">
            <text:p>0.7821559</text:p>
          </table:table-cell>
          <table:table-cell table:style-name="ce5" office:value-type="float" office:value="0.6221562" calcext:value-type="float">
            <text:p>0.6221562</text:p>
          </table:table-cell>
          <table:table-cell table:style-name="ce5" office:value-type="float" office:value="0.2582462" calcext:value-type="float">
            <text:p>0.2582462</text:p>
          </table:table-cell>
          <table:table-cell table:style-name="ce5" office:value-type="float" office:value="0.85096" calcext:value-type="float">
            <text:p>0.85096</text:p>
          </table:table-cell>
          <table:table-cell table:style-name="ce5" office:value-type="float" office:value="0.7875385" calcext:value-type="float">
            <text:p>0.7875385</text:p>
          </table:table-cell>
          <table:table-cell table:style-name="ce5" office:value-type="float" office:value="0.4959561" calcext:value-type="float">
            <text:p>0.49595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7793009" calcext:value-type="float">
            <text:p>0.07793009</text:p>
          </table:table-cell>
          <table:table-cell table:style-name="ce5" office:value-type="float" office:value="0.4976068" calcext:value-type="float">
            <text:p>0.4976068</text:p>
          </table:table-cell>
          <table:table-cell table:style-name="ce5" office:value-type="float" office:value="0.8200989" calcext:value-type="float">
            <text:p>0.8200989</text:p>
          </table:table-cell>
        </table:table-row>
        <table:table-row table:style-name="ro1">
          <table:table-cell table:style-name="ce5" office:value-type="string" calcext:value-type="string">
            <text:p>P05364_at</text:p>
          </table:table-cell>
          <table:table-cell table:style-name="ce5" office:value-type="float" office:value="0.8103875" calcext:value-type="float">
            <text:p>0.8103875</text:p>
          </table:table-cell>
          <table:table-cell table:style-name="ce5" office:value-type="float" office:value="0.3536296" calcext:value-type="float">
            <text:p>0.3536296</text:p>
          </table:table-cell>
          <table:table-cell table:style-name="ce5" office:value-type="float" office:value="0.01335097" calcext:value-type="float">
            <text:p>0.01335097</text:p>
          </table:table-cell>
          <table:table-cell table:style-name="ce5" office:value-type="float" office:value="0.05305469" calcext:value-type="float">
            <text:p>0.05305469</text:p>
          </table:table-cell>
          <table:table-cell table:style-name="ce5" office:value-type="float" office:value="0.7774348" calcext:value-type="float">
            <text:p>0.7774348</text:p>
          </table:table-cell>
          <table:table-cell table:style-name="ce5" office:value-type="float" office:value="0.6313319" calcext:value-type="float">
            <text:p>0.6313319</text:p>
          </table:table-cell>
          <table:table-cell table:style-name="ce5" office:value-type="float" office:value="0.1823688" calcext:value-type="float">
            <text:p>0.1823688</text:p>
          </table:table-cell>
          <table:table-cell table:style-name="ce5" office:value-type="float" office:value="0.8001867" calcext:value-type="float">
            <text:p>0.8001867</text:p>
          </table:table-cell>
          <table:table-cell table:style-name="ce5" office:value-type="float" office:value="0.6737996" calcext:value-type="float">
            <text:p>0.6737996</text:p>
          </table:table-cell>
          <table:table-cell table:style-name="ce5" office:value-type="float" office:value="0.6246498" calcext:value-type="float">
            <text:p>0.624649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8852704" calcext:value-type="float">
            <text:p>0.08852704</text:p>
          </table:table-cell>
          <table:table-cell table:style-name="ce5" office:value-type="float" office:value="0.5154701" calcext:value-type="float">
            <text:p>0.5154701</text:p>
          </table:table-cell>
          <table:table-cell table:style-name="ce5" office:value-type="float" office:value="0.6562417" calcext:value-type="float">
            <text:p>0.6562417</text:p>
          </table:table-cell>
        </table:table-row>
        <table:table-row table:style-name="ro1">
          <table:table-cell table:style-name="ce5" office:value-type="string" calcext:value-type="string">
            <text:p>P06472_s_at</text:p>
          </table:table-cell>
          <table:table-cell table:style-name="ce5" office:value-type="float" office:value="0.7955348" calcext:value-type="float">
            <text:p>0.7955348</text:p>
          </table:table-cell>
          <table:table-cell table:style-name="ce5" office:value-type="float" office:value="0.4376874" calcext:value-type="float">
            <text:p>0.4376874</text:p>
          </table:table-cell>
          <table:table-cell table:style-name="ce5" office:value-type="float" office:value="-0.07610602" calcext:value-type="float">
            <text:p>-0.07610602</text:p>
          </table:table-cell>
          <table:table-cell table:style-name="ce5" office:value-type="float" office:value="-0.01324555" calcext:value-type="float">
            <text:p>-0.01324555</text:p>
          </table:table-cell>
          <table:table-cell table:style-name="ce5" office:value-type="float" office:value="0.8247429" calcext:value-type="float">
            <text:p>0.8247429</text:p>
          </table:table-cell>
          <table:table-cell table:style-name="ce5" office:value-type="float" office:value="0.5998498" calcext:value-type="float">
            <text:p>0.5998498</text:p>
          </table:table-cell>
          <table:table-cell table:style-name="ce5" office:value-type="float" office:value="0.2214014" calcext:value-type="float">
            <text:p>0.2214014</text:p>
          </table:table-cell>
          <table:table-cell table:style-name="ce5" office:value-type="float" office:value="0.8084066" calcext:value-type="float">
            <text:p>0.8084066</text:p>
          </table:table-cell>
          <table:table-cell table:style-name="ce5" office:value-type="float" office:value="0.7689087" calcext:value-type="float">
            <text:p>0.7689087</text:p>
          </table:table-cell>
          <table:table-cell table:style-name="ce5" office:value-type="float" office:value="0.5218618" calcext:value-type="float">
            <text:p>0.52186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4224762" calcext:value-type="float">
            <text:p>0.0422476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6453296" calcext:value-type="float">
            <text:p>0.6453296</text:p>
          </table:table-cell>
        </table:table-row>
        <table:table-row table:style-name="ro1">
          <table:table-cell table:style-name="ce5" office:value-type="string" calcext:value-type="string">
            <text:p>P07730_x_at</text:p>
          </table:table-cell>
          <table:table-cell table:style-name="ce5" office:value-type="float" office:value="0.8099729" calcext:value-type="float">
            <text:p>0.8099729</text:p>
          </table:table-cell>
          <table:table-cell table:style-name="ce5" office:value-type="float" office:value="0.4626648" calcext:value-type="float">
            <text:p>0.4626648</text:p>
          </table:table-cell>
          <table:table-cell table:style-name="ce5" office:value-type="float" office:value="-0.005112936" calcext:value-type="float">
            <text:p>-0.005112936</text:p>
          </table:table-cell>
          <table:table-cell table:style-name="ce5" office:value-type="float" office:value="-0.1778352" calcext:value-type="float">
            <text:p>-0.1778352</text:p>
          </table:table-cell>
          <table:table-cell table:style-name="ce5" office:value-type="float" office:value="0.7514353" calcext:value-type="float">
            <text:p>0.7514353</text:p>
          </table:table-cell>
          <table:table-cell table:style-name="ce5" office:value-type="float" office:value="0.6098694" calcext:value-type="float">
            <text:p>0.6098694</text:p>
          </table:table-cell>
          <table:table-cell table:style-name="ce5" office:value-type="float" office:value="0.203677" calcext:value-type="float">
            <text:p>0.203677</text:p>
          </table:table-cell>
          <table:table-cell table:style-name="ce5" office:value-type="float" office:value="0.8587423" calcext:value-type="float">
            <text:p>0.8587423</text:p>
          </table:table-cell>
          <table:table-cell table:style-name="ce5" office:value-type="float" office:value="0.7098018" calcext:value-type="float">
            <text:p>0.7098018</text:p>
          </table:table-cell>
          <table:table-cell table:style-name="ce5" office:value-type="float" office:value="0.6906638" calcext:value-type="float">
            <text:p>0.69066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86036" calcext:value-type="float">
            <text:p>0.1286036</text:p>
          </table:table-cell>
          <table:table-cell table:style-name="ce5" office:value-type="float" office:value="0.4309401" calcext:value-type="float">
            <text:p>0.4309401</text:p>
          </table:table-cell>
          <table:table-cell table:style-name="ce5" office:value-type="float" office:value="0.6415203" calcext:value-type="float">
            <text:p>0.6415203</text:p>
          </table:table-cell>
        </table:table-row>
        <table:table-row table:style-name="ro1">
          <table:table-cell table:style-name="ce5" office:value-type="string" calcext:value-type="string">
            <text:p>P08664_s_at</text:p>
          </table:table-cell>
          <table:table-cell table:style-name="ce5" office:value-type="float" office:value="0.8327069" calcext:value-type="float">
            <text:p>0.8327069</text:p>
          </table:table-cell>
          <table:table-cell table:style-name="ce5" office:value-type="float" office:value="0.3532337" calcext:value-type="float">
            <text:p>0.3532337</text:p>
          </table:table-cell>
          <table:table-cell table:style-name="ce5" office:value-type="float" office:value="0.06196867" calcext:value-type="float">
            <text:p>0.06196867</text:p>
          </table:table-cell>
          <table:table-cell table:style-name="ce5" office:value-type="float" office:value="-0.1344427" calcext:value-type="float">
            <text:p>-0.1344427</text:p>
          </table:table-cell>
          <table:table-cell table:style-name="ce5" office:value-type="float" office:value="0.7998892" calcext:value-type="float">
            <text:p>0.7998892</text:p>
          </table:table-cell>
          <table:table-cell table:style-name="ce5" office:value-type="float" office:value="0.6287337" calcext:value-type="float">
            <text:p>0.6287337</text:p>
          </table:table-cell>
          <table:table-cell table:style-name="ce5" office:value-type="float" office:value="0.2075442" calcext:value-type="float">
            <text:p>0.2075442</text:p>
          </table:table-cell>
          <table:table-cell table:style-name="ce5" office:value-type="float" office:value="0.7862808" calcext:value-type="float">
            <text:p>0.7862808</text:p>
          </table:table-cell>
          <table:table-cell table:style-name="ce5" office:value-type="float" office:value="0.8025362" calcext:value-type="float">
            <text:p>0.8025362</text:p>
          </table:table-cell>
          <table:table-cell table:style-name="ce5" office:value-type="float" office:value="0.5412726" calcext:value-type="float">
            <text:p>0.54127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038366" calcext:value-type="float">
            <text:p>0.2038366</text:p>
          </table:table-cell>
          <table:table-cell table:style-name="ce5" office:value-type="float" office:value="0.6309401" calcext:value-type="float">
            <text:p>0.6309401</text:p>
          </table:table-cell>
          <table:table-cell table:style-name="ce5" office:value-type="float" office:value="0.7093338" calcext:value-type="float">
            <text:p>0.7093338</text:p>
          </table:table-cell>
        </table:table-row>
        <table:table-row table:style-name="ro1">
          <table:table-cell table:style-name="ce5" office:value-type="string" calcext:value-type="string">
            <text:p>P08892_s_at</text:p>
          </table:table-cell>
          <table:table-cell table:style-name="ce5" office:value-type="float" office:value="0.8681563" calcext:value-type="float">
            <text:p>0.8681563</text:p>
          </table:table-cell>
          <table:table-cell table:style-name="ce5" office:value-type="float" office:value="0.3976121" calcext:value-type="float">
            <text:p>0.3976121</text:p>
          </table:table-cell>
          <table:table-cell table:style-name="ce5" office:value-type="float" office:value="0.09354617" calcext:value-type="float">
            <text:p>0.09354617</text:p>
          </table:table-cell>
          <table:table-cell table:style-name="ce5" office:value-type="float" office:value="-0.08324555" calcext:value-type="float">
            <text:p>-0.08324555</text:p>
          </table:table-cell>
          <table:table-cell table:style-name="ce5" office:value-type="float" office:value="0.7457678" calcext:value-type="float">
            <text:p>0.7457678</text:p>
          </table:table-cell>
          <table:table-cell table:style-name="ce5" office:value-type="float" office:value="0.6760143" calcext:value-type="float">
            <text:p>0.6760143</text:p>
          </table:table-cell>
          <table:table-cell table:style-name="ce5" office:value-type="float" office:value="0.2717787" calcext:value-type="float">
            <text:p>0.2717787</text:p>
          </table:table-cell>
          <table:table-cell table:style-name="ce5" office:value-type="float" office:value="0.7567548" calcext:value-type="float">
            <text:p>0.7567548</text:p>
          </table:table-cell>
          <table:table-cell table:style-name="ce5" office:value-type="float" office:value="0.8149317" calcext:value-type="float">
            <text:p>0.8149317</text:p>
          </table:table-cell>
          <table:table-cell table:style-name="ce5" office:value-type="float" office:value="0.4235116" calcext:value-type="float">
            <text:p>0.42351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5651615" calcext:value-type="float">
            <text:p>-0.05651615</text:p>
          </table:table-cell>
          <table:table-cell table:style-name="ce5" office:value-type="float" office:value="0.6309401" calcext:value-type="float">
            <text:p>0.6309401</text:p>
          </table:table-cell>
          <table:table-cell table:style-name="ce5" office:value-type="float" office:value="0.9046669" calcext:value-type="float">
            <text:p>0.9046669</text:p>
          </table:table-cell>
        </table:table-row>
        <table:table-row table:style-name="ro1">
          <table:table-cell table:style-name="ce5" office:value-type="string" calcext:value-type="string">
            <text:p>P10404_x_at</text:p>
          </table:table-cell>
          <table:table-cell table:style-name="ce5" office:value-type="float" office:value="0.8457469" calcext:value-type="float">
            <text:p>0.8457469</text:p>
          </table:table-cell>
          <table:table-cell table:style-name="ce5" office:value-type="float" office:value="0.3169816" calcext:value-type="float">
            <text:p>0.3169816</text:p>
          </table:table-cell>
          <table:table-cell table:style-name="ce5" office:value-type="float" office:value="0.09717926" calcext:value-type="float">
            <text:p>0.09717926</text:p>
          </table:table-cell>
          <table:table-cell table:style-name="ce5" office:value-type="float" office:value="-0.06972136" calcext:value-type="float">
            <text:p>-0.06972136</text:p>
          </table:table-cell>
          <table:table-cell table:style-name="ce5" office:value-type="float" office:value="0.8432616" calcext:value-type="float">
            <text:p>0.8432616</text:p>
          </table:table-cell>
          <table:table-cell table:style-name="ce5" office:value-type="float" office:value="0.6492357" calcext:value-type="float">
            <text:p>0.6492357</text:p>
          </table:table-cell>
          <table:table-cell table:style-name="ce5" office:value-type="float" office:value="0.1954318" calcext:value-type="float">
            <text:p>0.1954318</text:p>
          </table:table-cell>
          <table:table-cell table:style-name="ce5" office:value-type="float" office:value="0.8187982" calcext:value-type="float">
            <text:p>0.8187982</text:p>
          </table:table-cell>
          <table:table-cell table:style-name="ce5" office:value-type="float" office:value="0.7528912" calcext:value-type="float">
            <text:p>0.7528912</text:p>
          </table:table-cell>
          <table:table-cell table:style-name="ce5" office:value-type="float" office:value="0.5424823" calcext:value-type="float">
            <text:p>0.54248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4210021" calcext:value-type="float">
            <text:p>-0.04210021</text:p>
          </table:table-cell>
          <table:table-cell table:style-name="ce5" office:value-type="float" office:value="0.5065384" calcext:value-type="float">
            <text:p>0.5065384</text:p>
          </table:table-cell>
          <table:table-cell table:style-name="ce5" office:value-type="float" office:value="0.7546669" calcext:value-type="float">
            <text:p>0.7546669</text:p>
          </table:table-cell>
        </table:table-row>
        <table:table-row table:style-name="ro1">
          <table:table-cell table:style-name="ce5" office:value-type="string" calcext:value-type="string">
            <text:p>P11741_x_at</text:p>
          </table:table-cell>
          <table:table-cell table:style-name="ce5" office:value-type="float" office:value="0.786941" calcext:value-type="float">
            <text:p>0.786941</text:p>
          </table:table-cell>
          <table:table-cell table:style-name="ce5" office:value-type="float" office:value="0.418813" calcext:value-type="float">
            <text:p>0.418813</text:p>
          </table:table-cell>
          <table:table-cell table:style-name="ce5" office:value-type="float" office:value="0.2076116" calcext:value-type="float">
            <text:p>0.2076116</text:p>
          </table:table-cell>
          <table:table-cell table:style-name="ce5" office:value-type="float" office:value="-0.1595897" calcext:value-type="float">
            <text:p>-0.1595897</text:p>
          </table:table-cell>
          <table:table-cell table:style-name="ce5" office:value-type="float" office:value="0.7351167" calcext:value-type="float">
            <text:p>0.7351167</text:p>
          </table:table-cell>
          <table:table-cell table:style-name="ce5" office:value-type="float" office:value="0.6212949" calcext:value-type="float">
            <text:p>0.6212949</text:p>
          </table:table-cell>
          <table:table-cell table:style-name="ce5" office:value-type="float" office:value="0.2282155" calcext:value-type="float">
            <text:p>0.2282155</text:p>
          </table:table-cell>
          <table:table-cell table:style-name="ce5" office:value-type="float" office:value="0.7994818" calcext:value-type="float">
            <text:p>0.7994818</text:p>
          </table:table-cell>
          <table:table-cell table:style-name="ce5" office:value-type="float" office:value="0.7704601" calcext:value-type="float">
            <text:p>0.7704601</text:p>
          </table:table-cell>
          <table:table-cell table:style-name="ce5" office:value-type="float" office:value="0.5529208" calcext:value-type="float">
            <text:p>0.55292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080517" calcext:value-type="float">
            <text:p>0.05080517</text:p>
          </table:table-cell>
          <table:table-cell table:style-name="ce5" office:value-type="float" office:value="0.4041452" calcext:value-type="float">
            <text:p>0.4041452</text:p>
          </table:table-cell>
          <table:table-cell table:style-name="ce5" office:value-type="float" office:value="0.7140007" calcext:value-type="float">
            <text:p>0.7140007</text:p>
          </table:table-cell>
        </table:table-row>
        <table:table-row table:style-name="ro1">
          <table:table-cell table:style-name="ce5" office:value-type="string" calcext:value-type="string">
            <text:p>P12110_at</text:p>
          </table:table-cell>
          <table:table-cell table:style-name="ce5" office:value-type="float" office:value="0.7602784" calcext:value-type="float">
            <text:p>0.7602784</text:p>
          </table:table-cell>
          <table:table-cell table:style-name="ce5" office:value-type="float" office:value="0.4411249" calcext:value-type="float">
            <text:p>0.4411249</text:p>
          </table:table-cell>
          <table:table-cell table:style-name="ce5" office:value-type="float" office:value="0.09996507" calcext:value-type="float">
            <text:p>0.09996507</text:p>
          </table:table-cell>
          <table:table-cell table:style-name="ce5" office:value-type="float" office:value="0.1279669" calcext:value-type="float">
            <text:p>0.1279669</text:p>
          </table:table-cell>
          <table:table-cell table:style-name="ce5" office:value-type="float" office:value="0.8218659" calcext:value-type="float">
            <text:p>0.8218659</text:p>
          </table:table-cell>
          <table:table-cell table:style-name="ce5" office:value-type="float" office:value="0.7039495" calcext:value-type="float">
            <text:p>0.7039495</text:p>
          </table:table-cell>
          <table:table-cell table:style-name="ce5" office:value-type="float" office:value="0.1897249" calcext:value-type="float">
            <text:p>0.1897249</text:p>
          </table:table-cell>
          <table:table-cell table:style-name="ce5" office:value-type="float" office:value="0.7788475" calcext:value-type="float">
            <text:p>0.7788475</text:p>
          </table:table-cell>
          <table:table-cell table:style-name="ce5" office:value-type="float" office:value="0.6714437" calcext:value-type="float">
            <text:p>0.6714437</text:p>
          </table:table-cell>
          <table:table-cell table:style-name="ce5" office:value-type="float" office:value="0.470515" calcext:value-type="float">
            <text:p>0.4705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645257" calcext:value-type="float">
            <text:p>0.01645257</text:p>
          </table:table-cell>
          <table:table-cell table:style-name="ce5" office:value-type="float" office:value="0.5244017" calcext:value-type="float">
            <text:p>0.5244017</text:p>
          </table:table-cell>
          <table:table-cell table:style-name="ce5" office:value-type="float" office:value="0.8035534" calcext:value-type="float">
            <text:p>0.8035534</text:p>
          </table:table-cell>
        </table:table-row>
        <table:table-row table:style-name="ro1">
          <table:table-cell table:style-name="ce5" office:value-type="string" calcext:value-type="string">
            <text:p>P13778_x_at</text:p>
          </table:table-cell>
          <table:table-cell table:style-name="ce5" office:value-type="float" office:value="0.7788344" calcext:value-type="float">
            <text:p>0.7788344</text:p>
          </table:table-cell>
          <table:table-cell table:style-name="ce5" office:value-type="float" office:value="0.4762234" calcext:value-type="float">
            <text:p>0.4762234</text:p>
          </table:table-cell>
          <table:table-cell table:style-name="ce5" office:value-type="float" office:value="0.07599247" calcext:value-type="float">
            <text:p>0.07599247</text:p>
          </table:table-cell>
          <table:table-cell table:style-name="ce5" office:value-type="float" office:value="-0.165" calcext:value-type="float">
            <text:p>-0.165</text:p>
          </table:table-cell>
          <table:table-cell table:style-name="ce5" office:value-type="float" office:value="0.7788945" calcext:value-type="float">
            <text:p>0.7788945</text:p>
          </table:table-cell>
          <table:table-cell table:style-name="ce5" office:value-type="float" office:value="0.5848739" calcext:value-type="float">
            <text:p>0.5848739</text:p>
          </table:table-cell>
          <table:table-cell table:style-name="ce5" office:value-type="float" office:value="0.1324968" calcext:value-type="float">
            <text:p>0.1324968</text:p>
          </table:table-cell>
          <table:table-cell table:style-name="ce5" office:value-type="float" office:value="0.8339412" calcext:value-type="float">
            <text:p>0.8339412</text:p>
          </table:table-cell>
          <table:table-cell table:style-name="ce5" office:value-type="float" office:value="0.7495949" calcext:value-type="float">
            <text:p>0.7495949</text:p>
          </table:table-cell>
          <table:table-cell table:style-name="ce5" office:value-type="float" office:value="0.595344" calcext:value-type="float">
            <text:p>0.5953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4112746" calcext:value-type="float">
            <text:p>0.04112746</text:p>
          </table:table-cell>
          <table:table-cell table:style-name="ce5" office:value-type="float" office:value="0.6464102" calcext:value-type="float">
            <text:p>0.6464102</text:p>
          </table:table-cell>
          <table:table-cell table:style-name="ce5" office:value-type="float" office:value="0.7305351" calcext:value-type="float">
            <text:p>0.7305351</text:p>
          </table:table-cell>
        </table:table-row>
        <table:table-row table:style-name="ro1">
          <table:table-cell table:style-name="ce5" office:value-type="string" calcext:value-type="string">
            <text:p>P14261_s_at</text:p>
          </table:table-cell>
          <table:table-cell table:style-name="ce5" office:value-type="float" office:value="0.8055367" calcext:value-type="float">
            <text:p>0.8055367</text:p>
          </table:table-cell>
          <table:table-cell table:style-name="ce5" office:value-type="float" office:value="0.3697396" calcext:value-type="float">
            <text:p>0.3697396</text:p>
          </table:table-cell>
          <table:table-cell table:style-name="ce5" office:value-type="float" office:value="0.03015171" calcext:value-type="float">
            <text:p>0.03015171</text:p>
          </table:table-cell>
          <table:table-cell table:style-name="ce5" office:value-type="float" office:value="-0.04571068" calcext:value-type="float">
            <text:p>-0.04571068</text:p>
          </table:table-cell>
          <table:table-cell table:style-name="ce5" office:value-type="float" office:value="0.8002596" calcext:value-type="float">
            <text:p>0.8002596</text:p>
          </table:table-cell>
          <table:table-cell table:style-name="ce5" office:value-type="float" office:value="0.5923356" calcext:value-type="float">
            <text:p>0.5923356</text:p>
          </table:table-cell>
          <table:table-cell table:style-name="ce5" office:value-type="float" office:value="0.2577362" calcext:value-type="float">
            <text:p>0.2577362</text:p>
          </table:table-cell>
          <table:table-cell table:style-name="ce5" office:value-type="float" office:value="0.759521" calcext:value-type="float">
            <text:p>0.759521</text:p>
          </table:table-cell>
          <table:table-cell table:style-name="ce5" office:value-type="float" office:value="0.7450535" calcext:value-type="float">
            <text:p>0.7450535</text:p>
          </table:table-cell>
          <table:table-cell table:style-name="ce5" office:value-type="float" office:value="0.8539253" calcext:value-type="float">
            <text:p>0.853925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9506174" calcext:value-type="float">
            <text:p>-0.09506174</text:p>
          </table:table-cell>
          <table:table-cell table:style-name="ce5" office:value-type="float" office:value="0.6732051" calcext:value-type="float">
            <text:p>0.6732051</text:p>
          </table:table-cell>
          <table:table-cell table:style-name="ce5" office:value-type="float" office:value="0.7593338" calcext:value-type="float">
            <text:p>0.7593338</text:p>
          </table:table-cell>
        </table:table-row>
        <table:table-row table:style-name="ro1">
          <table:table-cell table:style-name="ce5" office:value-type="string" calcext:value-type="string">
            <text:p>P14730_s_at</text:p>
          </table:table-cell>
          <table:table-cell table:style-name="ce5" office:value-type="float" office:value="0.8489652" calcext:value-type="float">
            <text:p>0.8489652</text:p>
          </table:table-cell>
          <table:table-cell table:style-name="ce5" office:value-type="float" office:value="0.408622" calcext:value-type="float">
            <text:p>0.408622</text:p>
          </table:table-cell>
          <table:table-cell table:style-name="ce5" office:value-type="float" office:value="0.2864501" calcext:value-type="float">
            <text:p>0.2864501</text:p>
          </table:table-cell>
          <table:table-cell table:style-name="ce5" office:value-type="float" office:value="-0.2811686" calcext:value-type="float">
            <text:p>-0.2811686</text:p>
          </table:table-cell>
          <table:table-cell table:style-name="ce5" office:value-type="float" office:value="0.8032733" calcext:value-type="float">
            <text:p>0.8032733</text:p>
          </table:table-cell>
          <table:table-cell table:style-name="ce5" office:value-type="float" office:value="0.6419536" calcext:value-type="float">
            <text:p>0.6419536</text:p>
          </table:table-cell>
          <table:table-cell table:style-name="ce5" office:value-type="float" office:value="0.3127881" calcext:value-type="float">
            <text:p>0.3127881</text:p>
          </table:table-cell>
          <table:table-cell table:style-name="ce5" office:value-type="float" office:value="0.8049628" calcext:value-type="float">
            <text:p>0.8049628</text:p>
          </table:table-cell>
          <table:table-cell table:style-name="ce5" office:value-type="float" office:value="0.7479407" calcext:value-type="float">
            <text:p>0.7479407</text:p>
          </table:table-cell>
          <table:table-cell table:style-name="ce5" office:value-type="float" office:value="0.7531139" calcext:value-type="float">
            <text:p>0.753113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95847" calcext:value-type="float">
            <text:p>0.1295847</text:p>
          </table:table-cell>
          <table:table-cell table:style-name="ce5" office:value-type="float" office:value="0.6976068" calcext:value-type="float">
            <text:p>0.6976068</text:p>
          </table:table-cell>
          <table:table-cell table:style-name="ce5" office:value-type="float" office:value="0.6828427" calcext:value-type="float">
            <text:p>0.6828427</text:p>
          </table:table-cell>
        </table:table-row>
        <table:table-row table:style-name="ro1">
          <table:table-cell table:style-name="ce5" office:value-type="string" calcext:value-type="string">
            <text:p>P15066_at</text:p>
          </table:table-cell>
          <table:table-cell table:style-name="ce5" office:value-type="float" office:value="0.8064139" calcext:value-type="float">
            <text:p>0.8064139</text:p>
          </table:table-cell>
          <table:table-cell table:style-name="ce5" office:value-type="float" office:value="0.3987987" calcext:value-type="float">
            <text:p>0.3987987</text:p>
          </table:table-cell>
          <table:table-cell table:style-name="ce5" office:value-type="float" office:value="0.1653362" calcext:value-type="float">
            <text:p>0.1653362</text:p>
          </table:table-cell>
          <table:table-cell table:style-name="ce5" office:value-type="float" office:value="-0.02324555" calcext:value-type="float">
            <text:p>-0.02324555</text:p>
          </table:table-cell>
          <table:table-cell table:style-name="ce5" office:value-type="float" office:value="0.8009122" calcext:value-type="float">
            <text:p>0.8009122</text:p>
          </table:table-cell>
          <table:table-cell table:style-name="ce5" office:value-type="float" office:value="0.5674552" calcext:value-type="float">
            <text:p>0.5674552</text:p>
          </table:table-cell>
          <table:table-cell table:style-name="ce5" office:value-type="float" office:value="0.2237649" calcext:value-type="float">
            <text:p>0.2237649</text:p>
          </table:table-cell>
          <table:table-cell table:style-name="ce5" office:value-type="float" office:value="0.8409518" calcext:value-type="float">
            <text:p>0.8409518</text:p>
          </table:table-cell>
          <table:table-cell table:style-name="ce5" office:value-type="float" office:value="0.7369073" calcext:value-type="float">
            <text:p>0.7369073</text:p>
          </table:table-cell>
          <table:table-cell table:style-name="ce5" office:value-type="float" office:value="0.4656694" calcext:value-type="float">
            <text:p>0.465669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2984443" calcext:value-type="float">
            <text:p>0.02984443</text:p>
          </table:table-cell>
          <table:table-cell table:style-name="ce5" office:value-type="float" office:value="0.7821367" calcext:value-type="float">
            <text:p>0.7821367</text:p>
          </table:table-cell>
          <table:table-cell table:style-name="ce5" office:value-type="float" office:value="0.6462458" calcext:value-type="float">
            <text:p>0.6462458</text:p>
          </table:table-cell>
        </table:table-row>
        <table:table-row table:style-name="ro1">
          <table:table-cell table:style-name="ce5" office:value-type="string" calcext:value-type="string">
            <text:p>P16735_x_at</text:p>
          </table:table-cell>
          <table:table-cell table:style-name="ce5" office:value-type="float" office:value="0.8334177" calcext:value-type="float">
            <text:p>0.8334177</text:p>
          </table:table-cell>
          <table:table-cell table:style-name="ce5" office:value-type="float" office:value="0.3265884" calcext:value-type="float">
            <text:p>0.3265884</text:p>
          </table:table-cell>
          <table:table-cell table:style-name="ce5" office:value-type="float" office:value="0.02541966" calcext:value-type="float">
            <text:p>0.02541966</text:p>
          </table:table-cell>
          <table:table-cell table:style-name="ce5" office:value-type="float" office:value="-0.006622777" calcext:value-type="float">
            <text:p>-0.006622777</text:p>
          </table:table-cell>
          <table:table-cell table:style-name="ce5" office:value-type="float" office:value="0.7953334" calcext:value-type="float">
            <text:p>0.7953334</text:p>
          </table:table-cell>
          <table:table-cell table:style-name="ce5" office:value-type="float" office:value="0.6446806" calcext:value-type="float">
            <text:p>0.6446806</text:p>
          </table:table-cell>
          <table:table-cell table:style-name="ce5" office:value-type="float" office:value="0.2102708" calcext:value-type="float">
            <text:p>0.2102708</text:p>
          </table:table-cell>
          <table:table-cell table:style-name="ce5" office:value-type="float" office:value="0.8474962" calcext:value-type="float">
            <text:p>0.8474962</text:p>
          </table:table-cell>
          <table:table-cell table:style-name="ce5" office:value-type="float" office:value="0.7630577" calcext:value-type="float">
            <text:p>0.7630577</text:p>
          </table:table-cell>
          <table:table-cell table:style-name="ce5" office:value-type="float" office:value="0.5997367" calcext:value-type="float">
            <text:p>0.599736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7203023" calcext:value-type="float">
            <text:p>0.07203023</text:p>
          </table:table-cell>
          <table:table-cell table:style-name="ce5" office:value-type="float" office:value="0.3821367" calcext:value-type="float">
            <text:p>0.3821367</text:p>
          </table:table-cell>
          <table:table-cell table:style-name="ce5" office:value-type="float" office:value="0.7568534" calcext:value-type="float">
            <text:p>0.7568534</text:p>
          </table:table-cell>
        </table:table-row>
        <table:table-row table:style-name="ro1">
          <table:table-cell table:style-name="ce5" office:value-type="string" calcext:value-type="string">
            <text:p>P18380_at</text:p>
          </table:table-cell>
          <table:table-cell table:style-name="ce5" office:value-type="float" office:value="0.8223921" calcext:value-type="float">
            <text:p>0.8223921</text:p>
          </table:table-cell>
          <table:table-cell table:style-name="ce5" office:value-type="float" office:value="0.4484289" calcext:value-type="float">
            <text:p>0.4484289</text:p>
          </table:table-cell>
          <table:table-cell table:style-name="ce5" office:value-type="float" office:value="-0.1545356" calcext:value-type="float">
            <text:p>-0.1545356</text:p>
          </table:table-cell>
          <table:table-cell table:style-name="ce5" office:value-type="float" office:value="-0.198399" calcext:value-type="float">
            <text:p>-0.198399</text:p>
          </table:table-cell>
          <table:table-cell table:style-name="ce5" office:value-type="float" office:value="0.7419735" calcext:value-type="float">
            <text:p>0.7419735</text:p>
          </table:table-cell>
          <table:table-cell table:style-name="ce5" office:value-type="float" office:value="0.6429033" calcext:value-type="float">
            <text:p>0.6429033</text:p>
          </table:table-cell>
          <table:table-cell table:style-name="ce5" office:value-type="float" office:value="0.2191421" calcext:value-type="float">
            <text:p>0.2191421</text:p>
          </table:table-cell>
          <table:table-cell table:style-name="ce5" office:value-type="float" office:value="0.7933164" calcext:value-type="float">
            <text:p>0.7933164</text:p>
          </table:table-cell>
          <table:table-cell table:style-name="ce5" office:value-type="float" office:value="0.7414954" calcext:value-type="float">
            <text:p>0.7414954</text:p>
          </table:table-cell>
          <table:table-cell table:style-name="ce5" office:value-type="float" office:value="0.2629819" calcext:value-type="float">
            <text:p>0.26298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2876105" calcext:value-type="float">
            <text:p>-0.02876105</text:p>
          </table:table-cell>
          <table:table-cell table:style-name="ce5" office:value-type="float" office:value="0.4732051" calcext:value-type="float">
            <text:p>0.4732051</text:p>
          </table:table-cell>
          <table:table-cell table:style-name="ce5" office:value-type="float" office:value="0.9414214" calcext:value-type="float">
            <text:p>0.9414214</text:p>
          </table:table-cell>
        </table:table-row>
        <table:table-row table:style-name="ro1">
          <table:table-cell table:style-name="ce5" office:value-type="string" calcext:value-type="string">
            <text:p>P20389_at</text:p>
          </table:table-cell>
          <table:table-cell table:style-name="ce5" office:value-type="float" office:value="0.7916677" calcext:value-type="float">
            <text:p>0.7916677</text:p>
          </table:table-cell>
          <table:table-cell table:style-name="ce5" office:value-type="float" office:value="0.3540095" calcext:value-type="float">
            <text:p>0.3540095</text:p>
          </table:table-cell>
          <table:table-cell table:style-name="ce5" office:value-type="float" office:value="-0.0138782" calcext:value-type="float">
            <text:p>-0.0138782</text:p>
          </table:table-cell>
          <table:table-cell table:style-name="ce5" office:value-type="float" office:value="-0.03162278" calcext:value-type="float">
            <text:p>-0.03162278</text:p>
          </table:table-cell>
          <table:table-cell table:style-name="ce5" office:value-type="float" office:value="0.8222944" calcext:value-type="float">
            <text:p>0.8222944</text:p>
          </table:table-cell>
          <table:table-cell table:style-name="ce5" office:value-type="float" office:value="0.6390215" calcext:value-type="float">
            <text:p>0.6390215</text:p>
          </table:table-cell>
          <table:table-cell table:style-name="ce5" office:value-type="float" office:value="0.2076769" calcext:value-type="float">
            <text:p>0.2076769</text:p>
          </table:table-cell>
          <table:table-cell table:style-name="ce5" office:value-type="float" office:value="0.8055125" calcext:value-type="float">
            <text:p>0.8055125</text:p>
          </table:table-cell>
          <table:table-cell table:style-name="ce5" office:value-type="float" office:value="0.692988" calcext:value-type="float">
            <text:p>0.692988</text:p>
          </table:table-cell>
          <table:table-cell table:style-name="ce5" office:value-type="float" office:value="0.4164014" calcext:value-type="float">
            <text:p>0.41640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5073647" calcext:value-type="float">
            <text:p>0.005073647</text:p>
          </table:table-cell>
          <table:table-cell table:style-name="ce5" office:value-type="float" office:value="0.6130768" calcext:value-type="float">
            <text:p>0.6130768</text:p>
          </table:table-cell>
          <table:table-cell table:style-name="ce5" office:value-type="float" office:value="0.6788246" calcext:value-type="float">
            <text:p>0.6788246</text:p>
          </table:table-cell>
        </table:table-row>
        <table:table-row table:style-name="ro1">
          <table:table-cell table:style-name="ce5" office:value-type="string" calcext:value-type="string">
            <text:p>P21610_s_at</text:p>
          </table:table-cell>
          <table:table-cell table:style-name="ce5" office:value-type="float" office:value="0.8109986" calcext:value-type="float">
            <text:p>0.8109986</text:p>
          </table:table-cell>
          <table:table-cell table:style-name="ce5" office:value-type="float" office:value="0.2922433" calcext:value-type="float">
            <text:p>0.2922433</text:p>
          </table:table-cell>
          <table:table-cell table:style-name="ce5" office:value-type="float" office:value="-0.0272578" calcext:value-type="float">
            <text:p>-0.0272578</text:p>
          </table:table-cell>
          <table:table-cell table:style-name="ce5" office:value-type="float" office:value="0.03162278" calcext:value-type="float">
            <text:p>0.03162278</text:p>
          </table:table-cell>
          <table:table-cell table:style-name="ce5" office:value-type="float" office:value="0.7957854" calcext:value-type="float">
            <text:p>0.7957854</text:p>
          </table:table-cell>
          <table:table-cell table:style-name="ce5" office:value-type="float" office:value="0.523697" calcext:value-type="float">
            <text:p>0.523697</text:p>
          </table:table-cell>
          <table:table-cell table:style-name="ce5" office:value-type="float" office:value="0.2266265" calcext:value-type="float">
            <text:p>0.2266265</text:p>
          </table:table-cell>
          <table:table-cell table:style-name="ce5" office:value-type="float" office:value="0.8058438" calcext:value-type="float">
            <text:p>0.8058438</text:p>
          </table:table-cell>
          <table:table-cell table:style-name="ce5" office:value-type="float" office:value="0.7200988" calcext:value-type="float">
            <text:p>0.7200988</text:p>
          </table:table-cell>
          <table:table-cell table:style-name="ce5" office:value-type="float" office:value="0.6489501" calcext:value-type="float">
            <text:p>0.64895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912595" calcext:value-type="float">
            <text:p>0.1912595</text:p>
          </table:table-cell>
          <table:table-cell table:style-name="ce5" office:value-type="float" office:value="0.4154701" calcext:value-type="float">
            <text:p>0.4154701</text:p>
          </table:table-cell>
          <table:table-cell table:style-name="ce5" office:value-type="float" office:value="0.7851762" calcext:value-type="float">
            <text:p>0.7851762</text:p>
          </table:table-cell>
        </table:table-row>
        <table:table-row table:style-name="ro1">
          <table:table-cell table:style-name="ce5" office:value-type="string" calcext:value-type="string">
            <text:p>P22086_s_at</text:p>
          </table:table-cell>
          <table:table-cell table:style-name="ce5" office:value-type="float" office:value="0.7758066" calcext:value-type="float">
            <text:p>0.7758066</text:p>
          </table:table-cell>
          <table:table-cell table:style-name="ce5" office:value-type="float" office:value="0.4081539" calcext:value-type="float">
            <text:p>0.4081539</text:p>
          </table:table-cell>
          <table:table-cell table:style-name="ce5" office:value-type="float" office:value="0.2644192" calcext:value-type="float">
            <text:p>0.2644192</text:p>
          </table:table-cell>
          <table:table-cell table:style-name="ce5" office:value-type="float" office:value="-0.1395897" calcext:value-type="float">
            <text:p>-0.1395897</text:p>
          </table:table-cell>
          <table:table-cell table:style-name="ce5" office:value-type="float" office:value="0.7271557" calcext:value-type="float">
            <text:p>0.7271557</text:p>
          </table:table-cell>
          <table:table-cell table:style-name="ce5" office:value-type="float" office:value="0.6142956" calcext:value-type="float">
            <text:p>0.6142956</text:p>
          </table:table-cell>
          <table:table-cell table:style-name="ce5" office:value-type="float" office:value="0.230433" calcext:value-type="float">
            <text:p>0.230433</text:p>
          </table:table-cell>
          <table:table-cell table:style-name="ce5" office:value-type="float" office:value="0.8292516" calcext:value-type="float">
            <text:p>0.8292516</text:p>
          </table:table-cell>
          <table:table-cell table:style-name="ce5" office:value-type="float" office:value="0.7193632" calcext:value-type="float">
            <text:p>0.7193632</text:p>
          </table:table-cell>
          <table:table-cell table:style-name="ce5" office:value-type="float" office:value="0.5343124" calcext:value-type="float">
            <text:p>0.53431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700906" calcext:value-type="float">
            <text:p>0.0700906</text:p>
          </table:table-cell>
          <table:table-cell table:style-name="ce5" office:value-type="float" office:value="0.6642734" calcext:value-type="float">
            <text:p>0.6642734</text:p>
          </table:table-cell>
          <table:table-cell table:style-name="ce5" office:value-type="float" office:value="0.8386231" calcext:value-type="float">
            <text:p>0.8386231</text:p>
          </table:table-cell>
        </table:table-row>
        <table:table-row table:style-name="ro1">
          <table:table-cell table:style-name="ce5" office:value-type="string" calcext:value-type="string">
            <text:p>P22168_at</text:p>
          </table:table-cell>
          <table:table-cell table:style-name="ce5" office:value-type="float" office:value="0.8298446" calcext:value-type="float">
            <text:p>0.8298446</text:p>
          </table:table-cell>
          <table:table-cell table:style-name="ce5" office:value-type="float" office:value="0.4057985" calcext:value-type="float">
            <text:p>0.4057985</text:p>
          </table:table-cell>
          <table:table-cell table:style-name="ce5" office:value-type="float" office:value="0.3142525" calcext:value-type="float">
            <text:p>0.3142525</text:p>
          </table:table-cell>
          <table:table-cell table:style-name="ce5" office:value-type="float" office:value="-0.09091853" calcext:value-type="float">
            <text:p>-0.09091853</text:p>
          </table:table-cell>
          <table:table-cell table:style-name="ce5" office:value-type="float" office:value="0.8002251" calcext:value-type="float">
            <text:p>0.8002251</text:p>
          </table:table-cell>
          <table:table-cell table:style-name="ce5" office:value-type="float" office:value="0.5993474" calcext:value-type="float">
            <text:p>0.5993474</text:p>
          </table:table-cell>
          <table:table-cell table:style-name="ce5" office:value-type="float" office:value="0.233951" calcext:value-type="float">
            <text:p>0.233951</text:p>
          </table:table-cell>
          <table:table-cell table:style-name="ce5" office:value-type="float" office:value="0.8102844" calcext:value-type="float">
            <text:p>0.8102844</text:p>
          </table:table-cell>
          <table:table-cell table:style-name="ce5" office:value-type="float" office:value="0.71143" calcext:value-type="float">
            <text:p>0.71143</text:p>
          </table:table-cell>
          <table:table-cell table:style-name="ce5" office:value-type="float" office:value="0.675" calcext:value-type="float">
            <text:p>0.6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6270386" calcext:value-type="float">
            <text:p>0.06270386</text:p>
          </table:table-cell>
          <table:table-cell table:style-name="ce5" office:value-type="float" office:value="0.5089316" calcext:value-type="float">
            <text:p>0.5089316</text:p>
          </table:table-cell>
          <table:table-cell table:style-name="ce5" office:value-type="float" office:value="0.7006082" calcext:value-type="float">
            <text:p>0.7006082</text:p>
          </table:table-cell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5"/>
          <table:table-cell table:number-columns-repeated="13"/>
        </table:table-row>
      </table:table>
      <table:table table:name="sign06" table:style-name="ta1">
        <table:table-column table:style-name="co5" table:number-columns-repeated="15" table:default-cell-style-name="Default"/>
        <table:table-row table:style-name="ro1">
          <table:table-cell table:style-name="ce6" office:value-type="string" calcext:value-type="string">
            <text:p>@probeset</text:p>
          </table:table-cell>
          <table:table-cell table:style-name="ce6" office:value-type="string" calcext:value-type="string">
            <text:p>sign06_predictionMCC_Heiskanen</text:p>
          </table:table-cell>
          <table:table-cell table:style-name="ce6" office:value-type="string" calcext:value-type="string">
            <text:p>sign06_predictionMCC_Kohno</text:p>
          </table:table-cell>
          <table:table-cell table:style-name="ce6" office:value-type="string" calcext:value-type="string">
            <text:p>sign06_predictionMCC_Kuner</text:p>
          </table:table-cell>
          <table:table-cell table:style-name="ce6" office:value-type="string" calcext:value-type="string">
            <text:p>sign06_predictionMCC_Kuo</text:p>
          </table:table-cell>
          <table:table-cell table:style-name="ce6" office:value-type="string" calcext:value-type="string">
            <text:p>sign06_predictionMCC_Mitchell</text:p>
          </table:table-cell>
          <table:table-cell table:style-name="ce6" office:value-type="string" calcext:value-type="string">
            <text:p>sign06_predictionMCC_Philipsen</text:p>
          </table:table-cell>
          <table:table-cell table:style-name="ce6" office:value-type="string" calcext:value-type="string">
            <text:p>sign06_predictionMCC_Rotunno</text:p>
          </table:table-cell>
          <table:table-cell table:style-name="ce6" office:value-type="string" calcext:value-type="string">
            <text:p>sign06_predictionMCC_Rousseaux</text:p>
          </table:table-cell>
          <table:table-cell table:style-name="ce6" office:value-type="string" calcext:value-type="string">
            <text:p>sign06_predictionMCC_Spira</text:p>
          </table:table-cell>
          <table:table-cell table:style-name="ce6" office:value-type="string" calcext:value-type="string">
            <text:p>sign06_predictionMCC_Tsay</text:p>
          </table:table-cell>
          <table:table-cell table:style-name="ce6" office:value-type="string" calcext:value-type="string">
            <text:p>sign06_predictionMCC_Wachi</text:p>
          </table:table-cell>
          <table:table-cell table:style-name="ce6" office:value-type="string" calcext:value-type="string">
            <text:p>sign06_predictionMCC_Want</text:p>
          </table:table-cell>
          <table:table-cell table:style-name="ce6" office:value-type="string" calcext:value-type="string">
            <text:p>sign06_predictionMCC_Xu</text:p>
          </table:table-cell>
          <table:table-cell table:style-name="ce6" office:value-type="string" calcext:value-type="string">
            <text:p>sign06_predictionMCC_ZhangL</text:p>
          </table:table-cell>
        </table:table-row>
        <table:table-row table:style-name="ro1">
          <table:table-cell table:style-name="ce6" office:value-type="string" calcext:value-type="string">
            <text:p>P00785_s_at</text:p>
          </table:table-cell>
          <table:table-cell table:style-name="ce6" office:value-type="float" office:value="0.813829" calcext:value-type="float">
            <text:p>0.813829</text:p>
          </table:table-cell>
          <table:table-cell table:style-name="ce6" office:value-type="float" office:value="0.5331949" calcext:value-type="float">
            <text:p>0.5331949</text:p>
          </table:table-cell>
          <table:table-cell table:style-name="ce6" office:value-type="float" office:value="0.300132" calcext:value-type="float">
            <text:p>0.300132</text:p>
          </table:table-cell>
          <table:table-cell table:style-name="ce6" office:value-type="float" office:value="-0.01274377" calcext:value-type="float">
            <text:p>-0.01274377</text:p>
          </table:table-cell>
          <table:table-cell table:style-name="ce6" office:value-type="float" office:value="0.6895426" calcext:value-type="float">
            <text:p>0.6895426</text:p>
          </table:table-cell>
          <table:table-cell table:style-name="ce6" office:value-type="float" office:value="0.6250671" calcext:value-type="float">
            <text:p>0.6250671</text:p>
          </table:table-cell>
          <table:table-cell table:style-name="ce6" office:value-type="float" office:value="0.2742143" calcext:value-type="float">
            <text:p>0.2742143</text:p>
          </table:table-cell>
          <table:table-cell table:style-name="ce6" office:value-type="float" office:value="0.8161387" calcext:value-type="float">
            <text:p>0.8161387</text:p>
          </table:table-cell>
          <table:table-cell table:style-name="ce6" office:value-type="float" office:value="0.579584" calcext:value-type="float">
            <text:p>0.579584</text:p>
          </table:table-cell>
          <table:table-cell table:style-name="ce6" office:value-type="float" office:value="0.3095967" calcext:value-type="float">
            <text:p>0.309596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3267173" calcext:value-type="float">
            <text:p>0.3267173</text:p>
          </table:table-cell>
          <table:table-cell table:style-name="ce6" office:value-type="float" office:value="0.5732051" calcext:value-type="float">
            <text:p>0.5732051</text:p>
          </table:table-cell>
          <table:table-cell table:style-name="ce6" office:value-type="float" office:value="0.3691096" calcext:value-type="float">
            <text:p>0.3691096</text:p>
          </table:table-cell>
        </table:table-row>
        <table:table-row table:style-name="ro1">
          <table:table-cell table:style-name="ce6" office:value-type="string" calcext:value-type="string">
            <text:p>P02286_s_at</text:p>
          </table:table-cell>
          <table:table-cell table:style-name="ce6" office:value-type="float" office:value="0.8664449" calcext:value-type="float">
            <text:p>0.8664449</text:p>
          </table:table-cell>
          <table:table-cell table:style-name="ce6" office:value-type="float" office:value="0.4576549" calcext:value-type="float">
            <text:p>0.4576549</text:p>
          </table:table-cell>
          <table:table-cell table:style-name="ce6" office:value-type="float" office:value="0.3374958" calcext:value-type="float">
            <text:p>0.3374958</text:p>
          </table:table-cell>
          <table:table-cell table:style-name="ce6" office:value-type="float" office:value="-0.3241641" calcext:value-type="float">
            <text:p>-0.3241641</text:p>
          </table:table-cell>
          <table:table-cell table:style-name="ce6" office:value-type="float" office:value="0.7502318" calcext:value-type="float">
            <text:p>0.7502318</text:p>
          </table:table-cell>
          <table:table-cell table:style-name="ce6" office:value-type="float" office:value="0.5332216" calcext:value-type="float">
            <text:p>0.5332216</text:p>
          </table:table-cell>
          <table:table-cell table:style-name="ce6" office:value-type="float" office:value="0.184928" calcext:value-type="float">
            <text:p>0.184928</text:p>
          </table:table-cell>
          <table:table-cell table:style-name="ce6" office:value-type="float" office:value="0.7808777" calcext:value-type="float">
            <text:p>0.7808777</text:p>
          </table:table-cell>
          <table:table-cell table:style-name="ce6" office:value-type="float" office:value="0.6809722" calcext:value-type="float">
            <text:p>0.6809722</text:p>
          </table:table-cell>
          <table:table-cell table:style-name="ce6" office:value-type="float" office:value="0.1432456" calcext:value-type="float">
            <text:p>0.1432456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3965371" calcext:value-type="float">
            <text:p>0.3965371</text:p>
          </table:table-cell>
          <table:table-cell table:style-name="ce6" office:value-type="float" office:value="0.4732051" calcext:value-type="float">
            <text:p>0.4732051</text:p>
          </table:table-cell>
          <table:table-cell table:style-name="ce6" office:value-type="float" office:value="0.6908096" calcext:value-type="float">
            <text:p>0.6908096</text:p>
          </table:table-cell>
        </table:table-row>
        <table:table-row table:style-name="ro1">
          <table:table-cell table:style-name="ce6" office:value-type="string" calcext:value-type="string">
            <text:p>P03013_at</text:p>
          </table:table-cell>
          <table:table-cell table:style-name="ce6" office:value-type="float" office:value="0.833328" calcext:value-type="float">
            <text:p>0.833328</text:p>
          </table:table-cell>
          <table:table-cell table:style-name="ce6" office:value-type="float" office:value="0.619829" calcext:value-type="float">
            <text:p>0.619829</text:p>
          </table:table-cell>
          <table:table-cell table:style-name="ce6" office:value-type="float" office:value="0.3284164" calcext:value-type="float">
            <text:p>0.3284164</text:p>
          </table:table-cell>
          <table:table-cell table:style-name="ce6" office:value-type="float" office:value="-0.1851534" calcext:value-type="float">
            <text:p>-0.1851534</text:p>
          </table:table-cell>
          <table:table-cell table:style-name="ce6" office:value-type="float" office:value="0.6908577" calcext:value-type="float">
            <text:p>0.6908577</text:p>
          </table:table-cell>
          <table:table-cell table:style-name="ce6" office:value-type="float" office:value="0.6525934" calcext:value-type="float">
            <text:p>0.6525934</text:p>
          </table:table-cell>
          <table:table-cell table:style-name="ce6" office:value-type="float" office:value="0.1950006" calcext:value-type="float">
            <text:p>0.1950006</text:p>
          </table:table-cell>
          <table:table-cell table:style-name="ce6" office:value-type="float" office:value="0.6980921" calcext:value-type="float">
            <text:p>0.6980921</text:p>
          </table:table-cell>
          <table:table-cell table:style-name="ce6" office:value-type="float" office:value="0.6144527" calcext:value-type="float">
            <text:p>0.6144527</text:p>
          </table:table-cell>
          <table:table-cell table:style-name="ce6" office:value-type="float" office:value="0.1174934" calcext:value-type="float">
            <text:p>0.117493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3560847" calcext:value-type="float">
            <text:p>0.3560847</text:p>
          </table:table-cell>
          <table:table-cell table:style-name="ce6" office:value-type="float" office:value="0.6886751" calcext:value-type="float">
            <text:p>0.6886751</text:p>
          </table:table-cell>
          <table:table-cell table:style-name="ce6" office:value-type="float" office:value="0.2737548" calcext:value-type="float">
            <text:p>0.2737548</text:p>
          </table:table-cell>
        </table:table-row>
        <table:table-row table:style-name="ro1">
          <table:table-cell table:style-name="ce6" office:value-type="string" calcext:value-type="string">
            <text:p>P03413_at</text:p>
          </table:table-cell>
          <table:table-cell table:style-name="ce6" office:value-type="float" office:value="0.8431421" calcext:value-type="float">
            <text:p>0.8431421</text:p>
          </table:table-cell>
          <table:table-cell table:style-name="ce6" office:value-type="float" office:value="0.5807589" calcext:value-type="float">
            <text:p>0.5807589</text:p>
          </table:table-cell>
          <table:table-cell table:style-name="ce6" office:value-type="float" office:value="0.4680336" calcext:value-type="float">
            <text:p>0.4680336</text:p>
          </table:table-cell>
          <table:table-cell table:style-name="ce6" office:value-type="float" office:value="-0.04008778" calcext:value-type="float">
            <text:p>-0.04008778</text:p>
          </table:table-cell>
          <table:table-cell table:style-name="ce6" office:value-type="float" office:value="0.6364814" calcext:value-type="float">
            <text:p>0.6364814</text:p>
          </table:table-cell>
          <table:table-cell table:style-name="ce6" office:value-type="float" office:value="0.6736343" calcext:value-type="float">
            <text:p>0.6736343</text:p>
          </table:table-cell>
          <table:table-cell table:style-name="ce6" office:value-type="float" office:value="0.1407926" calcext:value-type="float">
            <text:p>0.1407926</text:p>
          </table:table-cell>
          <table:table-cell table:style-name="ce6" office:value-type="float" office:value="0.8287482" calcext:value-type="float">
            <text:p>0.8287482</text:p>
          </table:table-cell>
          <table:table-cell table:style-name="ce6" office:value-type="float" office:value="0.6329545" calcext:value-type="float">
            <text:p>0.6329545</text:p>
          </table:table-cell>
          <table:table-cell table:style-name="ce6" office:value-type="float" office:value="0.2628422" calcext:value-type="float">
            <text:p>0.26284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963" calcext:value-type="float">
            <text:p>0.2963</text:p>
          </table:table-cell>
          <table:table-cell table:style-name="ce6" office:value-type="float" office:value="0.8065384" calcext:value-type="float">
            <text:p>0.8065384</text:p>
          </table:table-cell>
          <table:table-cell table:style-name="ce6" office:value-type="float" office:value="0.6229961" calcext:value-type="float">
            <text:p>0.6229961</text:p>
          </table:table-cell>
        </table:table-row>
        <table:table-row table:style-name="ro1">
          <table:table-cell table:style-name="ce6" office:value-type="string" calcext:value-type="string">
            <text:p>P04511_at</text:p>
          </table:table-cell>
          <table:table-cell table:style-name="ce6" office:value-type="float" office:value="0.8093914" calcext:value-type="float">
            <text:p>0.8093914</text:p>
          </table:table-cell>
          <table:table-cell table:style-name="ce6" office:value-type="float" office:value="0.616913" calcext:value-type="float">
            <text:p>0.616913</text:p>
          </table:table-cell>
          <table:table-cell table:style-name="ce6" office:value-type="float" office:value="0.410473" calcext:value-type="float">
            <text:p>0.410473</text:p>
          </table:table-cell>
          <table:table-cell table:style-name="ce6" office:value-type="float" office:value="-0.04098932" calcext:value-type="float">
            <text:p>-0.04098932</text:p>
          </table:table-cell>
          <table:table-cell table:style-name="ce6" office:value-type="float" office:value="0.7607095" calcext:value-type="float">
            <text:p>0.7607095</text:p>
          </table:table-cell>
          <table:table-cell table:style-name="ce6" office:value-type="float" office:value="0.658546" calcext:value-type="float">
            <text:p>0.658546</text:p>
          </table:table-cell>
          <table:table-cell table:style-name="ce6" office:value-type="float" office:value="0.1734025" calcext:value-type="float">
            <text:p>0.1734025</text:p>
          </table:table-cell>
          <table:table-cell table:style-name="ce6" office:value-type="float" office:value="0.6914441" calcext:value-type="float">
            <text:p>0.6914441</text:p>
          </table:table-cell>
          <table:table-cell table:style-name="ce6" office:value-type="float" office:value="0.549979" calcext:value-type="float">
            <text:p>0.549979</text:p>
          </table:table-cell>
          <table:table-cell table:style-name="ce6" office:value-type="float" office:value="0.01478978" calcext:value-type="float">
            <text:p>0.0147897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3201362" calcext:value-type="float">
            <text:p>0.3201362</text:p>
          </table:table-cell>
          <table:table-cell table:style-name="ce6" office:value-type="float" office:value="0.5309401" calcext:value-type="float">
            <text:p>0.5309401</text:p>
          </table:table-cell>
          <table:table-cell table:style-name="ce6" office:value-type="float" office:value="0.6673007" calcext:value-type="float">
            <text:p>0.6673007</text:p>
          </table:table-cell>
        </table:table-row>
        <table:table-row table:style-name="ro1">
          <table:table-cell table:style-name="ce6" office:value-type="string" calcext:value-type="string">
            <text:p>P05211_s_at</text:p>
          </table:table-cell>
          <table:table-cell table:style-name="ce6" office:value-type="float" office:value="0.8361592" calcext:value-type="float">
            <text:p>0.8361592</text:p>
          </table:table-cell>
          <table:table-cell table:style-name="ce6" office:value-type="float" office:value="0.6099671" calcext:value-type="float">
            <text:p>0.6099671</text:p>
          </table:table-cell>
          <table:table-cell table:style-name="ce6" office:value-type="float" office:value="0.3561988" calcext:value-type="float">
            <text:p>0.3561988</text:p>
          </table:table-cell>
          <table:table-cell table:style-name="ce6" office:value-type="float" office:value="-0.003245553" calcext:value-type="float">
            <text:p>-0.003245553</text:p>
          </table:table-cell>
          <table:table-cell table:style-name="ce6" office:value-type="float" office:value="0.6685662" calcext:value-type="float">
            <text:p>0.6685662</text:p>
          </table:table-cell>
          <table:table-cell table:style-name="ce6" office:value-type="float" office:value="0.6119707" calcext:value-type="float">
            <text:p>0.6119707</text:p>
          </table:table-cell>
          <table:table-cell table:style-name="ce6" office:value-type="float" office:value="0.2319701" calcext:value-type="float">
            <text:p>0.2319701</text:p>
          </table:table-cell>
          <table:table-cell table:style-name="ce6" office:value-type="float" office:value="0.7950556" calcext:value-type="float">
            <text:p>0.7950556</text:p>
          </table:table-cell>
          <table:table-cell table:style-name="ce6" office:value-type="float" office:value="0.589391" calcext:value-type="float">
            <text:p>0.589391</text:p>
          </table:table-cell>
          <table:table-cell table:style-name="ce6" office:value-type="float" office:value="0.1457643" calcext:value-type="float">
            <text:p>0.1457643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3601462" calcext:value-type="float">
            <text:p>0.3601462</text:p>
          </table:table-cell>
          <table:table-cell table:style-name="ce6" office:value-type="float" office:value="0.6553418" calcext:value-type="float">
            <text:p>0.6553418</text:p>
          </table:table-cell>
          <table:table-cell table:style-name="ce6" office:value-type="float" office:value="0.5391974" calcext:value-type="float">
            <text:p>0.5391974</text:p>
          </table:table-cell>
        </table:table-row>
        <table:table-row table:style-name="ro1">
          <table:table-cell table:style-name="ce6" office:value-type="string" calcext:value-type="string">
            <text:p>P06385_s_at</text:p>
          </table:table-cell>
          <table:table-cell table:style-name="ce6" office:value-type="float" office:value="0.8334337" calcext:value-type="float">
            <text:p>0.8334337</text:p>
          </table:table-cell>
          <table:table-cell table:style-name="ce6" office:value-type="float" office:value="0.5865244" calcext:value-type="float">
            <text:p>0.5865244</text:p>
          </table:table-cell>
          <table:table-cell table:style-name="ce6" office:value-type="float" office:value="0.2179679" calcext:value-type="float">
            <text:p>0.2179679</text:p>
          </table:table-cell>
          <table:table-cell table:style-name="ce6" office:value-type="float" office:value="0.05634414" calcext:value-type="float">
            <text:p>0.05634414</text:p>
          </table:table-cell>
          <table:table-cell table:style-name="ce6" office:value-type="float" office:value="0.6810026" calcext:value-type="float">
            <text:p>0.6810026</text:p>
          </table:table-cell>
          <table:table-cell table:style-name="ce6" office:value-type="float" office:value="0.67229" calcext:value-type="float">
            <text:p>0.67229</text:p>
          </table:table-cell>
          <table:table-cell table:style-name="ce6" office:value-type="float" office:value="0.1360073" calcext:value-type="float">
            <text:p>0.1360073</text:p>
          </table:table-cell>
          <table:table-cell table:style-name="ce6" office:value-type="float" office:value="0.7353122" calcext:value-type="float">
            <text:p>0.7353122</text:p>
          </table:table-cell>
          <table:table-cell table:style-name="ce6" office:value-type="float" office:value="0.6185798" calcext:value-type="float">
            <text:p>0.6185798</text:p>
          </table:table-cell>
          <table:table-cell table:style-name="ce6" office:value-type="float" office:value="0.208382" calcext:value-type="float">
            <text:p>0.208382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202368" calcext:value-type="float">
            <text:p>0.202368</text:p>
          </table:table-cell>
          <table:table-cell table:style-name="ce6" office:value-type="float" office:value="0.5976068" calcext:value-type="float">
            <text:p>0.5976068</text:p>
          </table:table-cell>
          <table:table-cell table:style-name="ce6" office:value-type="float" office:value="0.5969231" calcext:value-type="float">
            <text:p>0.5969231</text:p>
          </table:table-cell>
        </table:table-row>
        <table:table-row table:style-name="ro1">
          <table:table-cell table:style-name="ce6" office:value-type="string" calcext:value-type="string">
            <text:p>P06542_s_at</text:p>
          </table:table-cell>
          <table:table-cell table:style-name="ce6" office:value-type="float" office:value="0.7695598" calcext:value-type="float">
            <text:p>0.7695598</text:p>
          </table:table-cell>
          <table:table-cell table:style-name="ce6" office:value-type="float" office:value="0.619393" calcext:value-type="float">
            <text:p>0.619393</text:p>
          </table:table-cell>
          <table:table-cell table:style-name="ce6" office:value-type="float" office:value="0.3275737" calcext:value-type="float">
            <text:p>0.3275737</text:p>
          </table:table-cell>
          <table:table-cell table:style-name="ce6" office:value-type="float" office:value="0.008098583" calcext:value-type="float">
            <text:p>0.008098583</text:p>
          </table:table-cell>
          <table:table-cell table:style-name="ce6" office:value-type="float" office:value="0.7818537" calcext:value-type="float">
            <text:p>0.7818537</text:p>
          </table:table-cell>
          <table:table-cell table:style-name="ce6" office:value-type="float" office:value="0.6448507" calcext:value-type="float">
            <text:p>0.6448507</text:p>
          </table:table-cell>
          <table:table-cell table:style-name="ce6" office:value-type="float" office:value="0.15843" calcext:value-type="float">
            <text:p>0.15843</text:p>
          </table:table-cell>
          <table:table-cell table:style-name="ce6" office:value-type="float" office:value="0.8433126" calcext:value-type="float">
            <text:p>0.8433126</text:p>
          </table:table-cell>
          <table:table-cell table:style-name="ce6" office:value-type="float" office:value="0.6041336" calcext:value-type="float">
            <text:p>0.6041336</text:p>
          </table:table-cell>
          <table:table-cell table:style-name="ce6" office:value-type="float" office:value="0.1538818" calcext:value-type="float">
            <text:p>0.1538818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2552879" calcext:value-type="float">
            <text:p>0.2552879</text:p>
          </table:table-cell>
          <table:table-cell table:style-name="ce6" office:value-type="float" office:value="0.7065384" calcext:value-type="float">
            <text:p>0.7065384</text:p>
          </table:table-cell>
          <table:table-cell table:style-name="ce6" office:value-type="float" office:value="0.5135973" calcext:value-type="float">
            <text:p>0.5135973</text:p>
          </table:table-cell>
        </table:table-row>
        <table:table-row table:style-name="ro1">
          <table:table-cell table:style-name="ce6" office:value-type="string" calcext:value-type="string">
            <text:p>P10705_s_at</text:p>
          </table:table-cell>
          <table:table-cell table:style-name="ce6" office:value-type="float" office:value="0.8129747" calcext:value-type="float">
            <text:p>0.8129747</text:p>
          </table:table-cell>
          <table:table-cell table:style-name="ce6" office:value-type="float" office:value="0.6173438" calcext:value-type="float">
            <text:p>0.6173438</text:p>
          </table:table-cell>
          <table:table-cell table:style-name="ce6" office:value-type="float" office:value="0.4047144" calcext:value-type="float">
            <text:p>0.4047144</text:p>
          </table:table-cell>
          <table:table-cell table:style-name="ce6" office:value-type="float" office:value="-0.1514911" calcext:value-type="float">
            <text:p>-0.1514911</text:p>
          </table:table-cell>
          <table:table-cell table:style-name="ce6" office:value-type="float" office:value="0.7617102" calcext:value-type="float">
            <text:p>0.7617102</text:p>
          </table:table-cell>
          <table:table-cell table:style-name="ce6" office:value-type="float" office:value="0.6930804" calcext:value-type="float">
            <text:p>0.6930804</text:p>
          </table:table-cell>
          <table:table-cell table:style-name="ce6" office:value-type="float" office:value="0.1272492" calcext:value-type="float">
            <text:p>0.1272492</text:p>
          </table:table-cell>
          <table:table-cell table:style-name="ce6" office:value-type="float" office:value="0.8063739" calcext:value-type="float">
            <text:p>0.8063739</text:p>
          </table:table-cell>
          <table:table-cell table:style-name="ce6" office:value-type="float" office:value="0.5693409" calcext:value-type="float">
            <text:p>0.5693409</text:p>
          </table:table-cell>
          <table:table-cell table:style-name="ce6" office:value-type="float" office:value="0.1187558" calcext:value-type="float">
            <text:p>0.118755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1337528" calcext:value-type="float">
            <text:p>0.1337528</text:p>
          </table:table-cell>
          <table:table-cell table:style-name="ce6" office:value-type="float" office:value="0.5464102" calcext:value-type="float">
            <text:p>0.5464102</text:p>
          </table:table-cell>
          <table:table-cell table:style-name="ce6" office:value-type="float" office:value="0.4337548" calcext:value-type="float">
            <text:p>0.4337548</text:p>
          </table:table-cell>
        </table:table-row>
        <table:table-row table:style-name="ro1">
          <table:table-cell table:style-name="ce6" office:value-type="string" calcext:value-type="string">
            <text:p>P10810_s_at</text:p>
          </table:table-cell>
          <table:table-cell table:style-name="ce6" office:value-type="float" office:value="0.8787762" calcext:value-type="float">
            <text:p>0.8787762</text:p>
          </table:table-cell>
          <table:table-cell table:style-name="ce6" office:value-type="float" office:value="0.6015251" calcext:value-type="float">
            <text:p>0.6015251</text:p>
          </table:table-cell>
          <table:table-cell table:style-name="ce6" office:value-type="float" office:value="0.1577637" calcext:value-type="float">
            <text:p>0.1577637</text:p>
          </table:table-cell>
          <table:table-cell table:style-name="ce6" office:value-type="float" office:value="-0.1026121" calcext:value-type="float">
            <text:p>-0.1026121</text:p>
          </table:table-cell>
          <table:table-cell table:style-name="ce6" office:value-type="float" office:value="0.7013227" calcext:value-type="float">
            <text:p>0.7013227</text:p>
          </table:table-cell>
          <table:table-cell table:style-name="ce6" office:value-type="float" office:value="0.6534736" calcext:value-type="float">
            <text:p>0.6534736</text:p>
          </table:table-cell>
          <table:table-cell table:style-name="ce6" office:value-type="float" office:value="0.173419" calcext:value-type="float">
            <text:p>0.173419</text:p>
          </table:table-cell>
          <table:table-cell table:style-name="ce6" office:value-type="float" office:value="0.747555" calcext:value-type="float">
            <text:p>0.747555</text:p>
          </table:table-cell>
          <table:table-cell table:style-name="ce6" office:value-type="float" office:value="0.5628057" calcext:value-type="float">
            <text:p>0.5628057</text:p>
          </table:table-cell>
          <table:table-cell table:style-name="ce6" office:value-type="float" office:value="0.1069141" calcext:value-type="float">
            <text:p>0.1069141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047221" calcext:value-type="float">
            <text:p>0.3047221</text:p>
          </table:table-cell>
          <table:table-cell table:style-name="ce6" office:value-type="float" office:value="0.6041452" calcext:value-type="float">
            <text:p>0.6041452</text:p>
          </table:table-cell>
          <table:table-cell table:style-name="ce6" office:value-type="float" office:value="0.6115203" calcext:value-type="float">
            <text:p>0.6115203</text:p>
          </table:table-cell>
        </table:table-row>
        <table:table-row table:style-name="ro1">
          <table:table-cell table:style-name="ce6" office:value-type="string" calcext:value-type="string">
            <text:p>P11838_x_at</text:p>
          </table:table-cell>
          <table:table-cell table:style-name="ce6" office:value-type="float" office:value="0.8627178" calcext:value-type="float">
            <text:p>0.8627178</text:p>
          </table:table-cell>
          <table:table-cell table:style-name="ce6" office:value-type="float" office:value="0.6193001" calcext:value-type="float">
            <text:p>0.6193001</text:p>
          </table:table-cell>
          <table:table-cell table:style-name="ce6" office:value-type="float" office:value="0.4917171" calcext:value-type="float">
            <text:p>0.4917171</text:p>
          </table:table-cell>
          <table:table-cell table:style-name="ce6" office:value-type="float" office:value="-0.08852419" calcext:value-type="float">
            <text:p>-0.08852419</text:p>
          </table:table-cell>
          <table:table-cell table:style-name="ce6" office:value-type="float" office:value="0.7400775" calcext:value-type="float">
            <text:p>0.7400775</text:p>
          </table:table-cell>
          <table:table-cell table:style-name="ce6" office:value-type="float" office:value="0.6526483" calcext:value-type="float">
            <text:p>0.6526483</text:p>
          </table:table-cell>
          <table:table-cell table:style-name="ce6" office:value-type="float" office:value="0.2183036" calcext:value-type="float">
            <text:p>0.2183036</text:p>
          </table:table-cell>
          <table:table-cell table:style-name="ce6" office:value-type="float" office:value="0.8046809" calcext:value-type="float">
            <text:p>0.8046809</text:p>
          </table:table-cell>
          <table:table-cell table:style-name="ce6" office:value-type="float" office:value="0.5764121" calcext:value-type="float">
            <text:p>0.5764121</text:p>
          </table:table-cell>
          <table:table-cell table:style-name="ce6" office:value-type="float" office:value="0.2942344" calcext:value-type="float">
            <text:p>0.2942344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3095213" calcext:value-type="float">
            <text:p>0.3095213</text:p>
          </table:table-cell>
          <table:table-cell table:style-name="ce6" office:value-type="float" office:value="0.5732051" calcext:value-type="float">
            <text:p>0.5732051</text:p>
          </table:table-cell>
          <table:table-cell table:style-name="ce6" office:value-type="float" office:value="0.3245019" calcext:value-type="float">
            <text:p>0.3245019</text:p>
          </table:table-cell>
        </table:table-row>
        <table:table-row table:style-name="ro1">
          <table:table-cell table:style-name="ce6" office:value-type="string" calcext:value-type="string">
            <text:p>P13243_at</text:p>
          </table:table-cell>
          <table:table-cell table:style-name="ce6" office:value-type="float" office:value="0.8278078" calcext:value-type="float">
            <text:p>0.8278078</text:p>
          </table:table-cell>
          <table:table-cell table:style-name="ce6" office:value-type="float" office:value="0.5086545" calcext:value-type="float">
            <text:p>0.5086545</text:p>
          </table:table-cell>
          <table:table-cell table:style-name="ce6" office:value-type="float" office:value="0.4223362" calcext:value-type="float">
            <text:p>0.4223362</text:p>
          </table:table-cell>
          <table:table-cell table:style-name="ce6" office:value-type="float" office:value="-0.181388" calcext:value-type="float">
            <text:p>-0.181388</text:p>
          </table:table-cell>
          <table:table-cell table:style-name="ce6" office:value-type="float" office:value="0.7378266" calcext:value-type="float">
            <text:p>0.7378266</text:p>
          </table:table-cell>
          <table:table-cell table:style-name="ce6" office:value-type="float" office:value="0.7312604" calcext:value-type="float">
            <text:p>0.7312604</text:p>
          </table:table-cell>
          <table:table-cell table:style-name="ce6" office:value-type="float" office:value="0.1885873" calcext:value-type="float">
            <text:p>0.1885873</text:p>
          </table:table-cell>
          <table:table-cell table:style-name="ce6" office:value-type="float" office:value="0.6902244" calcext:value-type="float">
            <text:p>0.6902244</text:p>
          </table:table-cell>
          <table:table-cell table:style-name="ce6" office:value-type="float" office:value="0.5914966" calcext:value-type="float">
            <text:p>0.5914966</text:p>
          </table:table-cell>
          <table:table-cell table:style-name="ce6" office:value-type="float" office:value="0.3100519" calcext:value-type="float">
            <text:p>0.310051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2369479" calcext:value-type="float">
            <text:p>0.2369479</text:p>
          </table:table-cell>
          <table:table-cell table:style-name="ce6" office:value-type="float" office:value="0.6309401" calcext:value-type="float">
            <text:p>0.6309401</text:p>
          </table:table-cell>
          <table:table-cell table:style-name="ce6" office:value-type="float" office:value="0.3062125" calcext:value-type="float">
            <text:p>0.3062125</text:p>
          </table:table-cell>
        </table:table-row>
        <table:table-row table:style-name="ro1">
          <table:table-cell table:style-name="ce6" office:value-type="string" calcext:value-type="string">
            <text:p>P13778_x_at</text:p>
          </table:table-cell>
          <table:table-cell table:style-name="ce6" office:value-type="float" office:value="0.8292247" calcext:value-type="float">
            <text:p>0.8292247</text:p>
          </table:table-cell>
          <table:table-cell table:style-name="ce6" office:value-type="float" office:value="0.4772995" calcext:value-type="float">
            <text:p>0.4772995</text:p>
          </table:table-cell>
          <table:table-cell table:style-name="ce6" office:value-type="float" office:value="0.2167441" calcext:value-type="float">
            <text:p>0.2167441</text:p>
          </table:table-cell>
          <table:table-cell table:style-name="ce6" office:value-type="float" office:value="-0.0539229" calcext:value-type="float">
            <text:p>-0.0539229</text:p>
          </table:table-cell>
          <table:table-cell table:style-name="ce6" office:value-type="float" office:value="0.7735764" calcext:value-type="float">
            <text:p>0.7735764</text:p>
          </table:table-cell>
          <table:table-cell table:style-name="ce6" office:value-type="float" office:value="0.7156477" calcext:value-type="float">
            <text:p>0.7156477</text:p>
          </table:table-cell>
          <table:table-cell table:style-name="ce6" office:value-type="float" office:value="0.2008026" calcext:value-type="float">
            <text:p>0.2008026</text:p>
          </table:table-cell>
          <table:table-cell table:style-name="ce6" office:value-type="float" office:value="0.755948" calcext:value-type="float">
            <text:p>0.755948</text:p>
          </table:table-cell>
          <table:table-cell table:style-name="ce6" office:value-type="float" office:value="0.5869827" calcext:value-type="float">
            <text:p>0.5869827</text:p>
          </table:table-cell>
          <table:table-cell table:style-name="ce6" office:value-type="float" office:value="0.2990962" calcext:value-type="float">
            <text:p>0.2990962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2097733" calcext:value-type="float">
            <text:p>0.2097733</text:p>
          </table:table-cell>
          <table:table-cell table:style-name="ce6" office:value-type="float" office:value="0.5488034" calcext:value-type="float">
            <text:p>0.5488034</text:p>
          </table:table-cell>
          <table:table-cell table:style-name="ce6" office:value-type="float" office:value="0.4383445" calcext:value-type="float">
            <text:p>0.4383445</text:p>
          </table:table-cell>
        </table:table-row>
        <table:table-row table:style-name="ro1">
          <table:table-cell table:style-name="ce6" office:value-type="string" calcext:value-type="string">
            <text:p>P14182_at</text:p>
          </table:table-cell>
          <table:table-cell table:style-name="ce6" office:value-type="float" office:value="0.8236696" calcext:value-type="float">
            <text:p>0.8236696</text:p>
          </table:table-cell>
          <table:table-cell table:style-name="ce6" office:value-type="float" office:value="0.5903117" calcext:value-type="float">
            <text:p>0.5903117</text:p>
          </table:table-cell>
          <table:table-cell table:style-name="ce6" office:value-type="float" office:value="0.3249696" calcext:value-type="float">
            <text:p>0.3249696</text:p>
          </table:table-cell>
          <table:table-cell table:style-name="ce6" office:value-type="float" office:value="0.04809858" calcext:value-type="float">
            <text:p>0.04809858</text:p>
          </table:table-cell>
          <table:table-cell table:style-name="ce6" office:value-type="float" office:value="0.6104312" calcext:value-type="float">
            <text:p>0.6104312</text:p>
          </table:table-cell>
          <table:table-cell table:style-name="ce6" office:value-type="float" office:value="0.5975781" calcext:value-type="float">
            <text:p>0.5975781</text:p>
          </table:table-cell>
          <table:table-cell table:style-name="ce6" office:value-type="float" office:value="0.2585929" calcext:value-type="float">
            <text:p>0.2585929</text:p>
          </table:table-cell>
          <table:table-cell table:style-name="ce6" office:value-type="float" office:value="0.7365321" calcext:value-type="float">
            <text:p>0.7365321</text:p>
          </table:table-cell>
          <table:table-cell table:style-name="ce6" office:value-type="float" office:value="0.6156044" calcext:value-type="float">
            <text:p>0.6156044</text:p>
          </table:table-cell>
          <table:table-cell table:style-name="ce6" office:value-type="float" office:value="0.1614458" calcext:value-type="float">
            <text:p>0.1614458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204749" calcext:value-type="float">
            <text:p>0.204749</text:p>
          </table:table-cell>
          <table:table-cell table:style-name="ce6" office:value-type="float" office:value="0.257735" calcext:value-type="float">
            <text:p>0.257735</text:p>
          </table:table-cell>
          <table:table-cell table:style-name="ce6" office:value-type="float" office:value="0.5931203" calcext:value-type="float">
            <text:p>0.5931203</text:p>
          </table:table-cell>
        </table:table-row>
        <table:table-row table:style-name="ro1">
          <table:table-cell table:style-name="ce6" office:value-type="string" calcext:value-type="string">
            <text:p>P15407_s_at</text:p>
          </table:table-cell>
          <table:table-cell table:style-name="ce6" office:value-type="float" office:value="0.8661378" calcext:value-type="float">
            <text:p>0.8661378</text:p>
          </table:table-cell>
          <table:table-cell table:style-name="ce6" office:value-type="float" office:value="0.6003942" calcext:value-type="float">
            <text:p>0.6003942</text:p>
          </table:table-cell>
          <table:table-cell table:style-name="ce6" office:value-type="float" office:value="0.3315442" calcext:value-type="float">
            <text:p>0.3315442</text:p>
          </table:table-cell>
          <table:table-cell table:style-name="ce6" office:value-type="float" office:value="-0.1138093" calcext:value-type="float">
            <text:p>-0.1138093</text:p>
          </table:table-cell>
          <table:table-cell table:style-name="ce6" office:value-type="float" office:value="0.7835165" calcext:value-type="float">
            <text:p>0.7835165</text:p>
          </table:table-cell>
          <table:table-cell table:style-name="ce6" office:value-type="float" office:value="0.6738826" calcext:value-type="float">
            <text:p>0.6738826</text:p>
          </table:table-cell>
          <table:table-cell table:style-name="ce6" office:value-type="float" office:value="0.1992517" calcext:value-type="float">
            <text:p>0.1992517</text:p>
          </table:table-cell>
          <table:table-cell table:style-name="ce6" office:value-type="float" office:value="0.77117" calcext:value-type="float">
            <text:p>0.77117</text:p>
          </table:table-cell>
          <table:table-cell table:style-name="ce6" office:value-type="float" office:value="0.6165948" calcext:value-type="float">
            <text:p>0.6165948</text:p>
          </table:table-cell>
          <table:table-cell table:style-name="ce6" office:value-type="float" office:value="0.2152951" calcext:value-type="float">
            <text:p>0.2152951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2332957" calcext:value-type="float">
            <text:p>0.2332957</text:p>
          </table:table-cell>
          <table:table-cell table:style-name="ce6" office:value-type="float" office:value="0.6065384" calcext:value-type="float">
            <text:p>0.6065384</text:p>
          </table:table-cell>
          <table:table-cell table:style-name="ce6" office:value-type="float" office:value="0.4880002" calcext:value-type="float">
            <text:p>0.4880002</text:p>
          </table:table-cell>
        </table:table-row>
        <table:table-row table:style-name="ro1">
          <table:table-cell table:style-name="ce6" office:value-type="string" calcext:value-type="string">
            <text:p>P17679_x_at</text:p>
          </table:table-cell>
          <table:table-cell table:style-name="ce6" office:value-type="float" office:value="0.7982825" calcext:value-type="float">
            <text:p>0.7982825</text:p>
          </table:table-cell>
          <table:table-cell table:style-name="ce6" office:value-type="float" office:value="0.5703912" calcext:value-type="float">
            <text:p>0.5703912</text:p>
          </table:table-cell>
          <table:table-cell table:style-name="ce6" office:value-type="float" office:value="0.3187567" calcext:value-type="float">
            <text:p>0.3187567</text:p>
          </table:table-cell>
          <table:table-cell table:style-name="ce6" office:value-type="float" office:value="-0.09436654" calcext:value-type="float">
            <text:p>-0.09436654</text:p>
          </table:table-cell>
          <table:table-cell table:style-name="ce6" office:value-type="float" office:value="0.7149873" calcext:value-type="float">
            <text:p>0.7149873</text:p>
          </table:table-cell>
          <table:table-cell table:style-name="ce6" office:value-type="float" office:value="0.6148056" calcext:value-type="float">
            <text:p>0.6148056</text:p>
          </table:table-cell>
          <table:table-cell table:style-name="ce6" office:value-type="float" office:value="0.1791023" calcext:value-type="float">
            <text:p>0.1791023</text:p>
          </table:table-cell>
          <table:table-cell table:style-name="ce6" office:value-type="float" office:value="0.7160356" calcext:value-type="float">
            <text:p>0.7160356</text:p>
          </table:table-cell>
          <table:table-cell table:style-name="ce6" office:value-type="float" office:value="0.6547711" calcext:value-type="float">
            <text:p>0.6547711</text:p>
          </table:table-cell>
          <table:table-cell table:style-name="ce6" office:value-type="float" office:value="0.1038467" calcext:value-type="float">
            <text:p>0.1038467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1693191" calcext:value-type="float">
            <text:p>0.1693191</text:p>
          </table:table-cell>
          <table:table-cell table:style-name="ce6" office:value-type="float" office:value="0.6220085" calcext:value-type="float">
            <text:p>0.6220085</text:p>
          </table:table-cell>
          <table:table-cell table:style-name="ce6" office:value-type="float" office:value="0.4667989" calcext:value-type="float">
            <text:p>0.4667989</text:p>
          </table:table-cell>
        </table:table-row>
        <table:table-row table:style-name="ro1">
          <table:table-cell table:style-name="ce6" office:value-type="string" calcext:value-type="string">
            <text:p>P17715_x_at</text:p>
          </table:table-cell>
          <table:table-cell table:style-name="ce6" office:value-type="float" office:value="0.8554617" calcext:value-type="float">
            <text:p>0.8554617</text:p>
          </table:table-cell>
          <table:table-cell table:style-name="ce6" office:value-type="float" office:value="0.6399178" calcext:value-type="float">
            <text:p>0.6399178</text:p>
          </table:table-cell>
          <table:table-cell table:style-name="ce6" office:value-type="float" office:value="0.2584533" calcext:value-type="float">
            <text:p>0.2584533</text:p>
          </table:table-cell>
          <table:table-cell table:style-name="ce6" office:value-type="float" office:value="-0.1210655" calcext:value-type="float">
            <text:p>-0.1210655</text:p>
          </table:table-cell>
          <table:table-cell table:style-name="ce6" office:value-type="float" office:value="0.7512732" calcext:value-type="float">
            <text:p>0.7512732</text:p>
          </table:table-cell>
          <table:table-cell table:style-name="ce6" office:value-type="float" office:value="0.6469409" calcext:value-type="float">
            <text:p>0.6469409</text:p>
          </table:table-cell>
          <table:table-cell table:style-name="ce6" office:value-type="float" office:value="0.1912549" calcext:value-type="float">
            <text:p>0.1912549</text:p>
          </table:table-cell>
          <table:table-cell table:style-name="ce6" office:value-type="float" office:value="0.7828047" calcext:value-type="float">
            <text:p>0.7828047</text:p>
          </table:table-cell>
          <table:table-cell table:style-name="ce6" office:value-type="float" office:value="0.6276104" calcext:value-type="float">
            <text:p>0.6276104</text:p>
          </table:table-cell>
          <table:table-cell table:style-name="ce6" office:value-type="float" office:value="0.2760103" calcext:value-type="float">
            <text:p>0.276010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3760578" calcext:value-type="float">
            <text:p>0.3760578</text:p>
          </table:table-cell>
          <table:table-cell table:style-name="ce6" office:value-type="float" office:value="0.5220085" calcext:value-type="float">
            <text:p>0.5220085</text:p>
          </table:table-cell>
          <table:table-cell table:style-name="ce6" office:value-type="float" office:value="0.3245961" calcext:value-type="float">
            <text:p>0.3245961</text:p>
          </table:table-cell>
        </table:table-row>
        <table:table-row table:style-name="ro1">
          <table:table-cell table:style-name="ce6" office:value-type="string" calcext:value-type="string">
            <text:p>P17803_at</text:p>
          </table:table-cell>
          <table:table-cell table:style-name="ce6" office:value-type="float" office:value="0.8218103" calcext:value-type="float">
            <text:p>0.8218103</text:p>
          </table:table-cell>
          <table:table-cell table:style-name="ce6" office:value-type="float" office:value="0.5808907" calcext:value-type="float">
            <text:p>0.5808907</text:p>
          </table:table-cell>
          <table:table-cell table:style-name="ce6" office:value-type="float" office:value="0.3611928" calcext:value-type="float">
            <text:p>0.3611928</text:p>
          </table:table-cell>
          <table:table-cell table:style-name="ce6" office:value-type="float" office:value="-0.1220664" calcext:value-type="float">
            <text:p>-0.1220664</text:p>
          </table:table-cell>
          <table:table-cell table:style-name="ce6" office:value-type="float" office:value="0.8070948" calcext:value-type="float">
            <text:p>0.8070948</text:p>
          </table:table-cell>
          <table:table-cell table:style-name="ce6" office:value-type="float" office:value="0.6858001" calcext:value-type="float">
            <text:p>0.6858001</text:p>
          </table:table-cell>
          <table:table-cell table:style-name="ce6" office:value-type="float" office:value="0.2533314" calcext:value-type="float">
            <text:p>0.2533314</text:p>
          </table:table-cell>
          <table:table-cell table:style-name="ce6" office:value-type="float" office:value="0.7601407" calcext:value-type="float">
            <text:p>0.7601407</text:p>
          </table:table-cell>
          <table:table-cell table:style-name="ce6" office:value-type="float" office:value="0.6192675" calcext:value-type="float">
            <text:p>0.6192675</text:p>
          </table:table-cell>
          <table:table-cell table:style-name="ce6" office:value-type="float" office:value="0.2525989" calcext:value-type="float">
            <text:p>0.2525989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3339074" calcext:value-type="float">
            <text:p>0.3339074</text:p>
          </table:table-cell>
          <table:table-cell table:style-name="ce6" office:value-type="float" office:value="0.5553418" calcext:value-type="float">
            <text:p>0.5553418</text:p>
          </table:table-cell>
          <table:table-cell table:style-name="ce6" office:value-type="float" office:value="0.6200989" calcext:value-type="float">
            <text:p>0.6200989</text:p>
          </table:table-cell>
        </table:table-row>
        <table:table-row table:style-name="ro1">
          <table:table-cell table:style-name="ce6" office:value-type="string" calcext:value-type="string">
            <text:p>P17989_at</text:p>
          </table:table-cell>
          <table:table-cell table:style-name="ce6" office:value-type="float" office:value="0.8279683" calcext:value-type="float">
            <text:p>0.8279683</text:p>
          </table:table-cell>
          <table:table-cell table:style-name="ce6" office:value-type="float" office:value="0.6538402" calcext:value-type="float">
            <text:p>0.6538402</text:p>
          </table:table-cell>
          <table:table-cell table:style-name="ce6" office:value-type="float" office:value="0.4952614" calcext:value-type="float">
            <text:p>0.4952614</text:p>
          </table:table-cell>
          <table:table-cell table:style-name="ce6" office:value-type="float" office:value="-0.1241641" calcext:value-type="float">
            <text:p>-0.1241641</text:p>
          </table:table-cell>
          <table:table-cell table:style-name="ce6" office:value-type="float" office:value="0.72314" calcext:value-type="float">
            <text:p>0.72314</text:p>
          </table:table-cell>
          <table:table-cell table:style-name="ce6" office:value-type="float" office:value="0.6733666" calcext:value-type="float">
            <text:p>0.6733666</text:p>
          </table:table-cell>
          <table:table-cell table:style-name="ce6" office:value-type="float" office:value="0.1103484" calcext:value-type="float">
            <text:p>0.1103484</text:p>
          </table:table-cell>
          <table:table-cell table:style-name="ce6" office:value-type="float" office:value="0.7355977" calcext:value-type="float">
            <text:p>0.7355977</text:p>
          </table:table-cell>
          <table:table-cell table:style-name="ce6" office:value-type="float" office:value="0.5807956" calcext:value-type="float">
            <text:p>0.5807956</text:p>
          </table:table-cell>
          <table:table-cell table:style-name="ce6" office:value-type="float" office:value="0.2139093" calcext:value-type="float">
            <text:p>0.2139093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2283313" calcext:value-type="float">
            <text:p>0.2283313</text:p>
          </table:table-cell>
          <table:table-cell table:style-name="ce6" office:value-type="float" office:value="0.5708119" calcext:value-type="float">
            <text:p>0.5708119</text:p>
          </table:table-cell>
          <table:table-cell table:style-name="ce6" office:value-type="float" office:value="0.4776777" calcext:value-type="float">
            <text:p>0.4776777</text:p>
          </table:table-cell>
        </table:table-row>
        <table:table-row table:style-name="ro1">
          <table:table-cell table:style-name="ce6" office:value-type="string" calcext:value-type="string">
            <text:p>P18164_at</text:p>
          </table:table-cell>
          <table:table-cell table:style-name="ce6" office:value-type="float" office:value="0.793013" calcext:value-type="float">
            <text:p>0.793013</text:p>
          </table:table-cell>
          <table:table-cell table:style-name="ce6" office:value-type="float" office:value="0.4461214" calcext:value-type="float">
            <text:p>0.4461214</text:p>
          </table:table-cell>
          <table:table-cell table:style-name="ce6" office:value-type="float" office:value="0.2574762" calcext:value-type="float">
            <text:p>0.2574762</text:p>
          </table:table-cell>
          <table:table-cell table:style-name="ce6" office:value-type="float" office:value="0.1021865" calcext:value-type="float">
            <text:p>0.1021865</text:p>
          </table:table-cell>
          <table:table-cell table:style-name="ce6" office:value-type="float" office:value="0.7501374" calcext:value-type="float">
            <text:p>0.7501374</text:p>
          </table:table-cell>
          <table:table-cell table:style-name="ce6" office:value-type="float" office:value="0.7194716" calcext:value-type="float">
            <text:p>0.7194716</text:p>
          </table:table-cell>
          <table:table-cell table:style-name="ce6" office:value-type="float" office:value="0.2024337" calcext:value-type="float">
            <text:p>0.2024337</text:p>
          </table:table-cell>
          <table:table-cell table:style-name="ce6" office:value-type="float" office:value="0.8110605" calcext:value-type="float">
            <text:p>0.8110605</text:p>
          </table:table-cell>
          <table:table-cell table:style-name="ce6" office:value-type="float" office:value="0.6345576" calcext:value-type="float">
            <text:p>0.6345576</text:p>
          </table:table-cell>
          <table:table-cell table:style-name="ce6" office:value-type="float" office:value="0.2915273" calcext:value-type="float">
            <text:p>0.2915273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2739734" calcext:value-type="float">
            <text:p>0.2739734</text:p>
          </table:table-cell>
          <table:table-cell table:style-name="ce6" office:value-type="float" office:value="0.6488034" calcext:value-type="float">
            <text:p>0.6488034</text:p>
          </table:table-cell>
          <table:table-cell table:style-name="ce6" office:value-type="float" office:value="0.4077216" calcext:value-type="float">
            <text:p>0.4077216</text:p>
          </table:table-cell>
        </table:table-row>
        <table:table-row table:style-name="ro1">
          <table:table-cell table:style-name="ce6" office:value-type="string" calcext:value-type="string">
            <text:p>P18741_at</text:p>
          </table:table-cell>
          <table:table-cell table:style-name="ce6" office:value-type="float" office:value="0.7926653" calcext:value-type="float">
            <text:p>0.7926653</text:p>
          </table:table-cell>
          <table:table-cell table:style-name="ce6" office:value-type="float" office:value="0.653232" calcext:value-type="float">
            <text:p>0.653232</text:p>
          </table:table-cell>
          <table:table-cell table:style-name="ce6" office:value-type="float" office:value="0.2815705" calcext:value-type="float">
            <text:p>0.2815705</text:p>
          </table:table-cell>
          <table:table-cell table:style-name="ce6" office:value-type="float" office:value="-0.006622777" calcext:value-type="float">
            <text:p>-0.006622777</text:p>
          </table:table-cell>
          <table:table-cell table:style-name="ce6" office:value-type="float" office:value="0.6781351" calcext:value-type="float">
            <text:p>0.6781351</text:p>
          </table:table-cell>
          <table:table-cell table:style-name="ce6" office:value-type="float" office:value="0.7021177" calcext:value-type="float">
            <text:p>0.7021177</text:p>
          </table:table-cell>
          <table:table-cell table:style-name="ce6" office:value-type="float" office:value="0.2306408" calcext:value-type="float">
            <text:p>0.2306408</text:p>
          </table:table-cell>
          <table:table-cell table:style-name="ce6" office:value-type="float" office:value="0.7655892" calcext:value-type="float">
            <text:p>0.7655892</text:p>
          </table:table-cell>
          <table:table-cell table:style-name="ce6" office:value-type="float" office:value="0.6416392" calcext:value-type="float">
            <text:p>0.6416392</text:p>
          </table:table-cell>
          <table:table-cell table:style-name="ce6" office:value-type="float" office:value="0.2891727" calcext:value-type="float">
            <text:p>0.2891727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-0.0277504" calcext:value-type="float">
            <text:p>-0.0277504</text:p>
          </table:table-cell>
          <table:table-cell table:style-name="ce6" office:value-type="float" office:value="0.157735" calcext:value-type="float">
            <text:p>0.157735</text:p>
          </table:table-cell>
          <table:table-cell table:style-name="ce6" office:value-type="float" office:value="0.4702201" calcext:value-type="float">
            <text:p>0.4702201</text:p>
          </table:table-cell>
        </table:table-row>
        <table:table-row table:style-name="ro1">
          <table:table-cell table:style-name="ce6" office:value-type="string" calcext:value-type="string">
            <text:p>P19051_x_at</text:p>
          </table:table-cell>
          <table:table-cell table:style-name="ce6" office:value-type="float" office:value="0.8178056" calcext:value-type="float">
            <text:p>0.8178056</text:p>
          </table:table-cell>
          <table:table-cell table:style-name="ce6" office:value-type="float" office:value="0.4891013" calcext:value-type="float">
            <text:p>0.4891013</text:p>
          </table:table-cell>
          <table:table-cell table:style-name="ce6" office:value-type="float" office:value="0.2687586" calcext:value-type="float">
            <text:p>0.2687586</text:p>
          </table:table-cell>
          <table:table-cell table:style-name="ce6" office:value-type="float" office:value="-0.2113002" calcext:value-type="float">
            <text:p>-0.2113002</text:p>
          </table:table-cell>
          <table:table-cell table:style-name="ce6" office:value-type="float" office:value="0.726847" calcext:value-type="float">
            <text:p>0.726847</text:p>
          </table:table-cell>
          <table:table-cell table:style-name="ce6" office:value-type="float" office:value="0.6354913" calcext:value-type="float">
            <text:p>0.6354913</text:p>
          </table:table-cell>
          <table:table-cell table:style-name="ce6" office:value-type="float" office:value="0.165785" calcext:value-type="float">
            <text:p>0.165785</text:p>
          </table:table-cell>
          <table:table-cell table:style-name="ce6" office:value-type="float" office:value="0.7572212" calcext:value-type="float">
            <text:p>0.7572212</text:p>
          </table:table-cell>
          <table:table-cell table:style-name="ce6" office:value-type="float" office:value="0.5946972" calcext:value-type="float">
            <text:p>0.5946972</text:p>
          </table:table-cell>
          <table:table-cell table:style-name="ce6" office:value-type="float" office:value="0.1294566" calcext:value-type="float">
            <text:p>0.1294566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2426798" calcext:value-type="float">
            <text:p>0.2426798</text:p>
          </table:table-cell>
          <table:table-cell table:style-name="ce6" office:value-type="float" office:value="0.4642734" calcext:value-type="float">
            <text:p>0.4642734</text:p>
          </table:table-cell>
          <table:table-cell table:style-name="ce6" office:value-type="float" office:value="0.4342127" calcext:value-type="float">
            <text:p>0.4342127</text:p>
          </table:table-cell>
        </table:table-row>
        <table:table-row table:style-name="ro1">
          <table:table-cell table:style-name="ce6" office:value-type="string" calcext:value-type="string">
            <text:p>P19233_s_at</text:p>
          </table:table-cell>
          <table:table-cell table:style-name="ce6" office:value-type="float" office:value="0.8384844" calcext:value-type="float">
            <text:p>0.8384844</text:p>
          </table:table-cell>
          <table:table-cell table:style-name="ce6" office:value-type="float" office:value="0.541989" calcext:value-type="float">
            <text:p>0.541989</text:p>
          </table:table-cell>
          <table:table-cell table:style-name="ce6" office:value-type="float" office:value="0.2388758" calcext:value-type="float">
            <text:p>0.2388758</text:p>
          </table:table-cell>
          <table:table-cell table:style-name="ce6" office:value-type="float" office:value="-0.1732017" calcext:value-type="float">
            <text:p>-0.1732017</text:p>
          </table:table-cell>
          <table:table-cell table:style-name="ce6" office:value-type="float" office:value="0.6409597" calcext:value-type="float">
            <text:p>0.6409597</text:p>
          </table:table-cell>
          <table:table-cell table:style-name="ce6" office:value-type="float" office:value="0.6110453" calcext:value-type="float">
            <text:p>0.6110453</text:p>
          </table:table-cell>
          <table:table-cell table:style-name="ce6" office:value-type="float" office:value="0.1802449" calcext:value-type="float">
            <text:p>0.1802449</text:p>
          </table:table-cell>
          <table:table-cell table:style-name="ce6" office:value-type="float" office:value="0.7489229" calcext:value-type="float">
            <text:p>0.7489229</text:p>
          </table:table-cell>
          <table:table-cell table:style-name="ce6" office:value-type="float" office:value="0.59759" calcext:value-type="float">
            <text:p>0.59759</text:p>
          </table:table-cell>
          <table:table-cell table:style-name="ce6" office:value-type="float" office:value="0.3028213" calcext:value-type="float">
            <text:p>0.3028213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1876209" calcext:value-type="float">
            <text:p>0.1876209</text:p>
          </table:table-cell>
          <table:table-cell table:style-name="ce6" office:value-type="float" office:value="0.257735" calcext:value-type="float">
            <text:p>0.257735</text:p>
          </table:table-cell>
          <table:table-cell table:style-name="ce6" office:value-type="float" office:value="-0.02928932" calcext:value-type="float">
            <text:p>-0.02928932</text:p>
          </table:table-cell>
        </table:table-row>
        <table:table-row table:style-name="ro1">
          <table:table-cell table:style-name="ce6" office:value-type="string" calcext:value-type="string">
            <text:p>P20389_at</text:p>
          </table:table-cell>
          <table:table-cell table:style-name="ce6" office:value-type="float" office:value="0.8446803" calcext:value-type="float">
            <text:p>0.8446803</text:p>
          </table:table-cell>
          <table:table-cell table:style-name="ce6" office:value-type="float" office:value="0.5551213" calcext:value-type="float">
            <text:p>0.5551213</text:p>
          </table:table-cell>
          <table:table-cell table:style-name="ce6" office:value-type="float" office:value="0.4288287" calcext:value-type="float">
            <text:p>0.4288287</text:p>
          </table:table-cell>
          <table:table-cell table:style-name="ce6" office:value-type="float" office:value="0.0140879" calcext:value-type="float">
            <text:p>0.0140879</text:p>
          </table:table-cell>
          <table:table-cell table:style-name="ce6" office:value-type="float" office:value="0.6698132" calcext:value-type="float">
            <text:p>0.6698132</text:p>
          </table:table-cell>
          <table:table-cell table:style-name="ce6" office:value-type="float" office:value="0.6097897" calcext:value-type="float">
            <text:p>0.6097897</text:p>
          </table:table-cell>
          <table:table-cell table:style-name="ce6" office:value-type="float" office:value="0.1632389" calcext:value-type="float">
            <text:p>0.1632389</text:p>
          </table:table-cell>
          <table:table-cell table:style-name="ce6" office:value-type="float" office:value="0.5091877" calcext:value-type="float">
            <text:p>0.5091877</text:p>
          </table:table-cell>
          <table:table-cell table:style-name="ce6" office:value-type="float" office:value="0.6012437" calcext:value-type="float">
            <text:p>0.6012437</text:p>
          </table:table-cell>
          <table:table-cell table:style-name="ce6" office:value-type="float" office:value="0.3177907" calcext:value-type="float">
            <text:p>0.3177907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006339575" calcext:value-type="float">
            <text:p>0.006339575</text:p>
          </table:table-cell>
          <table:table-cell table:style-name="ce6" office:value-type="float" office:value="0.6398717" calcext:value-type="float">
            <text:p>0.6398717</text:p>
          </table:table-cell>
          <table:table-cell table:style-name="ce6" office:value-type="float" office:value="0.6259672" calcext:value-type="float">
            <text:p>0.6259672</text:p>
          </table:table-cell>
        </table:table-row>
        <table:table-row table:style-name="ro1">
          <table:table-cell table:style-name="ce6" office:value-type="string" calcext:value-type="string">
            <text:p>P20575_at</text:p>
          </table:table-cell>
          <table:table-cell table:style-name="ce6" office:value-type="float" office:value="0.8055425" calcext:value-type="float">
            <text:p>0.8055425</text:p>
          </table:table-cell>
          <table:table-cell table:style-name="ce6" office:value-type="float" office:value="0.581009" calcext:value-type="float">
            <text:p>0.581009</text:p>
          </table:table-cell>
          <table:table-cell table:style-name="ce6" office:value-type="float" office:value="0.2382577" calcext:value-type="float">
            <text:p>0.2382577</text:p>
          </table:table-cell>
          <table:table-cell table:style-name="ce6" office:value-type="float" office:value="0.1448683" calcext:value-type="float">
            <text:p>0.1448683</text:p>
          </table:table-cell>
          <table:table-cell table:style-name="ce6" office:value-type="float" office:value="0.8276413" calcext:value-type="float">
            <text:p>0.8276413</text:p>
          </table:table-cell>
          <table:table-cell table:style-name="ce6" office:value-type="float" office:value="0.6517464" calcext:value-type="float">
            <text:p>0.6517464</text:p>
          </table:table-cell>
          <table:table-cell table:style-name="ce6" office:value-type="float" office:value="0.2166961" calcext:value-type="float">
            <text:p>0.2166961</text:p>
          </table:table-cell>
          <table:table-cell table:style-name="ce6" office:value-type="float" office:value="0.7072209" calcext:value-type="float">
            <text:p>0.7072209</text:p>
          </table:table-cell>
          <table:table-cell table:style-name="ce6" office:value-type="float" office:value="0.6332601" calcext:value-type="float">
            <text:p>0.6332601</text:p>
          </table:table-cell>
          <table:table-cell table:style-name="ce6" office:value-type="float" office:value="0.1630022" calcext:value-type="float">
            <text:p>0.163002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3625902" calcext:value-type="float">
            <text:p>0.3625902</text:p>
          </table:table-cell>
          <table:table-cell table:style-name="ce6" office:value-type="float" office:value="0.357735" calcext:value-type="float">
            <text:p>0.357735</text:p>
          </table:table-cell>
          <table:table-cell table:style-name="ce6" office:value-type="float" office:value="0.4922854" calcext:value-type="float">
            <text:p>0.4922854</text:p>
          </table:table-cell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/>
          <table:table-cell table:style-name="ce6"/>
          <table:table-cell table:number-columns-repeated="13"/>
        </table:table-row>
      </table:table>
      <table:named-expressions/>
      <table:database-ranges>
        <table:database-range table:name="__Anonymous_Sheet_DB__1" table:target-range-address="sign01.A1:sign01.O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0:07:31.354617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9T11:31:50.814338863</meta:creation-date>
    <dc:date>2020-07-10T10:26:14.586389791</dc:date>
    <dc:creator>Davide </dc:creator>
    <meta:editing-duration>PT2H50M4S</meta:editing-duration>
    <meta:editing-cycles>14</meta:editing-cycles>
    <meta:generator>LibreOffice/5.0.6.2$Linux_X86_64 LibreOffice_project/00$Build-2</meta:generator>
    <meta:document-statistic meta:table-count="7" meta:cell-count="6579" meta:object-count="0"/>
  </office:meta>
</office:document-meta>
</file>